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4AB000002ACD7980162ED7FFF0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T7" style:family="text">
      <style:text-properties officeooo:rsid="002375b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世界新闻</text:h>
      <text:h text:style-name="P7" text:outline-level="1">
<text:span text:style-name="T7">
World</text:span>
 News</text:h>
      <text:h text:style-name="P8" text:outline-level="1">
2023-06-12</text:h>
      <text:p text:style-name="P5">
<draw:frame draw:style-name="fr1" draw:name="Image1" text:anchor-type="char" svg:width="6.6953in" svg:height="3.8319in" draw:z-index="0">
<draw:image xlink:href="Pictures/10000000000004AB000002ACD7980162ED7FFF09.png" xlink:type="simple" xlink:show="embed" xlink:actuate="onLoad" draw:mime-type="image/png"/>
</draw:frame>
</text:p>
      <text:h text:style-name="P9" text:outline-level="1" text:is-list-header="true">
<text:span text:style-name="T1">
English</text:span>
</text:h>
      <text:h text:style-name="P10" text:outline-level="1">
<text:span text:style-name="T4">
Can European countries regain the obligation military service system?</text:span>
</text:h>
      <text:p text:style-name="P4">
Author: None (Language: zh)</text:p>
      <text:p text:style-name="P4">
Publisher: None</text:p>
      <text:p text:style-name="P4">
Time: 2023-06-11T-19:29:00Z</text:p>
      <text:p text:style-name="P4">
Description: After the Cold War, many European countries canceled the compulsory military service system. However, since the occurrence of the Ukrainian war, some countries have begun to discuss the possibility of re -implementation of obligations.</text:p>
      <text:p text:style-name="P4">
Videos: []</text:p>
      <text:p text:style-name="P4">
Images: []</text:p>
      <text:p text:style-name="P4">
Subject: 文化经纬</text:p>
      <text:p text:style-name="P4">
Subjects: []</text:p>
      <text:p text:style-name="P4">
Keywords: ['北大西洋公约组织', '俄罗斯入侵乌克兰']</text:p>
      <text:p text:style-name="P4">
Id: 65861445</text:p>
      <!--METADATA-->
      <text:p text:style-name="P4">
<text:a xlink:type="simple" xlink:href="https://www.dw.com/zh/overlay/image/article/65861445/65246505" text:style-name="Internet_20_link" text:visited-style-name="Visited_20_Internet_20_Link">
 </text:a>
Lithuania abolished the compulsory military service system in 2007 and re -introduced in 2015 (the picture shows the data picture in 2015)</text:p>
      <text:p text:style-name="P4">
(Voice of Germany Chinese website) Since the collapse of the Berlin wall, the recruitment system seems to be out of order. In the past 20 years, most European countries have abolished the obligation to serve military service. <text:a xlink:type="simple" xlink:href="https://www.dw.com/zh/zh/德国取消义务兵役制-志愿兵进入兵营/a-15210272" text:style-name="Internet_20_link" text:visited-style-name="Visited_20_Internet_20_Link">
For example, Germany suspended the recruitment system in 2011</text:a>
Essence Only in the Federal House of the House of Federal House can start again under the tension or national defense situation stipulated in the Basic Law.</text:p>
      <text:p text:style-name="P4">
There are similar situations in many other European countries. Today, among the 29 European countries, including Turkey, only 6 countries have maintained the recruitment system since 1993. The situation of Britain, the United States, and Canada has lasted for at least 50 years.</text:p>
      <text:p text:style-name="P4">
In view of Russia's war against Ukraine, some countries have now begun some reflection. Some countries not only increase the national defense budget, but also discuss the re -implementation of the compulsory military service system, but these debates have only progressed among a few countries.</text:p>
      <text:p text:style-name="P4">
<text:span text:style-name="T4">
 Ukraine and Lithuania </text:span>
</text:p>
      <text:p text:style-name="P4">
Shortly after Crimea was annexed, Ukraine and Lithuania re -implemented the obligation system for young men in 2014 and 2015, respectively. Then after Russia invaded Ukraine in February 2022, the Ukrainian government promulgated a law, and all men aged 18 to 60 could be called to join the army based on this law.</text:p>
      <text:h text:style-name="P12" text:outline-level="3">
<text:span text:style-name="T4">
"If the Russian army attacks Kiev again, I will participate in the battle"</text:span>
</text:h>
      <text:p text:style-name="P4">
<text:span text:style-name="T4">
 Latvia </text:span>
</text:p>
      <text:p text:style-name="P4">
This Baltic country is one of the three NATO members bordering Russia. The other two countries are Estonia and NATO New members Finland, which have never abolished the compulsory military service system. Now Latvia also wants to re -introduce the compulsory military service. Starting in 2024, all men aged 18 to 27 must receive 11 months of military training; since 2028, 7,500 Latvians will be called to join the army every year-according to NATO, this is the country's 2022 Number of professional soldiers.</text:p>
      <text:p text:style-name="P4">
<text:span text:style-name="T4">
 Romania </text:span>
</text:p>
      <text:p text:style-name="P4">
In 2015, Romania's attempt to re -introduce the obligation system after the collapse of the Berlin wall failed, but in this spring, the current prime minister and retired general Nicolaeciuca once again expressed support for the support of obligations. A specific requirement of the Romanian Ministry of Defense is that under the circumstances, young Romanian people living abroad must report to military service within 15 days.</text:p>
      <text:p text:style-name="P4">
<text:span text:style-name="T4">
 Dutch and Sweden </text:span>
</text:p>
      <text:p text:style-name="P4">
The Dutch armed forces lack about 9,000 recruits. This is why the Dutch government is considering strengthening the army through the compulsory military service system, as Sweden has done since 2018. Sweden abolished the compulsory military service system in 2010, but because sufficient volunteers could not be found to serve military service, this method was introduced in 2018. From then on, all Swedes, who are 18 years old, must report to the army, but like neighbor Norway: In the end, only a small number of people will be recruited.</text:p>
      <text:p text:style-name="P4">
German Defense Minister Pestorius proposed the voluntary military service system shortly after taking office</text:p>
      <text:p text:style-name="P4">
<text:span text:style-name="T4">
 Norway and Denmark </text:span>
</text:p>
      <text:p text:style-name="P4">
Since 2016, all Norwegians must be reported at the age of 18. However, only about 9,000 candidates participating in physical fitness tests each year were called for 19 months of military service. Due to the strict selection process, the official claims that the service in Norway's military service is similar to the reputation of other higher education education. Denmark in the northern neighbor of Germany still retains the recruitment system in law, but in fact, in the past few years, it has sufficient volunteers to fill the needs of troops.</text:p>
      <text:p text:style-name="P4">
<text:span text:style-name="T4">
France</text:span>
</text:p>
      <text:p text:style-name="P4">
French President Macron launched the "Service Nationalunivers" in 2019. In this framework, young people can voluntarily serve the country for a month. Now the French government is considering allowing all young people aged 15 to 17 to participate, two of them are completed in military -related institutions.</text:p>
      <text:p text:style-name="P4">
<text:span text:style-name="T4">
Germany</text:span>
</text:p>
      <text:p text:style-name="P4">
Germany Prime Minister Shulz rejected the voluntary military service system proposed by Minister of Defense Borispistorius. Recently, Evahögl, a German Federal Parliament, who is also the Society of the Social Democratic Party as the Semitz and Pestorius, suggested that the possibility of "voluntary service" in the army or civic institutions should be discussed.</text:p>
      <text:p text:style-name="P4">
<text:span text:style-name="T4">
 More reading: <text:a xlink:type="simple" xlink:href="https://www.dw.com/zh/zh/反恐斗争需要恢复义务兵役制/a-19363883" text:style-name="Internet_20_link" text:visited-style-name="Visited_20_Internet_20_Link">
Anti -terrorism struggle needs to restore the compulsory military service? </text:a>
</text:span>
</text:p>
      <text:p text:style-name="P4">
News Source: <text:a xlink:type="simple" xlink:href="https://www.dw.com/zh/欧洲国家有可能重拾义务兵役制吗？/a-65861445" text:style-name="Internet_20_link" text:visited-style-name="Visited_20_Internet_20_Link">
https://www.dw.com/zh/欧洲国家有可能重拾义务兵役制吗？/a-65861445?maca=chi-rss-chi-all-1127-rdf</text:a>
</text:p>
      <!--NEWS-->
      <text:h text:style-name="P10" text:outline-level="1">
<text:span text:style-name="T4">
Biofuels exported to China are suspected of fraud? EU investigation</text:span>
</text:h>
      <text:p text:style-name="P4">
Author: None (Language: zh)</text:p>
      <text:p text:style-name="P4">
Publisher: None</text:p>
      <text:p text:style-name="P4">
Time: 2023-06-11T-5:50:00Z</text:p>
      <text:p text:style-name="P4">
Description: A spokesman for the European Commission told AFP that after receiving a complaint from a EU member state government, the European Commission was investigating biofuels that were suspected of fraud. People familiar with the matter said the complaint came from Germany.</text:p>
      <text:p text:style-name="P4">
Videos: []</text:p>
      <text:p text:style-name="P4">
Images: []</text:p>
      <text:p text:style-name="P4">
Subject: 经济纵横</text:p>
      <text:p text:style-name="P4">
Subjects: ['希腊债务危机', '欧债危机', '欧盟', '乌克兰', '岛屿主权争端', '专题报道：全景观看“习马会”', '诺贝尔奖', '欧洲难民危机', '欧洲', '绿色和平']</text:p>
      <text:p text:style-name="P4">
Keywords: ['生物燃料', '废物燃料', '可持续发展', '市场', '欺诈', '欧盟委员会', '欧委会', '欧盟', '中国', '环保', '燃料']</text:p>
      <text:p text:style-name="P4">
Id: 65839356</text:p>
      <!--METADATA-->
      <text:p text:style-name="P4">
<text:a xlink:type="simple" xlink:href="https://www.dw.com/zh/overlay/image/article/65839356/62767137" text:style-name="Internet_20_link" text:visited-style-name="Visited_20_Internet_20_Link">
 </text:a>
Biofuels are considered more environmentally friendly than fossil fuels</text:p>
      <text:p text:style-name="P4">
(Voice of German in Chinese) A spokesman of the European Commission said on Monday (June 5) that a report from market participants received possible fraud reports involved some sustainable biofuels that have been certified.</text:p>
      <text:p text:style-name="P4">
The spokesman said that the European Commission was cooperating with state -to -laws and investigating these suspected cases with national cooperation. He also said that as the investigation is in progress, the number of imports will not be provided.</text:p>
      <text:p text:style-name="P4">
A person familiar with the matter said the complaint was proposed by Germany.</text:p>
      <text:p text:style-name="P4">
Bio -fuel is made of animal or plant waste. For example, it is made of vegetable oil, farm by -products, animal fat, etc. Bio -fuel is considered more environmentally friendly than fossil fuels.</text:p>
      <text:h text:style-name="P12" text:outline-level="3">
<text:span text:style-name="T4">
Garbage into fuel</text:span>
</text:h>
      <text:p text:style-name="P4">
A spokesman for the European Commission said that fuel suppliers operate fossil fuels and biofuels in the international market. The European Commission "invites all economic actors to participate in the biofuel market to fully investigate and report any suspicious situation." He said: "The European Union treats any scams very seriously and will take appropriate action without hesitation to protect the integrity of its biofuel market."</text:p>
      <text:p text:style-name="P4">
The biofuel industry organization "European Waste and Advanced Biofee Fuel Association" (EWABA), in a letter sent to the European Commission and the German government last week, talked about the "terrible" situation caused by Chinese biological diesel imports to the European Union. The letter said that the exports of biological diesel in China have recently increased, which is considered to have possible fraud, and this situation "suppresses the entire EU's biological diesel market" and leads to the closure of relevant factories.</text:p>
      <text:p text:style-name="P4">
This letter also stated that only by waste, "sustainability and traceability is the unquestionable" biofuel, can it be promoted in the European Union. The letter said that unless the containment measures are adopted and a voluntary certificate of the use of suspicious fuel restrictions from countries outside the EU, "we will soon embark on an irreversible path, which will eventually lead to the entire collapse of the EU industry."</text:p>
      <text:p text:style-name="P4">
(Agence France -Presse)</text:p>
      <text:p text:style-name="P4">
News Source: <text:a xlink:type="simple" xlink:href="https://www.dw.com/zh/中国出口的生物燃料涉嫌欺诈？欧盟展开调查/a-65839356" text:style-name="Internet_20_link" text:visited-style-name="Visited_20_Internet_20_Link">
https://www.dw.com/zh/中国出口的生物燃料涉嫌欺诈？欧盟展开调查/a-65839356?maca=chi-rss-chi-all-1127-rdf</text:a>
</text:p>
      <!--NEWS-->
      <text:h text:style-name="P10" text:outline-level="1">
<text:span text:style-name="T4">
Destruction</text:span>
</text:h>
      <text:p text:style-name="P4">
Author: None (Language: zh)</text:p>
      <text:p text:style-name="P4">
Publisher: None</text:p>
      <text:p text:style-name="P4">
Time: 2023-06-11T07:29:00Z</text:p>
      <text:p text:style-name="P4">
Description: Russia's near the Ukraine border area was violently attacked, and residents fled their homes, spreading panic and fear. The Kremlin was trying to dilute, and experts believed that the attack completely destroyed the myth that the Putin army could not defeat.</text:p>
      <text:p text:style-name="P4">
Videos: []</text:p>
      <text:p text:style-name="P4">
Images: []</text:p>
      <text:p text:style-name="P4">
Subject: 时政风云</text:p>
      <text:p text:style-name="P4">
Subjects: []</text:p>
      <text:p text:style-name="P4">
Keywords: ['俄罗斯', '乌克兰', '普京', '俄罗斯入侵乌克兰']</text:p>
      <text:p text:style-name="P4">
Id: 65872418</text:p>
      <!--METADATA-->
      <text:p text:style-name="P4">
<text:a xlink:type="simple" xlink:href="https://www.dw.com/zh/overlay/image/article/65872418/65787647" text:style-name="Internet_20_link" text:visited-style-name="Visited_20_Internet_20_Link">
 </text:a>
The Russian people urgently evacuated from the Belgore(Voice of Germany Chinese website)"Early in the morning, we left the town under the bombing and artillery. Nothing was brought. We were scared." Because of the violent attack last Thursday (June 1), she and many residents left Shebienino.</text:p>
      <text:p text:style-name="P4">
Vyacheslavgladkov, governor of Belgorod, Russia, said that it was also attacked on Friday, causing 2,500 people to escape to temporary shelter. The local government arranged an evacuation, but some residents found it difficult to escape from the local area. A resident named Svetlana said: "The evacuation work is very poor; it is more like a word of mouth. The hotline number provided cannot be connected. There is a voice after dialing, please wait. You dial. What you dial. The number cannot be used at present. I have to find someone who can take me out by myself. "</text:p>
      <text:p text:style-name="P4">
Habikino, which has 40,000 residents, is only about 5 kilometers from the southwestern border of Russia. The locals said that in the past few months, the place has been shelled intermittently, but the intensity of the attack on Thursday has been paralyzed in the last Thursday. The video screen released by local news agencies in social media can be seen that the streets are shrouded in smoke, the buildings are destroyed, and the shell fragments are seen everywhere on the road. The local government said that at least 12 people were injured in the past 48 hours, and two women died.</text:p>
      <text:p text:style-name="P4">
<text:a xlink:type="simple" xlink:href="https://www.dw.com/zh/zh/泽连斯基乌克兰已做好反攻准备/a-65816464" text:style-name="Internet_20_link" text:visited-style-name="Visited_20_Internet_20_Link">
Yanshen Reading: Zelei: Ukraine has been prepared for counterattack</text:a>
The "Liberal Russian Legion" and the "Russian Volunteer Corps" armed elements in Ukraine stated on Thursday that they had entered Shebiekino and said that "will liberate the entire Russia, from Belgrod to Vladivostok. "The Ukrainian government denied any implication with these militants, but a Ukrainian military official admitted that he had" cooperated "with these groups.</text:p>
      <text:p text:style-name="P4">
Earlier in May, these "volunteers" group claimed to be a "volunteer" group composed of Russians who fought in Ukraine attacked the front line of the Belgore. Observer generally believes that these attacks embarrassed the Kremlin palace and caused people to worry about the Russian frontline territory that may be easily attacked.</text:p>
      <text:h text:style-name="P12" text:outline-level="3">
<text:span text:style-name="T4">
"We don't know who will protect us"</text:span>
</text:h>
      <text:p text:style-name="P4">
The locals are also very worried. "We don't know who protects us and helps us." A student directly shouted in a video released in Telegram. He also expressed the anger of many people living in the region. "Why do we escape here? Push the front line away from us and save Belgore and Sipkino."</text:p>
      <text:p text:style-name="P4">
In view of the increasing number of raids in Russia in Russia in recent weeks, some residents in Belgore asked the governor to announce that the region entered an emergency so that they could get national compensation.</text:p>
      <text:p text:style-name="P4">
"I don't know who will protect us"</text:p>
      <text:p text:style-name="P4">
They told Germany that the voice of Germany felt abandoned by the authorities. Switrana asked, "Do our government need us? ... They regard people from the border area as dispensable."</text:p>
      <text:p text:style-name="P4">
In an interview with the Voice of Germany, some residents were criticized for war, but they could not share this view publicly, and they explained that they were a minority in Shebiekino. A woman who was unwilling to disclose a full name said: "We should withdraw troops from the territory of other countries and return Crimea and the occupied territory to Ukraine; the authorities must take care of their own nationals first."</text:p>
      <text:h text:style-name="P12" text:outline-level="3">
<text:span text:style-name="T4">
Kremlin tried to clarify Belgore's attack incident</text:span>
</text:h>
      <text:p text:style-name="P4">
<text:a xlink:type="simple" xlink:href="https://www.dw.com/zh/zh/德国情报机构普京权力未现削弱之势/a-65707629" text:style-name="Internet_20_link" text:visited-style-name="Visited_20_Internet_20_Link">
Russian President Putin</text:a>
It was not publicly stated that there was much worry about being attacked by the border area. On Thursday, on the day he was severely attacked by Shebiekno, he did not show abnormalities when he met some children, and one of them asked him if he was more powerful than Santa.</text:p>
      <text:p text:style-name="P4">
When asked about the attack on the drone, Putin's spokesman Pesovov(Dmitry Peskov)It seems to be diluting this attack, just saying: "Of course, this cannot affect the process of special military operations."</text:p>
      <text:p text:style-name="P4">
Political Analysts, Senior Researcher Tatianastanovaya, a senior researcher at the Carnegie International Peace Foundation, said on Wednesday that Putin's strategy is to "keep silent as much as possible, say failure as success, not entangled in the attack, so that no way You need to respond or make excuses. When dealing with domestic institutions and elites, Putin has been following the same "Don't make things bigger" for a long time. "</text:p>
      <text:p text:style-name="P4">
When the Russian army evacuated in the Hermuson at the end of 2022, many equipment discarded</text:p>
      <text:p text:style-name="P4">
But she believes that Putin's usual tricks have begun to oppose. She said: "People want to see strong leaders, but now leaders look more and more helpless and confused."</text:p>
      <text:p text:style-name="P4">
Another political analyst, Caliamv(Abbas Gun)It is believed that recently <text:a xlink:type="simple" xlink:href="https://www.dw.com/zh/zh/无人机袭击俄罗斯的背后究竟是怎么回事/a-65803958" text:style-name="Internet_20_link" text:visited-style-name="Visited_20_Internet_20_Link">
attack on Russian territory</text:a>
It may affect the public's views on the Russian leadership and the Ukrainian war. He said on Telegram: "Belgore's attack has completely destroyed the myth that the Putin army is not defeated. Not only does they not know how to move forward, they are also bad in defense ... Nothing can destroy it more than [weak] to destroy more than [weak]. The public support foundation under an autocracy government. "</text:p>
      <text:p text:style-name="P4">
News Source: <text:a xlink:type="simple" xlink:href="https://www.dw.com/zh/摧毁普京军队-不可战胜的神话/a-65872418" text:style-name="Internet_20_link" text:visited-style-name="Visited_20_Internet_20_Link">
https://www.dw.com/zh/摧毁普京军队-不可战胜的神话/a-65872418?maca=chi-rss-chi-all-1127-rdf</text:a>
</text:p>
      <!--NEWS-->
      <text:h text:style-name="P10" text:outline-level="1">
<text:span text:style-name="T4">
New research in German think tanks: China is learning to use sanctions tools</text:span>
</text:h>
      <text:p text:style-name="P4">
Author: None (Language: zh)</text:p>
      <text:p text:style-name="P4">
Publisher: None</text:p>
      <text:p text:style-name="P4">
Time: 2023-06-11T07:30:00Z</text:p>
      <text:p text:style-name="P4">
Description: The German Makato China Research Center released a study this week that in the past, Beijing has always tended to make economic coercion to other countries in an informal and uninterrupted way; in recent years The rising demand for sanctions is rising, and China is starting to improve its own sanctions policy tools.</text:p>
      <text:p text:style-name="P4">
Videos: []</text:p>
      <text:p text:style-name="P4">
Images: []</text:p>
      <text:p text:style-name="P4">
Subject: 时政风云</text:p>
      <text:p text:style-name="P4">
Subjects: ['希腊债务危机', '欧债危机', '专题报道：习近平访美', '欧盟', '乌克兰', '诺贝尔奖', '欧洲难民危机', '欧洲', '南希·佩洛西']</text:p>
      <text:p text:style-name="P4">
Keywords: ['MERICS', '制裁', '欧中关系', '中美关系', '欧盟']</text:p>
      <text:p text:style-name="P4">
Id: 65861451</text:p>
      <!--METADATA-->
      <text:p text:style-name="P4">
<text:a xlink:type="simple" xlink:href="https://www.dw.com/zh/overlay/image/article/65861451/57843122" text:style-name="Internet_20_link" text:visited-style-name="Visited_20_Internet_20_Link">
 </text:a>
China is starting to improve its own sanctions policy tool</text:p>
      <text:p text:style-name="P4">
(Voice of Germany Chinese website) This research report begins, [EU] <text:a xlink:type="simple" xlink:href="https://www.dw.com/zh/zh/欧盟出台反制工具-对外来经济胁迫说不/a-65849853" text:style-name="Internet_20_link" text:visited-style-name="Visited_20_Internet_20_Link">
EU</text:a>
<text:a xlink:type="simple" xlink:href="https://www.dw.com/zh/zh/媒體歐盟擬制裁七間助俄中企/a-65545705" text:style-name="Internet_20_link" text:visited-style-name="Visited_20_Internet_20_Link">
Considering sanctions on Chinese companies that bypass Western sanctions on the West</text:a>
Therefore, it is necessary to understand what countermeasures China may take in advance.</text:p>
      <text:p text:style-name="P4">
The author believes that compared with informal and uninterrupted economic stress, the Chinese government has not used formal sanctions in the past. China did not have recently developed policy tools for improving sanctions, and the legal framework represented by the Anti -Foreign Sanctions Law allowed the Beijing authorities to impose sanctions and anti -sanctions more frequently than in the past.</text:p>
      <text:p text:style-name="P4">
Studies have pointed out that in 2018, a trade war with the United States was a critical moment, although a series of countermeasures promulgated by China at that time were temporarily not "sanctions". Another important time node was in 2021: At that time, the European Union, the United Kingdom, and the United States sanctioned a series of Chinese officials and institutions on the infringement of human rights issues in Xinjiang, and Beijing quickly sacrificed countermeasures. Foreign Sanctions "](https://www.dw.com/zh/zh/中国出台反制裁法-在华外企考虑双循环/a-57980466)Essence A set of legal frameworks around the law allowed the Chinese government to obtain a considerable space for free tailoring, which can decide when, who targets and what sanctions are implemented.</text:p>
      <text:p text:style-name="P4">
German think tank Makato China Research Center(MERICS)It also became the anti -counterpart of the Chinese authorities in the dispute over the Xinjiang human rights issue in 2021</text:p>
      <text:p text:style-name="P4">
The author analyzed a number of cases, including the deputy minister of the Lithuanian traffic and communication department of 2022 in the summer of 2022, and the deputy minister of the Ministry of Communications and the Communications visited Taiwan by Chinese sanctions and US Congress McCull(Michael McCaul)Meeting with Tsai Ing -wen was sanctioned by China. The assets of the sanctions in China are frozen and prohibit Chinese citizens and institutions from conduct any transactions with the sanctions. The author pointed out that there are signs that China ’s use of such formal sanctions has become more and more frequent.</text:p>
      <text:p text:style-name="P4">
After analyzing 39 Chinese sanctions cases from 2012 to 2023, researchers came to a series of conclusions. The author pointed out that there are three important time nodes in building their own sanctions tools: the Sino -US trade war in 2018, the Xinjiang human rights dispute in 2021, and 2022 Russia suffered Western sanctions. Since 2018, the number of foreign sanctions implemented unilaterally in China has risen rapidly. Most of them are targeted at the American individuals and institutions, mainly for the United States' "interference in the internal affairs" on the issue of Hong Kong, Taiwan, and Xinjiang. The author believes that this trend will not change much in the future.</text:p>
      <text:p text:style-name="P4">
Studies have also invested the main means of Chinese sanctions, including: mainly for personal domestic asset freezing, visa entry bans, and prohibiting cooperation with Chinese entities; mainly for enterprises' import and export trade control. The author pointed out that the current ability to designate financial sanctions in China is still extremely limited, but the recent policy debate has shown that Beijing has at least interested interest to lay a legal foundation for financial sanctions. At present, the legal framework of Chinese sanctions is mainly based on the "Anti -Foreign Sanctions Law" and "Unreliable Entitution List". At the same time, the tools of China's foreign economic struggle are still a combination of formal sanctions and informal measures.</text:p>
      <text:p text:style-name="P4">
*#</text:p>
      <text:h text:style-name="P13" text:outline-level="4">
<text:span text:style-name="T4">
EU entities and individuals who have been sanctioned by China</text:span>
</text:h>
      <text:h text:style-name="P12" text:outline-level="3">
<text:span text:style-name="T4">
Merics: Continue the mission and not forget the original intention</text:span>
</text:h>
      <text:p text:style-name="P4">
There are four institutions on the Chinese sanctions list, namely the EU Council's Political and Security Council, the Human Rights Branch of the European Parliament, the Danish Democratic Alliance Foundation, and the German Makato China Research Center. Among them, the Merics Research Center (Merics), as a think tank, has attracted particular attention. Hu Xi, the editor -in -chief of the Chinese official media "Global Times", said that cutting off the connection between the agency and China, "means that the research channel of the research center is unsustainable, and the influence will be severely hit." The German think tank issued a statement responded that it was very regrettable for the Chinese decision and rejected these allegations at the same time. "As an independent research institution, we are committed to improving a better and more diverse understanding of China. We will continue to pursue this mission by providing factual analysis. Target".</text:p>
      <text:p text:style-name="P4">
*#</text:p>
      <text:h text:style-name="P13" text:outline-level="4">
<text:span text:style-name="T4">
EU entities and individuals who have been sanctioned by China</text:span>
</text:h>
      <text:h text:style-name="P12" text:outline-level="3">
<text:span text:style-name="T4">
Pettekofel: China will start with stones and smash their feet</text:span>
</text:h>
      <text:p text:style-name="P4">
The European side of the European side also included eight politicians and 2 scholars. The first to be a European parliament from the German Green Party, Reinhardbütikofer. He is also the person in charge of the European Parliament's China Relations Group. He has repeatedly raised severe allegations on Beijing and Hong Kong many times. After learning that he was sanctioned by China, Petticofir called the Chinese sanctions "ridiculous", saying that China is now trying to suppress the freedom of speech and intimidate critics overseas. "But this will only be counterproductive. Stone stones to smash your own feet. "</text:p>
      <text:p text:style-name="P4">
*#</text:p>
      <text:h text:style-name="P13" text:outline-level="4">
<text:span text:style-name="T4">
EU entities and individuals who have been sanctioned by China</text:span>
</text:h>
      <text:h text:style-name="P12" text:outline-level="3">
<text:span text:style-name="T4">
Geller: I will not give up advocating democracy and human rights</text:span>
</text:h>
      <text:p text:style-name="P4">
Michaelgahler is another member of the German European Parliament, a German European Parliament, who has been sanctioned by Chinese sanctions. After learning that he was sanctioned by China, Gile issued a statement saying that it would make the EU's conversation with China more difficult, which is very regrettable. "In any case, I will not give up advocating human rights and democracy. In addition, I also doubt that as the chairman of the European Parliament's friendly group group, I also played a certain role in Beijing's (sanctions) decision."</text:p>
      <text:p text:style-name="P4">
*#</text:p>
      <text:h text:style-name="P13" text:outline-level="4">
<text:span text:style-name="T4">
EU entities and individuals who have been sanctioned by China</text:span>
</text:h>
      <text:h text:style-name="P12" text:outline-level="3">
<text:span text:style-name="T4">
Gruxman: Sanctions are the Medal of Honor</text:span>
</text:h>
      <ul>
        <li>
#</li>
      </ul>
      <text:h text:style-name="P13" text:outline-level="4">
<text:span text:style-name="T4">
EU entities and individuals who have been sanctioned by China</text:span>
</text:h>
      <text:h text:style-name="P12" text:outline-level="3">
<text:span text:style-name="T4">
European Parliament: Chinese sanctions "unacceptable"</text:span>
</text:h>
      <text:p text:style-name="P4">
In addition to the above three, members of the European Parliament also include Ilhan Kyuchyuk from Hungary and Miriamlexmann, a Slovakian member. In addition, the Dutch parliament members Sjoerd Wiemer Sjoerdsma, Belgian Parliament Member Samuelcogolati, and Lithuanian parliament Dovile Sakaliene. EU Foreign Policy Berrer (pictured) and the chairman of the European Parliament, Sassy,(David Sassoli)It has already expressed support for these members, saying that China is "unacceptable."</text:p>
      <text:p text:style-name="P4">
*#</text:p>
      <text:h text:style-name="P13" text:outline-level="4">
<text:span text:style-name="T4">
EU entities and individuals who have been sanctioned by China</text:span>
</text:h>
      <text:h text:style-name="P12" text:outline-level="3">
<text:span text:style-name="T4">
Everbright Investment Agreement?</text:span>
</text:h>
      <text:p text:style-name="P4">
After learning that he was sanctioned, Belgian Green Party Member Samuelcogolati stated that he would continue to defend democracy and human rights. He also reposted Belgian Foreign Minister to strongly condemn the statement of Chinese sanctions and another Twitter of Guyverhofstadt, a member of the European Parliament, who was in Belgium, which said that the Chinese sanctions "ended the European -China Investment Agreement". The European Parliament was originally scheduled to review the European -China Investment Agreement on March 23, which was temporarily canceled due to the latest development.</text:p>
      <text:p text:style-name="P4">
*#</text:p>
      <text:h text:style-name="P13" text:outline-level="4">
<text:span text:style-name="T4">
EU entities and individuals who have been sanctioned by China</text:span>
</text:h>
      <text:h text:style-name="P12" text:outline-level="3">
<text:span text:style-name="T4">
Zheng Guoen: I hope that Germany is as tough as France,</text:span>
</text:h>
      <text:p text:style-name="P4">
In addition to the five European councilors and three EU countries on the Chinese sanctions list, they also include two scholars, including Adrianzenz, a scholar studying Xinjiang issue, and BJörnjerdén, Swedish scholar. Regarding Chinese sanctions, Zheng Guoen (pictured) expressed on Twitter that he hoped that Berlin would also speak for the German politicians, scholars and think tanks who were sanctioned, and emphasized that the French government had a severe wording of wording and condemned the Chinese side. At present, France and the Netherlands have summoned the Chinese ambassador to the country.</text:p>
      <text:p text:style-name="P4">
*#</text:p>
      <text:h text:style-name="P13" text:outline-level="4">
<text:span text:style-name="T4">
EU entities and individuals who have been sanctioned by China</text:span>
</text:h>
      <text:h text:style-name="P12" text:outline-level="3">
<text:span text:style-name="T4">
European authoritative scholar collective support</text:span>
</text:h>
      <text:p text:style-name="P4">
Björnjerdén, a Swedish scholar, is the head of the China Center of the Swedish Institute of International Issues. The Swedish Institute of International International Issues condemned the practice of Chinese scholars Ye Biyang on March 23. On March 25, the institute published a joint statement by the director of more than 30 European Institute of International Affairs in Europe, expressing that in the current "difficult period, it is regrettable to pull academic researchers and private institutions into the current tension." , "Standing on the side of our colleagues" to support the people and institutions sanctioned by Chinese sanctions. Ye Biyang himself forwarded the relevant news on Twitter. He also said that it is regrettable that the difficulty of studying Chinese issues is getting more and more difficult.</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p>
      <text:p text:style-name="P4">
News Source: <text:a xlink:type="simple" xlink:href="https://www.dw.com/zh/德国智库新研究：中国正学习使用制裁工具/a-65861451" text:style-name="Internet_20_link" text:visited-style-name="Visited_20_Internet_20_Link">
https://www.dw.com/zh/德国智库新研究：中国正学习使用制裁工具/a-65861451?maca=chi-rss-chi-all-1127-rdf</text:a>
</text:p>
      <!--NEWS-->
      <text:h text:style-name="P10" text:outline-level="1">
<text:span text:style-name="T4">
Hong Kong Anti -Repair Example Demonstration Song "Wish Rongguang Return to Hong Kong" Banning Court Audit on July 21</text:span>
</text:h>
      <text:p text:style-name="P4">
Author: https://www.facebook.com/bbcworldservice/</text:p>
      <text:p text:style-name="P4">
Publisher: BBC News 中文</text:p>
      <text:p text:style-name="P4">
Published Time: 2023-06-11T09:54:52.000Z</text:p>
      <text:p text:style-name="P4">
Modified Time: 2023-06-12T07:50:14.000Z</text:p>
      <text:p text:style-name="P4">
Description: The Hong Kong government has been working hard to seek a ban on songs widely spread during democratic protests in 2019. This effort may now be successful in the near future.</text:p>
      <text:p text:style-name="P4">
Images: ["<text:a xlink:type="simple" xlink:href="https://ichef.bbci.co.uk/news/640/cpsprodpb/1BAC/production/_108748070_tv056405392.jpg" text:style-name="Internet_20_link" text:visited-style-name="Visited_20_Internet_20_Link">
_108748070_tv...</text:a>
", "<text:a xlink:type="simple" xlink:href="https://ichef.bbci.co.uk/news/640/cpsprodpb/13124/production/_108761187_hi056438439.jpg" text:style-name="Internet_20_link" text:visited-style-name="Visited_20_Internet_20_Link">
_108761187_hi...</text:a>
"]</text:p>
      <text:p text:style-name="P4">
Videos: ["<text:a xlink:type="simple" xlink:href="https://www.bbc.com/ws/av-embeds/cps/zhongwen/simp/chinese-news-65870520/p07nc05q/zh-hans" text:style-name="Internet_20_link" text:visited-style-name="Visited_20_Internet_20_Link">
zh-hans</text:a>
"]</text:p>
      <text:p text:style-name="P4">
Tags: ['香港']</text:p>
      <text:p text:style-name="P4">
Type: Article</text:p>
      <!--METADATA-->
      <text:h text:style-name="P12" text:outline-level="3">
<text:span text:style-name="T4">
Hong Kong Anti -Repair Example Demonstration Song "Wish Rongguang Return to Hong Kong" Banning Court Audit on July 21</text:span>
</text:h>
      <text:p text:style-name="P4">
Recent Update on June 11, 2023: June 12, 2023<draw:frame draw:style-name="fr1" draw:name="Image18" text:anchor-type="as-char" svg:width="6.9236in" svg:height="3.894525in" draw:z-index="0">
<draw:image xlink:href="../Images/BBC Chinese/2023-06-11T09-54-52.000Z/_108748070_tv056405392.jpg" xlink:type="simple" xlink:show="embed" xlink:actuate="onLoad" draw:mime-type="image/jpeg"/>
</draw:frame>
Image source, getty images</text:p>
      <text:p text:style-name="P4">
Image adding text,</text:p>
      <text:p text:style-name="P4">
The Hong Kong demonstrations in the past few months have produced various slogans and songs.</text:p>
      <text:p text:style-name="P4">
<text:span text:style-name="T4">
 Since the Chinese authorities were promulgated and implemented in the National Security Law in Hong Kong in 2020, the political life of the place, the citizen movement and public opinion expression were affected. During the 2019 democratic protests, they became the unofficial "national anthem" of the parade. "Rongguang returns to Hong Kong" seems difficult to escape. </text:span>
</text:p>
      <text:p text:style-name="P4">
The Director of the Secretary of Justice of Hong Kong applied to the High Court for the ban on the High Court on the High Court on Monday (June 12) that the court announced on Monday (June 12) that the relevant application will be processed until July 21.</text:p>
      <text:p text:style-name="P4">
According to the requirements of the authorities, the prohibition order, including the release or copying the song in any way, may also be banned from performing in public and spreading online.</text:p>
      <text:p text:style-name="P4">
The Hong Kong government claims that it insults the national anthem of the People's Republic of China "The Volunteer March" and causes serious damage to the country and the SAR.</text:p>
      <text:p text:style-name="P4">
"The Volunteer Music" is also the official national anthem of the Special Administrative Region of Hong Kong. However, in recent months, when the sports team of several Hong Kong projects participated in international competitions, "Wish Rongguang Back to Hong Kong" was played as a national anthem at the ceremony.</text:p>
      <text:p text:style-name="P4">
The Hong Kong authorities have accused Google of Google, when searching for "Hong Kong National Anthem" on its platform, the results obtained include this protest song.</text:p>
      <text:p text:style-name="P4">
If the prohibition application is supported by the court, it may cause American technology companies such as Google to be in trouble and become an important case for Hong Kong to expand network content control capabilities.</text:p>
      <text:h text:style-name="P12" text:outline-level="3">
<text:span text:style-name="T4">
"Rongguang" origin</text:span>
</text:h>
      <text:p text:style-name="P4">
"Wish Rongguang Back to Hong Kong" was first released during the LIHKG online discussion area, commonly known as "Lian Deng" during the Hong Kong Democratic protest movement in August 2019. The dictionary authors were anonymous.</text:p>
      <text:p text:style-name="P4">
The composer signed "Thomas" (Tomas), a 20 -year -old full -time musician. The lyrics were modified by his original lyrics based on the advice of "Lian Deng" netizens under his call.</text:p>
      <text:p text:style-name="P4">
This four -stage song with Cantonese lyrics was described as a "military song" when the discussion area was released. The lyrics also clearly mentioned content such as "democracy and freedom" and "building freedom glorious Hong Kong".</text:p>
      <text:p text:style-name="P4">
Tomas, who has never been disclosed, told BBC in 2019 that he hopes that this song can "unite Hong Kong people and enhance the morale of the people."</text:p>
      <text:p text:style-name="P4">
He uploaded an instrumental version and lyrics on the forum at the time, and called on netizens to record different versions of their singing, collect it and then combine it into a version like a big chorus. The playback quickly exceeded one million.</text:p>
      <text:p text:style-name="P4">
Starting from the protest of Hong Kong students known as the "Umbrella Movement" in 2014, singing is an important expression of protests at the event site.</text:p>
      <text:p text:style-name="P4">
Protestants often chorus "Sea Wide Sky" of the BEYOND band at the time of parental rally. In 2014, "Supporting the Umbrella", chorus by several Cantonese pop singers, became an informal theme song of the "Umbrella Movement", and was voted for the most popular in the year in the "Music List" awards ceremony of that year. song.</text:p>
      <text:p text:style-name="P4">
In the 2019 social movement, Christian worship songs "Sing Hallelujah to the Lord" and Broadway Music "Lesmiserables" ("Lone Star Tears") "You can hear you can hear it "Do You Hear the People Sing?" Are all songs that protesters often sing at the time.</text:p>
      <text:p text:style-name="P4">
<draw:frame draw:style-name="fr1" draw:name="Image19" text:anchor-type="as-char" svg:width="6.9236in" svg:height="3.894525in" draw:z-index="0">
<draw:image xlink:href="../Images/BBC Chinese/2023-06-11T09-54-52.000Z/_108761187_hi056438439.jpg" xlink:type="simple" xlink:show="embed" xlink:actuate="onLoad" draw:mime-type="image/jpeg"/>
</draw:frame>
Image source, reuters</text:p>
      <text:p text:style-name="P4">
Image adding text,</text:p>
      <text:p text:style-name="P4">
During the demonstration of 2019, many malls in Hong Kong gathered "Wish to Return to Hong Kong".</text:p>
      <text:p text:style-name="P4">
Among the local songs created by netizens, only "Wish Rongguang Return to Hong Kong" has received great attention.</text:p>
      <text:p text:style-name="P4">
Even though the Hong Kong government withdrew the amendment to the fugitive regulations, the people's protests had expanded to establish a democratic system and investigating police violence.</text:p>
      <text:p text:style-name="P4">
As the protest movement continues, this song is offline <text:a xlink:type="simple" xlink:href="https://www.bbc.com/zhongwen/simp/chinese-news-49673333" text:style-name="Internet_20_link" text:visited-style-name="Visited_20_Internet_20_Link">
"Blooming everywhere"</text:a>
Essence At that time, many large shopping malls in Hong Kong gathered chorus or even carried this song with musical instruments. Hong Kong fans also sang this song in the World Cup qualifiers of a Hong Kong team, and for the official national anthem of the Hong Kong team <text:a xlink:type="simple" xlink:href="https://www.bbc.com/zhongwen/simp/chinese-news-49658785" text:style-name="Internet_20_link" text:visited-style-name="Visited_20_Internet_20_Link">
Burning</text:a>
Essence</text:p>
      <text:p text:style-name="P4">
Professor Zhou Baosong, a professor at the Department of Political and Administration of the Chinese University of Hong Kong, told the BBC in 2019 that this song was chorus and played by participants in various ways in various occasions of the social movement. Feelings, resonance, make "many people have a great sense of connection".</text:p>
      <text:p text:style-name="P4">
At that time, many Hong Kong netizens said that he hoped that this song would become "our national anthem."</text:p>
      <text:p text:style-name="P4">
Dear Beijing media described this song as a song of "Hong Kong independence". Most of the pictures produced on the Internet are "advocating and beautifying violence". "Do not return to the road."</text:p>
      <text:h text:style-name="P12" text:outline-level="3">
<text:span text:style-name="T4">
"Rongguang" under the National Security Law</text:span>
</text:h>
      <text:p text:style-name="P4">
In 2020, the Standing Committee of the Chinese People's Congress promulgated the "Hong Kong National Security Law", which provided a wide range of power to the judicial department, including the banned protest songs.</text:p>
      <text:p text:style-name="P4">
After the implementation of the "National Security Law", the street rally and demonstrations have basically stopped. The Hong Kong authorities have listed "Wish Rongguang to Hong Kong" in school as a banned song. Essence</text:p>
      <text:p text:style-name="P4">
In 2021, an online media reporter put the Hong Kong fencing athlete Zhang Jialang in the Tokyo Olympic Games with a gold medal with a gold medal with "Wish Rongguang Return to Hong Kong" on the Internet, and held up the "Hong Kong Banner" in the mall. He was charged with the crime of insulting the national anthem a year later and was imprisoned for 3 months.</text:p>
      <text:p text:style-name="P4">
In September 2022, when the Queen Elizabeth II held a national burial, the Hong Kong people went to the British Consulate General in Hong Kong to hang up, and some citizens played "Rongguang" on the road with their mouthpieces and were taken away by the police.</text:p>
      <text:p text:style-name="P4">
During the New Year of the Lunar New Year in January 2023, the last Hong Kong and British era of Hong Kong and Britain Patcher Peng Dingkang released a film through the non -governmental organization "Hong Kong Supervision". Hong Kong is free, saying that Hong Kong represents the value longer than any dictatorship.</text:p>
      <text:p text:style-name="P4">
Image source, AFP</text:p>
      <text:p text:style-name="P4">
Image adding text,From the end of 2022 to 2023, there have been three events in the sports competition participating in the Hong Kong team or athletes, which have been mistaken for the "National Anthem" played by Hong Kong as the "National Anthem" playback:</text:p>
      <ul>
        <li>
          <text:p text:style-name="P4">
In November 2022, the Asian Seven Rugby Series Men's Men's Men's Men's Men's Men's Team. The Hong Kong team defeated the South Korean team to win the championship in the finals. At the ceremony, "Wish to Back to Hong Kong" was played as the Chinese National Anthem. Although the hosted direction of the Chinese and Hong Kong governments apologized afterwards, the Hong Kong police still launched on whether the incident involved the "Crossing the National Anthem Regulations" <text:a xlink:type="simple" xlink:href="https://www.bbc.com/zhongwen/simp/chinese-news-63635439" text:style-name="Internet_20_link" text:visited-style-name="Visited_20_Internet_20_Link">
Criminal Investigation</text:a>
* December of the Asian Classic Jianli Championship, the organizer missed "Rongguang" as the national anthem player.</text:p>
        </li>
        <li>
          <text:p text:style-name="P4">
In February 2023, when the Hong Kong Ice Hockey Team participated in the third level of the World Ice Hockey Championship, the organizer broadcast the wrong national anthem. Some teammates stopped gestures and stopped. After that, the conference apologized and corrected. The Hong Kong Bing Association submitted a report afterwards, admitting that it was not successfully inspected the national anthem with the organizer at that time, but denied that the Hong Kong Sports Association stated that its allegations were held with a avoidance attitude.</text:p>
        </li>
      </ul>
      <text:h text:style-name="P12" text:outline-level="3">
<text:span text:style-name="T4">
"Open Prevale</text:span>
</text:h>
      <text:p text:style-name="P4">
The scope of applications for the prohibition of the Hong Kong government on "Wish Rongguang Return to Hong Kong" is currently unclear, but whether it will be the same as the "Hong Kong National Security Law", it can be illegally listed as illegal Hong Kong as one of the concerns.</text:p>
      <text:p text:style-name="P4">
For a long time, Hong Kong has been an exception of mainland China's review system, allowing foreign companies to operate relatively freely here.</text:p>
      <text:p text:style-name="P4">
Use Google, Facebook, YouTube, and Twitter to search this song in mainland China.</text:p>
      <text:p text:style-name="P4">
According to Hong Kong media reports, the Hong Kong government's application for the ban on the court mentioned that the 32 links related to "Rongguang" were mentioned in YouTube.</text:p>
      <text:p text:style-name="P4">
It is believed that the efforts of the Hong Kong government to strengthen restrictions may further damage the status of Hong Kong's Asian financial and economic centers -many multinational companies have transferred personnel to Singapore and other regions. In the future, more companies may choose to stay away from Hong Kong.</text:p>
      <text:p text:style-name="P4">
Image source, getty images</text:p>
      <text:p text:style-name="P4">
Image adding text,</text:p>
      <text:p text:style-name="P4">
During the 2018 World Cup qualifier, some audiences raised a piece of paper printed on the Hong Kong team competition stand</text:p>
      <text:p text:style-name="P4">
The New York Times quoted people from the technology industry that if the Hong Kong government's application is approved, the ban may bring review difficulties and costs to American technology companies operating in Hong Kong.</text:p>
      <text:p text:style-name="P4">
Chen Yan, managing director of the Asian Group and the person in charge of the public policy of Public Police, Meta Greater China, described the newspaper that the Hong Kong government's decision to use the court was to "open the gate."</text:p>
      <text:p text:style-name="P4">
Some Hong Kong media analyzed that if Google, Facebook, etc. do not comply with the ban on the Hong Kong court, the responsibilities of execution may fall on the network suppliers in Hong Kong, resulting in the possibility of Google and other platforms to be blocked in Hong Kong.</text:p>
      <text:p text:style-name="P4">
On Saturday (June 10), Taiwan's focus on human rights groups in Hong Kong initiated a parade, gathered in Taipei Free Plaza and sang "Wish Glory to Hong Kong". It is also reported that Hong Kong people around the world are working hard to contact the local radio and broadcast the song on Monday.</text:p>
      <text:p text:style-name="P4">
Two days after the Hong Kong Government issued a prohibited order, the ten versions of "Wish Rongguang Back to Hong Kong" once occupied the top ten on the music rankings of the ITUNE in Hong Kong.</text:p>
      <text:p text:style-name="P4">
<text:a xlink:type="simple" xlink:href="https://www.bbc.com/ws/av-embeds/cps/zhongwen/simp/chinese-news-65870520/p07nc05q/zh-hans" text:style-name="Internet_20_link" text:visited-style-name="Visited_20_Internet_20_Link">
Video-1-Link:/WS/AV-EMBEDS/CPS/ZHONGWEN/SIMP/Chinese-News-65870520/P07NC05Q/ZH-HansS</text:a>
<text:span text:style-name="T4">
 Your equipment does not support playing multimedia materials </text:span>
 video plus injection text,</text:p>
      <text:p text:style-name="P4">
Hong Kong "Counter Delivery" song Author: Hope to inject new elements into the democratic movement</text:p>
      <text:p text:style-name="P4">
News Source: <text:a xlink:type="simple" xlink:href="https://www.bbc.com/zhongwen/simp/chinese-news-65870520" text:style-name="Internet_20_link" text:visited-style-name="Visited_20_Internet_20_Link">
https://www.bbc.com/zhongwen/simp/chinese-news-65870520</text:a>
</text:p>
      <!--NEWS-->
      <text:h text:style-name="P10" text:outline-level="1">
<text:span text:style-name="T4">
Taiwan Digital Minister Tang Feng visited the UK</text:span>
</text:h>
      <text:p text:style-name="P4">
Author: None (Language: zh)</text:p>
      <text:p text:style-name="P4">
Publisher: None</text:p>
      <text:p text:style-name="P4">
Time: 2023-06-11T12:52:00Z</text:p>
      <text:p text:style-name="P4">
Description: This type of ministerial officials in Taiwan have officially visited the UK in the past. Taiwan official said that during the visit of Digital Minister Tang Feng, he would hold talks with British government officials and corporate representatives.</text:p>
      <text:p text:style-name="P4">
Videos: []</text:p>
      <text:p text:style-name="P4">
Images: []</text:p>
      <text:p text:style-name="P4">
Subject: 时政风云</text:p>
      <text:p text:style-name="P4">
Subjects: ['戴安娜', '岛屿主权争端', '马英九', '专题报道：全景观看“习马会”', '专题报道：2016年台湾大选', '中国', '英国', '英国退欧', '台湾', '中共十九大']</text:p>
      <text:p text:style-name="P4">
Keywords: ['台湾', '数码', '唐凤', '英国', '中国', '通讯卫星']</text:p>
      <text:p text:style-name="P4">
Id: 65884895</text:p>
      <!--METADATA-->
      <text:p text:style-name="P4">
<text:a xlink:type="simple" xlink:href="https://www.dw.com/zh/overlay/image/article/65884895/62920091" text:style-name="Internet_20_link" text:visited-style-name="Visited_20_Internet_20_Link">
 </text:a>
(Voice of Germany Chinese), although Taiwan Britain did not have a formal diplomatic relationship, Taiwan regards Britain as its important democratic allies. The United Kingdom has expressed concern about China's strengthening military operations in the Taiwan Strait, and also supports Taiwan's efforts to join the WHO and other international institutions.</text:p>
      <text:p text:style-name="P4">
Because of his proficiency in English and good at using social media, Tang Feng is one of the most concerned ministerial officials in Taiwan's politics. Taiwan's Digital Department stated that during the visit to the UK, Tang Feng will attend the London Science and Technology Week event, and will also visit the British Ministry of Science and Technology and the Ministry of Economic and Trade, "how to strengthen the cooperation exchanges between the two sides in the digital field." However, Taiwan did not disclose further details about this visit.</text:p>
      <text:p text:style-name="P4">
<text:a xlink:type="simple" xlink:href="https://www.dw.com/zh/zh/專訪台灣首任數位發展部長唐鳳我無性別也無黨派/a-62923917" text:style-name="Internet_20_link" text:visited-style-name="Visited_20_Internet_20_Link">
Background Reading: Interview with Tang Feng, the first Digital Development Minister in Taiwan -I have no gender and no party</text:a>
During the British, Tang Feng will also visit ONEWEB of Low -track Satellite Company to seek the company's support for Taiwan's communication development plan. The Taiwan authorities hope to imitate the star chain broadband services provided by Musk to Ukraine and establish a low -oriented satellite communication network in order to ensure the smooth flow of network communication when being attacked by China. OneWeb, which is about to complete its space network engineering in the near future, has not responded to Reuters' inquiry.</text:p>
      <text:p text:style-name="P4">
Minister Tangfeng participated in the discussion of the Voice of Germany's Global Media Forum in Germany in 2022.</text:p>
      <text:p text:style-name="P4">
Taiwan's Digital Department stated that <text:a xlink:type="simple" xlink:href="https://www.dw.com/zh/zh/唐凤被韩方取消线上演讲邀约-台湾外交部提抗议/a-60209703" text:style-name="Internet_20_link" text:visited-style-name="Visited_20_Internet_20_Link">
Tang Feng</text:a>
It is expected that through this trip to the United Kingdom, we will strengthen the cooperation between bilateral information and technological innovation, and further deepen Taiwan -British cooperation. Taiwan Foreign Minister Wu Zhaozheng will also visit Europe this week and will attend a security forum in Prague. The last time Taiwan -level officials visited the UK, Deng Zhenzhong, the highest trade negotiator of Taiwan, Deng Zhenzhong's visit to Britain last June. In November last year, Greghands, the Minister of State of the British Ministry of Trade, visited Taiwan and held talks with Taiwan President Tsai Ing -wen. Like the previous Western politicians visiting Taiwan, Beijing has also strongly condemned the visit. Beijing Vision Bay is part of its territory. Any country's official contact with Taiwan will trigger strong protests in Beijing.(Reuters, Central News Agency)</text:p>
      <text:p text:style-name="P4">
News Source: <text:a xlink:type="simple" xlink:href="https://www.dw.com/zh/台湾数位部长唐凤出访英国/a-65884895" text:style-name="Internet_20_link" text:visited-style-name="Visited_20_Internet_20_Link">
https://www.dw.com/zh/台湾数位部长唐凤出访英国/a-65884895?maca=chi-rss-chi-all-1127-rdf</text:a>
</text:p>
      <!--NEWS-->
      <text:h text:style-name="P10" text:outline-level="1">
<text:span text:style-name="T4">
Thirty % of German men think that "fighting a wife" take it for granted</text:span>
</text:h>
      <text:p text:style-name="P4">
Author: None (Language: zh)</text:p>
      <text:p text:style-name="P4">
Publisher: None</text:p>
      <text:p text:style-name="P4">
Time: 2023-06-11T14:16:00Z</text:p>
      <text:p text:style-name="P4">
Description: In order to make "women learn to respect", about one -third of the young German men believe that occasionally it is understandable. This is the conclusion of the latest polls of the Plan International Deutschland.</text:p>
      <text:p text:style-name="P4">
Videos: []</text:p>
      <text:p text:style-name="P4">
Images: []</text:p>
      <text:p text:style-name="P4">
Subject: 新闻广角</text:p>
      <text:p text:style-name="P4">
Subjects: ['德中关系', '欧债危机', '欧盟', '德国', '留学德国', '留学德国', '德国联邦大选', '默克尔']</text:p>
      <text:p text:style-name="P4">
Keywords: ['男女平等', '男权主义', '德国', '民调', '父亲', '性别暴力']</text:p>
      <text:p text:style-name="P4">
Id: 65885221</text:p>
      <!--METADATA-->
      <text:p text:style-name="P4">
<text:a xlink:type="simple" xlink:href="https://www.dw.com/zh/overlay/image/article/65885221/65883318" text:style-name="Internet_20_link" text:visited-style-name="Visited_20_Internet_20_Link">
 </text:a>
</text:p>
      <text:p text:style-name="P4">
(Voice of Germany) Although it has entered the 21st century, many German men still have difficulty distribution of traditional gender characters, and even fight their spouses in order to defend their supreme families. This is the latest conclusion that the German International Peace Association is the latest poll.</text:p>
      <text:h text:style-name="P12" text:outline-level="3">
<text:span text:style-name="T4">
Hands -handed people to "make women learn to be in awe"</text:span>
</text:h>
      <text:p text:style-name="P4">
Among the agents aged 18 to 35, 33%of people believe that when a spouse quarrels, it is also acceptable to "do". <text:a xlink:type="simple" xlink:href="https://www.dw.com/zh/zh/杀害女性的犯罪案件在德国越来越多/a-55726319" text:style-name="Internet_20_link" text:visited-style-name="Visited_20_Internet_20_Link">
And 34%claimed that he had experienced the experience of fighting women in order to make each other awe. </text:a>
Karsten Kassner, an expert at the German men's federal forum, said the poll results shocked him. Kascem told the Fengke Pay Industry Group: <text:a xlink:type="simple" xlink:href="https://www.dw.com/zh/zh/德国平均每3天有1名女性死于伴侣之手/a-41527604" text:style-name="Internet_20_link" text:visited-style-name="Visited_20_Internet_20_Link">
"One -third of men think that it is not worth a fuss, which is the problem. This situation must be changed as soon as possible."</text:a>
</text:p>
      <text:h text:style-name="P12" text:outline-level="3">
<text:span text:style-name="T4">
Male stereotype:</text:span>
</text:h>
      <text:p text:style-name="P4">
In addition, most interviewees hold rejection in public plans to display homosexuality in public: 48%of the respondents believe that this behavior makes them "uncomfortable".</text:p>
      <text:p text:style-name="P4">
According to a report from Fengke's newspaper, polls also reflect that in many men's minds, the stereotype of "housewives" seems to be deeply ingrained: 52%of the respondents believe that the main role they play in the family is to earn enough to earn enough to earn enough Money, and women should do housework. About half of the men said they could not accept a woman with many sexual partners as partners.</text:p>
      <text:p text:style-name="P4">
33%believe that when a spouse quarrels, it is also acceptable to "hands -on".</text:p>
      <text:h text:style-name="P12" text:outline-level="3">
<text:span text:style-name="T4">
Change the status quo, and the politics is also impossible to resign</text:span>
</text:h>
      <text:p text:style-name="P4">
51%of the respondents also said that easily revealing their feelings will make them look fragile. 63%of the respondents said that sometimes they felt "sad, lonely, and lonely." International Pei Youyin spokesman Alexandratschacher told Fengke's newspaper: "Traditional character distribution is still deeply rooted in rooting In society and people's minds. "</text:p>
      <text:p text:style-name="P4">
Kasce also said that although many men also expressed their willingness to promote equality between men and women and oppose gender bias, they are unwilling to pay practical actions for this. Kascem said that changing the framework of the entire society is the task of politics. He said that the federal government with a plan to provide paid parenting leave for his father is a good example.</text:p>
      <text:p text:style-name="P4">
In this questionnaire survey, a thousand men and women aged 18 to 35 were surveyed from March 9th to 21st. The "International Pei Young Association" claims to be the largest and longest children's assistance organization in the world, and branches are spreading in more than 50 countries in the world. The German Federal Men's Forum is an institution with the nature of the federation. It has 38 organizations that aim to protect the rights and interests of men and father.</text:p>
      <text:p text:style-name="P4">
(Catholic News Agency, Agence France -Presse)</text:p>
      <text:p text:style-name="P4">
News Source: <text:a xlink:type="simple" xlink:href="https://www.dw.com/zh/三成德国青年男子认为-打老婆-理所当然/a-65885221" text:style-name="Internet_20_link" text:visited-style-name="Visited_20_Internet_20_Link">
https://www.dw.com/zh/三成德国青年男子认为-打老婆-理所当然/a-65885221?maca=chi-rss-chi-all-1127-rdf</text:a>
</text:p>
      <!--NEWS-->
      <text:h text:style-name="P10" text:outline-level="1">
<text:span text:style-name="T4">
Climate diplomacy in the turbulent world: China Departure (Free Version)</text:span>
</text:h>
      <text:p text:style-name="P4">
Authors: ['刘元玲']</text:p>
      <text:p text:style-name="P4">
Publisher: 英国《金融时报》</text:p>
      <text:p text:style-name="P4">
Time: 2023-06-11T14:45:22+00:00</text:p>
      <text:p text:style-name="P4">
Published Time: 2023-06-10T12:00:99+08:00</text:p>
      <text:p text:style-name="P4">
Modified Time: 2023-06-11T10:44:99+08:00</text:p>
      <text:p text:style-name="P4">
Description: Liu Yuanling: China is actively engaged in bilateral and multilateral climate diplomacy, helping the world to better understand the Chinese climate policy and actions, and also add vitality and motivation to global climate governance.</text:p>
      <text:p text:style-name="P4">
Images: ["<text:a xlink:type="simple" xlink:href="https://thumbor.ftacademy.cn/unsafe/picture/8/000184008_piclink.jpg" text:style-name="Internet_20_link" text:visited-style-name="Visited_20_Internet_20_Link">
000184008_pic...</text:a>
"]</text:p>
      <text:p text:style-name="P4">
Themes: ['专栏', '中外对话', '关注']</text:p>
      <text:p text:style-name="P4">
Keywords: ['中外对话', '气候变化', '中国外交']</text:p>
      <text:p text:style-name="P4">
Type: Article</text:p>
      <!--METADATA-->
      <text:p text:style-name="P4">
<draw:frame draw:style-name="fr1" draw:name="Image27" text:anchor-type="as-char" svg:width="6.9236in" svg:height="4.617987in" draw:z-index="0">
<draw:image xlink:href="../Images/FT Chinese Free Version/2023-06-11T14-45-22-00-00/000184008_piclink.jpg" xlink:type="simple" xlink:show="embed" xlink:actuate="onLoad" draw:mime-type="image/jpeg"/>
</draw:frame>
The tension of globalization has continued to increase, and the trend of de -globalization continues, and it is difficult to deal with the collective actions required by the global climate crisis. The epidemic has led to the isolation and alienation between the country, and the Russian -Ukraine conflict brings the confrontation and wrestling of the relevant parties. Sino -US relations have shown the most tense situation since the establishment of diplomatic relations in 1979. Wait, all these factors are intertwined together to make the world full of turbulence. This also brings greater challenges to global climate governance, because the trust and cooperation required to deal with climate issues is particularly difficult at the moment.</text:p>
      <text:p text:style-name="P4">
In the past month, China ’s activities on climate diplomacy are frequent. Not only do you have the practical content of climate cooperation between the two countries in the“ Sino -French Joint Statement ”, but also signed the“ Joint Statement of China -Pakistan Climate Change ”with Brazil. China’ s senior and UN climate climate The conversations of the Chairman of the Dubai Conference, Surdan, and the chairman of the European Commission Feng Delin, all mentioned that they strengthened dialogue and cooperation in climate change. In today's complex and turbulent geopolitical environment, China's climate diplomacy activities have significantly help enhance the positive cognition of Europe and Latin America in China. At the same time, by actively investing in climate diplomacy and multilaterally with these countries and regions, China can inject vitality and motivation into global climate governance.</text:p>
      <text:p text:style-name="P4">
News Source: <text:a xlink:type="simple" xlink:href="http://www.ftchinese.com/story/001099918" text:style-name="Internet_20_link" text:visited-style-name="Visited_20_Internet_20_Link">
http://www.ftchinese.com/story/001099918</text:a>
</text:p>
      <!--NEWS-->
      <text:h text:style-name="P10" text:outline-level="1">
<text:span text:style-name="T4">
Global Economic Outlook in the second half of 2023: Although the trend of delay (free version)</text:span>
</text:h>
      <text:p text:style-name="P4">
Authors: ['程实，张弘顼']</text:p>
      <text:p text:style-name="P4">
Publisher: 英国《金融时报》</text:p>
      <text:p text:style-name="P4">
Time: 2023-06-11T15:04:12+00:00</text:p>
      <text:p text:style-name="P4">
Published Time: 2023-06-10T12:00:99+08:00</text:p>
      <text:p text:style-name="P4">
Modified Time: 2023-06-11T11:04:99+08:00</text:p>
      <text:p text:style-name="P4">
Description: Cheng Shi and Zhang Hongzheng: Starting at the end of 2023, the pressure of global economic recession will gradually magnify, and it will continue to spread along the order of European and American and emerging market economies. It will be a rational choice for prediction of prudential prediction.</text:p>
      <text:p text:style-name="P4">
Images: ["<text:a xlink:type="simple" xlink:href="https://thumbor.ftacademy.cn/unsafe/picture/7/000119637_piclink.jpg" text:style-name="Internet_20_link" text:visited-style-name="Visited_20_Internet_20_Link">
000119637_pic...</text:a>
"]</text:p>
      <text:p text:style-name="P4">
Themes: ['全球经济', '关注']</text:p>
      <text:p text:style-name="P4">
Keywords: ['全球经济', '美国经济']</text:p>
      <text:p text:style-name="P4">
Type: Article</text:p>
      <!--METADATA-->
      <text:p text:style-name="P4">
<draw:frame draw:style-name="fr1" draw:name="Image28" text:anchor-type="as-char" svg:width="6.9236in" svg:height="4.617987in" draw:z-index="0">
<draw:image xlink:href="../Images/FT Chinese Free Version/2023-06-11T15-04-12-00-00/000119637_piclink.jpg" xlink:type="simple" xlink:show="embed" xlink:actuate="onLoad" draw:mime-type="image/jpeg"/>
</draw:frame>
If one thing cannot be avoided, then it will definitely happen. Since 2022, the radical interest rate hikes of major central banks around the world have caused general concerns about the market for economic recession. But unlike market expectations, the European and American economies showed toughness in the first half of 2023, and the expected recession did not happen immediately. From the perspective of theoretical analysis and historical reality, the rapidly tightening monetary policy will definitely have a reflexive effect on economic growth, but the excess savings play a periodic buffer effect and delay the time of decline.</text:p>
      <text:p text:style-name="P4">
Through a comprehensive judgment of the global credit environment, monetary policy transmission, and economic fundamental changes, we believe that although the trend is delayed, from the end of 2023, the pressure of global economic recession will gradually enlarge, and it will follow the United States, Europe, Europe, Europe, Europe, Europe, Europe, Europe, Europe, Europe, Europe, Europe, Europe, Europe, Europe, Europe, Europe, Europe, Europe, Europe, Europe, Europe, Europe, Europe, Europe, Europe, Europe, Europe, Europe, Europe, Europe, Europe, The order of emerging market economies has continued to spread, and the global economy is facing challenges, and it is a rational choice to retain prudential prediction.</text:p>
      <text:p text:style-name="P4">
News Source: <text:a xlink:type="simple" xlink:href="http://www.ftchinese.com/story/001099919" text:style-name="Internet_20_link" text:visited-style-name="Visited_20_Internet_20_Link">
http://www.ftchinese.com/story/001099919</text:a>
</text:p>
      <!--NEWS-->
      <text:h text:style-name="P10" text:outline-level="1">
<text:span text:style-name="T4">
How to view China's economic risk (free version)</text:span>
</text:h>
      <text:p text:style-name="P4">
Authors: ['王丹']</text:p>
      <text:p text:style-name="P4">
Publisher: 英国《金融时报》</text:p>
      <text:p text:style-name="P4">
Time: 2023-06-11T15:11:11+00:00</text:p>
      <text:p text:style-name="P4">
Published Time: 2023-06-10T12:00:99+08:00</text:p>
      <text:p text:style-name="P4">
Modified Time: 2023-06-11T11:11:99+08:00</text:p>
      <text:p text:style-name="P4">
Description: Wang Dan: Market confidence has not recovered from the epidemic. 2023 will be a year of emotional dominance. The severe employment situation will make many people feel nervous about the future. As a result, high savings and low investment.</text:p>
      <text:p text:style-name="P4">
Images: ["<text:a xlink:type="simple" xlink:href="https://thumbor.ftacademy.cn/unsafe/picture/3/000180143_piclink.jpg" text:style-name="Internet_20_link" text:visited-style-name="Visited_20_Internet_20_Link">
000180143_pic...</text:a>
"]</text:p>
      <text:p text:style-name="P4">
Themes: ['专栏', '新型冠状病毒', '关注']</text:p>
      <text:p text:style-name="P4">
Keywords: ['中国经济', '消费', '新型冠状病毒', '房地产', '地方债', '通货膨胀']</text:p>
      <text:p text:style-name="P4">
Type: Article</text:p>
      <!--METADATA-->
      <text:p text:style-name="P4">
<draw:frame draw:style-name="fr1" draw:name="Image29" text:anchor-type="as-char" svg:width="6.9236in" svg:height="3.894525in" draw:z-index="0">
<draw:image xlink:href="../Images/FT Chinese Free Version/2023-06-11T15-11-11-00-00/000180143_piclink.jpg" xlink:type="simple" xlink:show="embed" xlink:actuate="onLoad" draw:mime-type="image/jpeg"/>
</draw:frame>
Each country must make difficult choices when facing economic difficulties. Economic theory and economic intuition may not always return to the same way. Local debt and real estate seem to be high -risk, but the policy is intentional. It releases financial risks through administrative Canadian markets and strengthens the constraints of local governments. The real risk comes from the failure side of the demand side. Public expenditure cannot keep up with the speed of production capacity accumulation. Rest reduction can improve the balance sheet, but it does not create new demand. To get rid of liquidity trap, you need to create inflation expectations.</text:p>
      <text:p text:style-name="P4">
The government report in 2023 clearly pointed out the two major risks of the Chinese economy: real estate and local government debt. The risk of real estate is individuality. It is difficult for developers with high debt strokes, but the impact of real estate companies that pay attention to quality of quality will be less. On the contrary, local debt is only systematic risk and has no individual risks. The market's belief in urban investment bonds is based on the trust of the government. Once a certain urban urban investment bond has a substantial breach of contract, then urban investment bonds in all regions will be risked by selling.</text:p>
      <text:p text:style-name="P4">
News Source: <text:a xlink:type="simple" xlink:href="http://www.ftchinese.com/story/001099917" text:style-name="Internet_20_link" text:visited-style-name="Visited_20_Internet_20_Link">
http://www.ftchinese.com/story/001099917</text:a>
</text:p>
      <!--NEWS-->
      <text:h text:style-name="P10" text:outline-level="1">
<text:span text:style-name="T4">
Ethics: Why is it the core problem that start -up needs to be solved?</text:span>
</text:h>
      <text:p text:style-name="P4">
Authors: ['本力']</text:p>
      <text:p text:style-name="P4">
Publisher: 英国《金融时报》</text:p>
      <text:p text:style-name="P4">
Time: 2023-06-11T15:22:19+00:00</text:p>
      <text:p text:style-name="P4">
Published Time: 2023-06-10T12:00:99+08:00</text:p>
      <text:p text:style-name="P4">
Modified Time: 2023-06-11T11:18:99+08:00</text:p>
      <text:p text:style-name="P4">
Description: This forces: Chatgpt and other innovations have brought unprecedented opportunities. Copyright, academic incompetence, discrimination, rumoring, and forgery of identity have also become the focus of social attention. How to understand and solve the ethical problems in innovation and entrepreneurship?</text:p>
      <text:p text:style-name="P4">
Images: []</text:p>
      <text:p text:style-name="P4">
Themes: ['伦理', '关注']</text:p>
      <text:p text:style-name="P4">
Keywords: ['伦理', '创业', '创新经济', '人工智能', 'ChatGPT', '自我管理']</text:p>
      <text:p text:style-name="P4">
Type: Article</text:p>
      <!--METADATA-->
      <text:p text:style-name="P4">
At the beginning of 2023, ChatGPT became a phenomenon -level application and brought unprecedented impact. AI entrepreneurial heat that has been calm quickly heats up, AIGC(AI generation content)The huge entrepreneurial opportunities brought people excited. At the same time, a series of issues such as copyright, academic incompetence, discrimination, data security, and being abused on fraud, rumors, and forgery of identity have also become the focus of social attention. Understanding and solving the ethical issues in these innovation and entrepreneurship are both business. The focus of ethics, the focus of the development of new technologies, is also the core content that entrepreneurs and entrepreneurial enterprises continue to explore and reflect on ethical levels in practice.</text:p>
      <text:p text:style-name="P4">
<text:span text:style-name="T4">
 The contradiction between the complexity of entrepreneurial ethics and the simplification of ethical decision -making </text:span>
</text:p>
      <text:p text:style-name="P4">
News Source: <text:a xlink:type="simple" xlink:href="http://www.ftchinese.com/story/001099920" text:style-name="Internet_20_link" text:visited-style-name="Visited_20_Internet_20_Link">
http://www.ftchinese.com/story/001099920</text:a>
</text:p>
      <!--NEWS-->
      <text:h text:style-name="P10" text:outline-level="1">
<text:span text:style-name="T4">
Remove the fourth anniversary of the Chinese and Hong Kong people to unite and resist redization</text:span>
</text:h>
      <text:p text:style-name="P4">
Author: None</text:p>
      <text:p text:style-name="P4">
Publisher: Radio Free Asia (Organization)</text:p>
      <text:p text:style-name="P4">
Published Time: 2023-06-11T15:49:00-04:00</text:p>
      <text:p text:style-name="P4">
Modified Time: 2023-06-12T12:57:5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30" text:anchor-type="as-char" svg:width="6.9236in" svg:height="5.1927in" draw:z-index="0">
<draw:image xlink:href="../Images/rfamandarin/2023-06-11T15-49-00-04-00/000000.png" xlink:type="simple" xlink:show="embed" xlink:actuate="onLoad" draw:mime-type="image/png"/>
</draw:frame>
Nearly a thousand Hong Kong people were in front of the British Congress "Rushui to gather again". They were not afraid of the intimidation of the Hong Kong government and sang "Wish to return to Hong Kong." Many participants put their chests in their chests when they sang, with a dignified expression. <text:a xlink:type="simple" xlink:href="https://www.rfa.org/mandarin/Xinwen/al-06112023152417.html/@@images/image" text:style-name="Internet_20_link" text:visited-style-name="Visited_20_Internet_20_Link">
</text:a>
Photo by Lu Xi</text:p>
      <text:p text:style-name="P4">
On June 12, four years ago, a large number of demonstrators surrounded the Hong Kong Legislative Council to prevent the Hong Kong government from pushing the draft of the "Fugi Regulations" to revise. However, the protests were suppressed by the Hong Kong police with tear gas and rubber bullets, which became a day of Hong Kong's iconic iconic. On the four months of the delivery of the Chinese movement, commemorative activities are held in many places around the world.</text:p>
      <text:p text:style-name="P4">
In the United Kingdom, which has the most Hong Kong immigrants, at least twelve cities on the day held a commemorative rally. Among them, the theme of London's rally on Sunday (11th) is to "guard the original intention and resist the redness". Under the heat of nearly a thousand Hong Kong people, in front of the parliamentary building, they "reunited again". They were afraid of the intimidation of the Hong Kong government and sang "Wish Rongguang to Hong Kong". Many participants at the scene put their hands on their chests when they sang, with a dignified expression.</text:p>
      <text:p text:style-name="P4">
Nearly a thousand Hong Kong people were in front of the British Congress "Rushui to gather again". They were not afraid of the intimidation of the Hong Kong government and sang "Wish to return to Hong Kong." Many participants put their chests in their chests when they sang, with a dignified expression. (Photo by Lu Xi) <text:a xlink:type="simple" xlink:href="https://www.rfa.org/mandarin/Xinwen/al-06112023152417.html/8599.jpg" text:style-name="Internet_20_link" text:visited-style-name="Visited_20_Internet_20_Link">
</text:a>
The fighting songs that appeared during the secondary movement in 2019 were described as "the true national anthem of the Hong Kong people" by many Hong Kong people, but recently the Hong Kong government was accused of "inciting splitting" and applying for a ban from the court to prevent the spread from spreading to prevent the spread from spreading. Essence</text:p>
      <text:p text:style-name="P4">
The Hong Kong artists participating in the rally spoke to this station that the cultural community had predicted that the Hong Kong Government would gradually suppress freedom of speech a few years ago. Recently, Hong Kong's political cartoonist Zunzi column has been put on pressure from the Hong Kong government. "Wish Rongguang Return to Hong Kong" is banned only sooner or later.</text:p>
      <text:p text:style-name="P4">
He said that some overseas Hong Kong people still need to return to Hong Kong or worry about the safety of family members in Hong Kong. However, overseas Hong Kong people cannot compromise without bottom line. "This song cannot be sung. The more afraid of you, the more fierce the regime will be."</text:p>
      <text:p text:style-name="P4">
Hong Kong artists spoil the waves that "Wish Rongguang Back to Hong Kong" cannot be sung. "The more scared you, the more fierce the regime will be." (Photo by Lu Xi) <text:a xlink:type="simple" xlink:href="https://www.rfa.org/mandarin/Xinwen/al-06112023152417.html/8628.jpg" text:style-name="Internet_20_link" text:visited-style-name="Visited_20_Internet_20_Link">
</text:a>
The organizer posted the six words "Resistance to the British Redization" in the center of the stage and put forward four major demands, including requiring the British government to openly support Hong Kong political prisoners such as Li Zhiying, the founder of One Media Group, close the Confucius Institute, and ensure that British institutions insist on freedom of speech. Principles, as well as accelerating the approval of political asylum applicants.</text:p>
      <text:p text:style-name="P4">
The organizer posted the six words "Resistance to the British Redization" in the center of the stage and made four major demands to the British government. (Photo by Lu Xi) <text:a xlink:type="simple" xlink:href="https://www.rfa.org/mandarin/Xinwen/al-06112023152417.html/8611.jpg" text:style-name="Internet_20_link" text:visited-style-name="Visited_20_Internet_20_Link">
</text:a>
These four demands are also aimed at the British government's recent attitude towards China to soften and refuse to close the Confucius Institute; some Hong Kong people organized the "Yangcun" education daily camp to be canceled by the local church, and some Hong Kong political asylum applicants have not been approved as refugee identity as a refugee identity. Some people have been rejected to apply for BNO (British National Overseas Passport) visa. The conference collected the signatures of the participants on the spot and expressed their demands to the British government.</text:p>
      <text:p text:style-name="P4">
Ms. Xu, who attended the rally with her daughter, has always paid attention to the attitude of British Prime Minister Sunak to deal with Hong Kong issues. She described Sunak, just like "lying down", doing nothing, and she was helpless and angry about it. She believes that it is necessary to express the voice of Hong Kong people to the British government through rally.</text:p>
      <text:p text:style-name="P4">
Ms. Xu, who attended the rally with her daughter, was helpless and angry about the recent behavior of British Prime Minister Sunak, and believed that it was necessary to express the voice of Hong Kong people to the British government through the rally. (Photo by Lu Xi) <text:a xlink:type="simple" xlink:href="https://www.rfa.org/mandarin/Xinwen/al-06112023152417.html/8627.jpg" text:style-name="Internet_20_link" text:visited-style-name="Visited_20_Internet_20_Link">
</text:a>
The Chen couple participated in the 612 rally in London with a pair of children for the third consecutive year. Chen Tai pays special attention to young Hong Kong people who apply for political asylum in the UK. Some people apply for years. They cannot employment in long waiting, lack of income, and live in their lives. I hope that the British government will provide more support. They do not think that the rally is a ritual, and hopes that Hong Kong friends who can make Hong Kong and cannot speak in Hong Kong know that they will guard their original intentions and always persist.</text:p>
      <text:p text:style-name="P4">
For the third consecutive year, the Chen couple participated in the 612 rally of London with a pair of children, hoping to make Hong Kong's hands and foots and friends who could not speak out know that they would always persist. (Photo by Lu Xi) <text:a xlink:type="simple" xlink:href="https://www.rfa.org/mandarin/Xinwen/al-06112023152417.html/8624.jpg" text:style-name="Internet_20_link" text:visited-style-name="Visited_20_Internet_20_Link">
</text:a>
</text:p>
      <text:p text:style-name="P4">
</text:p>
      <text:p text:style-name="P4">
</text:p>
      <text:p text:style-name="P4">
Photo of the 4th Anniversary of the Movement of the Movement (Photo by Lu Xi) <text:a xlink:type="simple" xlink:href="https://www.rfa.org/mandarin/Xinwen/al-06112023152417.html/8620.jpg" text:style-name="Internet_20_link" text:visited-style-name="Visited_20_Internet_20_Link">
</text:a>
Reporter: Lu Xi (London) Editor: He Ping.com editor: Jessi</text:p>
      <text:p text:style-name="P4">
News Source: <text:a xlink:type="simple" xlink:href="https://www.rfa.org/mandarin/Xinwen/al-06112023152417.html" text:style-name="Internet_20_link" text:visited-style-name="Visited_20_Internet_20_Link">
https://www.rfa.org/mandarin/Xinwen/al-06112023152417.html</text:a>
</text:p>
      <!--NEWS-->
      <text:h text:style-name="P10" text:outline-level="1">
<text:span text:style-name="T4">
Chinese organ donation day Huang Jiefu condemned thousands of people in Hong Kong to withdraw from registration</text:span>
</text:h>
      <text:p text:style-name="P4">
Author: None</text:p>
      <text:p text:style-name="P4">
Publisher: Radio Free Asia (Organization)</text:p>
      <text:p text:style-name="P4">
Published Time: 2023-06-11T17:11:00-04:00</text:p>
      <text:p text:style-name="P4">
Modified Time: 2023-06-12T12:02:5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46" text:anchor-type="as-char" svg:width="6.9236in" svg:height="4.612011in" draw:z-index="0">
<draw:image xlink:href="../Images/rfamandarin/2023-06-11T17-11-00-04-00/000000.png" xlink:type="simple" xlink:show="embed" xlink:actuate="onLoad" draw:mime-type="image/png"/>
</draw:frame>
Lu Chongmao (left) and the chairman of the Chinese human organs donation and transplantation committee, Huang Jiefu (middle), chairman of the Foundation Consultant Committee, and Luo Yilong (right) of the Health Director of the Macau Special Administrative Region attended the Chinese organ donation day in Shanghai. <text:a xlink:type="simple" xlink:href="https://www.rfa.org/mandarin/Xinwen/7-06112023170402.html/@@images/image" text:style-name="Internet_20_link" text:visited-style-name="Visited_20_Internet_20_Link">
</text:a>
Network Screenshot/Hong Kong Government News Network</text:p>
      <text:p text:style-name="P4">
June 11 is China's "Organ Donation Day". The official CCTV News client quoted the latest data of the Chinese Human Organ Donation Management Center on the same day that the cumulative volunteers of Chinese organ donation have exceeded 6.26 million, and more than 4,5800 cases have been completed, and more than 139,000 organs have donated organs. As of now, there are 183 hospitals with human organ transplantation qualifications in China. The survival rate after heart and kidney transplantation is the forefront of the world, and the number of organ transplantation ranks second in the world.</text:p>
      <text:p text:style-name="P4">
The outside world noticed that although the Chinese government promised to abolish the use of organs of death penalty in 2015, the huge difference between Chinese organ donation and actual transplantation in China is still generally questioned by the International Human Rights Organization.</text:p>
      <text:p text:style-name="P4">
According to the Hong Kong "Ming Pao" report this Sunday, Lu Chongmao, the Hong Kong Medical Health Director, led a delegation to attend the "Chinese Organ Donation Day" event held at the Shanghai Medical College of Fudan University that day. Huang Jiefu, chairman of the Chinese human organ donation and transplantation committees and chairman of the Foundation Consultant Committee, said in his speech that he knew that thousands of people in Hong Kong had withdrawn from organ donation and registered, and believed that because some people distorted the dedication of organ donation and "faked falsification of falsification "Behavior" condemned.</text:p>
      <text:p text:style-name="P4">
Responsible: He Ping</text:p>
      <text:p text:style-name="P4">
News Source: <text:a xlink:type="simple" xlink:href="https://www.rfa.org/mandarin/Xinwen/7-06112023170402.html" text:style-name="Internet_20_link" text:visited-style-name="Visited_20_Internet_20_Link">
https://www.rfa.org/mandarin/Xinwen/7-06112023170402.html</text:a>
</text:p>
      <!--NEWS-->
      <text:h text:style-name="P10" text:outline-level="1">
<text:span text:style-name="T4">
North Korea's prediction launching period has passed the state of extension of the alertness in Korea and Japan</text:span>
</text:h>
      <text:p text:style-name="P4">
Author: None</text:p>
      <text:p text:style-name="P4">
Publisher: Radio Free Asia (Organization)</text:p>
      <text:p text:style-name="P4">
Published Time: 2023-06-11T17:19:00-04:00</text:p>
      <text:p text:style-name="P4">
Modified Time: 2023-06-12T12:02:3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48" text:anchor-type="as-char" svg:width="6.9236in" svg:height="4.701348in" draw:z-index="0">
<draw:image xlink:href="../Images/rfamandarin/2023-06-11T17-19-00-04-00/000000.png" xlink:type="simple" xlink:show="embed" xlink:actuate="onLoad" draw:mime-type="image/png"/>
</draw:frame>
North Korea's notification of the Japanese government will launch artificial satellites from 0:00 to 00:00 on June 11th. As of 00:00 on the day, North Korea has predicted that the period of launching military reconnaissance satellites has passed, and the South Korean government will continue to maintain alertness. On June 1, the Seoul Railway Station in South Korea, the TV screen played a picture of North Korea launched a rocket in the news program. Associated Press Picture</text:p>
      <text:p text:style-name="P4">
Yonhap News Agency cited a senior official of the Presidential Office of South Korea this Sunday that as of 0:00 on the day, North Korea's forecast for launching military reconnaissance satellites has passed, and the South Korean government will continue to maintain aura.</text:p>
      <text:p text:style-name="P4">
The station previously reported that North Korea notified the Japanese government at the end of last month that artificial satellites will be launched between May 31 and June 11, June 11. The move quickly triggered a high degree of warning in South Korea and Japan, and the Chinese Ministry of Foreign Affairs spokesman Mao Ning responded with the "cause" of the peninsula situation. Mao Ning also said, "I hope that the relevant parties can face up to the problem of problems, adhere to the direction of political solution, and solve their reasonable concerns through meaningful dialogue balance."</text:p>
      <text:p text:style-name="P4">
The above -mentioned senior officials of the Presidential Office of South Korea said that North Korea was testing the remote ballistic missile in the name of launching reconnaissance satellites, which is a serious provocation in violation of the UN Security Council resolution. South Korea and the United States continue to surveillance and reconnaissance in North Korea, and South Korea, the United States and Japan will also promote the sharing of North Korean missile early warning information as scheduled.</text:p>
      <text:p text:style-name="P4">
"38 degrees north latitude", which studied the North Korean issue, found through satellite photos. It was found through satellite photos that the vertical engine test description of the West Sea satellite launch site showed signs of activities. It is suspected that North Korea is preparing to add liquid fuel to the engine.</text:p>
      <text:p text:style-name="P4">
The "Patriot-3" of the Three Islands of the country was intercepting missiles on the air.</text:p>
      <text:p text:style-name="P4">
Responsible: He Ping</text:p>
      <text:p text:style-name="P4">
News Source: <text:a xlink:type="simple" xlink:href="https://www.rfa.org/mandarin/Xinwen/8-06112023171205.html" text:style-name="Internet_20_link" text:visited-style-name="Visited_20_Internet_20_Link">
https://www.rfa.org/mandarin/Xinwen/8-06112023171205.html</text:a>
</text:p>
      <!--NEWS-->
      <text:h text:style-name="P10" text:outline-level="1">
<text:span text:style-name="T4">
After being beaten by suspected Chinese students after the rally of the British and Hong Kong people</text:span>
</text:h>
      <text:p text:style-name="P4">
Author: None</text:p>
      <text:p text:style-name="P4">
Publisher: Radio Free Asia (Organization)</text:p>
      <text:p text:style-name="P4">
Published Time: 2023-06-11T19:12:00-04:00</text:p>
      <text:p text:style-name="P4">
Modified Time: 2023-06-11T19:18:08-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49" text:anchor-type="as-char" svg:width="6.9236in" svg:height="6.789595in" draw:z-index="0">
<draw:image xlink:href="../Images/rfamandarin/2023-06-11T19-12-00-04-00/000000.png" xlink:type="simple" xlink:show="embed" xlink:actuate="onLoad" draw:mime-type="image/png"/>
</draw:frame>
After being rally in the British and Hong Kong people, he was beaten by suspected Chinese students <text:a xlink:type="simple" xlink:href="https://www.rfa.org/mandarin/Xinwen/al2-06112023191031.html/@@images/image" text:style-name="Internet_20_link" text:visited-style-name="Visited_20_Internet_20_Link">
</text:a>
Screenshot of Twitter/Teacher Li is not your teacher @Whyyoutouzhele</text:p>
      <text:p text:style-name="P4">
Hong Kong's 4th anniversary of the Sino -China Movement, Hong Kong people in many places in the United Kingdom held parade rally. Among them, in Southampton, some Hong Kong people were beaten by suspected Chinese students after participating in the rally, leaving scars on their arms and necks.</text:p>
      <text:p text:style-name="P4">
After participating in the rally, Hong Kong people were beaten by suspected Chinese students, leaving scars in their arms and necks. (Twitter screenshot/Carmen lau Liu Jiawen @carmenkamanlau) <text:a xlink:type="simple" xlink:href="https://www.rfa.org/mandarin/Xinwen/al2-06112023191031.html/al2-3.jpg" text:style-name="Internet_20_link" text:visited-style-name="Visited_20_Internet_20_Link">
</text:a>
Seeing on the live video clip, at least three men besieged a man in black, punching and kicking, a woman tried to stop but was pushed away. One of the white attackers waved the Chinese flag and shouted "Hong Kong is in China!" Some people published the name of one of the attackers on the Internet and pointed out that he was an international student at Southampton University.</text:p>
      <text:p text:style-name="P4">
On the scene, during the day of the Hong Kong rally on Sunday (11th), a Chinese man who made a call -speaking white tall clamored at the scene and was driven away by the Hong Kong people. No trace. However, after the Hong Kong people who participated in the rally meal, they met the white man and several suspected Chinese students at the street far away from the rally scene. The other party said without saying a word, so he was considered a premeditated ambush.</text:p>
      <text:p text:style-name="P4">
Screenshots of the WeChat group showed that some people put the attack fragments in the group and showed off, saying that they were "Dougang Dougang". Earlier, some people posted photos of Hong Kong people in the WeChat group of Southampton, saying that "Stupid X Port is a gathering in the city center". Some people responded that "can you make some people and go to sing the national anthem."</text:p>
      <text:p text:style-name="P4">
Screenshots of the WeChat group showed that some people put the attack fragments in the group and showed off, saying that they were "Dougang Dougang". (Twitter screenshot/Teacher Li is not your teacher @Whyyoutouzhele) <text:a xlink:type="simple" xlink:href="https://www.rfa.org/mandarin/Xinwen/al2-06112023191031.html/al2-2.jpg" text:style-name="Internet_20_link" text:visited-style-name="Visited_20_Internet_20_Link">
</text:a>
Former Hong Kong District Councilor Liu Jiawen, an exile, said that Hong Kong people suffered physical attacks in the UK, urging local police to investigate, and asked the British Ministry of Political Affairs and the Ministry of Foreign Affairs to investigate overseas penetration issues.</text:p>
      <text:p text:style-name="P4">
Rogers, the founder of the Human Rights Organization "Hong Kong Supervision", described the incident that it was outrageous, calling on the local police to immediately arrest the attackers and investigate the incident, and urged the school to expel attackers.</text:p>
      <text:p text:style-name="P4">
Reporter: Lu Xi (London) Responsible: Shen Yan</text:p>
      <text:p text:style-name="P4">
News Source: <text:a xlink:type="simple" xlink:href="https://www.rfa.org/mandarin/Xinwen/al2-06112023191031.html" text:style-name="Internet_20_link" text:visited-style-name="Visited_20_Internet_20_Link">
https://www.rfa.org/mandarin/Xinwen/al2-06112023191031.html</text:a>
</text:p>
      <!--NEWS-->
      <text:h text:style-name="P10" text:outline-level="1">
<text:span text:style-name="T4">
Faced with 37 criminal charges Trump shouted to supporters</text:span>
</text:h>
      <text:p text:style-name="P4">
Authors: ['科尔比•史密斯']</text:p>
      <text:p text:style-name="P4">
Publisher: 英国《金融时报》</text:p>
      <text:p text:style-name="P4">
Time: 2023-06-11T23:05:52+00:00</text:p>
      <text:p text:style-name="P4">
Published Time: 2023-06-11T12:00:99+08:00</text:p>
      <text:p text:style-name="P4">
Modified Time: 2023-06-11T19:05:99+08:00</text:p>
      <text:p text:style-name="P4">
Description: Former President of the United States said to the Republican audience, accusing him of improperly handling criminal prosecution of confidential documents that made his popularity "soar all the way", and the total fundraising "exploded".</text:p>
      <text:p text:style-name="P4">
Images: ["<text:a xlink:type="simple" xlink:href="https://thumbor.ftacademy.cn/unsafe/picture/2/000184002_piclink.jpg" text:style-name="Internet_20_link" text:visited-style-name="Visited_20_Internet_20_Link">
000184002_pic...</text:a>
"]</text:p>
      <text:p text:style-name="P4">
Themes: ['特朗普', '关注']</text:p>
      <text:p text:style-name="P4">
Keywords: ['特朗普', '美国政治', '2024美国大选']</text:p>
      <text:p text:style-name="P4">
Type: Article</text:p>
      <!--METADATA-->
      <text:p text:style-name="P4">
<draw:frame draw:style-name="fr1" draw:name="Image55" text:anchor-type="as-char" svg:width="6.9236in" svg:height="3.894525in" draw:z-index="0">
<draw:image xlink:href="../Images/FT Chinese Free Version/2023-06-11T23-05-52-00-00/000184002_piclink.jpg" xlink:type="simple" xlink:show="embed" xlink:actuate="onLoad" draw:mime-type="image/jpeg"/>
</draw:frame>
Donald Trump(Donald Trump)After being accused of improper processing confidential documents, it was accused of 37 criminal charges for the first time, showing an attitude of not buying a account. He told the Republican listener that these allegations were "ridiculous and foundable."</text:p>
      <text:p text:style-name="P4">
Trump said at a event hosted by the Georgian Republican Republican Congress that he said that he would "be included in the historical book as one of the most terrible privileges in our history" for his indictment. Under a series of legal issues, the former president is seeking for support for his third competition for his support. He is preparing to be with Joe Biden in the 2024 presidential election.(Joe Biden)Duel.</text:p>
      <text:p text:style-name="P4">
News Source: <text:a xlink:type="simple" xlink:href="http://www.ftchinese.com/story/001099922" text:style-name="Internet_20_link" text:visited-style-name="Visited_20_Internet_20_Link">
http://www.ftchinese.com/story/001099922</text:a>
</text:p>
      <!--NEWS-->
      <text:h text:style-name="P10" text:outline-level="1">
<text:span text:style-name="T4">
The United States is expected to uninstall the oil from Iranian tanker (Free Version)</text:span>
</text:h>
      <text:p text:style-name="P4">
Authors: ['费利西娅•施瓦茨', '斯特凡尼娅•帕尔马', '克里斯•库克']</text:p>
      <text:p text:style-name="P4">
Publisher: 英国《金融时报》</text:p>
      <text:p text:style-name="P4">
Time: 2023-06-11T23:23:08+00:00</text:p>
      <text:p text:style-name="P4">
Published Time: 2023-06-11T12:00:99+08:00</text:p>
      <text:p text:style-name="P4">
Modified Time: 2023-06-11T19:22:99+08:00</text:p>
      <text:p text:style-name="P4">
Description: “苏伊士拉詹号”已于5月29日抵达得克萨斯州海岸外，预计将很快进港。针锋相对的海上事件加剧了美伊之间的紧张。</text:p>
      <text:p text:style-name="P4">
Images: []</text:p>
      <text:p text:style-name="P4">
Themes: ['美伊关系', '关注']</text:p>
      <text:p text:style-name="P4">
Keywords: ['美伊关系', '石油', '伊朗', '中东']</text:p>
      <text:p text:style-name="P4">
Type: Article</text:p>
      <!--METADATA-->
      <text:p text:style-name="P4">
It is expected that the United States will soon begin to uninstall oil from a Iranian ship that is detained, which is currently mooring outside the coast of Texas. This may upgrade a shadow tan war between the United States and Iraq.</text:p>
      <text:p text:style-name="P4">
According to the position data and satellite images of the forwarder, the Suezilazan(SuezRajan)Arrived on May 29th(Galveston)Outside the port, anchoring at sea about 70 miles from the port of Texas.</text:p>
      <text:p text:style-name="P4">
News Source: <text:a xlink:type="simple" xlink:href="http://www.ftchinese.com/story/001099923" text:style-name="Internet_20_link" text:visited-style-name="Visited_20_Internet_20_Link">
http://www.ftchinese.com/story/001099923</text:a>
</text:p>
      <!--NEWS-->
      <text:h text:style-name="P10" text:outline-level="1">
<text:span text:style-name="T4">
The last orgasm of the Russian and Ukraine War</text:span>
</text:h>
      <text:p text:style-name="P4">
Authors: ['为FT中文网撰稿']</text:p>
      <text:p text:style-name="P4">
Publisher: 英国《金融时报》</text:p>
      <text:p text:style-name="P4">
Time: 2023-06-11T23:26:02+00:00</text:p>
      <text:p text:style-name="P4">
Published Time: 2023-06-11T12:00:99+08:00</text:p>
      <text:p text:style-name="P4">
Modified Time: 2023-06-11T19:25:99+08:00</text:p>
      <text:p text:style-name="P4">
Description: Ye Shengzhou: It is difficult for the Ukrainian Army to completely defeat the Russian army. The Russian army lost the excellent window of Kiev to support the pro -Russian regime at the beginning of the war, which means that both sides of peaceful negotiations have to compromise.</text:p>
      <text:p text:style-name="P4">
Images: ["<text:a xlink:type="simple" xlink:href="https://thumbor.ftacademy.cn/unsafe/picture/0/000184030_piclink.jpg" text:style-name="Internet_20_link" text:visited-style-name="Visited_20_Internet_20_Link">
000184030_pic...</text:a>
"]</text:p>
      <text:p text:style-name="P4">
Themes: ['乌克兰战争', '关注']</text:p>
      <text:p text:style-name="P4">
Keywords: ['乌克兰战争', '俄罗斯', '乌克兰']</text:p>
      <text:p text:style-name="P4">
Type: Article</text:p>
      <!--METADATA-->
      <text:p text:style-name="P4">
<draw:frame draw:style-name="fr1" draw:name="Image56" text:anchor-type="as-char" svg:width="6.9236in" svg:height="4.617987in" draw:z-index="0">
<draw:image xlink:href="../Images/FT Chinese Free Version/2023-06-11T23-26-02-00-00/000184030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Since June 1, local time (the same below), the Ukrainian army has been actively actively on the battlefield. Russia and Ukraine have obvious offensive and defensive offense and defense. The trend is difficult to shake.</text:p>
      <text:p text:style-name="P4">
<text:span text:style-name="T4">
 1. The Ukraine implements a comprehensive counterattack. </text:span>
 There have been small -scale attacks from about May 22. The tactical intention is to continuously test the weakness of the Russian army's defense. Due to the incomplete progress of the war, at least two weeks will not acknowledge the counterattack for half a year. On June 9, Putin took the lead in confirming in Sochi that "the Ukrainian army launched a counterattack" and "has invested in its strategic reserve." On June 10, Zelei Sky finally acknowledged at a joint press conference held with Canadian Prime Minister Trudeau that "counterattack and defense" refused to disclose any details. Objectively described that the Ukraine was local tentative in late May, and it was a comprehensive counterattack in early June. At the same time, the US and NATO intelligence and monitoring of the U.S. military and NATO were not found. This battle must be played, and there is a explanation of the huge amount of assistance in the West. The victory and defeat are directly associated with the bargaining chips and status of the two parties.</text:p>
      <text:p text:style-name="P4">
<text:span text:style-name="T4">
 Second, bombing the dams for the Ukraine. </text:span>
 At about 2 am on June 6, the Khahofka dam in the Hermuson area was destroyed. This is not a mistake. The cruise missile combat department is small. If the gravity dam is blown up, it will hit the fragile flooding port in the middle of the dam. Russia and Ukraine quickly bite each other responsibilities. The author is more inclined to launch missiles without authorization and declare a comprehensive counterattack. In terms of performance, the combat style of the Russian army is rough and brutal. Attacking Moscow is consistent with the combat style of raid dams; second, the Dniebo midstream reservoir controlled by Ukraine in front of the dam of the dam suddenly puts water in the middle reservoir in the middle of the Dieber River, raised the downstream Khahofkkaku water level. Third, in the current western country, only Germany has clearly accused the Russian army. The United States and Britain, with the strongest military intelligence strength, have remained silent. There is no sufficient evidence support for the Russian army. The recruitment of the Ukrainian Army has been preparing for the active defense for half a year. After the Ukraine counterattacked, he resisted the quickly surrounding, gathered to annihilate the Ukraine, and expand the occupation zone.</text:p>
      <text:p text:style-name="P4">
<text:span text:style-name="T4">
 Three, Ukraine's final decisive battle. </text:span>
 Although the United States has repeatedly promised to Ukraine many times, "How long does it take to support it." However, it is not the first time that the United States is cruel and ruthlessly abandoning the allies. South Korea's Lee Chengwan, Vietnam Wu Tingyan, Syrian Kurdish armed forces, Afghanistan Gani and other precedents have not ended. Now it is Zelegski, and it is not the last time. The Russian economic pressure is significantly better than expected. Although it has not announced the national mobilization, the time of war has been launched, which is equivalent to mobilizing about 70%of the "hematopoietic" ability and speed of restoration of combat power than Ukraine, which only rely on NATO "blood transfusion". Essence EU member states have declined, and the inventory army fire can be given basically. At all, there is no intention to fight for a long -lasting war. Next year, many national elections, a certain anti -war party victory in the wild party is normal, and will open the gap in solidarity and anti -Russia. The snowball is like growing, and the efforts of helping Wu will be attenuated rapidly.</text:p>
      <text:p text:style-name="P4">
<text:span text:style-name="T4">
 Fourth, the two sides of the non -symmetry war. </text:span>
 The Russian army did not make full efforts and was afraid that the NATO ended, and it would inevitably retain the 10-15%elite general reserve team. It was also unwilling to be forced to use nuclear weapons to kill the nuclear retaliation. The Ukraine government and the military building did not do it; the western powers and the EU's heads were densely visited in Ukraine. There was no accident. Obviously, it was obviously reported to Russia to obtain security guarantees. Ukraine could not make full efforts. Without the United States and NATO, it had long been defeated, and the attack on Russia was strictly restricted. Recently, the drone attacked Moscow and the settlement of the border. At best, it was a public opinion battle. It was not safe to convey to the outside world, including the capital, including the capital, but it could not change the situation. The Ukrainian army did not dare to play a lot of fire and caused cruel revenge, so claiming that attacking Russia is the "Russian Liberty Legion" and "Russian Volunteer Army". Dare to publicly admit that even NATO aid long -range missiles dare not be used to attack Moscow or St. Petersburg. Because of the blessings behind the scenes of NATO, the Urpical information war, intelligence war, public opinion war, and cognitive war occupied an absolute advantage.</text:p>
      <text:p text:style-name="P4">
<text:span text:style-name="T4">
 5. The Russian Army is undefeated. </text:span>
 Putin launched the war that violated the "United Nations Charter" without any doubts, and there was no doubt about the strategic defeat. Pushing to the United States, the surrounding security environment is even worse. But if the author has analyzed many times, the Russian army can be undefeated. The Russian army's performance on the battlefield was indeed bad. Strategic tactics still stayed in the era of mechanization war in the 1940s and 1980s. After the lightning war was ineffective, they ate a lot of losses, but the potential of the war far exceeded Ukraine. Taking the force as an example, 300,000 troops have been recruited in the autumn of 2022, and then stabilized their feet and were in the phase of the stalemate. On December 21, 2022, the Minister of Defense Shaoyg announced that it began to expand by 350,000 in 2023. ; Deputy Chief of Staff Burkinski recently wrote a recent article confirming that this year, 2 new groups, 1 infantry army, 5 divisions, and 26 brigades were established this year. After several rounds of general mobilization and mercenaries, there were no many recruits. As the Russian army has a huge nuclear arsenal, the U.S. military and NATO have no willingness and courage to take the initiative to participate in the battle. The Ukraine is fighting against and fighting and fighting the meat grinding battle, which is conducive to the defense side, and the Russian army has better firepower, and the Ukraine will inevitably be more casualties. The longer the war was dragged, the higher the chance of the Russian army.</text:p>
      <text:p text:style-name="P4">
<text:span text:style-name="T4">
 Sixth, beware of the Russian army's anti -surrounding. </text:span>
 Dozens of F16 fighters in NATO Aid Ukraine takes 4 months for the formation of combat power. Even if they are put into the front line, the fourth -generation aircraft inventory and trained pilots of the Russian army still crush the Ukraine and cannot change the battle. It is not difficult to find a map of the map. Halkov is one of the must -have strategic places for both sides. It is located in the abdomen of Russia and Ukraine. Ergo Rhode has frequently invaded. If the Ukraine's counterattack is blocked, then two or three months later, the Russian army quickly dispatched the trained and trained more than 100,000 motor groups in the direction of Halkov was a good chess. Clockwise to attack Ji Ai to force the Urpicious soldiers to retreat, or simply divided the soldiers. Now that the war of aggression against aggression, Putin simply does not do anything, and once again occupy Halkov (the ideal ending also occupies Sami and Chel Nigov) as a strategic buffer, otherwise the NATO or quasi in the future or quasi NATO (referred to as Ukraine) Tun Army here, the Russian army's defensive pressure and cost were too high.<text:span text:style-name="T4">
 Eighth, possible options for Russia and Ukraine. </text:span>
 It is difficult to completely defeat the Russian army. The Russian army lost the excellent window of Kiev's support for the support of the pro -Russian regime at the beginning of the war. As long as there are some common sense in politics or military, you can predict that Ukraine cannot return to Crimea, even if the U.S. military will not be able to return; Russia will not agree with Ukraine to join NATO, and can join the European Union, the United States, NATO, and Ukraine to maintain special quasi -military military affairs. Alliance relations (that is, provide security assurance); Russia will not acknowledge the illegal "referendum" of the Organization of the Sizhou last year. The four states are highly autonomous. Russia's sovereign assets cannot be taken back. As the funds of Ukraine, the steps that Russia can find is the agreed ratio (such as 70%) to invest in the Donbass region.</text:p>
      <text:p text:style-name="P4">
<text:span text:style-name="T4">
 Nine, weapon loss smuggling. </text:span>
 The upper two -thirds of the US -European aid funds are used for the battlefield, and the aid of the Ukraine Fire is used up to the battlefield. Quite a lot of funds are deducted to the US, Europe, and Ukraine's military and political circles through a number of people. They are cash out after retirement, and a lot of weapons flow to the world through the black market smuggling. Russian military expenses and arms will also be cut, swallowed, and smuggled in large quantities. This is normal human nature and politics, with dirty side. As soon as the cannon sounds, the gold is two thousand, and the war is the tough politics and the dirtiest politics.</text:p>
      <text:p text:style-name="P4">
<text:span text:style-name="T4">
 Ten, Putin has no suspense again. </text:span>
 "Give me 20 years, return you a powerful Russia." This sentence has been widely circulated on the Chinese network, and it is made as a rumor that the research is based on Putin, but it does meet Putin's motivation and behavior. He has been in power for 23 years, Russia is weakened, and he will be in power for 7 years. In 2024, he has no suspense until 2030. He also asked to make face and Sven. Although he was in a form, he did two presidents, and did not dare to remove the two restrictions stipulated in the Constitution directly. Essence In 2020, the Constitution Amendment has extended the presidential term from four years to six years, and still dare not remove the two -time restrictions, but only stipulates that the previous term can be cleared; it is approved by the nation's referee to test the public opinion in advance. Charter "passed. After the constitutional amendment, he can do it from two to 2036. Now it is predicted that the second session is too early. It is unknown how healthy is healthy in 2030. Er Cao is destroyed by the name, and does not abandon the rivers. However, the power of the West and the anti -Putin should not be naive. The war was in this decisive battle of the Russian National Games. Russia's mainstream politics, military, economic, and cultural elites have reached a consensus. Public opinion support is firm enough.</text:p>
      <text:p text:style-name="P4">
_ (Note: The author is an independent commentator. This article only represents the author's personal point of view.</text:p>
      <text:p text:style-name="P4">
News Source: <text:a xlink:type="simple" xlink:href="http://www.ftchinese.com/story/001099921" text:style-name="Internet_20_link" text:visited-style-name="Visited_20_Internet_20_Link">
http://www.ftchinese.com/story/001099921</text:a>
</text:p>
      <!--NEWS-->
      <text:h text:style-name="P10" text:outline-level="1">
<text:span text:style-name="T4">
American AI voice fraud is inconvenient</text:span>
</text:h>
      <text:p text:style-name="P4">
Publisher: 法新社</text:p>
      <text:p text:style-name="P4">
Published Time: 2023-06-12T-13:32:09+00:00</text:p>
      <text:p text:style-name="P4">
Modified Time: 2023-06-12T07:05:03+00:00</text:p>
      <text:p text:style-name="P4">
Description: (Agence France -Presse Washington, 11th) The voice on the phone sounded like it was really the same. A mother in the United States heard a "daughter" weeping for help, and then a man answered the phone and asked to pay the ransom.</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7" text:anchor-type="as-char" svg:width="6.9236in" svg:height="3.617581in" draw:z-index="0">
<draw:image xlink:href="../Images/rficn/2023-06-12T-13-32-09-00-00/000000.png" xlink:type="simple" xlink:show="embed" xlink:actuate="onLoad" draw:mime-type="image/png"/>
</draw:frame>
But in fact, the girl's voice comes from artificial intelligence (AI) synthesis. Of course, kidnapping is also fake.</text:p>
      <text:p text:style-name="P4">
Experts said that the biggest danger of AI is the blur of the real and illusory line, so that Internet criminals can have cheap and effective technologies to spread false information.</text:p>
      <text:p text:style-name="P4">
The new type of scams shocked the US authorities. The gangsters used the Internet to obtain it on the Internet, and the AI voice replication tools that could be chaotic and realized.</text:p>
      <text:p text:style-name="P4">
Jennifer Destefano, who lives in Arizona, heard the phone coming from the phone: "Save me, mother, save me."</text:p>
      <text:p text:style-name="P4">
"100%" of Distfano is sure that her 15 -year -old daughter is in trouble during skiing.</text:p>
      <text:p text:style-name="P4">
Distfano told the local TV in April: "The question is not who is, that is her voice ... she cries like that."</text:p>
      <text:p text:style-name="P4">
Among the nine countries such as the United States, in the polls of 7,000 people in the United States, 1/4 stated that they had encountered AI voice fraud, or had similar experiences to others.</text:p>
      <text:p text:style-name="P4">
The polls released by the US Security Company McAfee Labs last month showed that 70%of the respondents said that they had no confidence to "distinguish between true and false voice."</text:p>
      <text:p text:style-name="P4">
HANY FARID, a professor at the University of California Berkeley, told AFP: "Because it is very easy to make high simulation voice now ... almost no one can be spared on the Internet. These frauds are widely popular."</text:p>
      <text:p text:style-name="P4">
News Source: <text:a xlink:type="simple" xlink:href="https://www.rfi.fr/cn/%E7%BC%A4%E7%BA%B7%E4%B8%96%E7%95%8C/20230612-%E7%BE%8Eai%E8%AF%AD%E9%9F%B3%E8%AF%88%E9%AA%97%E7%8C%96%E7%8D%97-%E8%AE%A9%E4%BA%BA%E9%98%B2%E4%B8%8D%E8%83%9C%E9%98%B2" text:style-name="Internet_20_link" text:visited-style-name="Visited_20_Internet_20_Link">
https://www.rfi.fr/cn/%E7%BC%A4%E7%BA%B7%E4%B8%96%E7%95%8C/20230612-%E7%BE%8Eai%E8%AF%AD%E9%9F%B3%E8%AF%88%E9%AA%97%E7%8C%96%E7%8D%97-%E8%AE%A9%E4%BA%BA%E9%98%B2%E4%B8%8D%E8%83%9C%E9%98%B2</text:a>
</text:p>
      <!--NEWS-->
      <text:h text:style-name="P10" text:outline-level="1">
<text:span text:style-name="T4">
The Prime Minister of New Zealand led a trade group to visit China at the end of the month</text:span>
</text:h>
      <text:p text:style-name="P4">
Publisher: 法新社</text:p>
      <text:p text:style-name="P4">
Published Time: 2023-06-12T-15:32:09+00:00</text:p>
      <text:p text:style-name="P4">
Modified Time: 2023-06-12T07:05:02+00:00</text:p>
      <text:p text:style-name="P4">
Description: (Agence France -Presse, Sydney, 12th) New Zealand Prime Minister Chris Hipkins announced today that even if it is increasingly concerned about the various actions of Beijing in the Pacific, he will still visit China later to promote bilateral trade relations Esse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8" text:anchor-type="as-char" svg:width="6.9236in" svg:height="3.617581in" draw:z-index="0">
<draw:image xlink:href="../Images/rficn/2023-06-12T-15-32-09-00-00/000000.png" xlink:type="simple" xlink:show="embed" xlink:actuate="onLoad" draw:mime-type="image/png"/>
</draw:frame>
</text:p>
      <text:p text:style-name="P4">
希金斯说：「今天我可以宣布，我将在本月底率领一个重要的贸易代表团访问中国。」</text:p>
      <text:p text:style-name="P4">
他此行将在北京、天津和上海停留，是自COVID-19(2019冠状病毒疾病)大流行开始以来，纽西兰领导人首次访问中国。</text:p>
      <text:p text:style-name="P4">
目前还不清楚他是否会会见中国国家主席习近平，确切出访日期也未对外宣布。</text:p>
      <text:p text:style-name="P4">
News Source: <text:a xlink:type="simple" xlink:href="https://www.rfi.fr/cn/%E5%9B%BD%E9%99%85%E6%8A%A5%E9%81%93/20230612-%E7%BA%BD%E8%A5%BF%E5%85%B0%E6%80%BB%E7%90%86%E6%9C%88%E5%BA%95%E7%8E%87%E8%B4%B8%E6%98%93%E5%9B%A2%E8%AE%BF%E9%97%AE%E4%B8%AD%E5%9B%BD" text:style-name="Internet_20_link" text:visited-style-name="Visited_20_Internet_20_Link">
https://www.rfi.fr/cn/%E5%9B%BD%E9%99%85%E6%8A%A5%E9%81%93/20230612-%E7%BA%BD%E8%A5%BF%E5%85%B0%E6%80%BB%E7%90%86%E6%9C%88%E5%BA%95%E7%8E%87%E8%B4%B8%E6%98%93%E5%9B%A2%E8%AE%BF%E9%97%AE%E4%B8%AD%E5%9B%BD</text:a>
</text:p>
      <!--NEWS-->
      <text:h text:style-name="P10" text:outline-level="1">
<text:span text:style-name="T4">
Kim Jong -un shows that North Korea will fully support Russia</text:span>
</text:h>
      <text:p text:style-name="P4">
Publisher: 法新社</text:p>
      <text:p text:style-name="P4">
Published Time: 2023-06-12T-20:02:08+00:00</text:p>
      <text:p text:style-name="P4">
Modified Time: 2023-06-12T05:35:02+00:00</text:p>
      <text:p text:style-name="P4">
Description: (Agence France -Presse, Seoul, 12th) North Korea Central Communications (KCNA) reported that leader Kim Jong -un said in the message to Russia's total of Puting, calling North Korea "fully support and support Russia.</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59" text:anchor-type="as-char" svg:width="6.9236in" svg:height="3.617581in" draw:z-index="0">
<draw:image xlink:href="../Images/rficn/2023-06-12T-20-02-08-00-00/000000.png" xlink:type="simple" xlink:show="embed" xlink:actuate="onLoad" draw:mime-type="image/png"/>
</draw:frame>
Kim Jong UN made the above commitment in the message from Russia to Vladimirputin, and defended the invasion of Ukanto in Puting, saying that he would "fully support and solidarity."</text:p>
      <text:p text:style-name="P4">
According to the North Korean Central Communications, Kim Jong -un said in the message: "Justice will win, and the Russian people will continue to add glory to the history of victory."</text:p>
      <text:p text:style-name="P4">
North Korea Central Communications reported that Kim Jong -un called for "closer strategic cooperation" with Russia and "working closely with the Russian president" in order to respond to "the common wishes of the people's grand goals to build a powerful country."</text:p>
      <text:p text:style-name="P4">
North Korea is seeking to establish a closer relationship with Russia. After Russia's invasion of Ukraine last year, the Pyongyang authorities expressed their support, and at the same time accused the United States and the West of "hegemony policies" and "high -pressure means".</text:p>
      <text:p text:style-name="P4">
News Source: <text:a xlink:type="simple" xlink:href="https://www.rfi.fr/cn/%E5%9B%BD%E9%99%85%E6%8A%A5%E9%81%93/20230612-%E9%87%91%E6%AD%A3%E6%81%A9%E5%90%91%E8%92%B2%E4%BA%AD%E7%A4%BA%E5%A5%BD-%E7%A7%B0%E5%8C%97%E9%9F%A9%E5%B0%86%E5%85%A8%E5%8A%9B%E6%94%AF%E6%8C%81%E4%BF%84%E7%BD%97%E6%96%AF" text:style-name="Internet_20_link" text:visited-style-name="Visited_20_Internet_20_Link">
https://www.rfi.fr/cn/%E5%9B%BD%E9%99%85%E6%8A%A5%E9%81%93/20230612-%E9%87%91%E6%AD%A3%E6%81%A9%E5%90%91%E8%92%B2%E4%BA%AD%E7%A4%BA%E5%A5%BD-%E7%A7%B0%E5%8C%97%E9%9F%A9%E5%B0%86%E5%85%A8%E5%8A%9B%E6%94%AF%E6%8C%81%E4%BF%84%E7%BD%97%E6%96%AF</text:a>
</text:p>
      <!--NEWS-->
      <text:h text:style-name="P10" text:outline-level="1">
<text:span text:style-name="T4">
The 11 -year -old girl in Northwestern France was suspected to be shot and killed by her neighbors</text:span>
</text:h>
      <text:p text:style-name="P4">
Publisher: 法新社</text:p>
      <text:p text:style-name="P4">
Published Time: 2023-06-12T-22:02:08+00:00</text:p>
      <text:p text:style-name="P4">
Modified Time: 2023-06-12T05:35:04+00:00</text:p>
      <text:p text:style-name="P4">
Description: (France France France, France, 11th) French authorities said that a shooting incident in the villages in the northwestern part of the northwest. A Dutch man fired against his neighbors, causing a 11 -year -old British girl to die, and the girl's father was seriously injured. Essence</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0" text:anchor-type="as-char" svg:width="6.9236in" svg:height="3.617581in" draw:z-index="0">
<draw:image xlink:href="../Images/rficn/2023-06-12T-22-02-08-00-00/000000.png" xlink:type="simple" xlink:show="embed" xlink:actuate="onLoad" draw:mime-type="image/png"/>
</draw:frame>
According to AFP, according to a preliminary investigation, the incident occurred last night. When he picked up the gun and committed the crime, the victim was in the home garden.</text:p>
      <text:p text:style-name="P4">
Carine Halley, a prosecutor of Can Pei, issued a statement today that after the shooting, about 10 pm, law enforcement officers arrived at the scene.</text:p>
      <text:p text:style-name="P4">
Haili said that the 11 -year -old girl died on the spot, and her father was seriously injured and dangerous in life.</text:p>
      <text:p text:style-name="P4">
The prosecutor said that the girl's mother was not dangerous and the other child was not injured, but "shocking."</text:p>
      <text:p text:style-name="P4">
Police have confirmed that the gunman is a 71 -year -old Dutch.</text:p>
      <text:p text:style-name="P4">
Haili said that although the police were still clarifying the motivation of shooting, "the two neighbors have been arguing for a land adjacent to two real estate for many years."</text:p>
      <text:p text:style-name="P4">
A policeman told Fa Xin as saying that the neighbor took a rifle to shoot through the fence and returned home with his wife afterwards.</text:p>
      <text:p text:style-name="P4">
The neighbor and wife have surrendered to the authorities and were arrested.</text:p>
      <text:p text:style-name="P4">
The prosecutor's office has launched an investigation at the suspected murder of minors and attempts to murder. (Translator: Ji Jinling)</text:p>
      <text:p text:style-name="P4">
News Source: <text:a xlink:type="simple" xlink:href="https://www.rfi.fr/cn/%E5%9B%BD%E9%99%85%E6%8A%A5%E9%81%93/20230612-%E6%B3%95%E5%9B%BD%E8%A5%BF%E5%8C%97%E6%9D%91%E8%90%BD%E6%9E%AA%E5%93%8D-11%E5%B2%81%E5%A5%B3%E5%AD%A9%E7%96%91%E9%81%AD%E9%82%BB%E5%B1%85%E5%B0%84%E6%9D%80%E8%BA%AB%E4%BA%A1" text:style-name="Internet_20_link" text:visited-style-name="Visited_20_Internet_20_Link">
https://www.rfi.fr/cn/%E5%9B%BD%E9%99%85%E6%8A%A5%E9%81%93/20230612-%E6%B3%95%E5%9B%BD%E8%A5%BF%E5%8C%97%E6%9D%91%E8%90%BD%E6%9E%AA%E5%93%8D-11%E5%B2%81%E5%A5%B3%E5%AD%A9%E7%96%91%E9%81%AD%E9%82%BB%E5%B1%85%E5%B0%84%E6%9D%80%E8%BA%AB%E4%BA%A1</text:a>
</text:p>
      <!--NEWS-->
      <text:h text:style-name="P10" text:outline-level="1">
<text:span text:style-name="T4">
The Heat Love: My experience is 1-3 or can I win</text:span>
</text:h>
      <text:p text:style-name="P4">
Publisher: 法新社</text:p>
      <text:p text:style-name="P4">
Published Time: 2023-06-12T-26:32:07+00:00</text:p>
      <text:p text:style-name="P4">
Modified Time: 2023-06-12T05:20:03+00:00</text:p>
      <text:p text:style-name="P4">
Description: (Agence France-Presse Denver, 11th) The Miami Heat Team will face the fifth game of the NBA championship. They are currently behind the Denver Gold Blocks 1-3, but the Heat's Love is very clear that everything has not yet end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1" text:anchor-type="as-char" svg:width="6.9236in" svg:height="3.617581in" draw:z-index="0">
<draw:image xlink:href="../Images/rficn/2023-06-12T-26-32-07-00-00/000000.png" xlink:type="simple" xlink:show="embed" xlink:actuate="onLoad" draw:mime-type="image/png"/>
</draw:frame>
Kevinlove was a member of the Cleveland Cavaliers. In 2016, the Cavaliers took a counterattack from the 1-3 backward adversity in the 7th game and 4 wins. The Warriors won.</text:p>
      <text:p text:style-name="P4">
Love scored 9 points and 14 rebounds in the 7th battle at the time, assisting the Cavaliers to become the first champion team in the finals and the only one in the finals. The 34 -year -old 5th NBA All -Star player said that the reversal experience was a revelation for the Heat.</text:p>
      <text:p text:style-name="P4">
Love said, "When you encounter difficulties, you will naturally start looking for answers and countermeasures. But as you know, we are a very tough team."</text:p>
      <text:p text:style-name="P4">
"We know that every time the ball is important, this is a game. This may be Chen Qian's cliché. Everyone says that, but we think that if (5th game) has a good start, we work very hard to play. Give yourself a chance to bring the game back to Miami, that is exactly what we want. "The NBA Championship played on the 13th of Taiwan time on the 13th.</text:p>
      <text:p text:style-name="P4">
Lov believes that the golden block team is stressful because they are seeking the first championship of the team history, and at the same time, they must avoid pulling the game back to Miami again.</text:p>
      <text:p text:style-name="P4">
Love said, "The fifth game is a difficult game in the series, if you can push the front to there."</text:p>
      <text:p text:style-name="P4">
However, after the Heat lost on the 9th, Love had other things to think about. He did not go to Denver alone with his wife Kate Bock for delivery with his team.</text:p>
      <text:p text:style-name="P4">
News Source: <text:a xlink:type="simple" xlink:href="https://www.rfi.fr/cn/%E8%BF%90%E5%8A%A8%E5%A4%A9%E5%9C%B0/20230612-%E7%83%AD%E7%81%AB%E9%98%9F%E6%B4%9B%E5%A4%AB-%E6%88%91%E7%9A%84%E7%BB%8F%E9%AA%8C%E6%98%AF1-3%E8%90%BD%E5%90%8E-%E8%BF%98%E6%98%AF%E8%83%BD%E8%B5%A2" text:style-name="Internet_20_link" text:visited-style-name="Visited_20_Internet_20_Link">
https://www.rfi.fr/cn/%E8%BF%90%E5%8A%A8%E5%A4%A9%E5%9C%B0/20230612-%E7%83%AD%E7%81%AB%E9%98%9F%E6%B4%9B%E5%A4%AB-%E6%88%91%E7%9A%84%E7%BB%8F%E9%AA%8C%E6%98%AF1-3%E8%90%BD%E5%90%8E-%E8%BF%98%E6%98%AF%E8%83%BD%E8%B5%A2</text:a>
</text:p>
      <!--NEWS-->
      <text:h text:style-name="P10" text:outline-level="1">
<text:span text:style-name="T4">
European stocks open up</text:span>
</text:h>
      <text:p text:style-name="P4">
Publisher: 法新社</text:p>
      <text:p text:style-name="P4">
Published Time: 2023-06-12T-9:02:08+00:00</text:p>
      <text:p text:style-name="P4">
Modified Time: 2023-06-12T07:35:04+00:00</text:p>
      <text:p text:style-name="P4">
Description: (Agence France -Presse, London, 12th) As investors focus on interest rate decisions of the central banks this week, the major European stock markets have opened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62" text:anchor-type="as-char" svg:width="6.9236in" svg:height="3.617581in" draw:z-index="0">
<draw:image xlink:href="../Images/rficn/2023-06-12T-9-02-08-00-00/000000.png" xlink:type="simple" xlink:show="embed" xlink:actuate="onLoad" draw:mime-type="image/png"/>
</draw:frame>
The FTSE 100 Index, England rose 0.4%shortly after the opening to 7592.36 points.</text:p>
      <text:p text:style-name="P4">
In the euro area, the Frankfurt's DAA Index rose 0.6%to 16048.20 points; the CAC 40 index in Paris, France rose 0.6%to 7255.13 points.</text:p>
      <text:p text:style-name="P4">
News Source: <text:a xlink:type="simple" xlink:href="https://www.rfi.fr/cn/%E8%B4%A2%E7%BB%8F%E5%BF%AB%E8%AE%AF/20230612-%E6%AC%A7%E8%82%A1%E5%BC%80%E7%9B%98%E8%B5%B0%E6%89%AC" text:style-name="Internet_20_link" text:visited-style-name="Visited_20_Internet_20_Link">
https://www.rfi.fr/cn/%E8%B4%A2%E7%BB%8F%E5%BF%AB%E8%AE%AF/20230612-%E6%AC%A7%E8%82%A1%E5%BC%80%E7%9B%98%E8%B5%B0%E6%89%AC</text:a>
</text:p>
      <!--NEWS-->
      <text:h text:style-name="P10" text:outline-level="1">
<text:span text:style-name="T4">
German Treasury Secretary exclude subsidies to Intel chip factory (Free Version)</text:span>
</text:h>
      <text:p text:style-name="P4">
Authors: ['盖伊•查赞']</text:p>
      <text:p text:style-name="P4">
Publisher: 英国《金融时报》</text:p>
      <text:p text:style-name="P4">
Time: 2023-06-12T00:11:06+00:00</text:p>
      <text:p text:style-name="P4">
Published Time: 2023-06-11T12:00:99+08:00</text:p>
      <text:p text:style-name="P4">
Modified Time: 2023-06-11T20:10:99+08:00</text:p>
      <text:p text:style-name="P4">
Description: Although the German Prime Minister, Tsumarz, is believed to be positive, Treasury Minister Lindner said that no budget funds can meet Intel's higher subsidy requirements for its new wafer fab.</text:p>
      <text:p text:style-name="P4">
Images: ["<text:a xlink:type="simple" xlink:href="https://thumbor.ftacademy.cn/unsafe/picture/7/000184007_piclink.jpg" text:style-name="Internet_20_link" text:visited-style-name="Visited_20_Internet_20_Link">
000184007_pic...</text:a>
"]</text:p>
      <text:p text:style-name="P4">
Themes: ['英特尔', '关注']</text:p>
      <text:p text:style-name="P4">
Keywords: ['英特尔', '半导体', '芯片', '德国经济', '产业政策', '补贴']</text:p>
      <text:p text:style-name="P4">
Type: Article</text:p>
      <!--METADATA-->
      <text:p text:style-name="P4">
<draw:frame draw:style-name="fr1" draw:name="Image63" text:anchor-type="as-char" svg:width="6.9236in" svg:height="3.894525in" draw:z-index="0">
<draw:image xlink:href="../Images/FT Chinese Free Version/2023-06-12T00-11-06-00-00/000184007_piclink.jpg" xlink:type="simple" xlink:show="embed" xlink:actuate="onLoad" draw:mime-type="image/jpeg"/>
</draw:frame>
German Finance Minister Christian Lindna(Christian Lindner)It means that there is no funds in the budget to satisfy Intel(Intel)A higher subsidy requirement for its new factories of 17 billion euros in eastern Germany. This statement has hit the hope of all parties to reach an agreement.</text:p>
      <text:p text:style-name="P4">
This American chip manufacturer has been located in Magdeburg(Magdeburg)The wafer factories have won 6.8 billion euros in government support, but now they require about 10 billion euros, because the cost of energy and building has risen.</text:p>
      <text:p text:style-name="P4">
News Source: <text:a xlink:type="simple" xlink:href="http://www.ftchinese.com/story/001099924" text:style-name="Internet_20_link" text:visited-style-name="Visited_20_Internet_20_Link">
http://www.ftchinese.com/story/001099924</text:a>
</text:p>
      <!--NEWS-->
      <text:h text:style-name="P10" text:outline-level="1">
<text:span text:style-name="T4">
How to defeat AI (Free Version) in the United States of Mathematics Teachers</text:span>
</text:h>
      <text:p text:style-name="P4">
Author: Ben Cohen</text:p>
      <text:p text:style-name="P4">
Publisher: 华尔街日报中文网</text:p>
      <text:p text:style-name="P4">
Published Time: 2023-06-12T00:40:00.000Z</text:p>
      <text:p text:style-name="P4">
Modified Time: 2023-06-12T00:40:00.000Z</text:p>
      <text:p text:style-name="P4">
Created Time: 2023-06-11T23:25:00.000Z</text:p>
      <text:p text:style-name="P4">
Description: Faced with uncertain future, the National Olympic Team coach Luo Boshen gave a simple suggestion during the tip of dozens of cities: making itself more human.</text:p>
      <text:p text:style-name="P4">
Images: []</text:p>
      <text:p text:style-name="P4">
Categories: ['派', '生活']</text:p>
      <text:p text:style-name="P4">
Keywords: SYND,LINK:EN|WP-WSJ-0000915550</text:p>
      <text:p text:style-name="P4">
Type: Article</text:p>
      <!--METADATA-->
      <text:p text:style-name="P4">
One Friday night, the most attractive mathematics teacher in the United States is standing in a middle school, the only two subjects that are more stressful than the algebra and calculus -artificial intelligence(AI)Change a message to students and anxious parents.</text:p>
      <text:p text:style-name="P4">
News Source: <text:a xlink:type="simple" xlink:href="https://cn.wsj.com/articles/%E6%95%B0%E5%AD%A6%E5%90%8D%E5%B8%88%E6%95%99%E5%85%A8%E7%BE%8E%E5%AD%A6%E7%94%9F%E5%A6%82%E4%BD%95%E6%88%98%E8%83%9Cai-53415eb5" text:style-name="Internet_20_link" text:visited-style-name="Visited_20_Internet_20_Link">
https://cn.wsj.com/articles/%E6%95%B0%E5%AD%A6%E5%90%8D%E5%B8%88%E6%95%99%E5%85%A8%E7%BE%8E%E5%AD%A6%E7%94%9F%E5%A6%82%E4%BD%95%E6%88%98%E8%83%9Cai-53415eb5</text:a>
</text:p>
      <!--NEWS-->
      <text:h text:style-name="P10" text:outline-level="1">
<text:span text:style-name="T4">
Apple Samsung's Vietnamese manufacturing strategy encountered the latest blow: serious electricity shortage (Free Version)</text:span>
</text:h>
      <text:p text:style-name="P4">
Author: Yang Jie</text:p>
      <text:p text:style-name="P4">
Publisher: 华尔街日报中文网</text:p>
      <text:p text:style-name="P4">
Published Time: 2023-06-12T01:00:00.000Z</text:p>
      <text:p text:style-name="P4">
Modified Time: 2023-06-12T01:00:00.000Z</text:p>
      <text:p text:style-name="P4">
Created Time: 2023-06-09T23:18:00.000Z</text:p>
      <text:p text:style-name="P4">
Description: Vietnam, which encounters the heat wave, is trying to deal with serious power shortages, which has caused a blow to manufacturers who have poured into Vietnam. These manufacturers regard Vietnam as a substitute for China.</text:p>
      <text:p text:style-name="P4">
Images: []</text:p>
      <text:p text:style-name="P4">
Categories: ['国际']</text:p>
      <text:p text:style-name="P4">
Keywords: SYND,LINK:EN|WP-WSJ-0000967418</text:p>
      <text:p text:style-name="P4">
Type: Article</text:p>
      <!--METADATA-->
      <text:p text:style-name="P4">
In the heat waves in early summer, Vietnam is trying to deal with serious power shortage of electricity, which has caused a blow to manufacturers who have poured into Vietnam. These manufacturers regard Vietnam as <text:a xlink:type="simple" xlink:href="https://cn.wsj.com/articles/CN-BIZ-20230602170619" text:style-name="Internet_20_link" text:visited-style-name="Visited_20_Internet_20_Link">
China Equipment choice</text:a>
 。</text:p>
      <text:p text:style-name="P4">
News Source: <text:a xlink:type="simple" xlink:href="https://cn.wsj.com/articles/%E8%8B%B9%E6%9E%9C%E4%B8%89%E6%98%9F%E7%9A%84%E8%B6%8A%E5%8D%97%E5%88%B6%E9%80%A0%E6%88%98%E7%95%A5%E9%9D%A2%E4%B8%B4%E7%AA%98%E5%A2%83-%E4%B8%A5%E9%87%8D%E7%9A%84%E7%94%B5%E5%8A%9B%E7%9F%AD%E7%BC%BA-8765f885" text:style-name="Internet_20_link" text:visited-style-name="Visited_20_Internet_20_Link">
https://cn.wsj.com/articles/%E8%8B%B9%E6%9E%9C%E4%B8%89%E6%98%9F%E7%9A%84%E8%B6%8A%E5%8D%97%E5%88%B6%E9%80%A0%E6%88%98%E7%95%A5%E9%9D%A2%E4%B8%B4%E7%AA%98%E5%A2%83-%E4%B8%A5%E9%87%8D%E7%9A%84%E7%94%B5%E5%8A%9B%E7%9F%AD%E7%BC%BA-8765f885</text:a>
</text:p>
      <!--NEWS-->
      <text:h text:style-name="P10" text:outline-level="1">
<text:span text:style-name="T4">
Seven key information of the Trump Secret File Case</text:span>
</text:h>
      <text:p text:style-name="P4">
Creator: MAGGIE HABERMAN,GLENN THRUSH,ALAN FEUER,BEN PROTESS</text:p>
      <text:p text:style-name="P4">
Publisher: https://www.facebook.com/nytimeschinese</text:p>
      <text:p text:style-name="P4">
Published Time: 2023-06-12T01:05:05+08:00</text:p>
      <text:p text:style-name="P4">
Description: Some new details were exposed to the prosecution of Trump's assisted assistant. It shows that Trump placed important documents for the box in the washing room, and the national security documents were even thrown on the ground. In addition, Trump also shared confidentiality with others. Alex Brandon/Associated Press, Robert Kennedy's Ministry of Justice, Washington, was taken on Friday.</text:p>
      <text:p text:style-name="P4">
Images: ["<text:a xlink:type="simple" xlink:href="https://static01.nyt.com/images/2023/06/09/multimedia/09trump-docs-indictment-blog-indictment1-vqhf/09trump-docs-indictment-blog-indictment1-vqhf-master1050.jpg" text:style-name="Internet_20_link" text:visited-style-name="Visited_20_Internet_20_Link">
09trump-docs-...</text:a>
"]</text:p>
      <text:p text:style-name="P4">
Category: 美国</text:p>
      <text:p text:style-name="P4">
Type: Article</text:p>
      <!--METADATA-->
      <text:p text:style-name="P4">
<draw:frame draw:style-name="fr1" draw:name="Image64" text:anchor-type="as-char" svg:width="6.9236in" svg:height="4.615733in" draw:z-index="0">
<draw:image xlink:href="../Images/cnnytimes/2023-06-12T01-05-05-08-00/09trump-docs-indictment-blog-indictment1-vqhf-master1050.jpg" xlink:type="simple" xlink:show="embed" xlink:actuate="onLoad" draw:mime-type="image/jpeg"/>
</draw:frame>
The former President Trump announced on Friday to generally and its personal assistant Walter Aya <text:a xlink:type="simple" xlink:href="https://www.nytimes.com/interactive/2023/06/09/us/trump-indictment-document-annotated.html" text:style-name="Internet_20_link" text:visited-style-name="Visited_20_Internet_20_Link">
Prosecutor</text:a>
It reveals a series of new details that are embarrassing and possible. They come from a one -year -old survey that has been confidential.</text:p>
      <text:p text:style-name="P4">
This <text:a xlink:type="simple" xlink:href="https://www.nytimes.com/live/2023/06/09/us/trump-indictment-documents-news/read-the-complete-indictment-here" text:style-name="Internet_20_link" text:visited-style-name="Visited_20_Internet_20_Link">
Page 49 Prosecution</text:a>
Including 37 allegations and seven individual allegations against the former president, and a allegations against its assistants, it clearly presents how wide the content of the sensitive materials taken by Trump from the White House, as well as the processing documents of him and the staff handling documents How ridiculous the way -the most important thing is that the prosecutor also mentioned a model of obstruction and false statements, the purpose of which to prevent the federal investigation bureau and the jury.</text:p>
      <text:p text:style-name="P4">
Here are some of the most important and shocking allegations:</text:p>
      <text:p text:style-name="P4">
<text:span text:style-name="T4">
 Trump and Naita are charged with co -conspiracy to hinder justice. </text:span>
</text:p>
      <text:p text:style-name="P4">
advertise</text:p>
      <text:p text:style-name="P4">
Prosecutors said the evidence they collected showed that Trump deliberately ignored him in May 2022 that he asked him to return all items that belong to the National Archives -and took very measure to obstruct the federal investigation bureau and jury.</text:p>
      <text:p text:style-name="P4">
In order to observe the request of the subpoena, a lawyer of Trump went to his Masarra manor to search for documents in the storage room. A few hours ago, Trump instructed the co -defendant Naita to move 64 boxes out of the storage room. Because he insisted that these boxes were his property.</text:p>
      <text:p text:style-name="P4">
"I don't want anyone to turn my box, I really don't want to," the indictment shows that Trump told one of his lawyers.</text:p>
      <text:p text:style-name="P4">
<text:span text:style-name="T4">
 He put the important documents of the box in the bathroom. </text:span>
</text:p>
      <text:p text:style-name="P4">
The indictment stated that in April 2021, Trump's employees needed to move from a banquet hall to dozens of boxes, and they were going to transform the banquet hall into an office. "There is another place in the washing room," a assistant sent a text message to another assistant. Soon after, these boxes were dragged to a small washing room next to the banquet hall adjacent to the Macaru Song Manor, and the piled box almost touched the small branch -shaped chandeliers next to the toilet.</text:p>
      <text:p text:style-name="P4">
<text:span text:style-name="T4">
 The secret documents are randomly released, even scattered on the ground. </text:span>
</text:p>
      <text:p text:style-name="P4">
One of the most striking pictures in the indictment comes from 2021. A box of national security documents in the photo is scattered on the ground of a storage room in the Malaras Manor. Many employees in the estate can enter the storage room. These documents are marked with a limited "five -eye" classification mark, indicating that only officials with the highest security license issued by the United States and its closest ally can view it.</text:p>
      <text:p text:style-name="P4">
advertise</text:p>
      <text:p text:style-name="P4">
<text:span text:style-name="T4">
 Trump suggested his lawyer to get a folder, "If there is anything bad inside, for example, you know, just pull it out." </text:span>
</text:p>
      <text:p text:style-name="P4">
For Trump, one of the most tricky evidence is that the indictment describes Trump and the lawyer how to deal with a folder equipped with 38 confidential documents. The lawyer said that Trump did a "pull -out action", suggesting, "Why don't you take them to your hotel room, if there is anything bad inside, for example, you know Pull out. "</text:p>
      <text:p text:style-name="P4">
This may indicate that he knows that he holds sensitive documents, that is, "bad" documents, and also authorizes those who do not have appropriate security permits to check these documents carefully instead of returning all documents to the file hall directly as the government requires.</text:p>
      <text:p text:style-name="P4">
<text:span text:style-name="T4">
 Trump shares secrets with tourists visiting Bedmust. There are audio proves. </text:span>
</text:p>
      <text:p text:style-name="P4">
Many of the plots described in the indictment have been reported by the news media -including a revealing exposure that may be destructive, <text:a xlink:type="simple" xlink:href="https://www.nytimes.com/live/2023/06/09/us/trump-indictment-documents-news/indictment-quotes-trump-acknowledging-that-he-had-a-secret-document-he-was-not-allowed-to-declassify" text:style-name="Internet_20_link" text:visited-style-name="Visited_20_Internet_20_Link">
recording proves, Trump shows off the secret combat plan of the United States</text:a>
——The said that the material is "highly secret" and "secret", and it is acknowledged that it has not been decrypted.</text:p>
      <text:p text:style-name="P4">
"See, as president, I could have decrypted it," Trump said. He added, "I can't, you know now, but this is still secret."</text:p>
      <text:p text:style-name="P4">
advertise</text:p>
      <text:p text:style-name="P4">
<text:span text:style-name="T4">
 It is said that he shared a secret map with a staff member of the Political Action Commission. </text:span>
</text:p>
      <text:p text:style-name="P4">
In another incident in August or September 2021, he shared a unique military map with a staff member of the Political Action Commission without security.</text:p>
      <text:p text:style-name="P4">
According to the indictment, the former president hinted that the progress of military operations in a country without names was not smooth. According to the indictment, he showed the map to the staff, but warned the staff member to "don't be too close."</text:p>
      <text:p text:style-name="P4">
In these interactions, he seems to be less interested in the content of the materials. What is more interested is that these materials are "given to me", just like gifts or souvenirs.</text:p>
      <text:p text:style-name="P4">
"Isn't this great?" He asked a visitor after showing a document and said that this was randomly selected from the "a lot of" files, indicating that he had more documents.</text:p>
      <text:p text:style-name="P4">
<text:span text:style-name="T4">
 One of Trump's lawyers, Evan Crees, is a key witness. </text:span>
</text:p>
      <text:p text:style-name="P4">
advertise</text:p>
      <text:p text:style-name="P4">
Kokllen made detailed notes (some of which were excerpted from the iPhone voice memo he made for himself). Protect yourself: return the document to the government.</text:p>
      <text:p text:style-name="P4">
The prosecutor also disclosed a even more shocking thing -Trump and Naita moved the box around, asking Kochlen, who asked the investigators to find the complete materials.</text:p>
      <text:p text:style-name="P4">
News Source: <text:a xlink:type="simple" xlink:href="https://cn.nytimes.com/usa/20230612/trump-indictment-highlights/" text:style-name="Internet_20_link" text:visited-style-name="Visited_20_Internet_20_Link">
https://cn.nytimes.com/usa/20230612/trump-indictment-highlights/</text:a>
</text:p>
      <!--NEWS-->
      <text:h text:style-name="P10" text:outline-level="1">
<text:span text:style-name="T4">
FT Social Review: Will the genetic AI increase productivity? (Free version)</text:span>
</text:h>
      <text:p text:style-name="P4">
Authors: ['社评']</text:p>
      <text:p text:style-name="P4">
Publisher: 英国《金融时报》</text:p>
      <text:p text:style-name="P4">
Time: 2023-06-12T01:19:49+00:00</text:p>
      <text:p text:style-name="P4">
Published Time: 2023-06-11T12:00:99+08:00</text:p>
      <text:p text:style-name="P4">
Modified Time: 2023-06-11T21:19:99+08:00</text:p>
      <text:p text:style-name="P4">
Description: The launch of ChatGPT is exciting, but in the past, the invention often followed the "J curve", that is, the production rate declined when the initial adoption was used, and then it would rise sharply. Will the genetic AI follow the similar path?</text:p>
      <text:p text:style-name="P4">
Images: ["<text:a xlink:type="simple" xlink:href="https://thumbor.ftacademy.cn/unsafe/picture/0/000184020_piclink.jpg" text:style-name="Internet_20_link" text:visited-style-name="Visited_20_Internet_20_Link">
000184020_pic...</text:a>
"]</text:p>
      <text:p text:style-name="P4">
Themes: ['人工智能', '关注']</text:p>
      <text:p text:style-name="P4">
Keywords: ['人工智能', '生产率', 'ChatGPT', 'OpenAI', '全球经济']</text:p>
      <text:p text:style-name="P4">
Type: Article</text:p>
      <!--METADATA-->
      <text:p text:style-name="P4">
<draw:frame draw:style-name="fr1" draw:name="Image65" text:anchor-type="as-char" svg:width="6.9236in" svg:height="3.894525in" draw:z-index="0">
<draw:image xlink:href="../Images/FT Chinese Free Version/2023-06-12T01-19-49-00-00/000184020_piclink.jpg" xlink:type="simple" xlink:show="embed" xlink:actuate="onLoad" draw:mime-type="image/jpeg"/>
</draw:frame>
New technology will always be excited. The invention of the railway has led to the "railway fever" in the United Kingdom in the 1940s(RailwayMania)Investors have poured into railway stocks. In the 1920s, radio inspired people's imagination in a similar way. And not so long, the fanaticism of the popularity of the Internet made Nasdaq(Weed)The index rose 4 times from 1995 to 2000. In addition to the psychology of "fear of being in the air", this kind of hysterical is also derived from the extent to what extent it is for innovation -how fast -and how fast -increase human well -being and improve productivity. But the initial bubbles will always be shattered with reality and expectations.</text:p>
      <text:p text:style-name="P4">
Generate artificial intelligence(generativeAI)——S particularly large language models such as Openai's ChatGPT(LLM)— The rise of the rise also triggered similar enthusiasm. Since the launch of ChatGPT in November last year, the excitement report of the technology (from writing papers to generating code can automatically complete various tasks) has emerged. Golden(Gold mannach)It is estimated that it can promote the increase in productivity and make the global GDP(GDP)Increasing 7%during 10 years.</text:p>
      <text:p text:style-name="P4">
News Source: <text:a xlink:type="simple" xlink:href="http://www.ftchinese.com/story/001099925" text:style-name="Internet_20_link" text:visited-style-name="Visited_20_Internet_20_Link">
http://www.ftchinese.com/story/001099925</text:a>
</text:p>
      <!--NEWS-->
      <text:h text:style-name="P10" text:outline-level="1">
<text:span text:style-name="T4">
Ignore Western concerns about the new investment agreement of Saizhongzhong</text:span>
</text:h>
      <text:p text:style-name="P4">
Author: None (Language: zh)</text:p>
      <text:p text:style-name="P4">
Publisher: None</text:p>
      <text:p text:style-name="P4">
Time: 2023-06-12T01:37:00Z</text:p>
      <text:p text:style-name="P4">
Description: Arab countries and China held a business cooperation forum in Riyady on the 11th. The host country Saudi Arabia said that "the demand for oil is still growing." Under the wrestling of China and the United States, is Saudi Arabia's "selection station"?</text:p>
      <text:p text:style-name="P4">
Videos: []</text:p>
      <text:p text:style-name="P4">
Images: []</text:p>
      <text:p text:style-name="P4">
Subject: 经济纵横</text:p>
      <text:p text:style-name="P4">
Subjects: ['奥巴马', '岛屿主权争端', '专题报道：全景观看“习马会”', '中国', '中共十九大', '石油', '美国', '德中关系']</text:p>
      <text:p text:style-name="P4">
Keywords: ['中阿关系', '中阿合作论坛', '中国', '阿拉伯国家', '沙特阿拉伯', '石油', '美国']</text:p>
      <text:p text:style-name="P4">
Id: 65886571</text:p>
      <!--METADATA-->
      <text:p text:style-name="P4">
<text:a xlink:type="simple" xlink:href="https://www.dw.com/zh/overlay/image/article/65886571/65886554" text:style-name="Internet_20_link" text:visited-style-name="Visited_20_Internet_20_Link">
 </text:a>
This year's China -Arabia chamber of Commerce was hosted by Saudi Arabia for the first time. Within 2,500 governments and business officials within 2 days, they attended the meeting.</text:p>
      <text:p text:style-name="P4">
(Voice of Germany in Chinese) Saudi Arabia held the "Arab-China Cooperation Forum Tenth Entrepreneur Conference" on Sunday (June 11) in Liad. On the first day, he announced a billions of dollars between China and Arabia.</text:p>
      <text:p text:style-name="P4">
At the opening ceremony, Saudi Foreign Minister Faisal Binfarhan said that Saudi Arabia still has the potential for development in economic and trade relations. He said, "(This) meeting is an opportunity ... Build a common future and move towards a new era that is beneficial to our people."</text:p>
      <text:p text:style-name="P4">
This year's China -Arabia chamber of Commerce was hosted by Saudi Arabia for the first time. Within 2,500 governments and business officials within 2 days, they attended the meeting.</text:p>
      <text:p text:style-name="P4">
The Saudi Investment Department stated that the activity "signed a $ 10 billion investment agreement on the first day", most of which are projects in Saudi Arabia, or signed by Saudi Arabia companies and government entities, including the Saudi Investment Department With Chinese electric and autonomous car manufacturers Humanhorizons, it has a record memorandum of $ 5.6 billion.</text:p>
      <text:p text:style-name="P4">
In addition, Saudi Arabia and China Geological Mining Corporation have also signed a $ 500 million cooperation agreement to allow China to minimize copper mines in Saudi Arabia.</text:p>
      <text:p text:style-name="P4">
Saudi Foreign Minister Fasal and Hu Chunhua, vice chairman of the Chinese CPPCC, sat side by side in the Chamber of Commerce.</text:p>
      <text:h text:style-name="P12" text:outline-level="3">
<text:span text:style-name="T4">
?</text:span>
</text:h>
      <text:p text:style-name="P4">
Saudi Energy Minister Prince Salman Bin Abdul Aziz ALSAUD said at the meeting that Saudi Arabia hopes to cooperate with China, not competition, and say that he "ignores" the increasing suspicion of Sino -Saudi relations in the West.</text:p>
      <text:p text:style-name="P4">
Reuters reports that Saudi Arabia is the world's largest oil exporter, and China is the world's largest energy consumer country. The relationship between the two parties is based on the oil trade. In March of this year, <text:a xlink:type="simple" xlink:href="https://www.dw.com/zh/zh/沙特阿美宣布两项在华投资-总额超1000亿人民币/a-65151253" text:style-name="Internet_20_link" text:visited-style-name="Visited_20_Internet_20_Link">
State -owned Petroleum Giant Saudi Amy announced two large investment plans in China</text:a>
In order to strengthen its position as China's top crude oil supplier.</text:p>
      <text:p text:style-name="P4">
However, <text:a xlink:type="simple" xlink:href="https://www.dw.com/zh/zh/习近平结束沙特访问-利雅得宣言强调一中原则/a-64056491" text:style-name="Internet_20_link" text:visited-style-name="Visited_20_Internet_20_Link">
with the geopolitical situation heating up</text:a>
Liade and Beijing began to deepen the cooperation of security and sensitive technologies, which aroused the attention of the United States.</text:p>
      <text:p text:style-name="P4">
Although the United States is a long -term ally of Liad, the business and diplomatic relations between Beijing and the Middle East countries have become increasingly closer in recent years. Recently, it has contributed to the reconciliation between Iran and Saudi Arabia. The change of regional relations is considered an important milestone.</text:p>
      <text:p text:style-name="P4">
<text:a xlink:type="simple" xlink:href="https://www.dw.com/zh/zh/美媒称习近平年底访问沙特-石油人民币结算是否浮出水面引关注/a-63682483" text:style-name="Internet_20_link" text:visited-style-name="Visited_20_Internet_20_Link">
Chinese President Xi Jinping when I visited Saudi Arabia last December</text:a>
It is called on the two countries to change the renminbi to carry out oil trade. Because this will weaken the dominant position of the US dollar, it will lead to criticism of the United States. When asked about the incident at the Chamber of Commerce, Abdullazz said: "I actually ignored it (the United States criticized). Because ... as a businessman ... you naturally want to Go to the place where there is a chance. China's oil demand is still growing. Of course, we must grasp the demand. "</text:p>
      <text:p text:style-name="P4">
"Instead of competing with China, it is better to cooperate with China." Abdullazz took the example of Sino -US relations: "We don't have to face the choice of" either "either with us or.</text:p>
      <text:p text:style-name="P4">
A few days before the opening of the China-Arab Chamber of Commerce, US Secretary of State Antony Blinken also visited Riyadh. He was visiting that Washington "did not require anyone to make choices between the United States and China."</text:p>
      <text:p text:style-name="P4">
A few days before the opening of the Afghanistan Chamber of Commerce, Blint only ended its visit to Atta.</text:p>
      <text:p text:style-name="P4">
(Agence France -Presse, Reuters)</text:p>
      <text:p text:style-name="P4">
News Source: <text:a xlink:type="simple" xlink:href="https://www.dw.com/zh/無視西方擔憂-沙中簽新投資協議/a-65886571" text:style-name="Internet_20_link" text:visited-style-name="Visited_20_Internet_20_Link">
https://www.dw.com/zh/無視西方擔憂-沙中簽新投資協議/a-65886571?maca=chi-rss-chi-all-1127-rdf</text:a>
</text:p>
      <!--NEWS-->
      <text:h text:style-name="P10" text:outline-level="1">
<text:span text:style-name="T4">
When the West suffers from inflation, China must worry about the risk of shrinkage (Free Version)</text:span>
</text:h>
      <text:p text:style-name="P4">
Author: Jason Douglas</text:p>
      <text:p text:style-name="P4">
Publisher: 华尔街日报中文网</text:p>
      <text:p text:style-name="P4">
Published Time: 2023-06-12T02:00:00.000Z</text:p>
      <text:p text:style-name="P4">
Modified Time: 2023-06-12T02:00:00.000Z</text:p>
      <text:p text:style-name="P4">
Created Time: 2023-06-12T00:09:00.000Z</text:p>
      <text:p text:style-name="P4">
Description: China's PPI declines and CPI is weak, which is in sharp contrast to the hot inflation of many Western countries. If the economy does not rise rapidly, China may experience a wave of currency tightening.</text:p>
      <text:p text:style-name="P4">
Images: []</text:p>
      <text:p text:style-name="P4">
Categories: ['经济', '中国经济']</text:p>
      <text:p text:style-name="P4">
Keywords: SYND,LINK:EN|WP-WSJ-0000967256</text:p>
      <text:p text:style-name="P4">
Type: Article</text:p>
      <!--METADATA-->
      <text:p text:style-name="P4">
When the Western central bank continues to raise interest rates to lower the stubborn high inflation, the problems facing China are just the opposite -the risk of currency tightening has increased.</text:p>
      <text:p text:style-name="P4">
News Source: <text:a xlink:type="simple" xlink:href="https://cn.wsj.com/articles/%E8%A5%BF%E6%96%B9%E8%8B%A6%E4%BA%8E%E9%80%9A%E8%83%80%E4%B9%8B%E9%99%85-%E4%B8%AD%E5%9B%BD%E5%88%99%E8%A6%81%E6%8B%85%E5%BF%83%E9%80%9A%E7%BC%A9%E9%A3%8E%E9%99%A9-aabd2b78" text:style-name="Internet_20_link" text:visited-style-name="Visited_20_Internet_20_Link">
https://cn.wsj.com/articles/%E8%A5%BF%E6%96%B9%E8%8B%A6%E4%BA%8E%E9%80%9A%E8%83%80%E4%B9%8B%E9%99%85-%E4%B8%AD%E5%9B%BD%E5%88%99%E8%A6%81%E6%8B%85%E5%BF%83%E9%80%9A%E7%BC%A9%E9%A3%8E%E9%99%A9-aabd2b78</text:a>
</text:p>
      <!--NEWS-->
      <text:h text:style-name="P10" text:outline-level="1">
<text:span text:style-name="T4">
Ukraine suffered a "heavy" loss and Moscow's attack on the Black Sea in the Russian ambush</text:span>
</text:h>
      <text:p text:style-name="P4">
Author: 通讯社</text:p>
      <text:p text:style-name="P4">
Publisher: Al Jazeera</text:p>
      <text:p text:style-name="P4">
Published Time: 2023-06-12T02:07:00</text:p>
      <text:p text:style-name="P4">
Modified Time: 2023-06-12T02:07:00</text:p>
      <text:p text:style-name="P4">
Description: The Ukrainian military acknowledged that Russia launched ambush last week near Zapolo (located in eastern Ukraine). A series of American armored teams were destroyed.</text:p>
      <text:p text:style-name="P4">
Images: ["<text:a xlink:type="simple" xlink:href="https://chinese.aljazeera.net/wp-content/uploads/2023/06/1-1686534627.png" text:style-name="Internet_20_link" text:visited-style-name="Visited_20_Internet_20_Link">
1-1686534627.png</text:a>
"]</text:p>
      <text:p text:style-name="P4">
Topics: ['乌克兰战争', '军事', '政治', '新闻']</text:p>
      <text:p text:style-name="P4">
Keywords: ['乌克兰战争', '军事', '政治', '新闻', '乌克兰', '俄罗斯', '欧洲']</text:p>
      <text:p text:style-name="P4">
Type: Article</text:p>
      <!--METADATA-->
      <text:p text:style-name="P4">
<draw:frame draw:style-name="fr1" draw:name="Image69" text:anchor-type="as-char" svg:width="6.9236in" svg:height="4.612736in" draw:z-index="0">
<draw:image xlink:href="../Images/Aljazeera Chinese/2023-06-12T02-07-00/1-1686534627.png" xlink:type="simple" xlink:show="embed" xlink:actuate="onLoad" draw:mime-type="image/png"/>
</draw:frame>
The Russian warship (Reuters), who had previously participated in the parade (Reuters)</text:p>
      <text:p text:style-name="P4">
The Ukrainian military acknowledged that Russia launched ambush last week near Zapolo (located in eastern Ukraine), and a series of American armored vehicles were destroyed. At the same time, Moscow announced that it repelled the Ukrainian speedboat to a ship in the Black Sea. Attack.</text:p>
      <text:p text:style-name="P4">
Last Wednesday, the 47th Infantry Brigade of the Ukrainian army launched an offense in the southern part of Zapolo, and the Ukrainian Bradeli car supported by German -made Leopard tanks was bombed.</text:p>
      <text:p text:style-name="P4">
Viles -were shot by drones and broadcast on the Russian channel -showing several damaged vehicles that belong to the 47th brigade. This military tour is one of the newly established units with the West.</text:p>
      <text:p text:style-name="P4">
Among the nine vehicles attached to the organization's motorized infantry forces -this is not the only vehicle involved in the attack -6 vehicles have been destroyed, 3 of which are damaged, but they can be repaired. It is convinced that the Russian army has learned about the attack that is about to occur and stated that there is an intelligence line person in suspicion.</text:p>
      <text:p text:style-name="P4">
When asked if the attack was successful, a Ukrainian soldier said that his battalion had almost no recovery of land, and another Ukrainian soldier confirmed that "when our vehicle was repaired, we would return."</text:p>
      <text:p text:style-name="P4">
So far, Kiev has not officially announced its counterattack, but Ukraine President Zeleiski confirmed on Saturday that "offensive and defensive countermeasures" are currently being implemented on the front line with Russia.</text:p>
      <text:h text:style-name="P13" text:outline-level="4">
<text:span text:style-name="T4">
attack ship</text:span>
</text:h>
      <text:p text:style-name="P4">
In the opposite camp, the Russian Ministry of Defense stated that it repelled the Ukrainian speedboat's attack on a fleet in the Black Sea.</text:p>
      <text:p text:style-name="P4">
Bloomberg reported that the Russian Ministry of Defense posted a statement through Telegram applications that at about 1:30 in the morning, the "Vishnia" intelligence vessel was attacked at 300 kilometers southeast of Crimea Saava Bord.</text:p>
      <text:p text:style-name="P4">
The Russian Ministry of Defense also said that Russia said that vessels equipped with weapons and grenade launchers have been destroyed and explained that the ship has no casualties or material damage.</text:p>
      <text:p text:style-name="P4">
In another development, the Governor of Hermuson, controlled by Ukraine, said that on Sunday, the Russian army bombed a ship with evacuated people who had evacuated from the city from the flood area, causing 3 people to death and 10 injuries.</text:p>
      <text:p text:style-name="P4">
After the Khahofka dam was destroyed, the region suffered a catastrophic flood, and Kiev and Moscow accused each other accusing each other overwhelmed the dam a few days ago.</text:p>
      <text:p text:style-name="P4">
Governor Alexander Prototin, Governor of Hermone area(Alexander Proudin)Said, "Three people were killed and 10 were injured, including two law enforcement officers."</text:p>
      <text:h text:style-name="P13" text:outline-level="4">
<text:span text:style-name="T4">
Exchange captives</text:span>
</text:h>
      <text:p text:style-name="P4">
At the same time, Russia and Ukraine announced on Sunday that the two sides would exchange about 100 captive soldiers.</text:p>
      <text:p text:style-name="P4">
The Russian Ministry of Defense posted on Telegram that the result of the negotiations was the release of 94 Russians captured in Ukraine, and said they would be transferred to medical institutions for medical examinations.</text:p>
      <text:p text:style-name="P4">
Ukrainian President's Office Director Andrey Jermark said 95 Ukrainian soldiers returned to their country after being captured by Russia and added that they had wounded, including soldiers of the National Guard and Border Forces.</text:p>
      <text:p text:style-name="P4">
Yelmark added that the release of soldiers performed a mission near the city of Mary Upol. The city was still besieged by Russia for several weeks last year, and the Chel Nobel Nuclear Power Station was briefly occupied by the Russian army last year.</text:p>
      <text:p text:style-name="P4">
News Source: <text:a xlink:type="simple" xlink:href="https://chinese.aljazeera.net/news/war-in-ukraine/2023/6/12/%e4%b9%8c%e5%85%8b%e5%85%b0%e5%9c%a8%e4%bf%84%e7%bd%97%e6%96%af%e4%bc%8f%e5%87%bb%e4%b8%ad%e9%81%ad%e5%8f%97%e6%b2%89%e9%87%8d%e6%8d%9f%e5%a4%b1%e4%b8%8e%e8%8e%ab%e6%96%af%e7%a7%91" text:style-name="Internet_20_link" text:visited-style-name="Visited_20_Internet_20_Link">
https://chinese.aljazeera.net/news/war-in-ukraine/2023/6/12/%e4%b9%8c%e5%85%8b%e5%85%b0%e5%9c%a8%e4%bf%84%e7%bd%97%e6%96%af%e4%bc%8f%e5%87%bb%e4%b8%ad%e9%81%ad%e5%8f%97%e6%b2%89%e9%87%8d%e6%8d%9f%e5%a4%b1%e4%b8%8e%e8%8e%ab%e6%96%af%e7%a7%91</text:a>
</text:p>
      <!--NEWS-->
      <text:h text:style-name="P10" text:outline-level="1">
<text:span text:style-name="T4">
Biontech faces hundreds of claims in Germany</text:span>
</text:h>
      <text:p text:style-name="P4">
Authors: ['劳拉•皮特尔']</text:p>
      <text:p text:style-name="P4">
Publisher: 英国《金融时报》</text:p>
      <text:p text:style-name="P4">
Time: 2023-06-12T02:25:42+00:00</text:p>
      <text:p text:style-name="P4">
Published Time: 2023-06-11T12:00:99+08:00</text:p>
      <text:p text:style-name="P4">
Modified Time: 2023-06-11T22:24:99+08:00</text:p>
      <text:p text:style-name="P4">
Description: This new crown vaccine developer will first appear in Temple in Germany on Monday. The plaintiff stated that he had symptoms such as arrhythmia and "brain mist" after vaccination, and for this reason, he sought 150,000 euros damage compensation.</text:p>
      <text:p text:style-name="P4">
Images: ["<text:a xlink:type="simple" xlink:href="https://thumbor.ftacademy.cn/unsafe/picture/3/000184023_piclink.jpg" text:style-name="Internet_20_link" text:visited-style-name="Visited_20_Internet_20_Link">
000184023_pic...</text:a>
"]</text:p>
      <text:p text:style-name="P4">
Themes: ['新型冠状病毒', '关注']</text:p>
      <text:p text:style-name="P4">
Keywords: ['BioNTech', '新型冠状病毒', '疫苗', '制药', '健康']</text:p>
      <text:p text:style-name="P4">
Type: Article</text:p>
      <!--METADATA-->
      <text:p text:style-name="P4">
<draw:frame draw:style-name="fr1" draw:name="Image70" text:anchor-type="as-char" svg:width="6.9236in" svg:height="3.894525in" draw:z-index="0">
<draw:image xlink:href="../Images/FT Chinese Free Version/2023-06-12T02-25-42-00-00/000184023_piclink.jpg" xlink:type="simple" xlink:show="embed" xlink:actuate="onLoad" draw:mime-type="image/jpeg"/>
</draw:frame>
Biontech faces a batch of claim lawsuits filed by two law firms in Germany. The two law firm claims that the company's new crown vaccine causes its customers to suffer long -lasting health damage.</text:p>
      <text:p text:style-name="P4">
Headquarters in Mainz(Mainz)The pharmaceutical dealers will first appear in court on Monday. The case is mentioned by a lawyer on behalf of a middle -aged medical staff.</text:p>
      <text:p text:style-name="P4">
News Source: <text:a xlink:type="simple" xlink:href="http://www.ftchinese.com/story/001099926" text:style-name="Internet_20_link" text:visited-style-name="Visited_20_Internet_20_Link">
http://www.ftchinese.com/story/001099926</text:a>
</text:p>
      <!--NEWS-->
      <text:h text:style-name="P10" text:outline-level="1">
<text:span text:style-name="T4">
Global use nuclear warheads increase Swedish think tank: China increases the most</text:span>
</text:h>
      <text:p text:style-name="P4">
Author: None (Language: zh)</text:p>
      <text:p text:style-name="P4">
Publisher: None</text:p>
      <text:p text:style-name="P4">
Time: 2023-06-12T02:44:00Z</text:p>
      <text:p text:style-name="P4">
Description: The latest report of the Swedish think tank SIPRI shows that the increase in nuclear warhead inventory available around the world may end the diplomatic efforts to reduce nuclear weapons over the past 30 years. Why is the reason?</text:p>
      <text:p text:style-name="P4">
Videos: []</text:p>
      <text:p text:style-name="P4">
Images: []</text:p>
      <text:p text:style-name="P4">
Subject: 时政风云</text:p>
      <text:p text:style-name="P4">
Subjects: ['奥巴马', '俄罗斯', '乌克兰', '美国', '普京', '俄罗斯入侵乌克兰']</text:p>
      <text:p text:style-name="P4">
Keywords: ['核武', '核弹头', '中国核武', '削减核武器', '俄罗斯', '美国', '俄乌战争']</text:p>
      <text:p text:style-name="P4">
Id: 65886579</text:p>
      <!--METADATA-->
      <text:p text:style-name="P4">
<text:a xlink:type="simple" xlink:href="https://www.dw.com/zh/overlay/image/article/65886579/65100802" text:style-name="Internet_20_link" text:visited-style-name="Visited_20_Internet_20_Link">
 </text:a>
The picture shows North Korea conducted nuclear weapons test in March this year.</text:p>
      <text:p text:style-name="P4">
(Voice of Germany Chinese) Stockholm International Peace Research (SIPRI) pointed out on Monday (June 12) that as geopolitical tensions have intensified, some countries, especially China ’s nuclear arsenal last year, grew last year, and other nuclear support was supported by nuclear support. The country is also continuing to modernize its nuclear arsenal.</text:p>
      <text:p text:style-name="P4">
"The nuclear warhead available global combat, <text:a xlink:type="simple" xlink:href="https://www.dw.com/zh/zh/sipri全球军备支出快速增高/a-65417632" text:style-name="Internet_20_link" text:visited-style-name="Visited_20_Internet_20_Link">
The reduction of the cut seems to have stagnated</text:a>
The number began to rise again. The report wrote: "At the same time, the United States and Russia spent huge sums of money to launch a comprehensive plan to replace and modernize their nuclear warheads, missiles, aircraft, and submarine carrier systems, and their nuclear weapons production facilities."</text:p>
      <text:p text:style-name="P4">
<text:a xlink:type="simple" xlink:href="https://www.dw.com/zh/zh/追忆往昔三十年前的核裁军/a-64303938" text:style-name="Internet_20_link" text:visited-style-name="Visited_20_Internet_20_Link">
Over the past 30 years, the number of nuclear weapons around the world has declined steadily</text:a>
The main reason is that Russia and the United States are gradually demolishing nuclear warheads. Dansmith, director of Sipri, said that the process of this settlement is about to end: "Now we are getting closer and maybe it has reached the end of this period."</text:p>
      <text:p text:style-name="P4">
According to SIPRI's annual report, nine nuclear military countries including the United Kingdom, China, France, India, Israel, North Korea, Pakistan, Russia, and the United States have decreased from 12,710 in the beginning of last year to 12,512 of this year. However, 9576 of them belonged to "military reserves that may come in handy", which was more than 86 more than the previous year. SIPRI's number distinguishes the total inventory from the reserves available. The former includes the old nuclear warhead that will be demolished.</text:p>
      <text:p text:style-name="P4">
Smith said that the number of available nuclear warheads began to rise, but it also pointed out that the total number was far below more than 70,000 in the 1980s. The increase is mainly from China, and its nuclear warhead reserve increased from 350 to 410. The nuclear warheads in India, Pakistan and North Korea have also increased. Russia has a small growth rate, from 4477 to 4,489; the size of the remaining nuclear national nuclear arsenals remains unchanged.</text:p>
      <text:p text:style-name="P4">
The picture shows Pakistan launched a missile in 2008.</text:p>
      <text:p text:style-name="P4">
At present, the country with the largest number of nuclear weapons is Russia and the United States, which account for about 90%of the ups and downs, and the third place is China. Sipri researcher Hans M. Kristensn pointed out that <text:a xlink:type="simple" xlink:href="https://www.dw.com/zh/zh/报告全球军工业连续7年增长-中国发展加速/a-63988259" text:style-name="Internet_20_link" text:visited-style-name="Visited_20_Internet_20_Link">
China's nuclear arsenal is expanding sharply</text:a>
This trend is increasingly inconsistent with China's claim, that is, it will only have the minimum nuclear weapons to maintain the national security.</text:p>
      <text:p text:style-name="P4">
Smith said: "What you can see is that China is rising with world power, which is the reality of our era."</text:p>
      <text:h text:style-name="P12" text:outline-level="3">
<text:span text:style-name="T4">
The Russian and Ukraine War frustrated and reduced the effort to reduce nuclear weapons</text:span>
</text:h>
      <text:p text:style-name="P4">
Smith pointed out that the fact that the increase in global nuclear weapons inventory itself cannot be explained by the Russian and Ukraine War, because it takes a longer time to develop a new warhead, and the main increase in inventory is to occur in countries that are directly affected by the war.</text:p>
      <text:p text:style-name="P4">
However, the geopolitical tension brought by the Russian and Ukraine War, coupled with the deterioration of global security, makes experts feel anxious.</text:p>
      <text:p text:style-name="P4">
Since Russia invaded Ukraine in February 2022, the global diplomatic efforts of nuclear weapons control and disarmament have faced frustration. For example, the United States has therefore suspended the "bilateral strategic stability dialogue" in Russia. In February of this year, Russia announced the suspension of the Newstart of the New Strategic Weapons signed with the United States in 2010; before, this was the only important restriction of nuclear military treaty between the two sides.</text:p>
      <text:p text:style-name="P4">
SIPRI researcher Matt Korda said that most nuclear military countries are strengthening the importance of nuclear weapons. "Some countries are even clearly imply that threatening to use nuclear weapons." "<text:a xlink:type="simple" xlink:href="https://www.dw.com/zh/zh/瑞典智庫全球核武數量恐現冷戰後首次增長/a-62109307" text:style-name="Internet_20_link" text:visited-style-name="Visited_20_Internet_20_Link">
Nuclear Martial Arts Competition Upgrade</text:a>
The risk of nuclear weapons may be used in one goal, which is the first time since the World War II. "</text:p>
      <text:p text:style-name="P4">
The picture shows Russia's intercontinental ballistic missile in October last year.</text:p>
      <text:p text:style-name="P4">
(Agence France -Presse, Germany)</text:p>
      <text:p text:style-name="P4">
News Source: <text:a xlink:type="simple" xlink:href="https://www.dw.com/zh/全球可用核彈頭增-瑞典智庫：中國增最多/a-65886579" text:style-name="Internet_20_link" text:visited-style-name="Visited_20_Internet_20_Link">
https://www.dw.com/zh/全球可用核彈頭增-瑞典智庫：中國增最多/a-65886579?maca=chi-rss-chi-all-1127-rdf</text:a>
</text:p>
      <!--NEWS-->
      <text:h text:style-name="P10" text:outline-level="1">
<text:span text:style-name="T4">
After Hamenei issued a statement, Washington reiterated that he did not allow Iran to have a commitment to have nuclear weapons</text:span>
</text:h>
      <text:p text:style-name="P4">
Author: 半岛电视台＋通讯社</text:p>
      <text:p text:style-name="P4">
Publisher: Al Jazeera</text:p>
      <text:p text:style-name="P4">
Published Time: 2023-06-12T02:50:27</text:p>
      <text:p text:style-name="P4">
Modified Time: 2023-06-12T02:50:57</text:p>
      <text:p text:style-name="P4">
Description: The U.S. State Department did not directly comment on Iran's supreme leader Ali Hamenei on Iran's preparations for reaching a nuclear agreement with the West, but reiterated the position held by the Washington nuclear plan.</text:p>
      <text:p text:style-name="P4">
Images: ["<text:a xlink:type="simple" xlink:href="https://chinese.aljazeera.net/wp-content/uploads/2023/06/1-1686537867.png" text:style-name="Internet_20_link" text:visited-style-name="Visited_20_Internet_20_Link">
1-1686537867.png</text:a>
", "<text:a xlink:type="simple" xlink:href="https://chinese.aljazeera.net/wp-content/uploads/2023/06/2-1686537916.jpg" text:style-name="Internet_20_link" text:visited-style-name="Visited_20_Internet_20_Link">
2-1686537916.jpg</text:a>
", "<text:a xlink:type="simple" xlink:href="https://chinese.aljazeera.net/wp-content/uploads/2023/06/1-1686537955.jpg" text:style-name="Internet_20_link" text:visited-style-name="Visited_20_Internet_20_Link">
1-1686537955.jpg</text:a>
"]</text:p>
      <text:p text:style-name="P4">
Topics: ['政治', '新闻']</text:p>
      <text:p text:style-name="P4">
Keywords: ['政治', '新闻', '世界', '伊朗', '美国']</text:p>
      <text:p text:style-name="P4">
Type: Article</text:p>
      <!--METADATA-->
      <text:p text:style-name="P4">
<draw:frame draw:style-name="fr1" draw:name="Image74" text:anchor-type="as-char" svg:width="6.9236in" svg:height="4.612736in" draw:z-index="0">
<draw:image xlink:href="../Images/Aljazeera Chinese/2023-06-12T02-50-27/1-1686537867.png" xlink:type="simple" xlink:show="embed" xlink:actuate="onLoad" draw:mime-type="image/png"/>
</draw:frame>
The US State Department emphasized that if Iran continues its nuclear plan, all options may be implemented (Peninsula TV)</text:p>
      <text:p text:style-name="P4">
The U.S. State Department did not directly comment on Iran's supreme leader Ali Hamenei on Iran's preparations for reaching a nuclear agreement with the West, but reiterated the position held by the Washington nuclear plan.</text:p>
      <text:p text:style-name="P4">
The US State Department spokesman reiterated the position of the President's Government of Biden, that is, the United States "promises that Iran will never allow Iran to obtain nuclear weapons."</text:p>
      <text:p text:style-name="P4">
The US State Department spokesman said in a Reuters report, "We believe that diplomacy is the best way to achieve this goal on the basis of verifying and sustainable."</text:p>
      <text:p text:style-name="P4">
The spokesman added that President Biden made it clear that he would not abandon any options and continued, "We will not comment on the nature of Iranian leaders declare the nature."</text:p>
      <text:p text:style-name="P4">
<draw:frame draw:style-name="fr1" draw:name="Image75" text:anchor-type="as-char" svg:width="6.9236in" svg:height="3.894525in" draw:z-index="0">
<draw:image xlink:href="../Images/Aljazeera Chinese/2023-06-12T02-50-27/2-1686537916.jpg" xlink:type="simple" xlink:show="embed" xlink:actuate="onLoad" draw:mime-type="image/jpeg"/>
</draw:frame>
What will happen to some Iranian assets?</text:p>
      <text:h text:style-name="P13" text:outline-level="4">
<text:span text:style-name="T4">
Haomeie</text:span>
</text:h>
      <text:p text:style-name="P4">
Halonei announced on Sunday that if Tehran's nuclear infrastructure remains unchanged, it may reach an agreement with the West on the nuclear activity of Tehran in the West, but he added that "we cannot believe our opponents. Because of the false commitment of false, we will receive it. Many blows. "</text:p>
      <text:p text:style-name="P4">
Hamenei said that his country never sought a nuclear bomb and added that "talk about Tehran's nuclear weapons is a lie, and the West knows this. We don't want to make nuclear weapons because of religious beliefs, otherwise they cannot stop this."</text:p>
      <text:p text:style-name="P4">
Hamanesi added that Iranian atomic energy organization should continue to cooperate with the United Nations International Atomic Energy Agency in the guarantee framework.</text:p>
      <text:p text:style-name="P4">
<draw:frame draw:style-name="fr1" draw:name="Image76" text:anchor-type="as-char" svg:width="6.9236in" svg:height="3.894525in" draw:z-index="0">
<draw:image xlink:href="../Images/Aljazeera Chinese/2023-06-12T02-50-27/1-1686537955.jpg" xlink:type="simple" xlink:show="embed" xlink:actuate="onLoad" draw:mime-type="image/jpeg"/>
</draw:frame>
Iran nuclear issue international atomic energy agencies and Israel disputes</text:p>
      <text:h text:style-name="P13" text:outline-level="4">
<text:span text:style-name="T4">
Israel Statement</text:span>
</text:h>
      <text:p text:style-name="P4">
At the same time, the "New News" quoted Israeli officials saying that the possibility of the United States and Iran's possibility of reaching an agreement on the Tehran nuclear plan is increasing, and it is added that Washington will work hard to provide a guarantee to Tel Aviv to reach an agreement with Iran to do an agreement with Iran. Prepare.</text:p>
      <text:p text:style-name="P4">
The New News reported that Washington was holding talks with Iran through the Gulf of the Gulf. Americans Brett McGock was responsible for supervision, and the latter was considered closely related to the national security adviser Jack Sharvin.</text:p>
      <text:p text:style-name="P4">
The "New News" also said that one of the reasons why Israeli Prime Minister Bennemuminianahu did not invite Washington would not prevent the agreement from reaching an agreement with Iran.</text:p>
      <text:p text:style-name="P4">
Since April 2021, Iran has held talks with the major powers to restore the nuclear agreement. The United States has involved indirectly. Although these talks have made progress, it has not yet reached the understanding of the re -start -up agreement.</text:p>
      <text:p text:style-name="P4">
News Source: <text:a xlink:type="simple" xlink:href="https://chinese.aljazeera.net/news/2023/6/12/%e5%93%88%e6%a2%85%e5%86%85%e4%bc%8a%e5%8f%91%e8%a1%a8%e5%a3%b0%e6%98%8e%e5%90%8e%e5%8d%8e%e7%9b%9b%e9%a1%bf%e9%87%8d%e7%94%b3%e5%85%b6%e4%b8%8d%e5%85%81%e8%ae%b8%e4%bc%8a%e6%9c%97%e6%8b%a5%e6%9c%89" text:style-name="Internet_20_link" text:visited-style-name="Visited_20_Internet_20_Link">
https://chinese.aljazeera.net/news/2023/6/12/%e5%93%88%e6%a2%85%e5%86%85%e4%bc%8a%e5%8f%91%e8%a1%a8%e5%a3%b0%e6%98%8e%e5%90%8e%e5%8d%8e%e7%9b%9b%e9%a1%bf%e9%87%8d%e7%94%b3%e5%85%b6%e4%b8%8d%e5%85%81%e8%ae%b8%e4%bc%8a%e6%9c%97%e6%8b%a5%e6%9c%89</text:a>
</text:p>
      <!--NEWS-->
      <text:h text:style-name="P10" text:outline-level="1">
<text:span text:style-name="T4">
长期信贷狂欢后果显现，中国经济面临偿债拖累 (Free Version)</text:span>
</text:h>
      <text:p text:style-name="P4">
Author: Stella Yifan Xie</text:p>
      <text:p text:style-name="P4">
Publisher: 华尔街日报中文网</text:p>
      <text:p text:style-name="P4">
Published Time: 2023-06-12T03:25:00.000Z</text:p>
      <text:p text:style-name="P4">
Modified Time: 2023-06-12T03:25:00.000Z</text:p>
      <text:p text:style-name="P4">
Created Time: 2023-06-12T02:05:00.000Z</text:p>
      <text:p text:style-name="P4">
Description: Consumers, enterprises, and local governments are seeking deleveraging to use their income to repay debts, rather than consumption and investment. The result may be that economic growth has weakened for a long time in the future.</text:p>
      <text:p text:style-name="P4">
Images: []</text:p>
      <text:p text:style-name="P4">
Categories: ['经济', '中国经济']</text:p>
      <text:p text:style-name="P4">
Keywords: SYND,LINK:EN|WP-WSJ-0000968488</text:p>
      <text:p text:style-name="P4">
Type: Article</text:p>
      <!--METADATA-->
      <text:p text:style-name="P4">
After many years of borrowing, many people in China focus on repaying debts this year, and the result may be that economic growth has weakened for a long time in the future.</text:p>
      <text:p text:style-name="P4">
News Source: <text:a xlink:type="simple" xlink:href="https://cn.wsj.com/articles/%E9%95%BF%E6%9C%9F%E4%BF%A1%E8%B4%B7%E7%8B%82%E6%AC%A2%E5%90%8E%E6%9E%9C%E6%98%BE%E7%8E%B0-%E4%B8%AD%E5%9B%BD%E7%BB%8F%E6%B5%8E%E9%9D%A2%E4%B8%B4%E5%81%BF%E5%80%BA%E6%8B%96%E7%B4%AF-697ba002" text:style-name="Internet_20_link" text:visited-style-name="Visited_20_Internet_20_Link">
https://cn.wsj.com/articles/%E9%95%BF%E6%9C%9F%E4%BF%A1%E8%B4%B7%E7%8B%82%E6%AC%A2%E5%90%8E%E6%9E%9C%E6%98%BE%E7%8E%B0-%E4%B8%AD%E5%9B%BD%E7%BB%8F%E6%B5%8E%E9%9D%A2%E4%B8%B4%E5%81%BF%E5%80%BA%E6%8B%96%E7%B4%AF-697ba002</text:a>
</text:p>
      <!--NEWS-->
      <text:h text:style-name="P10" text:outline-level="1">
<text:span text:style-name="T4">
The cost of inequality: Most of the Indian train accidents are low -income people</text:span>
</text:h>
      <text:p text:style-name="P4">
Creator: SAMEER YASIR,MUJIB MASHAL,HARI KUMAR</text:p>
      <text:p text:style-name="P4">
Publisher: https://www.facebook.com/nytimeschinese</text:p>
      <text:p text:style-name="P4">
Published Time: 2023-06-12T03:31:33+08:00</text:p>
      <text:p text:style-name="P4">
Description: Almost all the deceased are in the carriage in the front of the train. The fares here are low, and the passengers are almost poor; the authorities have not even recorded the identity of the deceased. This disaster has once again highlighted, and the consequences of the lack of infrastructure in India are more affected by the poor. Atul loke for the new York Times, India, India, India, India, India, India, India, India, India, India, India, India, India's train accident last Sunday.</text:p>
      <text:p text:style-name="P4">
Images: ["<text:a xlink:type="simple" xlink:href="https://static01.nyt.com/images/2023/06/10/multimedia/10india-train-01-zkct/10india-train-01-zkct-master1050.jpg" text:style-name="Internet_20_link" text:visited-style-name="Visited_20_Internet_20_Link">
10india-train...</text:a>
", "<text:a xlink:type="simple" xlink:href="https://static01.nyt.com/images/2023/06/10/multimedia/10india-train-02-zkct/10india-train-02-zkct-master1050.jpg" text:style-name="Internet_20_link" text:visited-style-name="Visited_20_Internet_20_Link">
10india-train...</text:a>
"]</text:p>
      <text:p text:style-name="P4">
Category: 国际</text:p>
      <text:p text:style-name="P4">
Type: Article</text:p>
      <!--METADATA-->
      <text:p text:style-name="P4">
<draw:frame draw:style-name="fr1" draw:name="Image77" text:anchor-type="as-char" svg:width="6.9236in" svg:height="4.609139in" draw:z-index="0">
<draw:image xlink:href="../Images/cnnytimes/2023-06-12T03-31-33-08-00/10india-train-01-zkct-master1050.jpg" xlink:type="simple" xlink:show="embed" xlink:actuate="onLoad" draw:mime-type="image/jpeg"/>
</draw:frame>
Every day, a 10 million Indians are crowded with overloaded trains to chase some economic opportunities on the vast land of the world's most populated countries.</text:p>
      <text:p text:style-name="P4">
They can only afford a vote of $ five -almost a day's salary. To this end, they are squeezing on the middle aisle for a long time away from the so -called ordinary carriage away from the air -conditioned car. The air -conditioned carriage is located near the dining car, and the employees are there to prepare rice, barbecue and tea for passengers' journey.</text:p>
      <text:p text:style-name="P4">
In the evening of June 2nd, in eastern India, the Komandrt Express trains hit a row of freight trains stopped there at a speed of 128 kilometers per hour. The crowded ordinary compartments behind the train became a terrible scene of death.</text:p>
      <text:p text:style-name="P4">
Officials have confirmed that of the 288 deceased, almost everyone was in the three -section compartment in the front of the train -this fact has little attention in India. Unlike 1,200 people with reserved seats, the official does not know the names of ordinary compartment passengers; the railway department does not have their identity record. Their names and other details appear only when they were sent to the hospital, or their loved ones who were hundreds of kilometers away appeared when they recognized the corpse.</text:p>
      <text:p text:style-name="P4">
The accident was the worst train disaster in India for decades. In the government's preliminary report on the accident, the number of passengers included only passengers with reserved seats, and hundreds of people in ordinary compartments almost did not exist.</text:p>
      <text:p text:style-name="P4">
"They are all the poor people like me," said 28 -year -old carpenter Lahul Kumar. He took the ordinary car of the Komandel train to the south city Kimner. "Workers with a daily salary, do a bitterness, can't afford to sit next to the carriage."</text:p>
      <text:p text:style-name="P4">
<draw:frame draw:style-name="fr1" draw:name="Image78" text:anchor-type="as-char" svg:width="6.9236in" svg:height="4.602546in" draw:z-index="0">
<draw:image xlink:href="../Images/cnnytimes/2023-06-12T03-31-33-08-00/10india-train-02-zkct-master1050.jpg" xlink:type="simple" xlink:show="embed" xlink:actuate="onLoad" draw:mime-type="image/jpeg"/>
</draw:frame>
Check the photos of the unknown victims in the train collision on June 2. Atul loke for the new york times</text:p>
      <text:p text:style-name="P4">
Railway disasters have once again highlighted, and the burden of insufficient infrastructure in India is more affected by the poor.</text:p>
      <text:p text:style-name="P4">
The total length of the Indian railway line is about 64,000 kilometers. It is one of the largest and oldest railway networks in the world. It may also be one of the most heavy railway networks.</text:p>
      <text:p text:style-name="P4">
For young people who must leave their hometown to maintain their livelihood, this is a cheap lifestyle. Data from Indian Railway Corporations show that of 20 million passengers per day, six of the seventh people hold no tickets, especially suburban trains: these trains stop in small towns, and passengers are constantly entering and leaving crowded compartments.</text:p>
      <text:p text:style-name="P4">
According to a senior Indian official, the three verses of the Coromander Express were raised in a total of about 300 people. This number is consistent with the official capacity of the compartment; however, the records from the train show that it may be far more than this number. Railway officials said that only two of the deceaseds are currently confirmed.</text:p>
      <text:p text:style-name="P4">
In the past 50 years, in this 1.4 billion -population country, passenger volume has increased more than tripled, and the capacity of the railway network has only expanded by about 40%as far as the rail mileage is concerned. About 8 billion passengers transport passengers each year -about <text:a xlink:type="simple" xlink:href="https://www.chinadaily.com.cn/a/202001/03/WS5e0eada7a310cf3e355824c4.html" text:style-name="Internet_20_link" text:visited-style-name="Visited_20_Internet_20_Link">
China ’s larger, updated railway network</text:a>
Essence</text:p>
      <text:p text:style-name="P4">
advertise</text:p>
      <text:p text:style-name="P4">
Alock Kumar Verma, a retired chief engineer at the Northeast Border Railway in India, said that the biggest obstacle to improving Indian railway network security and performance is a dangerous level of congestion. Verma said data from the Indian railway company showed that the most important "main line" in the central government runs about 9,600 kilometers with 125%capabilities.</text:p>
      <text:p text:style-name="P4">
This not only puts pressure on the rails, but also puts pressure on the staff on the rails, but it does not have enough time to maintain.</text:p>
      <text:p text:style-name="P4">
The wounded and their relatives in a hospital in Oleasa. Atul loke for the new york times</text:p>
      <text:p text:style-name="P4">
Indian officials acknowledge that railway upgrades and expansion have long lag behind highway investment. But they said that compared with about ten years ago, the annual expenditure of the Indian railway system increased seven times. The railway is reconstruction and expansion at faster speeds, and security technology is also introduced.</text:p>
      <text:p text:style-name="P4">
Official data show that in the past ten years, the total number of major railway accidents such as collisions, derailment and fire has fallen by about two -thirds. In recent years, the number of casualties caused by such accidents has dropped to dual -digit and individual digits.</text:p>
      <text:p text:style-name="P4">
Nevertheless, nearly 20,000 deaths related to the railway are still starting each year, many of which are because passengers fall off from the crowded compartment or are hit by the train.</text:p>
      <text:p text:style-name="P4">
A few days after the Coromandr railway accident, hundreds of people were lying in the hospital, and the corpse was scattered in the peacefulness, revealing the situation of the Indian people who rely on this railway.</text:p>
      <text:p text:style-name="P4">
advertise</text:p>
      <text:p text:style-name="P4">
The lucky lucky people must cheer up, continue to find a living, or return to home. For most people, it is difficult to imagine letting loves spend money from hundreds of kilometers away. Another thing is also very lucky to them: Hurricane, where the place where the incident is, is frequent, and the disaster relief system has been tested for a long time. It can quickly start rescue and save many lives.</text:p>
      <text:p text:style-name="P4">
For those unfortunate people, their pursuit of a better life is here and ending.</text:p>
      <text:p text:style-name="P4">
In the next few days, the identity of some deceased was confirmed -the injured friends left the bed to search room to search; the relatives took the government -organized bus and train to confirm the deceased from hundreds of kilometers away; Photos of the disfigured dead are confirmed.</text:p>
      <text:p text:style-name="P4">
There are also nearly 100 corpses in the muling room, with unknown identity and no one.</text:p>
      <text:p text:style-name="P4">
In April, the commuters at the Mumbai Railway Station. Atul loke for the new york times</text:p>
      <text:p text:style-name="P4">
Carpenter Kumar said that due to the loss of his mobile phone, his family learned that he was alive three days after the accident. After receiving the first round of surgery, he took a ambulance provided by a Sikh ribbon charitable institution and returned to his village in Bighabal, northern India.</text:p>
      <text:p text:style-name="P4">
In the past five years, he and his brothers have expanded their carpentry work to Kim Nai, a cities in southern India, so they often take Komandel Express.</text:p>
      <text:p text:style-name="P4">
advertise</text:p>
      <text:p text:style-name="P4">
Their income of their furniture repair shops in Bihar cannot meet the needs of a family. After Kumar's brother, Ni Tetash went to work in Kimner, he could make more money. Kumar also started there -s, either a short job, or buying new tools, and then returning to Bigharbon.Kumar rushed into the carriage first and grabbed the seat. He said a chance to save him -a family of three sitting next to him and asked him if he was willing to exchange seats with a female relative in their back seat.</text:p>
      <text:p text:style-name="P4">
"When I resumed consciousness, half of the compartment was hung in the air, and the other half disappeared," he said. "When climbing to the door, I saw the red headscarf with the woman who changed my seat. They were lying on the ground, and they were dead."</text:p>
      <text:p text:style-name="P4">
The daily difficulties of the poor India are to a large extent. For many people in the Komandr Express, only when the disaster occurred, under the eyes of the camera and the onlookers, the rescuers could get attention when they dragged their bodies through the messy carriages.</text:p>
      <text:p text:style-name="P4">
"It doesn't matter if we die at home or die in a train accident, we are nothing," said the 24 -year -old Madu Sultan Halda. big. "A few days later, everyone will forget that so many people die."</text:p>
      <text:p text:style-name="P4">
News Source: <text:a xlink:type="simple" xlink:href="https://cn.nytimes.com/world/20230612/india-train-crash/" text:style-name="Internet_20_link" text:visited-style-name="Visited_20_Internet_20_Link">
https://cn.nytimes.com/world/20230612/india-train-crash/</text:a>
</text:p>
      <!--NEWS-->
      <text:h text:style-name="P10" text:outline-level="1">
<text:span text:style-name="T4">
Do not let artificial intelligence regulatory repeat the wrongdoing of climate change supervision (Free Version)</text:span>
</text:h>
      <text:p text:style-name="P4">
Authors: ['皮利塔•克拉克']</text:p>
      <text:p text:style-name="P4">
Publisher: 英国《金融时报》</text:p>
      <text:p text:style-name="P4">
Time: 2023-06-12T03:34:17+00:00</text:p>
      <text:p text:style-name="P4">
Published Time: 2023-06-11T12:00:99+08:00</text:p>
      <text:p text:style-name="P4">
Modified Time: 2023-06-11T23:33:99+08:00</text:p>
      <text:p text:style-name="P4">
Description: Clark: There are many similarities between artificial intelligence and climate change. The failure of global coordination of supervision of climate change has provided many lessons for regulatory artificial intelligence.</text:p>
      <text:p text:style-name="P4">
Images: []</text:p>
      <text:p text:style-name="P4">
Themes: ['观点', '人工智能', '关注']</text:p>
      <text:p text:style-name="P4">
Keywords: ['人工智能', '气候变化', '联合国', '监管']</text:p>
      <text:p text:style-name="P4">
Type: Article</text:p>
      <!--METADATA-->
      <text:p text:style-name="P4">
这件事是人类造成的，可以让我们所知的生活天翻地覆。专家令人不安的警告引发了公众的担忧。各公司董事会正在争相了解它。年轻人担心它会毁掉自己的未来。各国政府正在制定规则来控制它。</text:p>
      <text:p text:style-name="P4">
是的，这说的就是先进的人工智能。但这些描述也适用于另一项更为人所熟知的威胁：气候变化。</text:p>
      <text:p text:style-name="P4">
News Source: <text:a xlink:type="simple" xlink:href="http://www.ftchinese.com/story/001099928" text:style-name="Internet_20_link" text:visited-style-name="Visited_20_Internet_20_Link">
http://www.ftchinese.com/story/001099928</text:a>
</text:p>
      <!--NEWS-->
      <text:h text:style-name="P10" text:outline-level="1">
<text:span text:style-name="T4">
U.S. Technology Giants slowly cut off Hong Kong Internet user access rights (Free Version)</text:span>
</text:h>
      <text:p text:style-name="P4">
Author: Newley Purnell</text:p>
      <text:p text:style-name="P4">
Publisher: 华尔街日报中文网</text:p>
      <text:p text:style-name="P4">
Published Time: 2023-06-12T03:40:00.000Z</text:p>
      <text:p text:style-name="P4">
Modified Time: 2023-06-12T03:40:00.000Z</text:p>
      <text:p text:style-name="P4">
Created Time: 2023-06-12T02:26:00.000Z</text:p>
      <text:p text:style-name="P4">
Description: In recent months, Google, OpenAI and Microsoft have restricted users' visits to their AI chat robots in Hong Kong. Taking OpenAI as an example, Hong Kong and Mainland China and North Korea, Syria and Iran are both countries and regions restricted by the company.</text:p>
      <text:p text:style-name="P4">
Images: []</text:p>
      <text:p text:style-name="P4">
Categories: ['科技']</text:p>
      <text:p text:style-name="P4">
Keywords: SYND,LINK:EN|WP-WSJ-0000971819</text:p>
      <text:p text:style-name="P4">
Type: Article</text:p>
      <!--METADATA-->
      <text:p text:style-name="P4">
The US technology giant is looking out of the door little by little by little. In Hong Kong, the government <text:a xlink:type="simple" xlink:href="https://cn.wsj.com/articles/CN-BIZ-20200706133213" text:style-name="Internet_20_link" text:visited-style-name="Visited_20_Internet_20_Link">
suppressing network dissidents</text:a>
The target you are looking at is from personal to Google(Google)YouTube and other platforms.</text:p>
      <text:p text:style-name="P4">
News Source: <text:a xlink:type="simple" xlink:href="https://cn.wsj.com/articles/%E7%BE%8E%E5%9B%BD%E7%A7%91%E6%8A%80%E5%B7%A8%E5%A4%B4%E7%BC%93%E6%85%A2%E5%88%87%E6%96%AD%E9%A6%99%E6%B8%AF%E4%BA%92%E8%81%94%E7%BD%91%E7%94%A8%E6%88%B7%E8%AE%BF%E9%97%AE%E6%9D%83%E9%99%90-aff67747" text:style-name="Internet_20_link" text:visited-style-name="Visited_20_Internet_20_Link">
https://cn.wsj.com/articles/%E7%BE%8E%E5%9B%BD%E7%A7%91%E6%8A%80%E5%B7%A8%E5%A4%B4%E7%BC%93%E6%85%A2%E5%88%87%E6%96%AD%E9%A6%99%E6%B8%AF%E4%BA%92%E8%81%94%E7%BD%91%E7%94%A8%E6%88%B7%E8%AE%BF%E9%97%AE%E6%9D%83%E9%99%90-aff67747</text:a>
</text:p>
      <!--NEWS-->
      <text:h text:style-name="P10" text:outline-level="1">
<text:span text:style-name="T4">
The demand for two rounds of electric vehicles broke out.</text:span>
</text:h>
      <text:p text:style-name="P4">
Authors: ['咏竹坊']</text:p>
      <text:p text:style-name="P4">
Publisher: 英国《金融时报》</text:p>
      <text:p text:style-name="P4">
Time: 2023-06-12T03:44:46+00:00</text:p>
      <text:p text:style-name="P4">
Published Time: 2023-06-08T12:00:99+08:00</text:p>
      <text:p text:style-name="P4">
Modified Time: 2023-06-09T07:34:99+08:00</text:p>
      <text:p text:style-name="P4">
Description: In this two -wheeled electric vehicle company in China, sales continued to rise under the severe epidemic control.</text:p>
      <text:p text:style-name="P4">
Images: ["<text:a xlink:type="simple" xlink:href="https://thumbor.ftacademy.cn/unsafe/picture/4/000183904_piclink.jpg" text:style-name="Internet_20_link" text:visited-style-name="Visited_20_Internet_20_Link">
000183904_pic...</text:a>
"]</text:p>
      <text:p text:style-name="P4">
Themes: ['专栏', '咏竹坊', '关注']</text:p>
      <text:p text:style-name="P4">
Keywords: ['咏竹坊', '电动车', '交通', '运输']</text:p>
      <text:p text:style-name="P4">
Type: Article</text:p>
      <!--METADATA-->
      <text:p text:style-name="P4">
<draw:frame draw:style-name="fr1" draw:name="Image81" text:anchor-type="as-char" svg:width="6.9236in" svg:height="4.874918in" draw:z-index="0">
<draw:image xlink:href="../Images/FT Chinese Free Version/2023-06-12T03-44-46-00-00/000183904_piclink.jpg" xlink:type="simple" xlink:show="embed" xlink:actuate="onLoad" draw:mime-type="image/jpeg"/>
</draw:frame>
<text:span text:style-name="T4">
 Author Ye Tianna, this article only represents the author's own point of view. </text:span>
</text:p>
      <text:p text:style-name="P4">
Many major cities in China are serious about traffic jams. I want to shuttle around the streets and alleys, and the electric two -wheeled vehicles are faction. In the past, Chinese people used to ride bicycles, but with the progress of society, electric two -wheeled vehicles have become a mobility tool for many people. In China, it is a 100 billion -level red sea market, attracting many manufacturers to join competition.</text:p>
      <text:p text:style-name="P4">
News Source: <text:a xlink:type="simple" xlink:href="http://www.ftchinese.com/story/001099916" text:style-name="Internet_20_link" text:visited-style-name="Visited_20_Internet_20_Link">
http://www.ftchinese.com/story/001099916</text:a>
</text:p>
      <!--NEWS-->
      <text:h text:style-name="P10" text:outline-level="1">
<text:span text:style-name="T4">
Ukraine calls the first batch of three villages that recapture Donetsk in the Russian counterattack</text:span>
</text:h>
      <text:p text:style-name="P4">
Author: https://www.facebook.com/bbcworldservice/</text:p>
      <text:p text:style-name="P4">
Publisher: BBC News 中文</text:p>
      <text:p text:style-name="P4">
Published Time: 2023-06-12T04:21:50.000Z</text:p>
      <text:p text:style-name="P4">
Modified Time: 2023-06-12T04:21:50.000Z</text:p>
      <text:p text:style-name="P4">
Description: These three villages were Zeleziski's first batch of residential areas since the counterattack began.</text:p>
      <text:p text:style-name="P4">
Images: ["<text:a xlink:type="simple" xlink:href="https://ichef.bbci.co.uk/news/640/cpsprodpb/CFE0/production/_130061235_ukraine.jpg" text:style-name="Internet_20_link" text:visited-style-name="Visited_20_Internet_20_Link">
_130061235_uk...</text:a>
"]</text:p>
      <text:p text:style-name="P4">
Videos: ["<text:a xlink:type="simple" xlink:href="https://www.bbc.com/ws/av-embeds/cps/zhongwen/simp/world-65875040/p0fsqrbd/zh-hans" text:style-name="Internet_20_link" text:visited-style-name="Visited_20_Internet_20_Link">
zh-hans</text:a>
", "<text:a xlink:type="simple" xlink:href="https://www.bbc.com/ws/av-embeds/cps/zhongwen/simp/world-65875040/p0fnc5cg/zh-hans" text:style-name="Internet_20_link" text:visited-style-name="Visited_20_Internet_20_Link">
zh-hans</text:a>
"]</text:p>
      <text:p text:style-name="P4">
Tags: ['乌克兰局势升温']</text:p>
      <text:p text:style-name="P4">
Type: Article</text:p>
      <!--METADATA-->
      <text:h text:style-name="P12" text:outline-level="3">
<text:span text:style-name="T4">
Ukraine calls the first batch of three villages that recapture Donetsk in the Russian counter -attack</text:span>
</text:h>
      <text:p text:style-name="P4">
4:21 am on June 12, 2023![] <text:a xlink:type="simple" xlink:href="Images/BBC Chinese/2023-06-12T04-21-50.000Z/_130061235_ukraine.jpg" text:style-name="Internet_20_link" text:visited-style-name="Visited_20_Internet_20_Link">
</text:a>
Image source, reuters</text:p>
      <text:p text:style-name="P4">
<text:span text:style-name="T4">
 Ukraine said that the country's army has liberated three villages in southeastern Ukraine, which is the first victory of the long -awaited Ukraine counterattack. </text:span>
</text:p>
      <text:p text:style-name="P4">
Social media films show that its army celebrates the victory near the residents' districts near Blahodatne and Neskuchne in Donetz.</text:p>
      <text:p text:style-name="P4">
Deputy Minister of the Ministry of Defense of Ukraine said that Makarivka nearby was also recaptured.</text:p>
      <text:p text:style-name="P4">
On Saturday (June 10), President Volodymyr ZELENSKY confirmed that Ukraine's counterattack against the Russian army's area has begun.</text:p>
      <text:p text:style-name="P4">
Although Ukraine has begun to advance at the southern front of the country last week, these three villages are the first batch of residential areas that Zelezzki confirmed to have been liberated since the beginning of the counterattack.</text:p>
      <text:p text:style-name="P4">
[Video-1-Link:/WS/AV-EMBEDS/CPS/ZHONGWEN/SIMP/World-65875040/P0FSQRBD/ZH-HansS]](https://www.bbc.com/ws/av-embeds/cps/zhongwen/simp/world-65875040/p0fsqrbd/zh-hans)<text:span text:style-name="T4">
 Your equipment does not support playing multimedia materials </text:span>
 video plus injection text,</text:p>
      <text:p text:style-name="P4">
The Ukrainian dam was exploded and urgently withdrew tens of thousands of people, Russia and Ukraine denied the launch of the attack</text:p>
      <text:p text:style-name="P4">
Moscow has not confirmed that it has lost any village, but claims that it has repelled Ukraine's offense in the region.</text:p>
      <text:p text:style-name="P4">
In addition, Ukraine claims that Russia bombed another dam in the Zapolo area. Last Monday, the Khahofka dam near Hermuson in southern Ukraine was destroyed, causing a wide range of floods.</text:p>
      <text:p text:style-name="P4">
Ukraine said the dam was bombed by the Russian army. The Russian army has been controlling the dam since February 2022.</text:p>
      <text:p text:style-name="P4">
Valery Shershen, a national military spokesman, said that Moscow chose to bomb the second dam near Novodarivka, which "caused the flood".</text:p>
      <text:p text:style-name="P4">
She Shen said that Russia deliberately bombed the dam in the area to prevent Ukraine from being advanced to the occupied area.</text:p>
      <text:p text:style-name="P4">
Russia denied it that it had destroyed the Khahofka dam and attributed it to Ukraine.</text:p>
      <text:p text:style-name="P4">
[Video-Link:/WS/AV-EMBEDS/CPS/ZHONGWEN/SIMP/World-65875040/P0FNC5CG/ZH-HansS]](https://www.bbc.com/ws/av-embeds/cps/zhongwen/simp/world-65875040/p0fnc5cg/zh-hans)<text:span text:style-name="T4">
 Your equipment does not support playing multimedia materials </text:span>
 video plus injection text,</text:p>
      <text:p text:style-name="P4">
The Russian and Ukraine War: a counterattack that may change the war</text:p>
      <text:h text:style-name="P12" text:outline-level="3">
<text:span text:style-name="T4">
"Under the country of Ukraine again"</text:span>
</text:h>
      <text:p text:style-name="P4">
In social media, in the video shared by Kuyeland's account, you can see the Ukrainian flag from a burned building in Blahodat in Blahodat.</text:p>
      <text:p text:style-name="P4">
The video released by the National Border Defense Force showed that the Ukraine army announced that the "Nesskchne in the Donetsk region belongs to Ukraine's national underworld" and then shouted the battle slogan "Glory Between Ukraine".</text:p>
      <text:p text:style-name="P4">
At the same time, Hanna Maliar, deputy minister of the Ministry of Defense, claimed in a film in Telegram that the Ukrainian army also occupied the Village of Macarova.</text:p>
      <text:p text:style-name="P4">
A military spokesman said that these victories were the first local victory in the counterattack.</text:p>
      <text:p text:style-name="P4">
Although these three villages marked the biggest progress in recent days, these residential areas are relatively small. The population before the Blahodat's civil war was only 1,000.</text:p>
      <text:p text:style-name="P4">
The village is the center of fierce fighting in recent days. It is located on the road leading to Mali Ubol. Some analysts believe that Ukraine may seek to recapture this port city in the next few months.</text:p>
      <text:p text:style-name="P4">
Analysts predict that Kiev hopes to cut off the occupied land connection between Crimea and Donedsk, and the Russian army on the Crimean Peninsula.</text:p>
      <text:p text:style-name="P4">
To the east, the Ukrainian army is also said to have also been advanced near the destroyed city of Bachomut, where the two Russian and Ukraine troops have long -term bloody fighting.</text:p>
      <text:p text:style-name="P4">
Senior officials of Kiev declined to comment on the details of advancement.</text:p>
      <text:p text:style-name="P4">
The mysterious Ukrainian intelligence head, Kyrylo Budanov, released a film on Sunday, repeating the mantra of "planning likes to silence", intended to emphasize that the counterattack needs to be confidential.</text:p>
      <text:p text:style-name="P4">
Ukraine's scope of action is unclear, but the headquarters in the US think tank "Institute of War" (ISW) said on Saturday that Kiev's troops are launching offensives in at least four front lines.</text:p>
      <text:p text:style-name="P4">
Ukraine suffered some setbacks while launching an attack on Russia's defense. A group of Ukrainian soldiers told AFP that during a operation in southeastern Zapolo, they lost several Bradley chariots made by several American Bradley.</text:p>
      <text:p text:style-name="P4">
They said that six of the nine cars were destroyed and added that they were worried that someone had leaked action information.</text:p>
      <text:p text:style-name="P4">
<text:a xlink:type="simple" xlink:href="https://www.bbc.com/zhongwen/simp/world-65670095" text:style-name="Internet_20_link" text:visited-style-name="Visited_20_Internet_20_Link">
Ukraine War: BBC discloses the defense deployment of the Russian army through satellite pictures</text:a>
Analysts emphasized that Ukraine faces difficulties when trying to break through Russia for several months.</text:p>
      <text:p text:style-name="P4">
However, in other regions, Kiev's troops reportedly broke through the Russian troops in the weekend operations. It is reported that the Ukraine has deployed the German Leopard-2 (Leopard-2) tank.</text:p>
      <text:p text:style-name="P4">
At the same time, in the Belgorod region, which borders Ukraine, the railway transportation was suspended after a row of freight trains on Saturday night. In the past few weeks, Belgore's border area has been attacked by drones and artillery.</text:p>
      <text:p text:style-name="P4">
Kaluga Governor Vladislavshapsha Paluga governor in the north said two drone cranes occurred in the local area, which occurred near the village of Strelkovka, and another other. Together in the forest.</text:p>
      <text:p text:style-name="P4">
BBC has not independently verified these events.</text:p>
      <text:p text:style-name="P4">
News Source: <text:a xlink:type="simple" xlink:href="https://www.bbc.com/zhongwen/simp/world-65875040" text:style-name="Internet_20_link" text:visited-style-name="Visited_20_Internet_20_Link">
https://www.bbc.com/zhongwen/simp/world-65875040</text:a>
</text:p>
      <!--NEWS-->
      <text:h text:style-name="P10" text:outline-level="1">
<text:span text:style-name="T4">
China's outbound travel boom is not delayed (free version)</text:span>
</text:h>
      <text:p text:style-name="P4">
Author: Jacky Wong</text:p>
      <text:p text:style-name="P4">
Publisher: 华尔街日报中文网</text:p>
      <text:p text:style-name="P4">
Published Time: 2023-06-12T04:25:00.000Z</text:p>
      <text:p text:style-name="P4">
Modified Time: 2023-06-12T04:25:00.000Z</text:p>
      <text:p text:style-name="P4">
Created Time: 2023-06-12T02:51:00.000Z</text:p>
      <text:p text:style-name="P4">
Description: So far, China's "revenge" has mainly appeared in the territory. Increasing the bottleneck facing international flights is a major factor that hinders Chinese travel abroad. Although many problems will eventually be resolved, investors in tourism -related industries may need more patience.</text:p>
      <text:p text:style-name="P4">
Images: []</text:p>
      <text:p text:style-name="P4">
Categories: ['金融市场', '股闻天下']</text:p>
      <text:p text:style-name="P4">
Keywords: SYND,LINK:EN|WP-WSJ-0000967707</text:p>
      <text:p text:style-name="P4">
Type: Article</text:p>
      <!--METADATA-->
      <text:p text:style-name="P4">
So far, China's <text:a xlink:type="simple" xlink:href="https://cn.wsj.com/articles/CN-HRD-20221229161505" text:style-name="Internet_20_link" text:visited-style-name="Visited_20_Internet_20_Link">
"Revengeance Travel"</text:a>
Mainly appear in the country. Increasing the bottleneck facing international flights is a major factor that hinders Chinese travel abroad.</text:p>
      <text:p text:style-name="P4">
News Source: <text:a xlink:type="simple" xlink:href="https://cn.wsj.com/articles/%E4%B8%AD%E5%9B%BD%E5%87%BA%E5%A2%83%E6%B8%B8%E7%83%AD%E6%BD%AE%E8%BF%9F%E8%BF%9F%E6%9C%AA%E8%87%B3-1e2b624e" text:style-name="Internet_20_link" text:visited-style-name="Visited_20_Internet_20_Link">
https://cn.wsj.com/articles/%E4%B8%AD%E5%9B%BD%E5%87%BA%E5%A2%83%E6%B8%B8%E7%83%AD%E6%BD%AE%E8%BF%9F%E8%BF%9F%E6%9C%AA%E8%87%B3-1e2b624e</text:a>
</text:p>
      <!--NEWS-->
      <text:h text:style-name="P10" text:outline-level="1">
<text:span text:style-name="T4">
Focus on World Public Opinion: The Korean government shows China to China</text:span>
</text:h>
      <text:p text:style-name="P4">
Authors: ['为FT中文网撰稿']</text:p>
      <text:p text:style-name="P4">
Publisher: 英国《金融时报》</text:p>
      <text:p text:style-name="P4">
Time: 2023-06-12T04:33:06+00:00</text:p>
      <text:p text:style-name="P4">
Published Time: 2023-06-11T12:00:99+08:00</text:p>
      <text:p text:style-name="P4">
Modified Time: 2023-06-12T00:32:99+08:00</text:p>
      <text:p text:style-name="P4">
Description: Cao Xin: The South Korean government is really unbearable. I am afraid that the largest party leader in the country, Li Zai, who is in the country, finds Chinese ambassadors in China.</text:p>
      <text:p text:style-name="P4">
Images: ["<text:a xlink:type="simple" xlink:href="https://thumbor.ftacademy.cn/unsafe/picture/8/000073708_piclink.jpg" text:style-name="Internet_20_link" text:visited-style-name="Visited_20_Internet_20_Link">
000073708_pic...</text:a>
"]</text:p>
      <text:p text:style-name="P4">
Themes: ['中韩关系', '关注']</text:p>
      <text:p text:style-name="P4">
Keywords: ['中韩关系', '韩国', '中国外交', '东北亚']</text:p>
      <text:p text:style-name="P4">
Type: Article</text:p>
      <!--METADATA-->
      <text:p text:style-name="P4">
<draw:frame draw:style-name="fr1" draw:name="Image84" text:anchor-type="as-char" svg:width="6.9236in" svg:height="3.893068in" draw:z-index="0">
<draw:image xlink:href="../Images/FT Chinese Free Version/2023-06-12T04-33-06-00-00/000073708_piclink.jpg" xlink:type="simple" xlink:show="embed" xlink:actuate="onLoad" draw:mime-type="image/jpeg"/>
</draw:frame>
Warm reminder from FT Chinese website: If you are interested in the content of more FT Chinese website, please search for "FT Chinese Network" in Apple App Store or Google Application Market and download the official applications of FT Chinese website.</text:p>
      <text:p text:style-name="P4">
Last week, the Chinese ambassador to South Korea, Xing Haiming, met with the largest party leader in South Korea, Li Zaiming. They caused a stir in South Korea on the current series of issues such as Sino -South Korean relations and East Asian diplomacy. Then Korean diplomacy and security officials publicly criticized the Chinese ambassador on various occasions, which has aroused great attention from East Asian public opinion.</text:p>
      <text:p text:style-name="P4">
However, the fact is that the Chinese ambassador did not name the Korean Yin Xiyue government. All his remarks are explaining the position of the Chinese government. It is also the normal work of any country's ambassador abroad. Therefore, the essence of the problem is that the Korean Yin Xiyue government is actually showing a posture to China, that is, South Korea has dared to provoke China.</text:p>
      <text:p text:style-name="P4">
<text:span text:style-name="T4">
 South Korea deliberately adopted an excessive excitement as </text:span>
</text:p>
      <text:p text:style-name="P4">
Judging from the content of the Chinese ambassador to South Korea ’s largest party leader Li Zaiming, the South Korean government is really unbearable. I am afraid that the largest party leader in the country to find Chinese ambassador to China’ s major foreign policy on South Korea. The Chinese government's position is consistent with Li Zaiming's position, and then objectively formed the pressure of internal and external situations. This is probably the foundation of the problem, but the South Korean government obviously has excessive reaction and deliberately adopting an overwhelming movement.</text:p>
      <text:p text:style-name="P4">
Judging from the content of the conversation, the Korean government's actions were triggered by the criticism of the government leader of the opposition party, but finally chose the Chinese ambassador to crack down.</text:p>
      <text:p text:style-name="P4">
According to South Korea's "Central Daily": Xing Haiming invited Li in the official residence of the Chinese Embassy in the North District of Seoul City last week. Xing Haiming personally came to the courtyard to welcome Li Zaiming and said, "Li represents a great politician in South Korea", and "hopes to exchange opinions such as the relationship between China and South Korea, the relationship between the Communist Party of China and the co -Democratic Party of South Korea."</text:p>
      <text:p text:style-name="P4">
Li Zaiming immediately proposed to Xing Haiming, "Due to the problem of ocean emissions of nuclear sewage in Japan, the concerns of neighboring countries are getting greater and greater. I hope that the two parties can make sounds and seek common response solutions together." The Ambassador Xing Haiming in China criticized Japan on the issue of Fukushima sewage emissions: "Japan regards the Pacific as a sewer because of its economic and other interests."</text:p>
      <text:p text:style-name="P4">
Li Zaiming also said: "After the establishment of diplomatic relations between China and South Korea, the two countries have formed a high degree of trust, but recently the public opinion and mutual trust of the two countries have been backward, which is worrying." "In order to restore trust, the South Korean government needs further efforts." This is undoubtedly criticizing Yin Xiyue's government policy to China.</text:p>
      <text:p text:style-name="P4">
Xing Haiming said, "China -South Korea relations are still facing external factors challenges." "The United States is trying to suppress China, and some people bet that the United States will win and lose China. This is obviously misjudgment and has not seen the general trend of history." Obviously, this sentence does not indicate the government of Yin Xiyue. South Korea's "Central Daily" believes: "Xing Haiming's remarks may be aimed at a sentence that American President Biden once said: the warning issued by Bayeng not long ago, 'Don't bet on betting The party that confronts the United States'. "And I am afraid that this is the case. Xing Haiming is criticizing the United States, but does this have to do with the Korean government?</text:p>
      <text:p text:style-name="P4">
While mentioning the issue of Taiwan, Xing Haiming called on the Korean government and the ruling party to "promote the situation and restart the dialogue." For South Korea, the essence of Taiwan's issue lies in: Do you recognize the "one China" principle promised by South Korea during the establishment of diplomatic relations between China and South Korea? As long as the South Korean government still maintain diplomatic relations with China, this cannot be any problem.</text:p>
      <text:p text:style-name="P4">
Interestingly, on the same day, the South Korean ruling party's National Power Party's first Kim Qi Xuan met with the Japanese ambassador to South Korea in Congress. Kim Qixuan emphasized the cooperation between South Korea and Japan, and said on Fukushima sewage discharge, "We will resolutely resist malicious propaganda and incitement." "" ". This is obviously publicly cleared on the issue of helping Japan's sewage discharge of Fukushima.</text:p>
      <text:p text:style-name="P4">
"Central Daily" introduced this that the two parties in South Korea's largest factor and the opposite party showed their position on the same day on the same day. "This is an unexpected thing." In fact, this exactly shows that Korean politics is split on its own country's major directional diplomatic issues; the people are also.</text:p>
      <text:p text:style-name="P4">
Judging from the above -mentioned remarks of the Chinese Ambassador, it is explaining the position of the Chinese government, which is the responsibility and daily job of any country's abroad. Yin Xiyue's government was so angry about the biggest party leader Li Zai Ming, but he dared not to have any criticism, but pointed the spearhead to the Chinese ambassador. The roots were two points: Yin Xiyue government was governed at a support rate of about 50%. The rate is still much lower than 50%, so it is guilty and highly sensitive, so he dare not criticize the strong Chinese ambassador to the Chinese party leader. Secondly, this operation also shows that South Korea has begun to dare to provoke China, of course, the result of the deterioration of the Sino -US game and the deterioration of China's diplomatic environment in Northeast Asia.</text:p>
      <text:p text:style-name="P4">
<text:span text:style-name="T4">
 Resist in China to please the United States and make a profit </text:span>
</text:p>
      <text:p text:style-name="P4">
Therefore, South Korea provoked China this time to please the United States against China and make a profit for itself. Because it will be affirmed and encouraged by the United States in this way, and the second is to deliberately suppress China to meet the special psychological needs of China formed with China for thousands of years.</text:p>
      <text:p text:style-name="P4">
According to the speech of the Chinese Ministry of Foreign Affairs spokesperson this time, it mainly proves the legitimacy of the ambassador's behavior from the perspective of the daily work content and work nature of the ambassador. You must not persist on your position on the Taiwan issue.</text:p>
      <text:p text:style-name="P4">
There is also a background here: When the Chinese Ministry of Foreign Affairs summoned the Japanese Ambassador to China in China at the Seventh Kingdom Group (G7) Summit in late May, the other party rejected China's protest on the spot. Protest.</text:p>
      <text:p text:style-name="P4">
Therefore, these two incidents in China and South Korea have actually been related to China and South Korea. It is a sign of ominous. Of course, it is the result of the deterioration of China and the United States and the exterior environment of China in Northeast Asia. However, in the context of not resolving the United States, this time China ’s response to South Korea’ s “harmony” as the main characteristics can truly alleviate the tension of bilateral relations. The answer was made on the 10th.</text:p>
      <text:p text:style-name="P4">
According to the news on the 11th of the Chinese Ministry of Foreign Affairs, the assistant Minister of Foreign Affairs, Nong Rong, saw the South Korean ambassador to China Zheng Zaihao on the 10th. Recently, the Korean needle reported the improper response to the Chinese ambassador to the Chinese Ambassador to South Korea and the first meeting with the Korean party, which showed serious concern and dissatisfied.</text:p>
      <text:p text:style-name="P4">
The website of the Chinese Ministry of Foreign Affairs said: Nongrong explained the views and positions of China ’s current China -South Korean relations to Zheng Zaihao, and pointed out that the extensive contact and exchanges of Ambassador Xing Haiming and people from all walks of life in Korea are their responsibilities. The development of Korean relations. It is hoped that the Korean side will deeply reflect on the current issue of Sino -South Korean relations and take it seriously. It will effectively abide by the spirit of the joint communiqué of China and South Korea's construction of diplomatic relations.</text:p>
      <text:p text:style-name="P4">
Obviously, Nongrong's point of view is compared with the previous position of a spokesman for the Chinese Ministry of Foreign Affairs, which has further expressed dissatisfaction, but it still repeats the "explanation" of the original spokesperson.Obviously, South Korea is insisting on the original stood and behaviors of China.</text:p>
      <text:p text:style-name="P4">
On the other hand, if China takes another firm position to respond, things may develop in a benign direction.</text:p>
      <text:p text:style-name="P4">
News Source: <text:a xlink:type="simple" xlink:href="http://www.ftchinese.com/story/001099929" text:style-name="Internet_20_link" text:visited-style-name="Visited_20_Internet_20_Link">
http://www.ftchinese.com/story/001099929</text:a>
</text:p>
      <!--NEWS-->
      <text:h text:style-name="P10" text:outline-level="1">
<text:span text:style-name="T4">
The United States prohibits imports from the import of Chinese Nada due to forced labor issues (Free Version)</text:span>
</text:h>
      <text:p text:style-name="P4">
Author: Richard Vanderford</text:p>
      <text:p text:style-name="P4">
Publisher: 华尔街日报中文网</text:p>
      <text:p text:style-name="P4">
Published Time: 2023-06-12T05:30:00.000Z</text:p>
      <text:p text:style-name="P4">
Modified Time: 2023-06-12T05:30:00.000Z</text:p>
      <text:p text:style-name="P4">
Created Time: 2023-06-09T23:51:00.000Z</text:p>
      <text:p text:style-name="P4">
Description: The United States banned the import of Chinese laser printer manufacturers Nada, because the company was suspected of using forced workers in Xinjiang, China. Nasda is the controlling shareholder of the United States League International.</text:p>
      <text:p text:style-name="P4">
Images: []</text:p>
      <text:p text:style-name="P4">
Categories: ['商业']</text:p>
      <text:p text:style-name="P4">
Keywords: SYND,LINK:EN|WP-WSJ-0000969931</text:p>
      <text:p text:style-name="P4">
Type: Article</text:p>
      <!--METADATA-->
      <text:p text:style-name="P4">
The United States prohibits imported Chinese laser printer manufacturers Nashida Co., Ltd.(NinestarCorp.)The product is because the company is suspected of using forced workers in Xinjiang, China. Nasda is the United States League International(Lexmark International Inc.)The controlling shareholder.</text:p>
      <text:p text:style-name="P4">
News Source: <text:a xlink:type="simple" xlink:href="https://cn.wsj.com/articles/%E7%BE%8E%E5%9B%BD%E5%9B%A0%E5%BC%BA%E8%BF%AB%E5%8A%B3%E5%B7%A5%E9%97%AE%E9%A2%98%E7%A6%81%E6%AD%A2%E8%BF%9B%E5%8F%A3%E4%B8%AD%E5%9B%BD%E7%BA%B3%E6%80%9D%E8%BE%BE%E7%9A%84%E4%BA%A7%E5%93%81-3903426e" text:style-name="Internet_20_link" text:visited-style-name="Visited_20_Internet_20_Link">
https://cn.wsj.com/articles/%E7%BE%8E%E5%9B%BD%E5%9B%A0%E5%BC%BA%E8%BF%AB%E5%8A%B3%E5%B7%A5%E9%97%AE%E9%A2%98%E7%A6%81%E6%AD%A2%E8%BF%9B%E5%8F%A3%E4%B8%AD%E5%9B%BD%E7%BA%B3%E6%80%9D%E8%BE%BE%E7%9A%84%E4%BA%A7%E5%93%81-3903426e</text:a>
</text:p>
      <!--NEWS-->
      <text:h text:style-name="P10" text:outline-level="1">
<text:span text:style-name="T4">
Think Tank: Geopolitics is increasingly tense Chinese nuclear warhead inventory to increase the most</text:span>
</text:h>
      <text:p text:style-name="P4">
Publisher: 法新社</text:p>
      <text:p text:style-name="P4">
Published Time: 2023-06-12T05:32:06+00:00</text:p>
      <text:p text:style-name="P4">
Modified Time: 2023-06-12T05:20:02+00:00</text:p>
      <text:p text:style-name="P4">
Description: (Stockholm, Agence France -Presse, 11th) The Think Tank "Stockholm Institute of International Peace" said today that with the intensification of geopolitical tensions, the nuclear weapons inventory of several countries has increased last year, especially in China. Inventory is moderniz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5" text:anchor-type="as-char" svg:width="6.9236in" svg:height="3.617581in" draw:z-index="0">
<draw:image xlink:href="../Images/rficn/2023-06-12T05-32-06-00-00/000000.png" xlink:type="simple" xlink:show="embed" xlink:actuate="onLoad" draw:mime-type="image/png"/>
</draw:frame>
According to data from the Institute of International Peace of Stockhol, the United Kingdom, China, France, India, Israel, North Korea, Pakistan, Russia and the United States, the total number of nuclear warheads from 12710 at the beginning of last year to 12512 early this year Meet.</text:p>
      <text:p text:style-name="P4">
The Institute of International Peace of Stockholm distinguishes the nuclear warhead inventory that can be used in various countries, and the total inventory, including the old warheads, including the planned demolition, has a total of 9,576 nuclear warheads. Add 86 pieces.</text:p>
      <text:p text:style-name="P4">
Smith said: "The number of nuclear warheads that can be used began to rise." But these numbers are still far below more than 70,000 in the 1980s; as for the increased parts from China, China has increased the number of their inventory nuclear warheads from 350 to 410 pieces from 350 to 410 pieces. Essence</text:p>
      <text:p text:style-name="P4">
Dan Smith, director of the Institute of International Peace (SIPRI) of Stockholm, pointed out: "We are approaching or the end of the long -term decline in the number of global nuclear weapons."</text:p>
      <text:p text:style-name="P4">
The United States and Russia still have nearly 90%of nuclear weapons. India, Pakistan and North Korea have also increased inventory. Russia has a small increase, the number of nuclear warheads increases from 4477 to 4489, and the remaining nuclear military countries are flat. "The overall situation is that the number of nuclear warheads has fallen for more than 30 years.</text:p>
      <text:p text:style-name="P4">
Researchers also pointed out that after Russia invaded Ukraine, nuclear military control and disarmament's diplomatic efforts suffered setbacks. The United States suspended the "bilateral strategic stability dialogue" with Russia; Russia also announced in February that it also announced the suspension of participating in the "Newstart Treaty of New Strategic Weapons" in 2010.</text:p>
      <text:p text:style-name="P4">
Stockholm's Institute of International Peace, Stockhol, pointed out that the new strategic weapon reduction treaty "is the last treaty to restrict the US -Russian strategic nuclear force."</text:p>
      <text:p text:style-name="P4">
News Source: <text:a xlink:type="simple" xlink:href="https://www.rfi.fr/cn/%E5%9B%BD%E9%99%85%E6%8A%A5%E9%81%93/20230612-%E6%99%BA%E5%BA%93-%E5%9C%B0%E7%BC%98%E6%94%BF%E6%B2%BB%E6%97%A5%E7%9B%8A%E7%B4%A7%E5%BC%A0-%E4%B8%AD%E5%9B%BD%E6%A0%B8%E6%AD%A6%E5%BC%B9%E5%A4%B4%E5%BA%93%E5%AD%98%E5%A2%9E%E5%8A%A0%E6%9C%80%E5%A4%9A" text:style-name="Internet_20_link" text:visited-style-name="Visited_20_Internet_20_Link">
https://www.rfi.fr/cn/%E5%9B%BD%E9%99%85%E6%8A%A5%E9%81%93/20230612-%E6%99%BA%E5%BA%93-%E5%9C%B0%E7%BC%98%E6%94%BF%E6%B2%BB%E6%97%A5%E7%9B%8A%E7%B4%A7%E5%BC%A0-%E4%B8%AD%E5%9B%BD%E6%A0%B8%E6%AD%A6%E5%BC%B9%E5%A4%B4%E5%BA%93%E5%AD%98%E5%A2%9E%E5%8A%A0%E6%9C%80%E5%A4%9A</text:a>
</text:p>
      <!--NEWS-->
      <text:h text:style-name="P10" text:outline-level="1">
<text:span text:style-name="T4">
Survey: 30 % of Germany interviewed men believe that "acceptable" for women's violence</text:span>
</text:h>
      <text:p text:style-name="P4">
Publisher: 法新社</text:p>
      <text:p text:style-name="P4">
Published Time: 2023-06-12T05:32:07+00:00</text:p>
      <text:p text:style-name="P4">
Modified Time: 2023-06-12T05:05:02+00:00</text:p>
      <text:p text:style-name="P4">
Description: (AFP, Frankford, 11th) According to a poll released by German agencies today, more than 1/3 of the interviewed German men believe that the violence of women is "acceptable". People feel "shocked".</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6" text:anchor-type="as-char" svg:width="6.9236in" svg:height="3.617581in" draw:z-index="0">
<draw:image xlink:href="../Images/rficn/2023-06-12T05-32-07-00-00/000000.png" xlink:type="simple" xlink:show="embed" xlink:actuate="onLoad" draw:mime-type="image/png"/>
</draw:frame>
According to the polls released by Feng Ke Media (Funke) Group today, 33%of the 18-35-year-old men interviewed said that they thought that "hand slip" was "acceptable" when they were arguing with female partners; %Of the respondents acknowledged that they had violence against women in the past.</text:p>
      <text:p text:style-name="P4">
Karsten Kassner, a member of Federal Forum Men, who advocates gender equality, said the result was "shocking."</text:p>
      <text:p text:style-name="P4">
Casner said, "One -third of the interviewed men seeing how to see the physical violence of women is a problem. This situation urgently needs to change."</text:p>
      <text:p text:style-name="P4">
The survey further discovered that 52%of men said that they believed that their role was to act as a main provider in a relationship, and the partner should be responsible for holding a family. In addition, 48%of respondents said that they did not like to see public display homosexuality, saying they were "restless."</text:p>
      <text:p text:style-name="P4">
This national survey was commissioned by the children's assistance organization "Plan International" (Plan International "(Plan International", which was conducted online from March 9 to 21. And 1,000 women.</text:p>
      <text:p text:style-name="P4">
Alexandra Tschacher, a German international plan spokesman, said "traditional gender characters are still ingrained in people's minds."</text:p>
      <text:p text:style-name="P4">
According to the federal police, more than 115,000 women became victims of partner violence in 2021, that is, 13 women were injured per hour; a total of 369 women were killed by the current or predecessor.</text:p>
      <text:p text:style-name="P4">
German judicial minister Marco Buschmann said last year that he would promote legal reform and severely punish violent behavior of women, saying that such acts should not be faded into "private tragedies."</text:p>
      <text:p text:style-name="P4">
News Source: <text:a xlink:type="simple" xlink:href="https://www.rfi.fr/cn/%E5%9B%BD%E9%99%85%E6%8A%A5%E9%81%93/20230612-%E8%B0%83%E6%9F%A5-%E5%BE%B7%E5%9B%BD%E4%B8%89%E6%88%90%E5%8F%97%E8%AE%BF%E7%94%B7%E6%80%A7%E8%AE%A4%E4%B8%BA%E5%AF%B9%E5%A5%B3%E6%80%A7%E6%96%BD%E6%9A%B4-%E5%8F%AF%E6%8E%A5%E5%8F%97" text:style-name="Internet_20_link" text:visited-style-name="Visited_20_Internet_20_Link">
https://www.rfi.fr/cn/%E5%9B%BD%E9%99%85%E6%8A%A5%E9%81%93/20230612-%E8%B0%83%E6%9F%A5-%E5%BE%B7%E5%9B%BD%E4%B8%89%E6%88%90%E5%8F%97%E8%AE%BF%E7%94%B7%E6%80%A7%E8%AE%A4%E4%B8%BA%E5%AF%B9%E5%A5%B3%E6%80%A7%E6%96%BD%E6%9A%B4-%E5%8F%AF%E6%8E%A5%E5%8F%97</text:a>
</text:p>
      <!--NEWS-->
      <text:h text:style-name="P10" text:outline-level="1">
<text:span text:style-name="T4">
Iranian boy killed the police in the headscarf revolution to kill the police</text:span>
</text:h>
      <text:p text:style-name="P4">
Publisher: 法新社</text:p>
      <text:p text:style-name="P4">
Published Time: 2023-06-12T06:02:08+00:00</text:p>
      <text:p text:style-name="P4">
Modified Time: 2023-06-12T05:35:03+00:00</text:p>
      <text:p text:style-name="P4">
Description: (Agence France -Presse, Tehran, 11th) Local media reports that the family members of a 9 -year -old boy who were killed in the national protests last year, driving a policeman today and a police officer killed. The boy's family said that the boy was killed by the security forc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87" text:anchor-type="as-char" svg:width="6.9236in" svg:height="3.617581in" draw:z-index="0">
<draw:image xlink:href="../Images/rficn/2023-06-12T06-02-08-00-00/000000.png" xlink:type="simple" xlink:show="embed" xlink:actuate="onLoad" draw:mime-type="image/png"/>
</draw:frame>
Agence France -Presse reported that a police officer said that the attacker was also shot after killing. The incident took place during the event period of the cities in the southwest of Khuzestan, Izeh to commemorate the activity of a boy Kianpirfalak.</text:p>
      <text:p text:style-name="P4">
In 2022, Mahsaamini, a 22 -year -old woman in the Iranian Kurds, was arrested and detained by a moral police for suspected violation of strict women's dressing regulations and died on September 16 of the same year. Boy Bafahak was one of the 7 people who died in a shooting in November of the same year.</text:p>
      <text:p text:style-name="P4">
Tasnim Newsagency quoted the police from the Police of Husistan: "On the day of the Bafahak birthday, the opposition called on the operation to arouse social anxiety, and then a policeman was killed."</text:p>
      <text:p text:style-name="P4">
The report said that the person who drove the police was the cousin of the mother of Pafahak.</text:p>
      <text:p text:style-name="P4">
Police said, "under the intervention of local personnel", the attacker was shot dead.</text:p>
      <text:p text:style-name="P4">
In November last year, the official media reported that the shooting of the boy's death was attributed to the "terrorist", but the boy's mother blamed the responsibility on the security forces.</text:p>
      <text:p text:style-name="P4">
The judicial department announced on April 7 this year that men of Pafahak and 6 other men have been sentenced to death.</text:p>
      <text:p text:style-name="P4">
After the death of Emini, there were thousands of people arrested in the official transfer of "riots" after their death. Hundreds of people were killed. (Translator: Ji Jinling)</text:p>
      <text:p text:style-name="P4">
News Source: <text:a xlink:type="simple" xlink:href="https://www.rfi.fr/cn/%E5%9B%BD%E9%99%85%E6%8A%A5%E9%81%93/20230612-%E4%BC%8A%E6%9C%97%E7%94%B7%E7%AB%A5%E5%9C%A8%E5%A4%B4%E5%B7%BE%E9%9D%A9%E5%91%BD%E4%B8%AD%E4%B8%A7%E7%94%9F-%E5%AE%B6%E5%B1%9E%E5%BC%80%E8%BD%A6%E6%92%9E%E6%AD%BB%E8%AD%A6%E5%AF%9F" text:style-name="Internet_20_link" text:visited-style-name="Visited_20_Internet_20_Link">
https://www.rfi.fr/cn/%E5%9B%BD%E9%99%85%E6%8A%A5%E9%81%93/20230612-%E4%BC%8A%E6%9C%97%E7%94%B7%E7%AB%A5%E5%9C%A8%E5%A4%B4%E5%B7%BE%E9%9D%A9%E5%91%BD%E4%B8%AD%E4%B8%A7%E7%94%9F-%E5%AE%B6%E5%B1%9E%E5%BC%80%E8%BD%A6%E6%92%9E%E6%AD%BB%E8%AD%A6%E5%AF%9F</text:a>
</text:p>
      <!--NEWS-->
      <text:h text:style-name="P10" text:outline-level="1">
<text:span text:style-name="T4">
Why the dispute between Asian hegemony began in the China Maritime Police</text:span>
</text:h>
      <text:p text:style-name="P4">
Creator: DAMIEN CAVE</text:p>
      <text:p text:style-name="P4">
Publisher: https://www.facebook.com/nytimeschinese</text:p>
      <text:p text:style-name="P4">
Published Time: 2023-06-12T06:07:13+08:00</text:p>
      <text:p text:style-name="P4">
Description: China has the world's largest and highly militarized maritime police fleet. It is aggressive in regional disputes, leading to neighboring countries to upgrade maritime police forces. The maritime police of Asian countries have become more and more like navy and become pioneers of regional competition. Ted Aljobe/Age France-Presse-Getty Images April, near the South China Sea Dispute Island Reef, the Philippine Coast Guard personnel passed by an inflatable boat from an inflatable boat.</text:p>
      <text:p text:style-name="P4">
Images: ["<text:a xlink:type="simple" xlink:href="https://static01.nyt.com/images/2023/06/05/world/00asia-coastguard-02/00asia-coastguard-02-master1050.jpg" text:style-name="Internet_20_link" text:visited-style-name="Visited_20_Internet_20_Link">
00asia-coastg...</text:a>
"]</text:p>
      <text:p text:style-name="P4">
Category: 中国</text:p>
      <text:p text:style-name="P4">
Type: Article</text:p>
      <!--METADATA-->
      <text:p text:style-name="P4">
<draw:frame draw:style-name="fr1" draw:name="Image88" text:anchor-type="as-char" svg:width="6.9236in" svg:height="4.615733in" draw:z-index="0">
<draw:image xlink:href="../Images/cnnytimes/2023-06-12T06-07-13-08-00/00asia-coastguard-02-master1050.jpg" xlink:type="simple" xlink:show="embed" xlink:actuate="onLoad" draw:mime-type="image/jpeg"/>
</draw:frame>
</text:p>
      <text:p text:style-name="P4">
为了控制亚洲的战略航道，中国部署了一支配备76毫米舰炮和反舰导弹的舰队，船体比美国海军的驱逐舰还要大。但它们并不属于中国海军。船体被漆成白色，两侧用大写字母写着“中国海警”。</text:p>
      <text:p text:style-name="P4">
在短短十年间，中国已经建起了世界最大且独一无二的海警舰队。这支舰队军事化程度更高，在国际争端中更加咄咄逼人，走私或者搜救等海警常规任务则较少关注，这支中国武装力量颠覆了全球200年来的海警传统。</text:p>
      <text:p text:style-name="P4">
它还引发了一场军备竞赛。北京强势进入执法和海军力量之间的灰色地带，将目标对准那些存在对峙的国家，其舰船可以轻松击沉大多数国家的那些使用了数十年的老船。有鉴于此，担心中国侵占领土的国家争相部署更大、火力更猛的巡逻船。</text:p>
      <text:p text:style-name="P4">
台湾周围水域是一个可能爆发战争的地点，中国声称这个自治的岛屿是其领土。但随着该地区的海警对峙悄然升级，官方和分析人士越来越担心一个日益加剧的威胁：在中国海警出没的广阔区域内，任何局部事件或暴力冲突都可能引发更广泛的冲突，甚至大国之间的战争。</text:p>
      <text:p text:style-name="P4">
根据海事数据，从3月30日到4月2日，一支中国海警船编队在日本称之为尖阁列岛的争议岛屿附近巡航80小时36分钟，打破了中方最长停留记录。</text:p>
      <text:p text:style-name="P4">
日本后来宣布了一项 <text:a xlink:type="simple" xlink:href="https://apnews.com/article/japan-maritime-security-china-coast-guard-0515a3bf753147b540cfcf55e33be694" text:style-name="Internet_20_link" text:visited-style-name="Visited_20_Internet_20_Link">
 升级海岸警卫队 </text:a>
And <text:a xlink:type="simple" xlink:href="https://www.stripes.com/theaters/asia_pacific/2023-05-01/japan-war-coast-guard-defense-9975350.html" text:style-name="Internet_20_link" text:visited-style-name="Visited_20_Internet_20_Link">
merged into the Ministry of Defense</text:a>
plan of.</text:p>
      <text:p text:style-name="P4">
The two recent incidents also show that China's tough attitude and regional risk have reached a new level:</text:p>
      <text:p text:style-name="P4">
• From April 8th, China's patrol ships gathered near Taiwan.(https://www.nytimes.com/2023/04/07/world/asia/china-taiwan-military-exercises.html)During the interception and search for Taiwanese ships. Taiwan is currently <text:a xlink:type="simple" xlink:href="https://www.reuters.com/world/asia-pacific/taiwan-war-games-focus-combating-blockade-preserving-forces-2023-04-26/" text:style-name="Internet_20_link" text:visited-style-name="Visited_20_Internet_20_Link">
Formation Plan</text:a>
In order to break through the possible blockade in the future, while strengthening the construction of its coastal guards.</text:p>
      <text:p text:style-name="P4">
• On April 23, near a controversial island reef in the South China Sea, a large patrol ship in China cut into the channel of a much larger Philippine patrol ship, forcing the latter's captain to hang back <text:a xlink:type="simple" xlink:href="https://www.theaustralian.com.au/news/latest-news/chinese-philippine-vessels-in-david-and-goliath-nearcrash/news-story/e2f251c9af5e368dc4e41f92752ebf82" text:style-name="Internet_20_link" text:visited-style-name="Visited_20_Internet_20_Link">
to avoid collision</text:a>
Essence A few days later, the United States promised to provide the Philippines with <text:a xlink:type="simple" xlink:href="https://www.whitehouse.gov/briefing-room/statements-releases/2023/05/01/fact-sheet-investing-in-the-special-friendship-and-alliance-between-the-united-states-and-the-philippines/" text:style-name="Internet_20_link" text:visited-style-name="Visited_20_Internet_20_Link">
Six New Equipment New Patrol Ship</text:a>
Essence</text:p>
      <text:p text:style-name="P4">
These disputes, coupled with China in May and June <text:a xlink:type="simple" xlink:href="https://twitter.com/GordianKnotRay/status/1665443255641677825" text:style-name="Internet_20_link" text:visited-style-name="Visited_20_Internet_20_Link">
Vietnam</text:a>
And Pacific Island State <text:a xlink:type="simple" xlink:href="https://www.rfa.org/english/news/pacific/palau-china-cable-05312023014251.html" text:style-name="Internet_20_link" text:visited-style-name="Visited_20_Internet_20_Link">
Palau</text:a>
The nearby violations are in line with an intensive model, marking a major change in the way of countries that advocate territories and protect their interests in the world's ocean. The coast guards, which once served as the eyes of watching and assistance, have become more and more like navys, involved in the geopolitical politics of Asia, and deployed as military forces on a waterway that is crucial to shipping and natural resources.</text:p>
      <text:p text:style-name="P4">
advertise</text:p>
      <text:p text:style-name="P4">
From the ports of southern China and Taiwan to the base of the United States in the United States, the white maritime police ships either become larger, heavier, or smaller and faster. They are also equipped with a larger and larger cannon, or they can use complex weapon systems. The coastal guards in the area are cooperating with the National Defense Department more closely, making it a pioneer in the widespread economic and military competition in the Indo -Pacific region.</text:p>
      <text:p text:style-name="P4">
John Bradford, a senior researcher at the Maritime Safety Project of the US Navy's retired Lieutenant Colonel and the Singapore Rajayanan International Research Institute, said: "Unlike 10 years ago, many countries in this area have begun to use the coastal guards to maintain sovereignty. "</text:p>
      <text:p text:style-name="P4">
"The idea behind it is," he added. "When a small amount of firepower has a small amount of firepower, it will be more effective because it is not easy to cause the situation to upgrade. What is the difference between naval ships? "</text:p>
      <text:p text:style-name="P4">
In February, Guam, a patrol boat of the American Coast Guard. The United States has become more active in the Pacific region, deployed a new generation of patrol ships, and signed a patrol agreement with many countries. Chang w. Lee/then York Times</text:p>
      <text:p text:style-name="P4">
Since China is committed to becoming its so -called "maritime country", the maritime police competition has now appeared in Asia.In the eyes of China, the maritime police will become the pillar of its great country's revival, because it will help Beijing to control important waters (and fishery and mineral resources there). Essence</text:p>
      <text:p text:style-name="P4">
advertise</text:p>
      <text:p text:style-name="P4">
Dozens of confrontations that have occurred later confirmed that the Chinese Maritime Police -usually cooperate with fishermen militia and other types of ships -they can patrol, provoke and intimidate their opponents without any scruples.</text:p>
      <text:p text:style-name="P4">
In 2013, in the South China Sea, the Philippine forces <text:a xlink:type="simple" xlink:href="https://www.nytimes.com/newsgraphics/2013/10/27/south-china-sea/index.html" text:style-name="Internet_20_link" text:visited-style-name="Visited_20_Internet_20_Link">
a ship named Madele Mountains during World War II</text:a>
Several nervous confrontation with Chinese maritime police vessels.</text:p>
      <text:p text:style-name="P4">
In 2014, near the Vietnamese coast of the South China Sea, Vietnam tried to prevent China from building a petroleum drilling platform on controversial waters. A Chinese maritime police ship subsequently <text:a xlink:type="simple" xlink:href="https://www.theguardian.com/world/2014/may/07/chinese-vietnamese-vessels-clash-south-china-sea" text:style-name="Internet_20_link" text:visited-style-name="Visited_20_Internet_20_Link">
hit a Vietnamese sea police ship</text:a>
Essence</text:p>
      <text:p text:style-name="P4">
In 2016, the Chinese Maritime Police collided a Chinese fishing boat detained by the Indonesian authorities, <text:a xlink:type="simple" xlink:href="https://www.nytimes.com/2016/03/22/world/asia/indonesia-south-china-sea-fishing-boat.html" text:style-name="Internet_20_link" text:visited-style-name="Visited_20_Internet_20_Link">
let it go</text:a>
 。</text:p>
      <text:p text:style-name="P4">
In April, a Chinese maritime police officer conducted military exercises near the Mazu Islands controlled by Taiwan. Thomas Peter/Reuters</text:p>
      <text:p text:style-name="P4">
Recently, China has added the task and combat effectiveness of the fleet. The maritime police are controlled by the military. A legal authorized maritime police in 2021 claims that the waters that have sovereignty are used to use fatal force on foreign ships. These waters include the South China Sea, where China is on an artificial island <text:a xlink:type="simple" xlink:href="https://cn.nytimes.com/asia-pacific/20180921/south-china-sea-navy/" text:style-name="Internet_20_link" text:visited-style-name="Visited_20_Internet_20_Link">
established a front -out base base</text:a>
Essence</text:p>
      <text:p text:style-name="P4">
Regional experts said that these regulations <text:a xlink:type="simple" xlink:href="https://thediplomat.com/2021/04/chinas-coast-guard-law-challenges-rule-based-order/" text:style-name="Internet_20_link" text:visited-style-name="Visited_20_Internet_20_Link">
violated the international law</text:a>
Allows the China Maritime Police to launch armed operations outside its national jurisdiction without declaration.</text:p>
      <text:p text:style-name="P4">
advertise</text:p>
      <text:p text:style-name="P4">
And its ship has more and more capable of doing this. China currently has about 150 large maritime police patrol ships of more than 1,000 tons, while there are about 70 in Japan, 60 in the United States, and only a few countries in Asia. Philippines in the South China Sea <text:a xlink:type="simple" xlink:href="https://www.reuters.com/world/asia-pacific/philippines-coast-guard-chief-says-boosts-south-china-sea-presence-2023-02-06/" text:style-name="Internet_20_link" text:visited-style-name="Visited_20_Internet_20_Link">
deployed 25 patrol ships</text:a>
Essence <text:a xlink:type="simple" xlink:href="https://media.defense.gov/2022/Nov/29/2003122279/-1/-1/1/2022-MILITARY-AND-SECURITY-DEVELOPMENTS-INVOLVING-THE-PEOPLES-REPUBLIC-OF-CHINA.PDF" text:style-name="Internet_20_link" text:visited-style-name="Visited_20_Internet_20_Link">
According to US officials</text:a>
, Taiwan Maritime Police has 23 ships.</text:p>
      <text:p text:style-name="P4">
Many Chinese Maritime Police's ships were originally a naval frigates. They were able to perform long -term operations and were equipped with helicopter apron, powerful water cannons, and artillery with the same caliber as the M1 Abrams. According to <text:a xlink:type="simple" xlink:href="https://www.defense.gov/CMPR/" text:style-name="Internet_20_link" text:visited-style-name="Visited_20_Internet_20_Link">
Ministry of Defense</text:a>
The latest China Military Report, 85 of Chinese maritime ships carrying anti -ship cruise missiles.</text:p>
      <text:p text:style-name="P4">
As China has become more and more controversial, many countries in Asia are forced to face this new fleet that disguised as law enforcement vessels almost every day. And it's not just in the South China Sea.</text:p>
      <text:p text:style-name="P4">
On May 11th, in the East China Sea, two Chinese maritime police ships are the 13th time this year <text:a xlink:type="simple" xlink:href="https://www.stripes.com/theaters/asia_pacific/2023-05-11/china-coast-guard-instrusion-senkaku-10081278.html" text:style-name="Internet_20_link" text:visited-style-name="Visited_20_Internet_20_Link">
transcended</text:a>
12 nautical miles around the Diaoyu Islands. According to Japan's tracking data, in 2022, different fleets composed of 1500 tons of Chinese maritime police vessels appeared around these controversial islands for 336 days, which increased significantly compared to 171 days in 2017.</text:p>
      <text:p text:style-name="P4">
In 2012, Japanese and Chinese ships were near the Diaoyu Islands in the East China Sea. Kyodo news, via associated presness</text:p>
      <text:p text:style-name="P4">
"We have confirmed that some vessels are equipped with artillery," said Kikuchi Hongzong (Yin), a spokesman for the Japanese Maritime Security Agency, said in an interview. "We are worried that they have increased the number of large ships with military capabilities."</text:p>
      <text:p text:style-name="P4">
The maritime police in other countries also increased such vessels.</text:p>
      <text:p text:style-name="P4">
advertise</text:p>
      <text:p text:style-name="P4">
Vietnam ordered from Japan <text:a xlink:type="simple" xlink:href="https://www.navalnews.com/naval-news/2020/08/japan-to-build-six-patrol-ships-for-vietnams-coast-guard/" text:style-name="Internet_20_link" text:visited-style-name="Visited_20_Internet_20_Link">
Six Large Marine Police Ship</text:a>
It will be delivered in 2025.</text:p>
      <text:p text:style-name="P4">
South Korea announced last year that it will be for its western coastal waters <text:a xlink:type="simple" xlink:href="https://m.pulsenews.co.kr/view.php" text:style-name="Internet_20_link" text:visited-style-name="Visited_20_Internet_20_Link">
build nine new 3,000 tons of patrol ships</text:a>
The border with the Chinese waters is not clear.</text:p>
      <text:p text:style-name="P4">
Japan approved a new law in December to increase its maritime police budget by nearly 1 billion US dollars -surging 40% -and incorporated the maritime police fleet into its national defense forces.The United States is still in close cooperation with Japan and the Philippines in the South China Sea. Last year and June this year, I conducted in the Philippines in the Philippines in June this year.(https://www.bworldonline.com/the-nation/2022/11/07/485593/philippines-holds-sea-training-exercises-with-us-japan-coast-guards/), <text:a xlink:type="simple" xlink:href="https://www.globaltimes.cn/page/202305/1291698.shtml" text:style-name="Internet_20_link" text:visited-style-name="Visited_20_Internet_20_Link">
Caused Beijing dissatisfaction</text:a>
 。</text:p>
      <text:p text:style-name="P4">
Last year, a Philippine Coast Guard patrol ship and a U.S. Coast Guard patrol ship were in joint training exercises. Francis R Malasig/EPA-EFE, Viashutterstock</text:p>
      <text:p text:style-name="P4">
"Maritime police and countries in the region are mature," said General Andrew J. Tingsen, commander of the Pacific region of the US Maritime Police. "I think their maturity is necessary."</text:p>
      <text:p text:style-name="P4">
This situation is the most obvious in shipyards in the Taiwan Strait and southern Taiwan. Taiwan is located in the center of anxiety in the region. The Taiwan Maritime Police faces challenges from mainland China almost every day. Its expansion speed is much higher than the Taiwan Navy.</text:p>
      <text:p text:style-name="P4">
When visiting the industrial zone outside Kaohsiung Port, the workers were about to complete the repair of a maritime police patrol boat that was cracked.</text:p>
      <text:p text:style-name="P4">
"A Chinese ship hit it and broke it directly," said Hu Yanru, former Taiwanese naval officer, said that his operating Lang Enterprise Co., Ltd. specifically built and repaired the Taiwan maritime police ships.</text:p>
      <text:p text:style-name="P4">
He said that a few weeks ago, the patrol boat, a 36 -foot -length rigid inflatable boat, was similar to the assault boat used by the US Navy SEAC -with several other patrol boats formed a warning around Taiwan's outer island. Line, surround a suspicious speedboat. The ship had six engines, which was a common design of Chinese muntered ships. When the Taiwan Maritime Police asked their tasks, the crew increased the throttle and rushed over.</text:p>
      <text:p text:style-name="P4">
"That ship has no name, but we know it is Chinese," Hu Yanru told the situation that the official told him. "When you can't see your name, you know it is suspicious."</text:p>
      <text:p text:style-name="P4">
In Pingtung City, Taiwan, workers are repairing a maritime police patrol boat that was hit by a Chinese ship at sea. LAM YIK Fei for the New York Times</text:p>
      <text:p text:style-name="P4">
According to maritime officials and shipbuilders, this is one of the many collisions and attempts caused by China's aggressive strategies near Taiwan.</text:p>
      <text:p text:style-name="P4">
On June 3, <text:a xlink:type="simple" xlink:href="https://www.pacom.mil/Media/News/News-Article-View/Article/3415952/usindopacom-statement-on-unsafe-maritime-interaction/" text:style-name="Internet_20_link" text:visited-style-name="Visited_20_Internet_20_Link">
US military said</text:a>
The U.S. Navy's destroyer Zhong Yun was slowed down through the strait between China and Taiwan to avoid colliding with a Chinese navy ship that passed from it.</text:p>
      <text:p text:style-name="P4">
China threatened to check Taiwanese ships in April, representing another way to upgrade the conflict. The response to this behavior revealed that the boundaries of maritime violations were very vague.</text:p>
      <text:p text:style-name="P4">
The Taiwan Marine Affairs Commission stated that it has used its own maritime police ship as a cover force to respond to China's threat, in order to "prevent the freedom and security of the country in mainland China that endanger the navigation of the country in my jurisdiction." A spokesman for Taiwan's office with Beijing relations said: "If you interfere, we will fight back."</text:p>
      <text:p text:style-name="P4">
As for the meaning of this sentence, two other shipyards near Kaohsiung Port may give a prompt.</text:p>
      <text:p text:style-name="P4">
There is a new 100 -ton patrol boat on the water surface. The hull uses strong steel to prevent impact instead of using the light materials that use early versions. On one of the docks, a newly brushed 600 -ton marine police ship is waiting for engineers to install the same radio and radar as the Taiwan Navy.</text:p>
      <text:p text:style-name="P4">
There is a wide open mouth on the side of the hull- <text:a xlink:type="simple" xlink:href="https://twitter.com/TaiwanMilitary/status/1530183064177242112" text:style-name="Internet_20_link" text:visited-style-name="Visited_20_Internet_20_Link">
Used to install a missile launcher, if necessary</text:a>
 。</text:p>
      <text:p text:style-name="P4">
News Source: <text:a xlink:type="simple" xlink:href="https://cn.nytimes.com/china/20230612/china-coast-guard/" text:style-name="Internet_20_link" text:visited-style-name="Visited_20_Internet_20_Link">
https://cn.nytimes.com/china/20230612/china-coast-guard/</text:a>
</text:p>
      <!--NEWS-->
      <text:h text:style-name="P10" text:outline-level="1">
<text:span text:style-name="T4">
Chechen shows Chinese armored vehicles (Free Version)</text:span>
</text:h>
      <text:p text:style-name="P4">
Author: James T. Areddy 发自纽约 / Austin Ramzy 发自香港</text:p>
      <text:p text:style-name="P4">
Publisher: 华尔街日报中文网</text:p>
      <text:p text:style-name="P4">
Published Time: 2023-06-12T06:20:00.000Z</text:p>
      <text:p text:style-name="P4">
Modified Time: 2023-06-12T06:20:00.000Z</text:p>
      <text:p text:style-name="P4">
Created Time: 2023-06-12T05:04:00.000Z</text:p>
      <text:p text:style-name="P4">
Description: Chechen leader Cadrov released a video of Chinese -made armored vehicles on the Internet last week, which caused new questions about whether equipment from China may be used to support Russian military operations.</text:p>
      <text:p text:style-name="P4">
Images: []</text:p>
      <text:p text:style-name="P4">
Categories: ['国际']</text:p>
      <text:p text:style-name="P4">
Keywords: SYND,LINK:EN|WP-WSJ-0000967729</text:p>
      <text:p text:style-name="P4">
Type: Article</text:p>
      <!--METADATA-->
      <text:p text:style-name="P4">
Cadrov, leader of the Russian Federal Republic of Chechen Republic(Ramzan Kadyrov)Last week, a video of Chinese -made armored vehicles made on the Internet, which caused new questions about whether equipment from China may be used to support Russian military operations. Cadrov is Russian President Putin(Vladimir Putin)One of the support for the war launched by Ukraine.</text:p>
      <text:p text:style-name="P4">
News Source: <text:a xlink:type="simple" xlink:href="https://cn.wsj.com/articles/%E8%BD%A6%E8%87%A3%E5%B1%95%E7%A4%BA%E4%B8%AD%E5%9B%BD%E9%80%A0%E8%A3%85%E7%94%B2%E8%BD%A6-89c01a00" text:style-name="Internet_20_link" text:visited-style-name="Visited_20_Internet_20_Link">
https://cn.wsj.com/articles/%E8%BD%A6%E8%87%A3%E5%B1%95%E7%A4%BA%E4%B8%AD%E5%9B%BD%E9%80%A0%E8%A3%85%E7%94%B2%E8%BD%A6-89c01a00</text:a>
</text:p>
      <!--NEWS-->
      <text:h text:style-name="P10" text:outline-level="1">
<text:span text:style-name="T4">
Japanese media: The court received suspected danger in the trial of Abe's shooting</text:span>
</text:h>
      <text:p text:style-name="P4">
Publisher: 法新社</text:p>
      <text:p text:style-name="P4">
Published Time: 2023-06-12T06:32:07+00:00</text:p>
      <text:p text:style-name="P4">
Modified Time: 2023-06-12T06:05:02+00:00</text:p>
      <text:p text:style-name="P4">
Description: (Agence France -Presse, Tokyo, 12th) Japanese media reported that when the Nara District Court was shot before the trial of the case of the death of the former Prime Minister Shinzo Abe, he received an unknown object, and the court had evacuated staff.</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94" text:anchor-type="as-char" svg:width="6.9236in" svg:height="3.617581in" draw:z-index="0">
<draw:image xlink:href="../Images/rficn/2023-06-12T06-32-07-00-00/000000.png" xlink:type="simple" xlink:show="embed" xlink:actuate="onLoad" draw:mime-type="image/png"/>
</draw:frame>
</text:p>
      <text:p text:style-name="P4">
安倍去年7月8日在奈良县奈良市大和西大寺车站附近辅选自民党籍参议院选举候选人时，遭人枪击身亡，嫌犯山上彻也当场被警方逮捕。</text:p>
      <text:p text:style-name="P4">
山上彻也原定今天出庭。</text:p>
      <text:p text:style-name="P4">
然而，日本放送协会(NHK)等媒体报导，奈良地方法院收到一个不明人士寄来的包包，怀疑可能是危险物品。</text:p>
      <text:p text:style-name="P4">
法院和警察尚未回应法新社置评要求。</text:p>
      <text:p text:style-name="P4">
News Source: <text:a xlink:type="simple" xlink:href="https://www.rfi.fr/cn/%E5%9B%BD%E9%99%85%E6%8A%A5%E9%81%93/20230612-%E6%97%A5%E5%AA%92-%E5%AE%A1%E7%90%86%E5%AE%89%E5%80%8D%E6%9E%AA%E5%87%BB%E6%A1%88-%E6%B3%95%E9%99%A2%E6%94%B6%E5%88%B0%E7%96%91%E4%BC%BC%E5%8D%B1%E9%99%A9%E7%89%A9" text:style-name="Internet_20_link" text:visited-style-name="Visited_20_Internet_20_Link">
https://www.rfi.fr/cn/%E5%9B%BD%E9%99%85%E6%8A%A5%E9%81%93/20230612-%E6%97%A5%E5%AA%92-%E5%AE%A1%E7%90%86%E5%AE%89%E5%80%8D%E6%9E%AA%E5%87%BB%E6%A1%88-%E6%B3%95%E9%99%A2%E6%94%B6%E5%88%B0%E7%96%91%E4%BC%BC%E5%8D%B1%E9%99%A9%E7%89%A9</text:a>
</text:p>
      <!--NEWS-->
      <text:h text:style-name="P10" text:outline-level="1">
<text:span text:style-name="T4">
After the oil tanker caught fire, the section of the I-95 highway in the US Philadelphia collapsed</text:span>
</text:h>
      <text:p text:style-name="P4">
Author: chinese@voanews.com (美国之音)</text:p>
      <text:p text:style-name="P4">
Publisher: 美国之音中文网 (Type: NewsMediaOrganization)</text:p>
      <text:p text:style-name="P4">
Published Time: 2023-06-12T06:32:33+08:00</text:p>
      <text:p text:style-name="P4">
Modified Time: 2023-06-11 22:32:33Z</text:p>
      <text:p text:style-name="P4">
Description: The authorities said that earlier Sunday, the elevated section of the Period of Philadelphia No. 95, the elevated section of the Inter -State Highway, collapsed after the fire tanker carrying flammable goods, and closed a busy section of the main north -south highway in the east coast indefinitely.</text:p>
      <text:p text:style-name="P4">
Videos: []</text:p>
      <text:p text:style-name="P4">
Images: []</text:p>
      <text:p text:style-name="P4">
Categories: '美国'</text:p>
      <text:p text:style-name="P4">
Type: None</text:p>
      <!--METADATA-->
      <text:p text:style-name="P4">
Nonenone</text:p>
      <text:p text:style-name="P4">
News Source: <text:a xlink:type="simple" xlink:href="https://www.voachinese.com/a/section-of-heavily-traveled-i-95-collapses-in-philadelphia-after-tanker-truck-catches-fire/7132508.html" text:style-name="Internet_20_link" text:visited-style-name="Visited_20_Internet_20_Link">
https://www.voachinese.com/a/section-of-heavily-traveled-i-95-collapses-in-philadelphia-after-tanker-truck-catches-fire/7132508.html</text:a>
</text:p>
      <!--NEWS-->
      <text:h text:style-name="P10" text:outline-level="1">
<text:span text:style-name="T4">
UBS claims its acquisition of Swiss Credit</text:span>
</text:h>
      <text:p text:style-name="P4">
Author: Barbara Kollmeyer</text:p>
      <text:p text:style-name="P4">
Publisher: 华尔街日报中文网</text:p>
      <text:p text:style-name="P4">
Published Time: 2023-06-12T06:40:00.000Z</text:p>
      <text:p text:style-name="P4">
Modified Time: 2023-06-12T06:40:00.000Z</text:p>
      <text:p text:style-name="P4">
Created Time: 2023-06-12T05:30:00.000Z</text:p>
      <text:p text:style-name="P4">
Description: The UBS Group said on Monday that it has completed the acquisition of Credit Suisse Group, which has ended in a closed storm of one of the largest financial institutions in Switzerland in months.</text:p>
      <text:p text:style-name="P4">
Images: []</text:p>
      <text:p text:style-name="P4">
Categories: ['金融市场']</text:p>
      <text:p text:style-name="P4">
Keywords: SYND</text:p>
      <text:p text:style-name="P4">
Type: Article</text:p>
      <!--METADATA-->
      <text:p text:style-name="P4">
UBS(UBS Group, UBS)Monday said that it has been completed(Credit Suisse AG,CSGN.EB)The acquisition of the acquisition has ended several months of closure storms in Switzerland's largest financial institutions.</text:p>
      <text:p text:style-name="P4">
News Source: <text:a xlink:type="simple" xlink:href="https://cn.wsj.com/articles/%E7%91%9E%E9%93%B6%E7%A7%B0%E5%85%B6%E5%AF%B9%E7%91%9E%E5%A3%AB%E4%BF%A1%E8%B4%B7%E7%9A%84%E6%94%B6%E8%B4%AD%E5%B7%B2%E5%AE%8C%E6%88%90-f6cd2731" text:style-name="Internet_20_link" text:visited-style-name="Visited_20_Internet_20_Link">
https://cn.wsj.com/articles/%E7%91%9E%E9%93%B6%E7%A7%B0%E5%85%B6%E5%AF%B9%E7%91%9E%E5%A3%AB%E4%BF%A1%E8%B4%B7%E7%9A%84%E6%94%B6%E8%B4%AD%E5%B7%B2%E5%AE%8C%E6%88%90-f6cd2731</text:a>
</text:p>
      <!--NEWS-->
      <text:h text:style-name="P10" text:outline-level="1">
<text:span text:style-name="T4">
"Wish Rongguang Back to Hong Kong" in Taiwan and Hong Kong commemorate the fourth anniversary of the delivery</text:span>
</text:h>
      <text:p text:style-name="P4">
Author: None</text:p>
      <text:p text:style-name="P4">
Publisher: Radio Free Asia (Organization)</text:p>
      <text:p text:style-name="P4">
Published Time: 2023-06-12T06:59:00-04:00</text:p>
      <text:p text:style-name="P4">
Modified Time: 2023-06-12T11:46:40-04:00</text:p>
      <text:p text:style-name="P4">
Description: None</text:p>
      <text:p text:style-name="P4">
Videos: []</text:p>
      <text:p text:style-name="P4">
Audios: ["<text:a xlink:type="simple" xlink:href="https://www.rfa.org/mandarin/yataibaodao/gangtai/ec-0612202306255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95" text:anchor-type="as-char" svg:width="6.9236in" svg:height="5.1927in" draw:z-index="0">
<draw:image xlink:href="../Images/rfamandarin/2023-06-12T06-59-00-04-00/000000.png" xlink:type="simple" xlink:show="embed" xlink:actuate="onLoad" draw:mime-type="image/png"/>
</draw:frame>
Taipei Hong Kong people sang "Wish Rongguang Back to Hong Kong" to resist the ban on the Hong Kong government. <text:a xlink:type="simple" xlink:href="https://www.rfa.org/mandarin/yataibaodao/gangtai/ec-06122023062552.html/@@images/image" text:style-name="Internet_20_link" text:visited-style-name="Visited_20_Internet_20_Link">
</text:a>
Reporter Chen Zi Fei <text:a xlink:type="simple" xlink:href="https://www.rfa.org/mandarin/yataibaodao/gangtai/ec-06122023062552.html/@@stream" text:style-name="Internet_20_link" text:visited-style-name="Visited_20_Internet_20_Link">
Audio-Link: https: //www.rfa.org/mandarin/yataibao/gangtai/ec-06122023062552.html/@stream</text:a>
In the Taiwan -Hong Kong -Hong Kong people group "Biancheng Youth" and a group of Hong Kong people in Taiwan, they have launched a parade and pop -up chorus on Saturday and Monday on Saturday and Monday. Essence The Hong Kong court also opened a trial of the Hong Kong Government on the day of the 612. In Taiwan -Hong Kong people, the chorus "Wish Glory Back to Hong Kong" represents the courage of Hong Kong people and also means that they will not stop fighting against totalitarian.</text:p>
      <text:p text:style-name="P4">
<text:a xlink:type="simple" xlink:href="https://www.rfa.org/mandarin/Xinwen/10-06102023171128.html" text:style-name="Internet_20_link" text:visited-style-name="Visited_20_Internet_20_Link">
<text:span text:style-name="T4">
 Hong Kong countermeasures to the fourth anniversary of the Taipei Thousands of Man Paradise Popular Hong Kong </text:span>
</text:a>
<text:span text:style-name="T4">
* <text:a xlink:type="simple" xlink:href="https://www.rfa.org/mandarin/Xinwen/al2-06112023191031.html" text:style-name="Internet_20_link" text:visited-style-name="Visited_20_Internet_20_Link">
After being beaten by suspected Chinese students after the rally of the British and Hong Kong people</text:a>
</text:span>
</text:p>
      <text:p text:style-name="P4">
"Pray for democracy and freedom, everything is immortal, I am willing to return to Hong Kong for glory!"</text:p>
      <text:p text:style-name="P4">
In the "Border City Youth" in the Taiwan -Hong Kong -Hong Kong group, and a group of Hong Kong people in Taiwan, on Monday (June 12), the fourth anniversary of the China -China Anti -China struggle was launched in Taipei and Taichung. The fighting song "Wish Rongguang Back to Hong Kong" is a memorial.</text:p>
      <text:p text:style-name="P4">
The Hong Kong resistance in Taiwan went to Tang to say that on the day of the 612th anniversary of the Hong Kong court, the Hong Kong Department of Justice was tried to prohibit the broadcast of the "Wish Rongguang Return to Hong Kong". Singing this song today has multiple layers of significance.</text:p>
      <text:p text:style-name="P4">
Go to the soup: "It (this song) represents our courage, and represents the past of some of our Hong Kong resistance people. People sing. Today's activities also represent some people's human rights violations, and they can't even sing songs. But we are still in a democratic country, so we have freedom. Different from the place where democracy. "</text:p>
      <text:p text:style-name="P4">
Going to Tang said that "I wish to return to Hong Kong" is a song representing the courage to fight against the Hong Kong people. (Reporter Chen Zifei) <text:a xlink:type="simple" xlink:href="https://www.rfa.org/mandarin/yataibaodao/gangtai/ec-06122023062552.html/8d746c648868793a-300a613f836351495f5299996e2f300b662f4ee388686e2f4eba62974e8952c76c1476846b4c66f23002-96485b50975e6444.jpeg" text:style-name="Internet_20_link" text:visited-style-name="Visited_20_Internet_20_Link">
</text:a>
<text:span text:style-name="T4">
 Disposable Overseas Hong Kong people used the "8 yuan revolution" to fight against the Hong Kong government forbidden broadcasting to counter -send Chinese songs </text:span>
</text:p>
      <text:p text:style-name="P4">
Hong Kong artist Huang Guocai, who participated in the flash singing operation in Taichung, said that Hong Kong people who have disappeared overseas have the responsibility to use different ways to continue to fight for Hong Kong issues.</text:p>
      <text:p text:style-name="P4">
Huang Guocai: "The Hong Kong government suppresss the song" Wish Rongguang Return to Hong Kong "and prohibits them from being able to broadcast. Suddenly you see that many people want to buy this song when you see iTunes, and buy it with 8 yuan. Method to resist. My name is the '8 yuan revolution'. As a Hong Kong person overseas, I actually have this responsibility to continue this spirit of resistance. "</text:p>
      <text:p text:style-name="P4">
Parade slogan: "Restore Hong Kong, the revolution of the Times, five major demands, lack of one indispensable, willing to return to Hong Kong!"</text:p>
      <text:p text:style-name="P4">
Huang Guocai said that overseas Hong Kong people have the responsibility to pay attention to the suppression of Hong Kong in different methods. (Reporter Chen Zifei) <text:a xlink:type="simple" xlink:href="https://www.rfa.org/mandarin/yataibaodao/gangtai/ec-06122023062552.html/9ec456fd624d8868793a-6d7759166e2f4eba67098d234efb75284e0d540c65b96cd551736ce899996e2f6253538b60c551b53002-96485b50975e6444.jpeg" text:style-name="Internet_20_link" text:visited-style-name="Visited_20_Internet_20_Link">
</text:a>
<text:span text:style-name="T4">
 The young resistance of the exile Taiwan wore a fight for fighting, reminding himself to forget Hong Kong </text:span>
</text:p>
      <text:p text:style-name="P4">
In addition to continuing to sing songs prohibited by the Hong Kong government, Hong Kong people in Taiwan also continued to call out the slogan prohibited by the Hong Kong government to commemorate the 2 million people who had appeared in Hong Kong to send to the CUHK parade.</text:p>
      <text:p text:style-name="P4">
The 19 -year -old Hong Kong exile warrior "Zhizai", on Saturday (June 10), dressed up in black, eye masks, masks and other resistance to participating in commemorative activities launched in Taiwan and Hong Kong people. He said that when he participated in the fight for the first time in 2019, he was only 15 years old. Although he had left Hong Kong, the special day of the recovery of China would re -wear the costumes of the fighting time to remind himself to continue the spirit of Hong Kong's struggle.</text:p>
      <text:p text:style-name="P4">
Zhizai: "69, 612, 721, 831 and other Hong Kong people will not forget. I insist on dressing like this. 612 is even more special for me because I really have the front line to fight. Dressing and participating in the parade, for me, is a reminder. No matter where you are, you will remember that place (Hong Kong). You still have action to do what we can do first. But if we can do it. But if we can do it. But if we can do it. Said, this is just something on etiquette, without actual effects, and then we give up, and Hong Kong's affairs will be slowly forgotten. The most need now is the connection, and some people remember what happened in Hong Kong. "</text:p>
      <text:p text:style-name="P4">
The anti -dispute, Zhizai, unforgettable 4 years ago, 612 first reached the front line to fight against the front line (reporter Chen Zifei) <text:a xlink:type="simple" xlink:href="https://www.rfa.org/mandarin/yataibaodao/gangtai/ec-06122023062552.html/62974e898005829d4ed496be5fd845e74524d61299966b215230524d7ebf62974e893002-96485b50975e6444.jpeg" text:style-name="Internet_20_link" text:visited-style-name="Visited_20_Internet_20_Link">
</text:a>
<text:span text:style-name="T4">
 Li Mingzhe: Understanding the history of Hong Kong's fighting struggle can help respond to the Chinese Communist Party's infiltration war. </text:span>
</text:p>
      <text:p text:style-name="P4">
This year's parade team has traced back to Hong Kong with different cloth strips from the 2003 anti -national religion in 2012, the 2014 Umbrella Movement, the 2016 Fish Egg Revolution and other history of fighting. Human rights worker Li Mingzhe said that reviewing the Chinese Communist Party's suppression of Hong Kong is an important information for Taiwan's confrontation with the Chinese Communist Party.</text:p>
      <text:p text:style-name="P4">
Li Mingzhe: "What China has done in Hong Kong is in Taiwan. Therefore, when we pay attention to Hong Kong, we know what kind of things China will do for Taiwan. We must resist China's aggression, we must understand China For the aggression in Hong Kong, you know how to resist China's aggression against Taiwan, so it is important to understand Hong Kong for course. "</text:p>
      <text:p text:style-name="P4">
In the Taiwan -Hong Kong -Hong Kong people launched a parade to commemorate the fourth anniversary of the delivery of China Movement (reporter Chen Zi Fei) <text:a xlink:type="simple" xlink:href="https://www.rfa.org/mandarin/yataibaodao/gangtai/ec-06122023062552.html/572853f06e2f4eba53d18d776e38884c7eaa5ff553cd90014e2d8fd052a856db54685e743002-96485b50975e6444.jpeg" text:style-name="Internet_20_link" text:visited-style-name="Visited_20_Internet_20_Link">
</text:a>
<text:span text:style-name="T4">
 People in Taiwan and Hong Kong: The Hong Kong Government will restrain overseas Hong Kong people in the "National Security Law" to be afraid of participating in the event </text:span>
</text:p>
      <text:p text:style-name="P4">
The number of people participating in the parade on Saturday decreased compared to last year. Many Hong Kong people avoided the camera on Monday's flashing operations and only stood behind their backs. During the chorus, some people stood up, some sang tears and excited mood, and some people used their mobile phones to shoot singing. Some people also put on "Hong Kong refueling" and took their luggage to the scene. They told this station that because they were going back to Hong Kong, they were worried that the risks were not convenient to sing publicly.</text:p>
      <text:p text:style-name="P4">
For the concerns of the Hong Kong people, Feng Xitian, the organizer of the event organizer and the "Border City Youth" in Taiwan and Hong Kong people, said that understanding the concerns of Hong Kong people believes that they have used the "National Security Law" with the Hong Kong Government to arrest the Japanese female students who returned to Hong Kong in Hong Kong. related.</text:p>
      <text:p text:style-name="P4">
Feng Xitian said that he understands that Hong Kong people dare not participate in overseas resistance because of the National Security Law. (Reporter Chen Zifei) <text:a xlink:type="simple" xlink:href="https://www.rfa.org/mandarin/yataibaodao/gangtai/ec-06122023062552.html/51af8bcf59298868793a-740689e36e2f4eba56e0300a56fd5b896cd5300b4e0d656253c24e0e6d775916768462974e89884c52a83002-96485b50975e6444.jpeg" text:style-name="Internet_20_link" text:visited-style-name="Visited_20_Internet_20_Link">
</text:a>
Feng Xitian: "The decrease in the number of participants is the most important factor in the Hong Kong version of the" National Security Law ". It can be seen from the incident of Japanese students earlier. After all, the Hong Kong version of the" National Security Law "is a remark for overseas or activities It has related influences, and there are already this practical example. When the risk is higher, people who are willing to pay may be less and less, but for us, this is also we must persist in it. One reason. "</text:p>
      <text:p text:style-name="P4">
Feng Xitian said that the Hong Kong government wants to ban "Rongguang". Because this song is the first song that belongs to Hong Kong, it is often mistaken for the Hong Kong national anthem to make the CCP shame, so people in overseas Hong Kong must continue to sing and show that Hong Kong Human persistence against totalitarian power.</text:p>
      <text:p text:style-name="P4">
Reporter: Chen Zifei Editor: Chen Meihua, Jiayuan.com editor: Hong Wei</text:p>
      <text:p text:style-name="P4">
News Source: <text:a xlink:type="simple" xlink:href="https://www.rfa.org/mandarin/yataibaodao/gangtai/ec-06122023062552.html" text:style-name="Internet_20_link" text:visited-style-name="Visited_20_Internet_20_Link">
https://www.rfa.org/mandarin/yataibaodao/gangtai/ec-06122023062552.html</text:a>
</text:p>
      <!--NEWS-->
      <text:h text:style-name="P10" text:outline-level="1">
<text:span text:style-name="T4">
American companies and big investors have subsequently issued shares to sell for many years (Free Version)</text:span>
</text:h>
      <text:p text:style-name="P4">
Author: Corrie Driebusch</text:p>
      <text:p text:style-name="P4">
Publisher: 华尔街日报中文网</text:p>
      <text:p text:style-name="P4">
Published Time: 2023-06-12T07:00:00.000Z</text:p>
      <text:p text:style-name="P4">
Modified Time: 2023-06-12T07:00:00.000Z</text:p>
      <text:p text:style-name="P4">
Created Time: 2023-06-12T00:40:00.000Z</text:p>
      <text:p text:style-name="P4">
Description: With the rebound of stock prices, many companies in the United States and its largest investors are selling stocks at a speed of many years. Since the end of April, the company and private equity companies have sold more than $ 24 billion in stocks in the so -called subsequent sale.</text:p>
      <text:p text:style-name="P4">
Images: []</text:p>
      <text:p text:style-name="P4">
Categories: ['金融市场']</text:p>
      <text:p text:style-name="P4">
Keywords: SYND</text:p>
      <text:p text:style-name="P4">
Type: Article</text:p>
      <!--METADATA-->
      <text:p text:style-name="P4">
With the rebound of stock prices, many companies in the United States and its largest investors are selling stocks at a speed of many years.</text:p>
      <text:p text:style-name="P4">
News Source: <text:a xlink:type="simple" xlink:href="https://cn.wsj.com/articles/%E7%BE%8E%E5%9B%BD%E5%85%AC%E5%8F%B8%E5%92%8C%E5%A4%A7%E6%8A%95%E8%B5%84%E8%80%85%E5%BC%80%E5%B1%95%E5%90%8E%E7%BB%AD%E5%8F%91%E8%A1%8C%E5%94%AE%E8%82%A1%E7%9A%84%E9%80%9F%E5%BA%A6%E4%B8%BA%E5%A4%9A%E5%B9%B4%E4%B9%8B%E6%9C%80-73fb5b5f" text:style-name="Internet_20_link" text:visited-style-name="Visited_20_Internet_20_Link">
https://cn.wsj.com/articles/%E7%BE%8E%E5%9B%BD%E5%85%AC%E5%8F%B8%E5%92%8C%E5%A4%A7%E6%8A%95%E8%B5%84%E8%80%85%E5%BC%80%E5%B1%95%E5%90%8E%E7%BB%AD%E5%8F%91%E8%A1%8C%E5%94%AE%E8%82%A1%E7%9A%84%E9%80%9F%E5%BA%A6%E4%B8%BA%E5%A4%9A%E5%B9%B4%E4%B9%8B%E6%9C%80-73fb5b5f</text:a>
</text:p>
      <!--NEWS-->
      <text:h text:style-name="P10" text:outline-level="1">
<text:span text:style-name="T4">
Minister of Justice in the United States: If half of the allegations evidence is conclusive, Trump "will be finished"</text:span>
</text:h>
      <text:p text:style-name="P4">
Author: 联合早报 (Person)</text:p>
      <text:p text:style-name="P4">
Publisher: 联合早报 (Organization)</text:p>
      <text:p text:style-name="P4">
Published Time: 2023-06-12T07:02</text:p>
      <text:p text:style-name="P4">
Modified Time: 2023-06-12T07:17</text:p>
      <text:p text:style-name="P4">
Description: Former US Minister of Justice Balta said that if the former President Trump was charged with the outgoing office, he deliberately collected hundreds of altitude documents. Reuters reported that he had served as the judicial minister in Trump's office, and received on Sunday (June 11) ...</text:p>
      <text:p text:style-name="P4">
Videos: []</text:p>
      <text:p text:style-name="P4">
Audios: []</text:p>
      <text:p text:style-name="P4">
Images: []</text:p>
      <text:p text:style-name="P4">
Type: NewsArticle</text:p>
      <text:p text:style-name="P4">
Breadcrumbs: ['即时', '国际']</text:p>
      <text:p text:style-name="P4">
Keywords: ['美国', '特朗普', '美国司法部', '妨碍司法公正']</text:p>
      <!--METADATA-->
      <text:p text:style-name="P4">
Former US Minister of Justice Balta said that if the former President Trump was charged with the outgoing office, he deliberately collected hundreds of altitude documents.</text:p>
      <text:p text:style-name="P4">
Reuters reported that when Trump served as the Minister of Justice during his tenure, when he was interviewed on Sunday (June 11), on Sunday (June 11), he was a special prosecutor Smith for the Ministry of Justice <text:a xlink:type="simple" xlink:href="https://www.zaobao.com/realtime/world/story20230610-1402905" text:style-name="Internet_20_link" text:visited-style-name="Visited_20_Internet_20_Link">
Prosecution of Trump's 37 federal criminal criminal crimes </text:a>
Decision to defend.</text:p>
      <text:p text:style-name="P4">
"The degree of sensitivity and quantity of these documents surprised me ... And I think it is very sufficient to accuse him (Trump) intentionally retaining the prosecution of these documents according to the spy law."</text:p>
      <text:p text:style-name="P4">
Barr further said: "In fact, as long as half of the charges of the charges were established, he was finished."</text:p>
      <text:p text:style-name="P4">
Balt was the Minister of Justice from February 2019 to December 2020. Just as many Republican members of the Congress <text:a xlink:type="simple" xlink:href="https://www.zaobao.com/realtime/world/story20230610-1402921" text:style-name="Internet_20_link" text:visited-style-name="Visited_20_Internet_20_Link">
shouting injustice for Trump</text:a>
In <text:a xlink:type="simple" xlink:href="https://www.zaobao.com/realtime/world/story20221116-1333684" text:style-name="Internet_20_link" text:visited-style-name="Visited_20_Internet_20_Link">
next year's presidential election</text:a>
When the Republican primaries competing with Trump are unwilling to criticize Trump, Balta's comments on Trump's confidential documents are particularly noticeable.</text:p>
      <text:h text:style-name="P13" text:outline-level="4">
<text:span text:style-name="T4">
After the speech was delivered, Balt was criticized by Trump in social media</text:span>
</text:h>
      <text:p text:style-name="P4">
After Baltic interviews, Trump criticized and humiliated Balt in his social media platform TruthSocial. He pointed out that Bar was a "laziness" and "weak" judicial minister. He also pointed out that Balt's remarks are all wrong information.</text:p>
      <text:p text:style-name="P4">
Trump will go to the Miami Federal Court on Tuesday (13th) to attend the first hearing of the confidential document case. He was charged with 31 "Spy Law" and deliberately retained national defense information. False statements, conspiracy and concealment.</text:p>
      <text:p text:style-name="P4">
The Trump campaign team said on Sunday that Trump will speak at 8:15 pm on Tuesday (Singapore on Wednesday at 8:15 am) at his Golf Club in New Jersey.</text:p>
      <text:p text:style-name="P4">
News Source: <text:a xlink:type="simple" xlink:href="https://www.zaobao.com.sg/realtime/world/story20230612-1403415" text:style-name="Internet_20_link" text:visited-style-name="Visited_20_Internet_20_Link">
https://www.zaobao.com.sg/realtime/world/story20230612-1403415</text:a>
</text:p>
      <!--NEWS-->
      <text:h text:style-name="P10" text:outline-level="1">
<text:span text:style-name="T4">
China Data Black Box sleeps on the global asset management giant in China (Free Version)</text:span>
</text:h>
      <text:p text:style-name="P4">
Author: Jing Yang / Rebecca Feng</text:p>
      <text:p text:style-name="P4">
Publisher: 华尔街日报中文网</text:p>
      <text:p text:style-name="P4">
Published Time: 2023-06-12T07:05:00.000Z</text:p>
      <text:p text:style-name="P4">
Modified Time: 2023-06-12T07:05:00.000Z</text:p>
      <text:p text:style-name="P4">
Created Time: 2023-06-12T05:51:00.000Z</text:p>
      <text:p text:style-name="P4">
Description: China has strict management of data sharing, which has increased the difficulty of overseas public fund executives to understand its local business situation.</text:p>
      <text:p text:style-name="P4">
Images: []</text:p>
      <text:p text:style-name="P4">
Categories: ['金融市场']</text:p>
      <text:p text:style-name="P4">
Keywords: SYND,LINK:EN|WP-WSJ-0000967268</text:p>
      <text:p text:style-name="P4">
Type: Article</text:p>
      <!--METADATA-->
      <text:p text:style-name="P4">
There are some things that the multinational public fund -operated funds operating in China cannot tell his headquarters owner: how much stock investment is, how the fund performance, and who customers are.</text:p>
      <text:p text:style-name="P4">
News Source: <text:a xlink:type="simple" xlink:href="https://cn.wsj.com/articles/%E4%B8%AD%E5%9B%BD%E6%95%B0%E6%8D%AE%E9%BB%91%E7%AE%B1%E5%9B%B0%E4%BD%8F%E5%85%A8%E7%90%83%E8%B5%84%E7%AE%A1%E5%B7%A8%E5%A4%B4%E5%9C%A8%E5%8D%8E%E4%B8%9A%E5%8A%A1-7ea5d5f" text:style-name="Internet_20_link" text:visited-style-name="Visited_20_Internet_20_Link">
https://cn.wsj.com/articles/%E4%B8%AD%E5%9B%BD%E6%95%B0%E6%8D%AE%E9%BB%91%E7%AE%B1%E5%9B%B0%E4%BD%8F%E5%85%A8%E7%90%83%E8%B5%84%E7%AE%A1%E5%B7%A8%E5%A4%B4%E5%9C%A8%E5%8D%8E%E4%B8%9A%E5%8A%A1-7ea5d5f</text:a>
</text:p>
      <!--NEWS-->
      <text:h text:style-name="P10" text:outline-level="1">
<text:span text:style-name="T4">
Afraid of listening to the lack of loose gold blocks, the head of the head of the gold block, the children who want to think of themselves as a hot</text:span>
</text:h>
      <text:p text:style-name="P4">
Publisher: 法新社</text:p>
      <text:p text:style-name="P4">
Published Time: 2023-06-12T07:32:09+00:00</text:p>
      <text:p text:style-name="P4">
Modified Time: 2023-06-12T07:05:04+00:00</text:p>
      <text:p text:style-name="P4">
Description: (Agence France -Presse Denver, 11th) The US professional basket NBA Denver Gold Block is currently leading the championship series with the Miami Heat, but the golden block teacher Malone is too clear to listening to the cards and the seriousness of relaxation. Thinking about it in other places, imagine that you are the hot side, and you must win a victor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07" text:anchor-type="as-char" svg:width="6.9236in" svg:height="3.617581in" draw:z-index="0">
<draw:image xlink:href="../Images/rficn/2023-06-12T07-32-09-00-00/000000.png" xlink:type="simple" xlink:show="embed" xlink:actuate="onLoad" draw:mime-type="image/png"/>
</draw:frame>
On the 9th, the fourth battle of the Golden Blocks won the card of the fourth battle, and they could win the first NBA championship in the history of the team.</text:p>
      <text:p text:style-name="P4">
Golden Block 12th (8:30 am on the 13th of Taipei time) returned to the 5th game at home. The gambling disks were all optimistic about the last two games that were better than the Heat in all aspects to win the championship on the same day.</text:p>
      <text:p text:style-name="P4">
The home fans will look forward to celebrating the king and experts about the golden blocks to allow their opponents to pack the summer vacation early.</text:p>
      <text:p text:style-name="P4">
Malone told the media: "My biggest worry about listening to the series is how human nature and how to overcome it. After most teams get 3-1 listening to the card, the players will float, and then it is relaxed. Can still win. "</text:p>
      <text:p text:style-name="P4">
"We have had this experience, that is, during the epidemic, we played the playoffs in the closed bubble park during the epidemic. Two times were fell into 1 to 3, but finally the great reversal victory was completed. We know that nothing is impossible."</text:p>
      <text:p text:style-name="P4">
In the 2019-20 season, Denver's Golden Bag is promoted to the playoffs with the third seed in the west district. The first round and the 6th seed Utah Jazz played. It had been trapped by 1 to 3 absolute disadvantages, but the gold block won 3 games in a row; the second round; the second round; the second round; the second round; the second round. Los Angeles speedboat, which has been resting for many days, was 1-3 and then won 3 games in a row. It was advanced to advance to the Western District Finals. Unfortunately, the first seed Los Angeles Lakers were defeated at the time.</text:p>
      <text:p text:style-name="P4">
Therefore, Malone told her children to think of themselves as a thermal player, and they had to play the fifth game with the mentality of backwater war.</text:p>
      <text:p text:style-name="P4">
Ma Long said: "I just told the players to think that I was thinking about it 1 to 3. The other party is desperate now, but we must feel more desperate; the other party is eager to win. No celebration, there is still a game to win, it is always the hardest play to listen to cards. "</text:p>
      <text:p text:style-name="P4">
In the NBA history, the championship series previously appeared 11 times before the first 4 games, 3 to 1, only the Cleveland Knight in 2016 completed the three consecutive games and defeated the first gold warrior to win the championship. It is the king of the team who listens to the card first.</text:p>
      <text:p text:style-name="P4">
News Source: <text:a xlink:type="simple" xlink:href="https://www.rfi.fr/cn/%E8%BF%90%E5%8A%A8%E5%A4%A9%E5%9C%B0/20230612-%E6%80%95%E5%90%AC%E7%89%8C%E6%9D%BE%E6%87%88-%E9%87%91%E5%9D%97%E6%95%99%E5%A4%B4%E8%A6%81%E5%AD%90%E5%BC%9F%E5%85%B5%E6%8A%8A%E8%87%AA%E5%B7%B1%E6%83%B3%E6%88%90%E7%83%AD%E7%81%AB" text:style-name="Internet_20_link" text:visited-style-name="Visited_20_Internet_20_Link">
https://www.rfi.fr/cn/%E8%BF%90%E5%8A%A8%E5%A4%A9%E5%9C%B0/20230612-%E6%80%95%E5%90%AC%E7%89%8C%E6%9D%BE%E6%87%88-%E9%87%91%E5%9D%97%E6%95%99%E5%A4%B4%E8%A6%81%E5%AD%90%E5%BC%9F%E5%85%B5%E6%8A%8A%E8%87%AA%E5%B7%B1%E6%83%B3%E6%88%90%E7%83%AD%E7%81%AB</text:a>
</text:p>
      <!--NEWS-->
      <text:h text:style-name="P10" text:outline-level="1">
<text:span text:style-name="T4">
Henan college entrance examination appears major &amp; quot; pen &amp; quot; many candidates complained</text:span>
</text:h>
      <text:p text:style-name="P4">
Author: None</text:p>
      <text:p text:style-name="P4">
Publisher: Radio Free Asia (Organization)</text:p>
      <text:p text:style-name="P4">
Published Time: 2023-06-12T07:34:00-04:00</text:p>
      <text:p text:style-name="P4">
Modified Time: 2023-06-12T11:41:15-04:00</text:p>
      <text:p text:style-name="P4">
Description: None</text:p>
      <text:p text:style-name="P4">
Videos: []</text:p>
      <text:p text:style-name="P4">
Audios: ["<text:a xlink:type="simple" xlink:href="https://www.rfa.org/mandarin/yataibaodao/kejiaowen/gt1-06122023073327.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08" text:anchor-type="as-char" svg:width="6.9236in" svg:height="5.80689in" draw:z-index="0">
<draw:image xlink:href="../Images/rfamandarin/2023-06-12T07-34-00-04-00/000000.png" xlink:type="simple" xlink:show="embed" xlink:actuate="onLoad" draw:mime-type="image/png"/>
</draw:frame>
There are major quality problems in the Henan College Entrance Examination. On April 28, the China National Market Supervision and Administration Bureau issued a document, of which the drawing round -governments produced by Holy Pen Industry Co., Ltd. were identified as unqualified. <text:a xlink:type="simple" xlink:href="https://www.rfa.org/mandarin/yataibaodao/kejiaowen/gt1-06122023073327.html/@@images/image" text:style-name="Internet_20_link" text:visited-style-name="Visited_20_Internet_20_Link">
</text:a>
Network screenshot/ancient pavilion provides <text:a xlink:type="simple" xlink:href="https://www.rfa.org/mandarin/yataibaodao/kejiaowen/gt1-06122023073327.html/@@stream" text:style-name="Internet_20_link" text:visited-style-name="Visited_20_Internet_20_Link">
Audio-Link: https: //www.rfa.org/mandarin/yataibaODao/kejiaowen/gt1-0612202307327.html/@stream</text:a>
The end of this year's college entrance examination ended last week, and more than one million candidates in Henan used the government's unified procurement and sold to candidates' ink pen. However, this unified pen is either leaking or water. Some students complained that they changed their pen four times in one test, and the quality of the pen was far less than other brands. Is this just a simple "pen" mistake?</text:p>
      <text:p text:style-name="P4">
<text:a xlink:type="simple" xlink:href="https://www.rfa.org/mandarin/yataibaodao/kejiaowen/hcm1-06082023041300.html" text:style-name="Internet_20_link" text:visited-style-name="Visited_20_Internet_20_Link">
<text:span text:style-name="T4">
 Analysis of the number of Chinese college entrance examination questions: engage in personal worship violations of the party constitution </text:span>
</text:a>
<text:span text:style-name="T4">
* <text:a xlink:type="simple" xlink:href="https://www.rfa.org/mandarin/Xinwen/5-06012023124013.html" text:style-name="Internet_20_link" text:visited-style-name="Visited_20_Internet_20_Link">
The first college entrance examination after the clearance is over, many candidates can decide whether to wear a mask by themselves</text:a>
</text:span>
</text:p>
      <text:p text:style-name="P4">
Henan candidates have been required to "uniformly use pens" by the government for participating in the college entrance examination. However, the province's 1.31 million students in the college entrance examination this year have experienced serious quality problems. According to the public account "STAT Star Video" of more than two million fans, a recent news said that on June 7, the first day of the college entrance examination in 2023, Henan candidates were uncomfortable with pen. Some of them have too much water, and the roll surface is unclean when writing, and the whole article is black. Another candidate commented below. There are also pens, and there are water breaks and need to be traced several times. A female candidate also said that because of the pen, it was almost not finished. Because I have been breaking the water to change the pen, it makes myself very nervous.</text:p>
      <text:p text:style-name="P4">
Jia Shimin, the head teacher of Zhengzhou former middle school class, also understood the situation of Henan candidates. When she was interviewed by Radio Free Asia on Monday (12th), she was angry at the incident: "Because of a pen, the child's future may be delayed. These fake and shoddy products will change the fate of how many children, how many children have been pitted, and Henan is a major college entrance examination province in China. This college entrance examination supplies are not qualified. If you are allowed, if you purchase unified procurement, you have to be responsible. How many thousand people should be eliminated for the college entrance examination deduction!"</text:p>
      <text:p text:style-name="P4">
According to the "Beijing News", some students said that a test was changed four times. The next day, the Henan Admissions Office responded and had urgently delivered a new pen to each test site. In this regard, some Weibo netizens commented that last year's pens were not easy to make, and the children of official procurement department officials did not take the college entrance examination. Some netizens also question why candidates are not allowed to bring their own writing writing. Others say that the candidates in the examination room did not see a new pen. In exchange for changing, the pen was the same.</text:p>
      <text:p text:style-name="P4">
Some candidates in Henan complained that a test was changed four times (online picture/ancient pavilion provided) <text:a xlink:type="simple" xlink:href="https://www.rfa.org/mandarin/yataibaodao/kejiaowen/gt1-06122023073327.html/m0612-gt1p4.png" text:style-name="Internet_20_link" text:visited-style-name="Visited_20_Internet_20_Link">
![] [](Images/rfamandarin/2023-06-12T07-34-00-04-00/000003.png)</text:a>
<text:span text:style-name="T4">
 Henan government purchases college entrance examination stationery and price increase candidates </text:span>
</text:p>
      <text:p text:style-name="P4">
According to the public information of the Henan Provincial Government Procurement Network, the supplier of the Zhengzhou Admissions Candidate Middle School purchased the 2023 college entrance examination stationery and the teacher qualification examination stationery project in the second half of the year is Henan Xinhua Bookstore Cultural Development Co., Ltd. 2,400 sets, each selling price of RMB 8.28, resolding to students is said to be 15 yuan. Xinhua News Agency reported on Saturday that many Henan candidates said that it is difficult to use uniform stationery. The disputes are more intensely concentrated in Zhengzhou. Candidates reflect the "hobbies" cards released by the test room. Some candidates reported to the proctoring teacher that they still couldn't work after replacing the pen.</text:p>
      <text:p text:style-name="P4">
According to the Henan Provincial Government Procurement Network, the purchase price of each set of station station station in the college entrance examination in 2023 is 8.25 yuan, and it is sold to students 15 yuan. (Network screenshot/ancient pavilion provided) <text:a xlink:type="simple" xlink:href="https://www.rfa.org/mandarin/yataibaodao/kejiaowen/gt1-06122023073327.html/m0612-gt1p3.png" text:style-name="Internet_20_link" text:visited-style-name="Visited_20_Internet_20_Link">
</text:a>
Jia Shimin said that as a government department, there is no license to operate. She raised a series of questions: "When he bought a set of stationery for 8 yuan, is the company purchased by the leaders of the education department to be transported by interests? From a legal point of view, government procurement should be publicly bidded and announced bidding bidding. How many companies are there? Another one, do you have a business license for your education department? Are you unified buying? From a legal perspective, the ring is illegal. Where are your municipal government and the provincial government supervised? "</text:p>
      <text:p text:style-name="P4">
Feng Chongwen, a professor at the University of Science and Technology of Sydney, Australia, said in an interview with this station that the Chinese government departments unified the sales of students' sales of college entrance examination stationery. Such small stationery and supplies were originally carried out in a complete marketization field. The government has no reason to specify it to sell it to students, which is connected with interests. "</text:p>
      <text:p text:style-name="P4">
Feng Chongyi said that in the Mao Zedong era, the government solved the needs of the people in a unified purchase of the people. The quality of the product often did not guarantee: "This is the inherent disadvantage of the autocratic regime."<text:span text:style-name="T4">
 Holy Paper Co., Ltd. has been named many times </text:span>
</text:p>
      <text:p text:style-name="P4">
According to reports, the "hobbies" of Henan college entrance examination pens were officially named for quality problems. The "hobbies" brand is ownership of Wenzhou Falun Paper Co., Ltd. According to Xinhua News Agency, according to the results of the 2022 online sales of students' stationery and schoolbag quality reported by the National Market Supervision and Administration of Market Supervision and Management on April 28, the results of national supervision and random inspections of the quality of schoolbags in schools show that in 2022, the General Administration of Market Supervision and General Administration of Market Supervision Inspection Inspection and inspection and inspection of 203 enterprises in 15 provinces (cities) produced in 203 enterprises produced The 257 batches of stationery products were found that 10 batches of products were unqualified. Among them, the drawing round regulations produced by "hobbies" Pae Industry Co., Ltd. were identified as unqualified.</text:p>
      <text:p text:style-name="P4">
Reporter: Ancient Pavilion Editor: Chen Meihua, Jiayuan.com editor: Hong Wei</text:p>
      <text:p text:style-name="P4">
News Source: <text:a xlink:type="simple" xlink:href="https://www.rfa.org/mandarin/yataibaodao/kejiaowen/gt1-06122023073327.html" text:style-name="Internet_20_link" text:visited-style-name="Visited_20_Internet_20_Link">
https://www.rfa.org/mandarin/yataibaodao/kejiaowen/gt1-06122023073327.html</text:a>
</text:p>
      <!--NEWS-->
      <text:h text:style-name="P10" text:outline-level="1">
<text:span text:style-name="T4">
China Biography has set up a station in Cuba to tingle for many years.</text:span>
</text:h>
      <text:p text:style-name="P4">
Author: None (Language: zh)</text:p>
      <text:p text:style-name="P4">
Publisher: None</text:p>
      <text:p text:style-name="P4">
Time: 2023-06-12T07:50:00Z</text:p>
      <text:p text:style-name="P4">
Description: The media recently reported that China plans to build a new spy base in Cuba to intercept US communications. After the White House denied the news, anonymous US officials confirmed on the 10th that such Chinese eavesdropping stations have been set up for many years, and Beijing has also upgraded equipment. How much does this impact on the United States? Why is the official attitude of the United States different from the anonymous message?</text:p>
      <text:p text:style-name="P4">
Videos: []</text:p>
      <text:p text:style-name="P4">
Images: []</text:p>
      <text:p text:style-name="P4">
Subject: 时政风云</text:p>
      <text:p text:style-name="P4">
Subjects: ['南希·佩洛西', '专题报道：习近平访美', '古巴']</text:p>
      <text:p text:style-name="P4">
Keywords: ['中美关系', '古巴', '窃听', '间谍', '间谍气球', '基地']</text:p>
      <text:p text:style-name="P4">
Id: 65887038</text:p>
      <!--METADATA-->
      <text:p text:style-name="P4">
<text:a xlink:type="simple" xlink:href="https://www.dw.com/zh/overlay/image/article/65887038/65882134" text:style-name="Internet_20_link" text:visited-style-name="Visited_20_Internet_20_Link">
 </text:a>
Former US Navy intelligence staff said that Cuban base helps Beijing to master the potential military goals that combat Washington.</text:p>
      <text:p text:style-name="P4">
(Voice of Germany) <text:a xlink:type="simple" xlink:href="https://www.dw.com/zh/zh/中国据报将在古巴建窃听基地-美称报导有误/a-65861382" text:style-name="Internet_20_link" text:visited-style-name="Visited_20_Internet_20_Link">
The Wall Street Journal reported last week that China set up an eavesdropping station in Cuba to collect American emotion and was officially denied by the Three Kingdoms. </text:a>
On Saturday (June 10), American officials have confirmed that China CNN has confirmed that China has established military and intelligence facilities in Cuba since 2019 to strengthen its intelligence collection capabilities.</text:p>
      <text:p text:style-name="P4">
The unnamed U.S. official said that the spy base existed during the period of former President Trump. At that time, China upgraded its spy equipment in Cuba to intercept the electronic signal of nearby US military and commercial facilities nearby. The relevant ministries also reported the situation of the base to the government and stated that China is considering setting up similar facilities around the world.</text:p>
      <text:p text:style-name="P4">
"This is a continuous problem, not a new development." The official added: "These are included in the intelligence record, which is well -founded."</text:p>
      <text:p text:style-name="P4">
The other two anonymous people also confirmed to CNN that China has been using Cuban base for spy activities for the United States for many years. Recently, Cuba agreed to let China build new spy facilities on the island to facilitate Beijing to eavesdrop in electronic communications in the entire southeast of the United States, but It is believed that the facility has not yet been completed.</text:p>
      <text:p text:style-name="P4">
At the beginning of the report, the White House said the news was "inaccurate", and the Cuban government called it "completely wrong, unfounded message", and Chinese Foreign Ministry spokesman Wang Wenbin also said on the 9th that he did not understand the relevant situation. It means that the United States is the world's strongest "hacker" and a veritable "monitoring country." On the 12th, Wang Wenbin responded again at the news meeting of the Ministry of Foreign Affairs of China again: "I have stated the position of the Chinese side on the relevant issues last week. In just two days, the US official and the media in the so -called" China Construction of Spy Facilities in Cuba 'in Cuba' On the problem, a series of conflicts of self -conflict were scattered, and once again staged a farce of "The United States negatives in the United States'." He said: "It's really impossible to be fake, no matter how the United States is rumored to smear, it will not be destroyed. The sincere friendship between the Middle Ages cannot hide the inferiority of the United States to carry out large -scale unimalia and secrets of the world's countries in the world. "</text:p>
      <text:p text:style-name="P4">
Chinese President Xi Jinping visited Latin America in 2014 to meet with former Cuban President Lalestro.</text:p>
      <text:h text:style-name="P12" text:outline-level="3">
<text:span text:style-name="T4">
Why choose Cuba?</text:span>
</text:h>
      <text:p text:style-name="P4">
The Wall Street Journal analyzed Monday (12th) that China has been building monitoring equipment in the South China Sea and other places for a long time, and Cuba will be China's first outpost in the Western Hemisphere.</text:p>
      <text:p text:style-name="P4">
Michaelmazarr, an international security expert in Rand Corp., said that in the past, the United States believed that security challenges from China were limited to the Indo -Pacific region, so they could slowly eat China's position in Asia, but "This is this "The day has passed" because Beijing is also starting in Latin America.</text:p>
      <text:p text:style-name="P4">
According to reports, if the Cuban base is completed, its eavesdropping equipment is only about 100 miles from Florida, USA. Experts point out that this is likely to significantly increase the number and scope of China that can be obtained by China, which also includes signals sent from satellites to southeastern United States.</text:p>
      <text:p text:style-name="P4">
Former Australian intelligence official Michaelshoebridge told the Wall Street Journal: "Just as during the Cold War, it is useful to Russians in Cuba. This base will be useful to the Chinese."</text:p>
      <text:p text:style-name="P4">
During the Cold War, the Soviet Union built an intelligence base that can accommodate about 1,500 engineers in northern Cuba, which was closed in 2001. It is currently impossible to determine whether China will use the same place.</text:p>
      <text:p text:style-name="P4">
Former US Navy intelligence personnel Carlschuster said that although China may have mastered the major military targets in the United States, the tracking signal provided by the Cuban base will give China a more comprehensive understanding of other potential goals.</text:p>
      <text:p text:style-name="P4">
The United States has embarked on Cuba, and the relationship between the two countries is not harmonious. The picture shows the US Embassy in Cuban</text:p>
      <text:p text:style-name="P4">
Another experts believe that at this stage, it is not only the situation after the base built. It is the ability to build advanced spy devices in China, which is enough to show that the strength of China ’s collection of intelligence is increasing.</text:p>
      <text:p text:style-name="P4">
Drew Thompson, a senior researcher at the State University of Singapore, said: "The prospects of the China-Cuban United Base are disturbing, not only because of its meaning, but also because of their potential military and intelligence." If the two countries integrate military capabilities in the eastern waters, it will have a significant impact on US security.</text:p>
      <text:h text:style-name="P12" text:outline-level="3">
<text:span text:style-name="T4">
Mei deliberately dilute the conflict?</text:span>
</text:h>
      <text:p text:style-name="P4">
The Wall Street Journal pointed out that the establishment of eavesdropping stations in Cuba will give China the opportunity to return teeth to the United States, but China is unlikely to bargain with the United States, asking the latter to withdraw Toughness has also made cooperation commitments to allies such as Japan, Australia.</text:p>
      <text:p text:style-name="P4">
According to the newspaper analysis, compared with the "spy balloon" incident in February this year, the United States' response to the Cuban base was relatively calm, and it was likely that the situation was unwilling to upgrade the situation. The trip to China is rumored to start on June 18](https://www.dw.com/zh/zh/布林肯预计18日访华-着眼管控风险/a-65878688)Essence In addition, <text:a xlink:type="simple" xlink:href="https://www.dw.com/zh/zh/美国计划放宽对古巴的若干限制/a-61822235" text:style-name="Internet_20_link" text:visited-style-name="Visited_20_Internet_20_Link">
Because the United States has embarked on Cuba and the relationship between the two countries is not harmonious</text:a>
If the big movement is pressured, it is likely to cause anti -effects.</text:p>
      <text:p text:style-name="P4">
However, some US Congress members are not very satisfied with the Bayeon government. The New York Times reported that Republican Republican MP Mikegallagher stated in a statement on the 10th: "Why did the Bayeng government previously denied these reports on the CCP spy base? CCP spy balloon? "</text:p>
      <text:p text:style-name="P4">
Faced with criticism, an anonymous U.S. official told the New York Times that US diplomats have tried to contact the potential countries that intend to build a Chinese base and exchanged their opinions. The official emphasized that expert assessment has delayed the speed of Chinese stations, but he refused to disclose more details.</text:p>
      <text:p text:style-name="P4">
("Wall Street Journal", "New York Times", Guardian, CNN)</text:p>
      <text:p text:style-name="P4">
News Source: <text:a xlink:type="simple" xlink:href="https://www.dw.com/zh/中國傳在古巴設站竊聽多年-美國門口拉警報？/a-65887038" text:style-name="Internet_20_link" text:visited-style-name="Visited_20_Internet_20_Link">
https://www.dw.com/zh/中國傳在古巴設站竊聽多年-美國門口拉警報？/a-65887038?maca=chi-rss-chi-all-1127-rdf</text:a>
</text:p>
      <!--NEWS-->
      <text:h text:style-name="P10" text:outline-level="1">
<text:span text:style-name="T4">
Philadelphia traffic bridge was affected due to the fire of oil tank cars to break the east bank of the United States</text:span>
</text:h>
      <text:p text:style-name="P4">
Author: 联合早报 (Person)</text:p>
      <text:p text:style-name="P4">
Publisher: 联合早报 (Organization)</text:p>
      <text:p text:style-name="P4">
Published Time: 2023-06-12T07:57</text:p>
      <text:p text:style-name="P4">
Modified Time: 2023-06-12T08:05</text:p>
      <text:p text:style-name="P4">
Description: Governor of Pennsylvania, Pennsylvania, said that a tanker suddenly caught fire under the crossing bridge of the Philadelphia, causing the overlap bridge to break and collapse. It is expected that the lane is expected to be "multi -month". About 160,000 cars are connected every day. This matter ...</text:p>
      <text:p text:style-name="P4">
Videos: []</text:p>
      <text:p text:style-name="P4">
Audios: []</text:p>
      <text:p text:style-name="P4">
Images: []</text:p>
      <text:p text:style-name="P4">
Type: NewsArticle</text:p>
      <text:p text:style-name="P4">
Breadcrumbs: ['即时', '国际']</text:p>
      <text:p text:style-name="P4">
Keywords: ['美国', '宾夕法尼亚州']</text:p>
      <!--METADATA-->
      <text:p text:style-name="P4">
Governor of Pennsylvania, Pennsylvania, said that a tanker suddenly caught fire under the crossing bridge of the Philadelphia, causing the overlap bridge to break and collapse. It is expected that the lane is expected to be "multi -month". About 160,000 cars are connected every day.</text:p>
      <text:p text:style-name="P4">
The accident occurred at 7 am on Sunday (June 11) (Sunday time at 7 pm Sunday time). The authorities have not yet received a report on the casualties, but local officials said that the situation is still unstable, and investigators are still searching at the scene.</text:p>
      <text:p text:style-name="P4">
Comprehensive Reuters and Agence France -Presse reported that at a press conference on Sunday that he would sign a disaster statement on Monday to release federal funds and other assistance measures at a press conference on Sunday.</text:p>
      <text:p text:style-name="P4">
Xiapiro said that the fire tanker carried "gasoline products" can be seen near the Tellahua River, which can be seen "very light oil gloss", which indicates that there may be gasoline overflow, but the oil suction cable (BOOMS) quickly put it into the river, and it is quickly put into the river. Prevent oil stains. He emphasized that "people's drinking water will not be threatened."</text:p>
      <text:p text:style-name="P4">
The National Transportation Safety Commission (NTSB) confirmed that the oil tank car had gasoline on the car, and a group had been sent to investigate.</text:p>
      <text:p text:style-name="P4">
The White House press secretary Jean Pierre said that President Biden heard a briefing of the Philadelphia Interchange accident, and the White House had provided assistance to Pennsylvania and local officials.</text:p>
      <text:p text:style-name="P4">
US Secretary of Transportation, Budiigg, said on Twitter that the closure of I-95 State Highway will have a "significant impact" on the region and Philadelphia, and he is coordinating the restoration and reconstruction of local officials.</text:p>
      <text:p text:style-name="P4">
News Source: <text:a xlink:type="simple" xlink:href="https://www.zaobao.com.sg/realtime/world/story20230612-1403417" text:style-name="Internet_20_link" text:visited-style-name="Visited_20_Internet_20_Link">
https://www.zaobao.com.sg/realtime/world/story20230612-1403417</text:a>
</text:p>
      <!--NEWS-->
      <text:h text:style-name="P10" text:outline-level="1">
<text:span text:style-name="T4">
Japanese stocks high</text:span>
</text:h>
      <text:p text:style-name="P4">
Publisher: 法新社</text:p>
      <text:p text:style-name="P4">
Published Time: 2023-06-12T08:02:08+00:00</text:p>
      <text:p text:style-name="P4">
Modified Time: 2023-06-12T07:35:03+00:00</text:p>
      <text:p text:style-name="P4">
Description: (Agence France -Presse, Tokyo, 12th) Investors are waiting for interest rate decisions of the US Federal Preparation Council (FED) and other central banks around the world. The Tokyo stock market continues to rise in US stocks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6" text:anchor-type="as-char" svg:width="6.9236in" svg:height="3.617581in" draw:z-index="0">
<draw:image xlink:href="../Images/rficn/2023-06-12T08-02-08-00-00/000000.png" xlink:type="simple" xlink:show="embed" xlink:actuate="onLoad" draw:mime-type="image/png"/>
</draw:frame>
The Japanese stock 225 index closed at 168.83 points or 0.52%to 32434.00 points. The Dongzhi stock price index closed up 14.45 points or 0.65%to 2238.77 points.</text:p>
      <text:p text:style-name="P4">
News Source: <text:a xlink:type="simple" xlink:href="https://www.rfi.fr/cn/%E8%B4%A2%E7%BB%8F%E5%BF%AB%E8%AE%AF/20230612-%E6%97%A5%E8%82%A1%E6%94%B6%E9%AB%98" text:style-name="Internet_20_link" text:visited-style-name="Visited_20_Internet_20_Link">
https://www.rfi.fr/cn/%E8%B4%A2%E7%BB%8F%E5%BF%AB%E8%AE%AF/20230612-%E6%97%A5%E8%82%A1%E6%94%B6%E9%AB%98</text:a>
</text:p>
      <!--NEWS-->
      <text:h text:style-name="P10" text:outline-level="1">
<text:span text:style-name="T4">
The court received a suspected dangerous object Abe's assassination case to cancel the formalities before the trial</text:span>
</text:h>
      <text:p text:style-name="P4">
Publisher: 法新社</text:p>
      <text:p text:style-name="P4">
Published Time: 2023-06-12T08:02:09+00:00</text:p>
      <text:p text:style-name="P4">
Modified Time: 2023-06-12T07:35:02+00:00</text:p>
      <text:p text:style-name="P4">
Description: (Agence France -Presse, Tokyo, 12th) Former Japanese Prime Minister Shinzo Abe was shot dead during the auxiliary election of Nara last year in the third year of last year. Media reported that the Nara District Court originally scheduled to conduct the "Correction procedures before the trial", but received one in the morning Suspected of a box with dangerous objects, so decided to cancel the afternoon procedure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7" text:anchor-type="as-char" svg:width="6.9236in" svg:height="3.617581in" draw:z-index="0">
<draw:image xlink:href="../Images/rficn/2023-06-12T08-02-09-00-00/000000.png" xlink:type="simple" xlink:show="embed" xlink:actuate="onLoad" draw:mime-type="image/png"/>
</draw:frame>
The Nara District Court failed to immediately confirm reports from media such as the Japan Broadcasting Association (NHK). The TV station screen showed that someone was gathered outside the gate of the ground courtyard.</text:p>
      <text:p text:style-name="P4">
At about 11:15 this morning, the Nara Earth Court received an unknown box that might be equipped with dangerous objects. The police found the explosive processing team for investigation. At the same time, the staff of the Nara Court of Nara and came to the top of the prefecture.</text:p>
      <text:p text:style-name="P4">
Police said unknown items are a carton with tape, 33 cm long, 28 cm wide, and 26 cm high. The security inspection personnel of the Naraid Court showed a metal reaction with metal detector inspection.</text:p>
      <text:p text:style-name="P4">
The 42 -year -old mountain on the case of the case was originally expected to attend this afternoon.</text:p>
      <text:p text:style-name="P4">
News Source: <text:a xlink:type="simple" xlink:href="https://www.rfi.fr/cn/%E5%9B%BD%E9%99%85%E6%8A%A5%E9%81%93/20230612-%E6%B3%95%E9%99%A2%E6%94%B6%E5%88%B0%E7%96%91%E4%BC%BC%E5%8D%B1%E9%99%A9%E7%89%A9-%E5%AE%89%E5%80%8D%E9%81%87%E5%88%BA%E6%A1%88%E5%BC%80%E5%BA%AD%E5%89%8D%E6%89%8B%E7%BB%AD%E5%8F%96%E6%B6%88" text:style-name="Internet_20_link" text:visited-style-name="Visited_20_Internet_20_Link">
https://www.rfi.fr/cn/%E5%9B%BD%E9%99%85%E6%8A%A5%E9%81%93/20230612-%E6%B3%95%E9%99%A2%E6%94%B6%E5%88%B0%E7%96%91%E4%BC%BC%E5%8D%B1%E9%99%A9%E7%89%A9-%E5%AE%89%E5%80%8D%E9%81%87%E5%88%BA%E6%A1%88%E5%BC%80%E5%BA%AD%E5%89%8D%E6%89%8B%E7%BB%AD%E5%8F%96%E6%B6%88</text:a>
</text:p>
      <!--NEWS-->
      <text:h text:style-name="P10" text:outline-level="1">
<text:span text:style-name="T4">
China's marriage rate fell to the lowest point of history</text:span>
</text:h>
      <text:p text:style-name="P4">
Author: chinese@voanews.com (美国之音)</text:p>
      <text:p text:style-name="P4">
Publisher: 美国之音中文网 (Type: NewsMediaOrganization)</text:p>
      <text:p text:style-name="P4">
Published Time: 2023-06-12T08:15:31+08:00</text:p>
      <text:p text:style-name="P4">
Modified Time: 2023-06-12 10:22:15Z</text:p>
      <text:p text:style-name="P4">
Description: According to local news media reports on Sunday, China's marriage rate has fallen to the lowest point since 2022, and has continued to decline steadily in the past ten years, although the total number of marriage may be affected by strict COVID blockade.</text:p>
      <text:p text:style-name="P4">
Videos: []</text:p>
      <text:p text:style-name="P4">
Images: []</text:p>
      <text:p text:style-name="P4">
Categories: ['中国', '经济·金融·贸易']</text:p>
      <text:p text:style-name="P4">
Type: None</text:p>
      <!--METADATA-->
      <text:p text:style-name="P4">
Nonenone</text:p>
      <text:p text:style-name="P4">
News Source: <text:a xlink:type="simple" xlink:href="https://www.voachinese.com/a/marriages-in-china-slump-to-historic-low/7132854.html" text:style-name="Internet_20_link" text:visited-style-name="Visited_20_Internet_20_Link">
https://www.voachinese.com/a/marriages-in-china-slump-to-historic-low/7132854.html</text:a>
</text:p>
      <!--NEWS-->
      <text:h text:style-name="P10" text:outline-level="1">
<text:span text:style-name="T4">
Australian wine town fatal buses accident at least 10 deaths and 25 injuries</text:span>
</text:h>
      <text:p text:style-name="P4">
Author: 联合早报 (Person)</text:p>
      <text:p text:style-name="P4">
Publisher: 联合早报 (Organization)</text:p>
      <text:p text:style-name="P4">
Published Time: 2023-06-12T08:22</text:p>
      <text:p text:style-name="P4">
Modified Time: 2023-06-12T09:49</text:p>
      <text:p text:style-name="P4">
Description: A chartered buse of a wedding guest in the New South Wales Hunter Valley, Australia, turned down the slope at the ring cross intersection, causing at least 10 people to die, 25 injuries, or some people who are still trapped under the buses. Reuters reports that this traffic accident occurs on Sunday (...</text:p>
      <text:p text:style-name="P4">
Videos: []</text:p>
      <text:p text:style-name="P4">
Audios: []</text:p>
      <text:p text:style-name="P4">
Images: []</text:p>
      <text:p text:style-name="P4">
Type: NewsArticle</text:p>
      <text:p text:style-name="P4">
Breadcrumbs: ['即时', '国际']</text:p>
      <text:p text:style-name="P4">
Keywords: ['澳大利亚', '巴士', '交通事故', '婚礼']</text:p>
      <!--METADATA-->
      <text:p text:style-name="P4">
A chartered buse of a wedding guest in the New South Wales Hunter Valley, Australia, turned down the slope at the ring cross intersection, causing at least 10 people to die, 25 injuries, or some people who are still trapped under the buses.</text:p>
      <text:p text:style-name="P4">
Reuters reported that the traffic accident occurred at around 11.30 pm on Sunday (June 11) (around 9:30 pm Singapore Sunday time), located in Greta, about 180 kilometers in western Sydney, Sydney, Greta (GRETA) (Greta) (Greta) in the west of Sydney (Greta) (Greta) nearby.</text:p>
      <text:p text:style-name="P4">
Hunter Valley is the oldest wine production area in Australia and a popular place for weddings.</text:p>
      <text:p text:style-name="P4">
The 58 -year -old bus driver has been arrested and sent to the hospital for compulsory testing. It is expected that he will be controlled.</text:p>
      <text:p text:style-name="P4">
There was a fog on the day of the accident, but Chapman, the assistant director of the NSW Police Department, said that the cause of the accident has not been determined.</text:p>
      <text:p text:style-name="P4">
Chapman said that this accident only involves a single vehicle. Police are also trying to confirm the identity of all bus passengers. Some people may be trapped below the bus lying on the side.</text:p>
      <text:p text:style-name="P4">
News Source: <text:a xlink:type="simple" xlink:href="https://www.zaobao.com.sg/realtime/world/story20230612-1403418" text:style-name="Internet_20_link" text:visited-style-name="Visited_20_Internet_20_Link">
https://www.zaobao.com.sg/realtime/world/story20230612-1403418</text:a>
</text:p>
      <!--NEWS-->
      <text:h text:style-name="P10" text:outline-level="1">
<text:span text:style-name="T4">
NATO's largest air performers will appear in 25 countries and 250 military aircraft to participate in the participation</text:span>
</text:h>
      <text:p text:style-name="P4">
Publisher: 法新社</text:p>
      <text:p text:style-name="P4">
Published Time: 2023-06-12T08:32:09+00:00</text:p>
      <text:p text:style-name="P4">
Modified Time: 2023-06-12T08:20:04+00:00</text:p>
      <text:p text:style-name="P4">
Description: (Agence France -Presse, Berlin, 12th) The North Atlantic Treaty (NATO) will hold the largest Air Force deployment exercise in NATO history today, which will be united to the allies and Russia.</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18" text:anchor-type="as-char" svg:width="6.9236in" svg:height="3.617581in" draw:z-index="0">
<draw:image xlink:href="../Images/rficn/2023-06-12T08-32-09-00-00/000000.png" xlink:type="simple" xlink:show="embed" xlink:actuate="onLoad" draw:mime-type="image/png"/>
</draw:frame>
The "Air Defender 23" exercise led by Germany will last until June 23. There will be about 25 countries and about 250 military planes to participate in the exercise, including Japan and Sweden who are applying for the meeting.</text:p>
      <text:p text:style-name="P4">
More than 10,000 people will participate in this exercise aimed at strengthening the "interoperability" and preparations to strengthen the resistance of drones and cruise missiles when they are attacked by NATO territorial cities, airports or ports.</text:p>
      <text:p text:style-name="P4">
The German Air Force chief Ingogerhartz announced last week that he said in 2018 to conceive the "Air Defense 23" project, partly to respond to Russia's swallowing Crimea in 2014, but the exercise "Not. For anyone. "</text:p>
      <text:p text:style-name="P4">
He said that although NATO defended the "peric" territory, the exercise would not "let any flight towards KaliningRad."</text:p>
      <text:p text:style-name="P4">
Kalinrad is a Russian flying land and borders NATO member Poland and Lithuania.</text:p>
      <text:p text:style-name="P4">
Gehaz said: "We are the League of Defense, this is how we plan this exercise."</text:p>
      <text:p text:style-name="P4">
The US Ambassador AmyGutmann said that the exercise "will undoubtedly show the flexibility and agility of our Allied forces" and pass messages to countries including Russia. (Translator: Zheng Shiyun/Calculate: Chen Zhengyi)</text:p>
      <text:p text:style-name="P4">
News Source: <text:a xlink:type="simple" xlink:href="https://www.rfi.fr/cn/%E5%9B%BD%E9%99%85%E6%8A%A5%E9%81%93/20230612-%E5%8C%97%E7%BA%A6%E5%8F%B2%E4%B8%8A%E6%9C%80%E5%A4%A7%E7%A9%BA%E6%BC%94%E5%B0%86%E7%99%BB%E5%9C%BA-25%E5%9B%BD250%E6%9E%B6%E5%86%9B%E6%9C%BA%E4%B8%87%E4%BA%BA%E5%8F%82%E4%B8%8E" text:style-name="Internet_20_link" text:visited-style-name="Visited_20_Internet_20_Link">
https://www.rfi.fr/cn/%E5%9B%BD%E9%99%85%E6%8A%A5%E9%81%93/20230612-%E5%8C%97%E7%BA%A6%E5%8F%B2%E4%B8%8A%E6%9C%80%E5%A4%A7%E7%A9%BA%E6%BC%94%E5%B0%86%E7%99%BB%E5%9C%BA-25%E5%9B%BD250%E6%9E%B6%E5%86%9B%E6%9C%BA%E4%B8%87%E4%BA%BA%E5%8F%82%E4%B8%8E</text:a>
</text:p>
      <!--NEWS-->
      <text:h text:style-name="P10" text:outline-level="1">
<text:span text:style-name="T4">
Kim Jong -un vowed to strengthen strategic cooperation with Putin's "holding hands"</text:span>
</text:h>
      <text:p text:style-name="P4">
Author: 联合早报 (Person)</text:p>
      <text:p text:style-name="P4">
Publisher: 联合早报 (Organization)</text:p>
      <text:p text:style-name="P4">
Published Time: 2023-06-12T08:49</text:p>
      <text:p text:style-name="P4">
Modified Time: 2023-06-12T08:52</text:p>
      <text:p text:style-name="P4">
Description: North Korean leader Kim Jong -un vowed on the Russian National Day to "hold hands" with Russian President Putin to strengthen the strategic cooperation between the two sides to achieve the common goal of building a strong country. Monday (June 12) is the Russian National Day. The North Korean Society reported that Kim Jong -un wrote on this day ...</text:p>
      <text:p text:style-name="P4">
Videos: []</text:p>
      <text:p text:style-name="P4">
Audios: []</text:p>
      <text:p text:style-name="P4">
Images: []</text:p>
      <text:p text:style-name="P4">
Type: NewsArticle</text:p>
      <text:p text:style-name="P4">
Breadcrumbs: ['即时', '国际']</text:p>
      <text:p text:style-name="P4">
Keywords: ['朝鲜', '俄罗斯', '金正恩', '普京', '俄乌战争']</text:p>
      <!--METADATA-->
      <text:p text:style-name="P4">
North Korean leader Kim Jong -un vowed on the Russian National Day to "hold hands" with Russian President Putin to strengthen the strategic cooperation between the two sides to achieve the common goal of building a strong country.</text:p>
      <text:p text:style-name="P4">
Monday (June 12) is the Russian National Day. The North Korean Society reported that Kim Jong -un wrote to Putin on this day and made this promise to Putin.</text:p>
      <text:p text:style-name="P4">
In the letter, Kim Jong -un defended Putin to Ukraine, saying that "full support and support" Putin's decision.</text:p>
      <text:p text:style-name="P4">
Kim Jong -un said: "Justice will win, and the Russian people will continue to add color to the history of victory."</text:p>
      <text:p text:style-name="P4">
Kim Jong -un also called on Russia and Russia to carry out "closer strategic cooperation". He added that he and Putin "held hands firmly, in line with the common wishes of the people of the two countries to achieve the grand goal of building a powerful country."</text:p>
      <text:p text:style-name="P4">
After Moscow launched an invasion with Ukraine last February, North Korea, which has been seeking a closer relationship with the Kremlin, accused the US and Western allies of "hegemony policies" and "high -pressure means".</text:p>
      <text:p text:style-name="P4">
News Source: <text:a xlink:type="simple" xlink:href="https://www.zaobao.com.sg/realtime/world/story20230612-1403422" text:style-name="Internet_20_link" text:visited-style-name="Visited_20_Internet_20_Link">
https://www.zaobao.com.sg/realtime/world/story20230612-1403422</text:a>
</text:p>
      <!--NEWS-->
      <text:h text:style-name="P10" text:outline-level="1">
<text:span text:style-name="T4">
The Russian and Ukraine War: Lieutenant Russian Air Force defeated and exposed the general morale in the army.</text:span>
</text:h>
      <text:p text:style-name="P4">
Author: https://www.facebook.com/bbcworldservice/</text:p>
      <text:p text:style-name="P4">
Publisher: BBC News 中文</text:p>
      <text:p text:style-name="P4">
Published Time: 2023-06-12T08:54:59.000Z</text:p>
      <text:p text:style-name="P4">
Modified Time: 2023-06-12T08:54:59.000Z</text:p>
      <text:p text:style-name="P4">
Description: The Lieutenant Lieutenant Demitri Mansov is the one of the few active Russian officers who are known to escape from the country to avoid being sent to Ukraine.</text:p>
      <text:p text:style-name="P4">
Images: ["<text:a xlink:type="simple" xlink:href="https://ichef.bbci.co.uk/news/640/cpsprodpb/06DB/production/_130055710_mishov2.png" text:style-name="Internet_20_link" text:visited-style-name="Visited_20_Internet_20_Link">
_130055710_mi...</text:a>
", "<text:a xlink:type="simple" xlink:href="https://ichef.bbci.co.uk/news/640/cpsprodpb/54FB/production/_130055712_mishovdocs.png" text:style-name="Internet_20_link" text:visited-style-name="Visited_20_Internet_20_Link">
_130055712_mi...</text:a>
"]</text:p>
      <text:p text:style-name="P4">
Videos: []</text:p>
      <text:p text:style-name="P4">
Tags: ['乌克兰局势升温', '俄国', '乌克兰']</text:p>
      <text:p text:style-name="P4">
Type: Article</text:p>
      <!--METADATA-->
      <text:h text:style-name="P12" text:outline-level="3">
<text:span text:style-name="T4">
The Russian and Ukraine War: Lieutenant Russian Air Force defeated and exposed the general morale in the army</text:span>
</text:h>
      <ul>
        <li>
Ilya Barabanov (Ilya Barabanov) * BBC Russian Ministry of Russia, from Vernis</li>
      </ul>
      <text:p text:style-name="P4">
8:54 am on June 12, 2023![] <text:a xlink:type="simple" xlink:href="Images/BBC Chinese/2023-06-12T08-54-59.000Z/_130055710_mishov2.png" text:style-name="Internet_20_link" text:visited-style-name="Visited_20_Internet_20_Link">
</text:a>
Image adding text,</text:p>
      <text:p text:style-name="P4">
Dmitry Mishaf: "I am a officer, not a crime together"</text:p>
      <text:p text:style-name="P4">
<text:span text:style-name="T4">
 The defective soldiers who fled to Russia rarely accepted the BBC interview, which described how heavy the Russian army was and how low the morale was. </text:span>
</text:p>
      <text:p text:style-name="P4">
Dmitry Mishov, a 26 -year -old Air Force Lieutenant, surrendered to the Lithuanian authorities to seek political asylum.</text:p>
      <text:p text:style-name="P4">
Demitri said that with a small backpack, it was his last way to escape from Russia in such a dramatic way.</text:p>
      <text:p text:style-name="P4">
He is one of the few active officers who are known to escape from the country to avoid being sent to Ukraine to fight in Ukraine -also the only case of the Active Air Force personally known by the BBC.</text:p>
      <text:h text:style-name="P12" text:outline-level="3">
<text:span text:style-name="T4">
Seeking a way out</text:span>
</text:h>
      <text:p text:style-name="P4">
Dmitry is an attack helicopter navigator stationed in the Puskov region in northwestern Russia. When seeing the plane began to prepare for the battle, Dmitry felt that the real war was coming.</text:p>
      <text:p text:style-name="P4">
He tried to leave the Air Force in January 2022, but the written documents he submitted until February 24 that Russia had not passed in Ukraine. He was sent to Belarus and drove helicopters to transport military supplies.</text:p>
      <text:p text:style-name="P4">
Dmitry said he never went to Ukraine. We cannot verify his statement, but his documents look real, and many of his claims are in line with the situation we learned from other sources.</text:p>
      <text:p text:style-name="P4">
In April 2022, he returned to the Russian resident, hoping to advance the retirement procedure. This long process was nearing completion at the time -but in September 2022, President Putin announced some military mobilization. Dmitry was told that he was not allowed to leave the army.</text:p>
      <text:p text:style-name="P4">
He knew that sooner or later he would be sent to Ukraine, so he began to find a way to get rid of this fate.</text:p>
      <text:p text:style-name="P4">
"I am a officer, and my responsibility is to defend the country from invasion. I don't need to be a conspiracy. No one has explained to us why this war begins, and why we must attack Ukraine and destroy their city."</text:p>
      <text:p text:style-name="P4">
He described the mood in the army, some people support the war, and some insisted on opposing. Few people believe that they are fighting Russia to avoid real dangers. This has long been officially said -Moscow has been forced to take "special military operations" to prevent Russia from being attacked.</text:p>
      <text:p text:style-name="P4">
According to Mishav, most people overwhelming in the army are generally dissatisfied with salary. **</text:p>
      <text:p text:style-name="P4">
He said that experienced Air Force officers still obtained up to 90,000 rubles (865 pounds, $ 1090) in pre -war contracts. As part of the official public publicity advertisement, the recruits were attracted to the army with a salary of 204,000 rubles (1960 pounds and $ 2465).</text:p>
      <text:p text:style-name="P4">
Dmitry said that although the attitude towards Ukraine may be different, no one in the army believes that the frontline war is good or the number of casualties is very low.</text:p>
      <text:p text:style-name="P4">
<draw:frame draw:style-name="fr1" draw:name="Image119" text:anchor-type="as-char" svg:width="6.9236in" svg:height="3.894525in" draw:z-index="0">
<draw:image xlink:href="../Images/BBC Chinese/2023-06-12T08-54-59.000Z/_130055712_mishovdocs.png" xlink:type="simple" xlink:show="embed" xlink:actuate="onLoad" draw:mime-type="image/png"/>
</draw:frame>
Image adding text,</text:p>
      <text:p text:style-name="P4">
Mishaf's document confirms his military level and position</text:p>
      <text:p text:style-name="P4">
"No one in the army believes the authorities. They can see what happened. They are not civilians in front of the TV. The army does not believe in official reports because it is not true at all."</text:p>
      <text:p text:style-name="P4">
He said that in the early days of the war, the Russian Command claimed that there were no casualties and loss of equipment, but he himself knew some of the deaths.</text:p>
      <text:p text:style-name="P4">
Before the war, his troops had 40 to 50 aircraft. A few days after the invasion of Russia, six were shot down and three were destroyed on the ground.</text:p>
      <text:p text:style-name="P4">
Russian authorities rarely report military casualties. In September last year, the Minister of Defense Sergeishoigu said Russia lost about 6,000 soldiers. This number is considered underestimated by most analysts including the Kremlin bloggers.</text:p>
      <text:p text:style-name="P4">
In the recent update of the Russian -Russian military casualties in the Ukrainian war, Olgaivshina of the BBC Russian Ministry of Russia sorted out a list of 25,000 names, including many of them also included rank. She believes that, including those who disappear in action, the real numbers are much higher.</text:p>
      <text:p text:style-name="P4">
Demitri said the loss of personnel in the Air Force was extremely serious. This statement is long -term with Olga Iv Sina <text:a xlink:type="simple" xlink:href="https://bbcrussian.substack.com/p/russia-elite-force-losses-in-ukraine" text:style-name="Internet_20_link" text:visited-style-name="Visited_20_Internet_20_Link">
Research</text:a>
The income is consistent. The survey found that Russia lost hundreds of high -skilled service personnel, including pilots and technicians. Their training was both time -consuming and high.</text:p>
      <text:p text:style-name="P4">
"Now they can replace the helicopter, but there is no enough pilot," Dmitry said. "If we compare this with the Afghan war in the 1980s, we know that the Soviet Union lost 333 helicopters. I believe We have suffered the same loss in a year. "</text:p>
      <text:h text:style-name="P12" text:outline-level="3">
<text:span text:style-name="T4">
</text:span>
</text:h>
      <text:p text:style-name="P4">
In January of this year, Dmitry was told that he would be sent to "perform a task."</text:p>
      <text:p text:style-name="P4">
He realized that there was only one meaning -going to Ukraine. He tried to commit suicide, hoping that this would cause him to be retired based on health reasons, but this is not the case.</text:p>
      <text:p text:style-name="P4">
During the rehabilitation of the hospital, he read an article that a 27 -year -old police officer from the Provev area successfully escaped Latvia. Dmitry decided to imitate him.</text:p>
      <text:p text:style-name="P4">
"I don't refuse to serve the army. If my country is facing a real threat, I will play for the country. I just refuse to be a crime."</text:p>
      <text:p text:style-name="P4">
"If I board the helicopter, I will take at least dozens of people's life. I don't want to do that, Ukraine is not our enemy."</text:p>
      <text:p text:style-name="P4">
Dmitry asked for help on Telegram, planning a route passing through the forest to the EU border. He was as light as possible.</text:p>
      <text:p text:style-name="P4">
He said the process of walking through the woods was terrible because he was afraid of being intercepted by border guards.</text:p>
      <text:p text:style-name="P4">
"If they arrest me, I may spend a long time in prison."</text:p>
      <text:p text:style-name="P4">
He said that once, there was a plane flew by where he was close to him, and then there was another. He panicked for a while, fearing that it was the Border Guard to hunt him, so he started to run.</text:p>
      <text:p text:style-name="P4">
"I can't see the road in front, my thoughts are confusing."</text:p>
      <text:p text:style-name="P4">
He came to a wire mesh fence and climbed it. Soon after, he knew that he was successful.</text:p>
      <text:p text:style-name="P4">
Image adding text,</text:p>
      <text:p text:style-name="P4">
Dmitry feels a moment when you can finally breathe freely (the simulation scene of remake)</text:p>
      <text:p text:style-name="P4">
"I can finally breathe freely."</text:p>
      <text:p text:style-name="P4">
Dimitri imagined that the Russian authorities would start criminal lawsuits against him. But he believed that many comrades in his army would understand his motivation.He didn't know what he would happen next.</text:p>
      <text:p text:style-name="P4">
But Dmitry said he would rather try to build a new life in the European Union, and he was unwilling to mention it in his hometown.</text:p>
      <text:p text:style-name="P4">
<text:span text:style-name="T5">
*Edited by Cartelina Xinkolova (</text:span>
 _kateryna khinkulova__)</text:p>
      <text:p text:style-name="P4">
News Source: <text:a xlink:type="simple" xlink:href="https://www.bbc.com/zhongwen/simp/world-65875010" text:style-name="Internet_20_link" text:visited-style-name="Visited_20_Internet_20_Link">
https://www.bbc.com/zhongwen/simp/world-65875010</text:a>
</text:p>
      <!--NEWS-->
      <text:h text:style-name="P10" text:outline-level="1">
<text:span text:style-name="T4">
Hong Kong stocks closing high</text:span>
</text:h>
      <text:p text:style-name="P4">
Publisher: 法新社</text:p>
      <text:p text:style-name="P4">
Published Time: 2023-06-12T09:02:07+00:00</text:p>
      <text:p text:style-name="P4">
Modified Time: 2023-06-12T08:50:02+00:00</text:p>
      <text:p text:style-name="P4">
Description: (Agence France -Presse, Hong Kong, 12th) The Hong Kong stock market closed slightly today. Before the United States announced important inflation data and federal preparatory council (FED) interest rate decisions this week, the investor's attitude turned cautiousl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1" text:anchor-type="as-char" svg:width="6.9236in" svg:height="3.617581in" draw:z-index="0">
<draw:image xlink:href="../Images/rficn/2023-06-12T09-02-07-00-00/000000.png" xlink:type="simple" xlink:show="embed" xlink:actuate="onLoad" draw:mime-type="image/png"/>
</draw:frame>
The Hang Seng Index rose 14.36 points, or 0.07%, at 19404.31 points.</text:p>
      <text:p text:style-name="P4">
The Shanghai Comprehensive stock price index fell 2.57 points, or 0.08%, closed at 3228.83 points; the Shenzhen Comprehensive stock price index rose 14.73 points, or 0.73%, closed at 2021.18 points.</text:p>
      <text:p text:style-name="P4">
News Source: <text:a xlink:type="simple" xlink:href="https://www.rfi.fr/cn/%E8%B4%A2%E7%BB%8F%E5%BF%AB%E8%AE%AF/20230612-%E6%B8%AF%E8%82%A1%E6%94%B6%E9%AB%98" text:style-name="Internet_20_link" text:visited-style-name="Visited_20_Internet_20_Link">
https://www.rfi.fr/cn/%E8%B4%A2%E7%BB%8F%E5%BF%AB%E8%AE%AF/20230612-%E6%B8%AF%E8%82%A1%E6%94%B6%E9%AB%98</text:a>
</text:p>
      <!--NEWS-->
      <text:h text:style-name="P10" text:outline-level="1">
<text:span text:style-name="T4">
Ukraine: Destroyed in the south has been brewed 6 dead 35 missing</text:span>
</text:h>
      <text:p text:style-name="P4">
Publisher: 法新社</text:p>
      <text:p text:style-name="P4">
Published Time: 2023-06-12T09:02:08+00:00</text:p>
      <text:p text:style-name="P4">
Modified Time: 2023-06-12T08:50:03+00:00</text:p>
      <text:p text:style-name="P4">
Description: (Agence France -Presse, Herusong, 11th) After the dam in southern Ukraine was destroyed and caused a devastating flood, a total of 6 people in the Ukraine Control Area died as of today, and a total of 35 children, including 7 children, disappeared. The prosecutor said it was "the most serious environmental disaster after the Chernobyl nuclear power plant acciden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22" text:anchor-type="as-char" svg:width="6.9236in" svg:height="3.617581in" draw:z-index="0">
<draw:image xlink:href="../Images/rficn/2023-06-12T09-02-08-00-00/000000.png" xlink:type="simple" xlink:show="embed" xlink:actuate="onLoad" draw:mime-type="image/png"/>
</draw:frame>
Kakhovka Dam, located in the front line of Kherson, controlled by Russia, was destroyed on the 6th, forcing thousands of people to escape from their homes and triggers doubts of humanity and environmental disasters.</text:p>
      <text:p text:style-name="P4">
Ukraine accused Russia that bombed the dam on the Dnipro River, and Russia was called the Ukraine Dam to fire.</text:p>
      <text:p text:style-name="P4">
Igorklymenko, the Minister of Home Affairs of Ukraine, said that 77 villages and towns in Herusong and Nicholas in southern Ukraine have been poured into the flood, including 35 people in Hemon, including 7 children.</text:p>
      <text:p text:style-name="P4">
Klengo also said that floods have killed 5 people in Herusong, and 1 person was killed in Nicholaev. The Ukrainian authorities had previously claimed that five people had lost their lives due to floods.</text:p>
      <text:p text:style-name="P4">
In the local area occupied by Russia, Vladimir Saldo, the governor of Moscow, said this week that eight people have been killed in the local area.</text:p>
      <text:p text:style-name="P4">
In the statement, Clehimon also mentioned that a total of 3,700 people in Hemon and Nicholaev have evacuated their homes.</text:p>
      <text:p text:style-name="P4">
A Agence France -Presse special agent at the scene said that the floods of Heruson City, with the most populated cities near the Kakova dam, have begun to fade, and residents have also begun to return home to evaluate the loss. Ukrainian rescue workers who ride orange ships continued to work hard to evacuate residents in the worst area of the urban disaster and nearby islands.</text:p>
      <text:p text:style-name="P4">
A employee of the Herusong Meteorological Bureau said that the water level has fallen by 1.7 meters from the highest peak recorded before.</text:p>
      <text:p text:style-name="P4">
News Source: <text:a xlink:type="simple" xlink:href="https://www.rfi.fr/cn/%E5%9B%BD%E9%99%85%E6%8A%A5%E9%81%93/20230612-%E4%B9%8C%E5%85%8B%E5%85%B0-%E5%8D%97%E9%83%A8%E6%B0%B4%E5%9D%9D%E8%A2%AB%E6%AF%81%E6%B4%AA%E7%81%BE-%E5%B7%B2%E9%85%BF6%E6%AD%BB35%E5%A4%B1%E8%B8%AA" text:style-name="Internet_20_link" text:visited-style-name="Visited_20_Internet_20_Link">
https://www.rfi.fr/cn/%E5%9B%BD%E9%99%85%E6%8A%A5%E9%81%93/20230612-%E4%B9%8C%E5%85%8B%E5%85%B0-%E5%8D%97%E9%83%A8%E6%B0%B4%E5%9D%9D%E8%A2%AB%E6%AF%81%E6%B4%AA%E7%81%BE-%E5%B7%B2%E9%85%BF6%E6%AD%BB35%E5%A4%B1%E8%B8%AA</text:a>
</text:p>
      <!--NEWS-->
      <text:h text:style-name="P10" text:outline-level="1">
<text:span text:style-name="T4">
The Chinese background manufacturer rejected the requirements of the US airbag component recall requirements.</text:span>
</text:h>
      <text:p text:style-name="P4">
Author: Ryan Felton / Selina Cheng</text:p>
      <text:p text:style-name="P4">
Publisher: 华尔街日报中文网</text:p>
      <text:p text:style-name="P4">
Published Time: 2023-06-12T09:10:00.000Z</text:p>
      <text:p text:style-name="P4">
Modified Time: 2023-06-12T09:10:00.000Z</text:p>
      <text:p text:style-name="P4">
Created Time: 2023-06-12T06:15:00.000Z</text:p>
      <text:p text:style-name="P4">
Description: The United States requires a recall of 67 million potentially dangerous airbag gas generators. The manufacturer that is resisting this requirement is a Chinese background. The company had been punished for violating the safety of the workplace and was prosecuted for poor welding of some shipments.</text:p>
      <text:p text:style-name="P4">
Images: []</text:p>
      <text:p text:style-name="P4">
Categories: ['商业']</text:p>
      <text:p text:style-name="P4">
Keywords: SYND</text:p>
      <text:p text:style-name="P4">
Type: Article</text:p>
      <!--METADATA-->
      <text:p text:style-name="P4">
The United States requires a recall of 67 million potentially dangerous airbag gas generators. Automotive component manufacturers who are resisting the requirements of the United States are a Chinese background. The company had been punished for violating the safety of the workplace and was prosecuted for poor welding of some shipments.</text:p>
      <text:p text:style-name="P4">
News Source: <text:a xlink:type="simple" xlink:href="https://cn.wsj.com/articles/%E4%B8%AD%E8%B5%84%E8%83%8C%E6%99%AF%E5%88%B6%E9%80%A0%E5%95%86%E6%8B%92%E7%BB%9D%E7%BE%8E%E5%9B%BD%E7%9A%84%E5%AE%89%E5%85%A8%E6%B0%94%E5%9B%8A%E9%83%A8%E4%BB%B6%E5%8F%AC%E5%9B%9E%E8%A6%81%E6%B1%82-%E6%9B%BE%E5%9B%A0%E5%B7%A5%E4%BD%9C%E5%9C%BA%E6%89%80%E5%AE%89%E5%85%A8%E9%97%AE%E9%A2%98%E8%A2%AB%E7%BD%9A-5ed1a1fe" text:style-name="Internet_20_link" text:visited-style-name="Visited_20_Internet_20_Link">
https://cn.wsj.com/articles/%E4%B8%AD%E8%B5%84%E8%83%8C%E6%99%AF%E5%88%B6%E9%80%A0%E5%95%86%E6%8B%92%E7%BB%9D%E7%BE%8E%E5%9B%BD%E7%9A%84%E5%AE%89%E5%85%A8%E6%B0%94%E5%9B%8A%E9%83%A8%E4%BB%B6%E5%8F%AC%E5%9B%9E%E8%A6%81%E6%B1%82-%E6%9B%BE%E5%9B%A0%E5%B7%A5%E4%BD%9C%E5%9C%BA%E6%89%80%E5%AE%89%E5%85%A8%E9%97%AE%E9%A2%98%E8%A2%AB%E7%BD%9A-5ed1a1fe</text:a>
</text:p>
      <!--NEWS-->
      <text:h text:style-name="P10" text:outline-level="1">
<text:span text:style-name="T4">
Last year, the number of marriage registered in China hit a new low in 37 years</text:span>
</text:h>
      <text:p text:style-name="P4">
Author: None (Language: zh)</text:p>
      <text:p text:style-name="P4">
Publisher: None</text:p>
      <text:p text:style-name="P4">
Time: 2023-06-12T09:13:00Z</text:p>
      <text:p text:style-name="P4">
Description: Following the decline in the total population and the decrease in birth rate, the number of registered registered in China has gradually decreased. The number of marriage registrations in last year was 68.33 million. Compared with the highest peak in 2013, it fell 49.3%in 9 years. Population expert analysis pointed out that the transformation of reality and concepts has caused young Chinese young people to be "not married and infertile."</text:p>
      <text:p text:style-name="P4">
Videos: []</text:p>
      <text:p text:style-name="P4">
Images: []</text:p>
      <text:p text:style-name="P4">
Subject: 新闻广角</text:p>
      <text:p text:style-name="P4">
Subjects: ['岛屿主权争端', '专题报道：全景观看“习马会”', '中国', '中共十九大', '德中关系']</text:p>
      <text:p text:style-name="P4">
Keywords: ['结婚登记', '中国', '人口数量', '出生率']</text:p>
      <text:p text:style-name="P4">
Id: 65888380</text:p>
      <!--METADATA-->
      <text:p text:style-name="P4">
<text:a xlink:type="simple" xlink:href="https://www.dw.com/zh/overlay/image/article/65888380/62703272" text:style-name="Internet_20_link" text:visited-style-name="Visited_20_Internet_20_Link">
 </text:a>
From the perspective of trends, the number of marriage registered in China has gradually decreased in 10 years.</text:p>
      <text:p text:style-name="P4">
(Voice of Germany in Chinese) According to the Chinese media First Financial Report, the number of Chinese marriage registered in China last year hit a new low in 37 years, and the number of marriage registered people within a year was 6.833 million. Compared with the previous year, it decreased by 803,000 pairs, and compared with the highest peak in 2013, it fell 49.3%in 9 years.</text:p>
      <text:p text:style-name="P4">
The analysis pointed out that although the possible part of the number of marriage registered people in China last year was partly due to the impact of epidemic prevention policies, from the perspective of trend, the number of weddings in the past 10 years is gradually decreasing. As a result, <text:a xlink:type="simple" xlink:href="https://www.dw.com/zh/zh/中國青年婚育躺平-如何挽救/a-64871185" text:style-name="Internet_20_link" text:visited-style-name="Visited_20_Internet_20_Link">
the number of weddings drops rapidly</text:a>
Other reasons also include delay in marriage and childbearing age, decrease in the number of marriage people, and changes in ideological concepts.</text:p>
      <text:p text:style-name="P4">
According to the "Chinese Population Census Yearbook-20120", the average first marriage age of Chinese people in 2020 was 28.67 years, an increase of 3.78 years from the average first marriage age (24.89 years) in 2010.</text:p>
      <text:p text:style-name="P4">
The Chinese government is in the face of <text:a xlink:type="simple" xlink:href="https://www.dw.com/zh/zh/卫健委新冠疫情是中国生育率下降的一个因素/a-62902029" text:style-name="Internet_20_link" text:visited-style-name="Visited_20_Internet_20_Link">
decrease in birth rate</text:a>
, <text:a xlink:type="simple" xlink:href="https://www.dw.com/zh/zh/中国进入人口负增长时代-专家警告人口危机/a-64421278" text:style-name="Internet_20_link" text:visited-style-name="Visited_20_Internet_20_Link">
Decrease in population</text:a>
At the same time, it is necessary to deal with the decline in the number of marriage.</text:p>
      <text:p text:style-name="P4">
In an interview with the First Financial and Economic Interview, the Chinese population expert, "Now many people don't want to get married, there are many factors that they don't want to get married, including: the stability of marriage in real life, which affects young people's marriage to marriage Thinking; the view of the marriage of young people has changed, and many people no longer take marriage and fertility as a compulsory course in life. In addition, the rise in marriage costs in real life will also affect young people's choices of marriage. "</text:p>
      <text:p text:style-name="P4">
More content: <text:a xlink:type="simple" xlink:href="https://www.dw.com/zh/zh/专访易富贤人口危机将让中国和欧美都衰落/a-64545424" text:style-name="Internet_20_link" text:visited-style-name="Visited_20_Internet_20_Link">
Interview with Yi Fuxian: The population crisis will let China and Europe and the United States decline</text:a>
In 2022, the number of new births in China was 9.56 million, and the number of deaths reached 10.41 million. This is the first time that the number of Chinese deaths have exceeded the number of births since the early 1960s. In 2022, the number of people born in China was also less than 10.6 million in 2021, a decline in the 6th consecutive year. Some expert analysis believes that the decline in this number and the long -term rise of the expected life expectancy are pushing China into a <text:a xlink:type="simple" xlink:href="https://www.dw.com/zh/zh/報告中國育兒成本是世界第二高/a-65478032" text:style-name="Internet_20_link" text:visited-style-name="Visited_20_Internet_20_Link">
Population Crisis</text:a>
This will have an impact on China and its economy and the world in this century.</text:p>
      <text:p text:style-name="P4">
In 2022, the birth rate of China's population was 6.77 ‰, which was less than 7.52 ‰ in 2021, a record low.</text:p>
      <text:p text:style-name="P4">
Popularians warn that with the shrinking of the number of labor in China, and the local governments of debt entangled, the local governments need to increase fiscal expenditure to the elderly. China will become [aging society] before wealthy.(https://www.dw.com/zh/zh/德语媒体人口老龄化是中国经济最大的威胁/a-64441449)Essence</text:p>
      <text:p text:style-name="P4">
In order to encourage people to form a marriage and family and increase the rate of birth rate, the Chinese government stated last month that it will launch pilot projects in more than 20 cities to expand the pilot of the marriage registration of mainland residents to create a marriage and fertility culture. "New Era".</text:p>
      <text:p text:style-name="P4">
Some provinces also provide extended paid marriage leave to young newlyweds and encourage young people to marry.</text:p>
      <text:h text:style-name="P12" text:outline-level="3">
<text:span text:style-name="T4">
How to deal with the age of population?</text:span>
</text:h>
      <text:p text:style-name="P4">
(First Finance, Reuters)</text:p>
      <text:p text:style-name="P4">
News Source: <text:a xlink:type="simple" xlink:href="https://www.dw.com/zh/去年中国结婚登记人数创下37年来新低/a-65888380" text:style-name="Internet_20_link" text:visited-style-name="Visited_20_Internet_20_Link">
https://www.dw.com/zh/去年中国结婚登记人数创下37年来新低/a-65888380?maca=chi-rss-chi-all-1127-rdf</text:a>
</text:p>
      <!--NEWS-->
      <text:h text:style-name="P10" text:outline-level="1">
<text:span text:style-name="T4">
Korean, Philippines, and New Three Kingdoms polls: Most people support US intervention in regional conflicts</text:span>
</text:h>
      <text:p text:style-name="P4">
Author: None</text:p>
      <text:p text:style-name="P4">
Publisher: Radio Free Asia (Organization)</text:p>
      <text:p text:style-name="P4">
Published Time: 2023-06-12T09:20:00-04:00</text:p>
      <text:p text:style-name="P4">
Modified Time: 2023-06-12T15:17:09-04:00</text:p>
      <text:p text:style-name="P4">
Description: None</text:p>
      <text:p text:style-name="P4">
Videos: []</text:p>
      <text:p text:style-name="P4">
Audios: ["<text:a xlink:type="simple" xlink:href="https://www.rfa.org/mandarin/yataibaodao/junshiwaijiao/jw-06122023090524.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24" text:anchor-type="as-char" svg:width="6.9236in" svg:height="4.612011in" draw:z-index="0">
<draw:image xlink:href="../Images/rfamandarin/2023-06-12T09-20-00-04-00/000000.png" xlink:type="simple" xlink:show="embed" xlink:actuate="onLoad" draw:mime-type="image/png"/>
</draw:frame>
American flag <text:a xlink:type="simple" xlink:href="https://www.rfa.org/mandarin/yataibaodao/junshiwaijiao/jw-06122023090524.html/@@images/image" text:style-name="Internet_20_link" text:visited-style-name="Visited_20_Internet_20_Link">
</text:a>
Associated Press picture <text:a xlink:type="simple" xlink:href="https://www.rfa.org/mandarin/yataibaodao/junshiwaijiao/jw-06122023090524.html/@@stream" text:style-name="Internet_20_link" text:visited-style-name="Visited_20_Internet_20_Link">
AUDIO-Link: https://www.rfa.org/mandarin/yataibaodao/junshiwaijiao/jw-061220230524.html/@stream</text:a>
A recent polls released by the US think tank on Monday found that the people of South Korea, Singapore, and the Philippines, which are closely linked to China, are generally worried about the upgrading of tensions caused by competition in the United States and China. Support the United States for intervention.</text:p>
      <text:p text:style-name="P4">
<text:a xlink:type="simple" xlink:href="https://www.rfa.org/mandarin/yataibaodao/junshiwaijiao/tj-05122023093625.html" text:style-name="Internet_20_link" text:visited-style-name="Visited_20_Internet_20_Link">
<text:span text:style-name="T4">
 US think tank discussion: Maintaining India Pacific Peace to deal with Chinese ambitions </text:span>
</text:a>
<text:span text:style-name="T4">
* <text:a xlink:type="simple" xlink:href="https://www.rfa.org/mandarin/yataibaodao/junshiwaijiao/hcm-04272023041504.html" text:style-name="Internet_20_link" text:visited-style-name="Visited_20_Internet_20_Link">
US -South Korea "Washington Declaration": The United States will deploy nuclear submarines to block South Korea to develop nuclear weapons in South Korea</text:a>
</text:span>
</text:p>
      <text:p text:style-name="P4">
In response to the increasingly upgraded strategic competition in the United States and China in the Indo -Pacific region, the European, Philippines and Singapore, the New York Think Tank Eurasian Group Foundation (Eurasia GroupFoundation). The results showed that the tension between the United States and China was worried about many people in these countries.</text:p>
      <text:p text:style-name="P4">
Polls found that about 90%of the 1500 respondents from the three countries were worried about geopolitical confrontation between the United States and China, and more than 20%of the respondents said that "very worried". Most respondents believe that the fierce competition in the United States and China will have negative consequences: 62%believe that its national national security will be threatened, of which the Philippines is the most; To exacerbate, the feelings of the Korean people are the most obvious in this regard.</text:p>
      <text:p text:style-name="P4">
The survey also found that about half of the respondents regarded the tension between the United States and China as one of the "most urgent challenges" faced by its country. Variety.</text:p>
      <text:p text:style-name="P4">
The Eurasian Group Foundation studied US foreign policy researcher and one of the authors of this poll, ZurilineTsky, in an interview with this station that the data shows that the people of these three countries believe that China, the United States, and ASEAN are where the people of these three countries are at the time. The regions have played an important economic role, and the people of the three countries want to continue cooperation. Therefore, China needs to think twice to use its economic strength to destroy the consequences of the American Union's relations in the Asian Union.</text:p>
      <text:p text:style-name="P4">
He said: "Any form of economic stress will eventually hurt China itself, especially when China's economic growth slows down."</text:p>
      <text:p text:style-name="P4">
In addition, polls also show that among all interviewees, the number of people holding the United States is more than twice that of China, and more than 70 % of the respondents are positive for the soft power of the United States. The values of freedom and equal rights, as well as the influence of US foreign economic assistance. However, in Singapore, more than half of the respondents have a good opinion of China than the United States, and 72%of people are positive for military cooperation with Singapore and China.</text:p>
      <text:p text:style-name="P4">
At the same time, when asked about the invasion of the sovereignty of the Asian democratic state, most people participating in the polls of the three countries support the deployment of the US army to interfere with the situation in Asia, especially those who are all all over the United States. Among them The willingness to support South Korea is the strongest.</text:p>
      <text:p text:style-name="P4">
Linkki said the polls show that the leadership of the United States in these countries is related to the policy of protecting allies. If the allies are not intervened when they are invaded by non -democratic countries, the leadership of the United States will be seriously challenged.</text:p>
      <text:p text:style-name="P4">
"The defense ministers of various countries all emphasized at the Shangri -La security dialogue that peace and prosperity are the main issues of concern to regional countries." He said: "The United States should adjust its foreign policy to first protect the national interests of the United States, especially economic prosperity; second Become a good ally in regional countries, help solve their main problems. "</text:p>
      <text:p text:style-name="P4">
In response to the tension of the people of the people in the country where the people of the country may compete in the United States and China, Ye Yaoyuan, a professor at the International Research Lecture of St. Tomas University and Director of the Political Department, told this station that South Korea and the Philippines in polls have signed common defense treaties with the United States for the United States. Coping potential regional conflicts, but obviously, the United States is still avoiding excessive stimulation of China to provoke conflict.</text:p>
      <text:p text:style-name="P4">
"The US policy is to swing in these two blocks, in fact, to maintain the so -called peaceful status quo to the greatest extent. This status quo must also ensure the status of the United States in the region." He said: "The current US policy is to put the past in the past. Compared with hidden (for China), the ability to obstacle to expand is improved. "</text:p>
      <text:p text:style-name="P4">
Ye Yaoyuan pointed out that in order to cope with China's influence in the Indo -Pacific region, the United States also needs to open a larger market to regional countries and deepen economic and trade cooperation in order to strengthen regional leadership and safeguard national interests.</text:p>
      <text:p text:style-name="P4">
Linkki also said that all survey results show that the United States needs to find new ways to communicate and cooperate with China in Asia to ease the tension and seek mutual benefit and win -win situation.</text:p>
      <text:p text:style-name="P4">
Reporter: Jingwei Responsible Editor: He Ping.com editor: Hong Wei</text:p>
      <text:p text:style-name="P4">
News Source: <text:a xlink:type="simple" xlink:href="https://www.rfa.org/mandarin/yataibaodao/junshiwaijiao/jw-06122023090524.html" text:style-name="Internet_20_link" text:visited-style-name="Visited_20_Internet_20_Link">
https://www.rfa.org/mandarin/yataibaodao/junshiwaijiao/jw-06122023090524.html</text:a>
</text:p>
      <!--NEWS-->
      <text:h text:style-name="P10" text:outline-level="1">
<text:span text:style-name="T4">
"Wish Rongguang Return to Hong Kong" banned the case behind the global Hong Kong people connected chorus</text:span>
</text:h>
      <text:p text:style-name="P4">
Author: None (Language: zh)</text:p>
      <text:p text:style-name="P4">
Publisher: None</text:p>
      <text:p text:style-name="P4">
Time: 2023-06-12T09:24:00Z</text:p>
      <text:p text:style-name="P4">
Description: The representative song of the Hong Kong Democratic Movement "Wish Rongguang Return to Hong Kong" is about to become a "ban song" stipulated in the Hong Kong government. Many overseas Hong Kong people launched a series of activities on the 12th to sing this song.</text:p>
      <text:p text:style-name="P4">
Videos: []</text:p>
      <text:p text:style-name="P4">
Images: []</text:p>
      <text:p text:style-name="P4">
Subject: 时政风云</text:p>
      <text:p text:style-name="P4">
Subjects: ['谷歌', '香港', '雨伞革命', '香港政改', '专题报道：香港“反送中”抗议']</text:p>
      <text:p text:style-name="P4">
Keywords: ['香港', '愿荣光归香港', '香港国安法', '反修例运动', '反送中示威']</text:p>
      <text:p text:style-name="P4">
Id: 65888826</text:p>
      <!--METADATA-->
      <text:p text:style-name="P4">
<text:a xlink:type="simple" xlink:href="https://www.dw.com/zh/overlay/image/article/65888826/65887293" text:style-name="Internet_20_link" text:visited-style-name="Visited_20_Internet_20_Link">
 </text:a>
(Voice of Germany in Chinese) On Monday (June 12) at noon, the "Hong Kong Border City Youth" organized the people to "flash" in the Taipei Station lobby and "Wish Rongguang to Hong Kong". About 20 Hong Kong people participated with the people of Taiwan at the scene and sang this song representing the Hong Kong Democratic Movement. Similar activities were held in Taichung's "Lian Nong Wall"; at night, there was another game in Ximending, Taipei.</text:p>
      <text:p text:style-name="P4">
"Wish Rongguang Return to Hong Kong" was widely sung during the 2019 Hong Kong's anti -repair campaign, but <text:a xlink:type="simple" xlink:href="https://www.dw.com/zh/zh/港府申請禁播願榮光歸香港-以免誤認國歌/a-65834428" text:style-name="Internet_20_link" text:visited-style-name="Visited_20_Internet_20_Link">
Hong Kong Government recently applied to the court for a ban order</text:a>
This song is required to be prohibited. On the occasion of <text:a xlink:type="simple" xlink:href="https://www.dw.com/zh/zh/反送中四周年-近千人在台北游行团结挺港/a-65879541" text:style-name="Internet_20_link" text:visited-style-name="Visited_20_Internet_20_Link">
Anti -Repair Case Movement 4th Anniversary</text:a>
The Hong Kong High Court tried the case on the 12th; according to the "Hong Kong Radio" report, the court decided to hear after the afterbing until July 21.</text:p>
      <text:p text:style-name="P4">
At the pop -up scene of Taipei Station, Feng Xitian, the secretary -general of Hong Kong Border Town, said that "Wish Rongguang Back to Hong Kong" can be said to be "the first song that belongs to Hong Kong people." Know the fact.</text:p>
      <text:p text:style-name="P4">
Hong Kong people in Taiwan gathered at Taipei Station on the 12th, calling on the people of Taiwan to sing "Want to Gongguang to Hong Kong."</text:p>
      <text:p text:style-name="P4">
The organization pointed out on Facebook on the 10th that after passing the ban, "Wish Rongguang Back to Hong Kong" will be the first "ban song" in Hong Kong history; on the 11th, Hong Kong artist Huang Guo, a Hong Kong artist who moved to Taiwan, wrote: "You have to sing Singing quickly, singing more!(You have to sing quickly, sing more!) I believe that more prohibitions in the future, this song is just a prelude. "</text:p>
      <text:p text:style-name="P4">
"Wish Rongguang Return to Hong Kong" is about to become a ban in Hong Kong. Hong Kong people around the world have launched a series of connections to call on the people to contact local radio stations from various countries and hope that this song will be broadcast on the global broadcast programs. The Hong Kong people's statement that the Hong Kong people criticized the Hong Kong government's desire to stop songs: "A song cannot threaten national security, <text:a xlink:type="simple" xlink:href="https://www.dw.com/zh/zh/香港不准公開悼六四-逾20人遭港警帶走/a-65823074" text:style-name="Internet_20_link" text:visited-style-name="Visited_20_Internet_20_Link">
pursuing democracy in the name of national security</text:a>
It is an insult to basic human rights. "</text:p>
      <text:h text:style-name="P12" text:outline-level="3">
<text:span text:style-name="T4">
"National Anthem" dispute Google may exit Hong Kong?</text:span>
</text:h>
      <text:p text:style-name="P4">
Earlier, many international sports events were played as "National Anthem" as "National Anthem". For example, the Asian seven -person rugby competition held in South Korea last November. The result is "Wish Rongguang to Hong Kong"; the incident caused the Hong Kong government to protest, and <text:a xlink:type="simple" xlink:href="https://www.dw.com/zh/zh/誤播願榮光亞洲欖總赴港致歉/a-63855666" text:style-name="Internet_20_link" text:visited-style-name="Visited_20_Internet_20_Link">
the President of the Asian Rugby Association also apologized to the Hong Kong government</text:a>
Essence</text:p>
      <text:p text:style-name="P4">
On June 5, the Hong Kong Government applied to the court for a ban order, asking the public to prohibit the public from spreading the melody and lyrics on the Internet or any other platform. On the 6th, the press release was listed in detail, such as "insulting the national anthem by this intention", and "the misunderstanding of" I wish to return to Hong Kong "is the national anthem of the Hong Kong Special Administrative Region, not the Volunteer Army."</text:p>
      <text:p text:style-name="P4">
The Hong Kong Government has repeatedly <text:a xlink:type="simple" xlink:href="https://www.dw.com/zh/zh/誤播願榮光當國歌-李家超徹查是否違法/a-63745219" text:style-name="Internet_20_link" text:visited-style-name="Visited_20_Internet_20_Link">
negotiated with Google Company for the National Anthem problem</text:a>
When searching for "Chinese National Anthem", the search engine should make "The Volunteer March" is the result of the top. The company has responded that it will not manipulate the natural sorting of the search and refuses to remove the "wish to return to Hong Kong."</text:p>
      <text:p text:style-name="P4">
The people who participated in the "Flash" chorus at Taipei Station on the 12th held a slogan, emphasizing "adherence to faith".</text:p>
      <text:p text:style-name="P4">
"The review system has gradually accelerated." Bloomberg quoted geopolitics and science and technology experts Xiaomenglu on the 12th. Just like the 2010 Google search engine withdraw from mainland China. "</text:p>
      <text:p text:style-name="P4">
Former Hong Kong University Professor Michaeldavis told Bloomberg that the case of "Wish Rongguang Return to Hong Kong" shows that the Hong Kong government intends to increase the content of the combination of online and social media. Maintain the status of the international financial center. He pointed out that the only important difference between Hong Kong and mainland China is the global network and media that has not been reviewed compared to the less review.</text:p>
      <text:p text:style-name="P4">
(Comprehensive report)</text:p>
      <text:p text:style-name="P4">
News Source: <text:a xlink:type="simple" xlink:href="https://www.dw.com/zh/《願榮光歸香港》禁案延后-全球港人串連合唱/a-65888826" text:style-name="Internet_20_link" text:visited-style-name="Visited_20_Internet_20_Link">
https://www.dw.com/zh/《願榮光歸香港》禁案延后-全球港人串連合唱/a-65888826?maca=chi-rss-chi-all-1127-rdf</text:a>
</text:p>
      <!--NEWS-->
      <text:h text:style-name="P10" text:outline-level="1">
<text:span text:style-name="T4">
Comment | Chen Guangcheng: Free Sculpture Park: An inscription of communist sin</text:span>
</text:h>
      <text:p text:style-name="P4">
Author: None</text:p>
      <text:p text:style-name="P4">
Publisher: Radio Free Asia (Organization)</text:p>
      <text:p text:style-name="P4">
Published Time: 2023-06-12T09:32:00-04:00</text:p>
      <text:p text:style-name="P4">
Modified Time: 2023-06-12T14:08:00-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29" text:anchor-type="as-char" svg:width="6.9236in" svg:height="5.952063in" draw:z-index="0">
<draw:image xlink:href="../Images/rfamandarin/2023-06-12T09-32-00-04-00/000000.png" xlink:type="simple" xlink:show="embed" xlink:actuate="onLoad" draw:mime-type="image/png"/>
</draw:frame>
The "Iron Chain Girl" statue in the California Free Sculpture Park is <text:a xlink:type="simple" xlink:href="https://www.rfa.org/mandarin/pinglun/chenguangchengboke/cgc-06122023092523.html/@@images/image" text:style-name="Internet_20_link" text:visited-style-name="Visited_20_Internet_20_Link">
</text:a>
Twitter screenshot/Xiang Li</text:p>
      <text:p text:style-name="P4">
On June 4, 2023, I accepted the invitation of the famous sculptor Mr. Chen Weiming to participate in the unveiling ceremony of the "Iron Chain Girl" statue in the free sculpture park on the east of the Highway 15 in northern California. Many old friends and new immigrants drove from different places to participate in this grand event for a few hours.</text:p>
      <text:p text:style-name="P4">
What made me unexpected was that there was a voluntary played iron chain girl who voluntarily took the hot summer day. She was locked in front of the "Iron Chain Girl" sculpture and waited until the "Iron Chain Girl" sculpture was unveiled. This kind girl plays an iron chain woman on the spot, symbolizing that the people of the occupied area of China have been locked by the communist dictatorial chain.</text:p>
      <text:p text:style-name="P4">
The moment the iron chain locked on her body was unlocked by Chen Weiming, more than 800 participants in the audience applauded with each other, and a cheering sounded!That is the cheers of freedom that have been experienced and feel empathy!The atmosphere at the scene was extremely enthusiastic, and the shout of "defeating the Communist Party" sounded through the sky.</text:p>
      <text:p text:style-name="P4">
Many people in the occupied area of the Communist Party of China know that the Yuewang Temple of Hangzhou has engraved the evil of Qin Yue, and also allowed Yue Fei's "loyalty to the country" to spread widely on the Chinese land. But in fact, Yue Fei has suppressed the peasant uprising, so it cannot be regarded as a national hero. The so -called "national hero" is only the use of dictators to incite narrow nationalism, instill the thoughts of loyalty to the people, and achieve their purpose of maintaining autocratic rule.</text:p>
      <text:p text:style-name="P4">
And now the Free Sculpture Park created by the artist Mr. Chen Weiming, which is created by his team, truly records a communist sin that occurs in the falling area of the Communist Party of China. Essence At the same time, he is also praising the feats of those heroes who are unwilling to be slavered and boldly standing against the Communist Party's tyranny. With universal value as the standard, he is engraved here clearly, and he will always be engraved in the hearts of the history and kind people. It can be said that this is a merit. The historical status of Liberty Sculpture Park, both in terms of scope, influence or human value, will far exceed the Yue Wang Temple, becoming a holy place for the inscriptions and reminding future generations to be alert to the evil of communism.</text:p>
      <text:p text:style-name="P4">
There is no doubt that the warriors' righteousness makes the CCP dictators cold. Shortly after the "CCP Virus" statue of the Free Sculpture Park was produced, the CCP was difficult to sleep on sleep and food, and eagerly ordered to set fire in the Liberty Park in the United States to fire. At the same time, the sculptor Chen Weiming issued various threats, and installed eavesdroppers, cameras, etc. in his car and studio, etc., trying to prevent him from continuing to expose the CCP's sins. However, Chen Weiming was not afraid, and quickly made the "CCP virus" II with steel, making it difficult for the CCP to destroy. At the same time, the Federal Investigation Agency has also been rapidly involved. Now all the CCP's Light Caliba, which participates in the sculpture of the Liberty Park, has been rope.</text:p>
      <text:p text:style-name="P4">
As long as you follow the right path and continue to act in your heart, your work will eventually be recognized by the world and get your due results. How could the enemy defeat him like Chen Weiming's groundlessness and barefoot into the mud? Intersection</text:p>
      <text:p text:style-name="P4">
Free Sculpture Park is a place to engrav the communist sin. Special reminders: If you have the opportunity, you must visit the Free Sculpture Park. There are not only "iron chain girls", "tanks", and "CCP virus", but also "June 4th '" martyrs' "and" Hong Kong era Revolution "and" umbrella movement ", and the story of" whistle "that strives to avoid disasters ...</text:p>
      <text:p text:style-name="P4">
After the visit, you will definitely realize that Tianwang is restored, good and evil have reported. It turned out that every moment happened to us, but it was not sensitive before.</text:p>
      <text:p text:style-name="P4">
(The article only represents the personal position and point of view of the special commentator)</text:p>
      <text:p text:style-name="P4">
News Source: <text:a xlink:type="simple" xlink:href="https://www.rfa.org/mandarin/pinglun/chenguangchengboke/cgc-06122023092523.html" text:style-name="Internet_20_link" text:visited-style-name="Visited_20_Internet_20_Link">
https://www.rfa.org/mandarin/pinglun/chenguangchengboke/cgc-06122023092523.html</text:a>
</text:p>
      <!--NEWS-->
      <text:h text:style-name="P10" text:outline-level="1">
<text:span text:style-name="T4">
Soros's 37 -year -old son will successively take over $ 25 billion in financial charitable empire, claiming to be more politically politically (Free Version)</text:span>
</text:h>
      <text:p text:style-name="P4">
Author: Gregory Zuckerman</text:p>
      <text:p text:style-name="P4">
Publisher: 华尔街日报中文网</text:p>
      <text:p text:style-name="P4">
Published Time: 2023-06-12T09:40:00.000Z</text:p>
      <text:p text:style-name="P4">
Modified Time: 2023-06-12T09:40:00.000Z</text:p>
      <text:p text:style-name="P4">
Created Time: 2023-06-12T07:07:00.000Z</text:p>
      <text:p text:style-name="P4">
Description: In the first interview after being selected as a successor, Alexander Soros said that the family of US $ 25 billion in financial and charity will help him support his voting rights and abortion rights.</text:p>
      <text:p text:style-name="P4">
Images: []</text:p>
      <text:p text:style-name="P4">
Categories: ['国际']</text:p>
      <text:p text:style-name="P4">
Keywords: SYND,LINK:EN|WP-WSJ-0000966238</text:p>
      <text:p text:style-name="P4">
Type: Article</text:p>
      <!--METADATA-->
      <text:p text:style-name="P4">
Legend investor, charityist George Solos(George Soros)The control of the $ 25 billion empire will be handed over to his son Alexander Soros(AlexanderSoros)Essence Soros is the goal of criticism of the right -wing people. His son Alexander claims to be a middle -wing thinker. He had difficulty in family wealth as a child. Previously, the outside world did not think he was a potential successor.</text:p>
      <text:p text:style-name="P4">
News Source: <text:a xlink:type="simple" xlink:href="https://cn.wsj.com/articles/%E7%B4%A2%E7%BD%97%E6%96%AF37%E5%B2%81%E5%84%BF%E5%AD%90%E5%B0%86%E6%8E%A5%E7%8F%AD250%E4%BA%BF%E7%BE%8E%E5%85%83%E9%87%91%E8%9E%8D%E6%85%88%E5%96%84%E5%B8%9D%E5%9B%BD-%E8%87%AA%E7%A7%B0%E6%9B%B4%E5%85%B7%E6%94%BF%E6%B2%BB%E6%80%A7-9f5af6ee" text:style-name="Internet_20_link" text:visited-style-name="Visited_20_Internet_20_Link">
https://cn.wsj.com/articles/%E7%B4%A2%E7%BD%97%E6%96%AF37%E5%B2%81%E5%84%BF%E5%AD%90%E5%B0%86%E6%8E%A5%E7%8F%AD250%E4%BA%BF%E7%BE%8E%E5%85%83%E9%87%91%E8%9E%8D%E6%85%88%E5%96%84%E5%B8%9D%E5%9B%BD-%E8%87%AA%E7%A7%B0%E6%9B%B4%E5%85%B7%E6%94%BF%E6%B2%BB%E6%80%A7-9f5af6ee</text:a>
</text:p>
      <!--NEWS-->
      <text:h text:style-name="P10" text:outline-level="1">
<text:span text:style-name="T4">
After seven hours of questioning, the former chief minister of Scotland insisted on innocent</text:span>
</text:h>
      <text:p text:style-name="P4">
Author: 联合早报 (Person)</text:p>
      <text:p text:style-name="P4">
Publisher: 联合早报 (Organization)</text:p>
      <text:p text:style-name="P4">
Published Time: 2023-06-12T09:41</text:p>
      <text:p text:style-name="P4">
Modified Time: 2023-06-12T09:44</text:p>
      <text:p text:style-name="P4">
Description: Former Scottish Chief Minister Nicola Sturgeon, who was arrested for financial issues of the National Party, was released on Sunday (June 11), insisted that he had nothing wrong. Agence France -Presse reports that Stock is the Scottish National Party (SNP ...</text:p>
      <text:p text:style-name="P4">
Videos: []</text:p>
      <text:p text:style-name="P4">
Audios: []</text:p>
      <text:p text:style-name="P4">
Images: []</text:p>
      <text:p text:style-name="P4">
Type: NewsArticle</text:p>
      <text:p text:style-name="P4">
Breadcrumbs: ['即时', '国际']</text:p>
      <text:p text:style-name="P4">
Keywords: ['苏格兰', '调查', '英国']</text:p>
      <!--METADATA-->
      <text:p text:style-name="P4">
Former Scottish Chief Minister Nicola Sturgeon, who was arrested for financial issues of the National Party, was released on Sunday (June 11), insisted that he had nothing wrong.</text:p>
      <text:p text:style-name="P4">
Agence France -Presse reported that Stockkin was a former party leader of the Scottish National Party (SNP).(https://www.zaobao.com/realtime/world/story20230215-1363512)Essence</text:p>
      <text:p text:style-name="P4">
Stekin <text:a xlink:type="simple" xlink:href="https://www.zaobao.com/realtime/world/story20230611-1403396" text:style-name="Internet_20_link" text:visited-style-name="Visited_20_Internet_20_Link">
Sunday was seized</text:a>
Later, he accepted about seven hours of investigators. The Scottish police said Sterkin was released and waited for further investigation.</text:p>
      <text:p text:style-name="P4">
After being released on Twitter, Sterkin said: "I am convinced that I have no law, and I feel shocked and sad about my encounter today."</text:p>
      <text:p text:style-name="P4">
She said, "I will never do anything harmful to SNP or the country."</text:p>
      <text:p text:style-name="P4">
Stekin said that because the case was still under investigation, she was inconvenient to say too much, but she insisted that she was innocent.</text:p>
      <text:p text:style-name="P4">
Peter Murrell, the husband of Stergin and former CEO of the Scottish National Party, was arrested by the police in April this year to assist in the investigation](https://www.zaobao.com/realtime/world/story20230405-1379842)Essence</text:p>
      <text:p text:style-name="P4">
There are rumors about Murrey's suspected misappropriation of the Scottish National Party 600,000 (about 990,000 yuan) donations for a long time. This donation aims to support the Scotland independence movement.</text:p>
      <text:p text:style-name="P4">
In addition, Murrell did not declare to the authorities to provide more than 100,000 pounds of personal loans to the Scottish National Party.</text:p>
      <text:p text:style-name="P4">
Biiti, the financial director of the Scottish National Party in April, was arrested in April.</text:p>
      <text:p text:style-name="P4">
News Source: <text:a xlink:type="simple" xlink:href="https://www.zaobao.com.sg/realtime/world/story20230612-1403435" text:style-name="Internet_20_link" text:visited-style-name="Visited_20_Internet_20_Link">
https://www.zaobao.com.sg/realtime/world/story20230612-1403435</text:a>
</text:p>
      <!--NEWS-->
      <text:h text:style-name="P10" text:outline-level="1">
<text:span text:style-name="T4">
Comments | Fu Shenqi: Stormy Wells</text:span>
</text:h>
      <text:p text:style-name="P4">
Author: None</text:p>
      <text:p text:style-name="P4">
Publisher: Radio Free Asia (Organization)</text:p>
      <text:p text:style-name="P4">
Published Time: 2023-06-12T09:45:00-04:00</text:p>
      <text:p text:style-name="P4">
Modified Time: 2023-06-12T11:42:48-04:00</text:p>
      <text:p text:style-name="P4">
Description: None</text:p>
      <text:p text:style-name="P4">
Videos: []</text:p>
      <text:p text:style-name="P4">
Audios: ["<text:a xlink:type="simple" xlink:href="https://www.rfa.org/mandarin/pinglun/fushenqi/fsq-0612202309381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31" text:anchor-type="as-char" svg:width="6.9236in" svg:height="4.198828in" draw:z-index="0">
<draw:image xlink:href="../Images/rfamandarin/2023-06-12T09-45-00-04-00/000000.png" xlink:type="simple" xlink:show="embed" xlink:actuate="onLoad" draw:mime-type="image/png"/>
</draw:frame>
Chinese leader Xi Jinping said at the first meeting of the 20th National Security Council on May 30, 2023 that "it is a major test of being prepared to suffer from rush and even stormy waves." <text:a xlink:type="simple" xlink:href="https://www.rfa.org/mandarin/pinglun/fushenqi/fsq-06122023093818.html/@@images/image" text:style-name="Internet_20_link" text:visited-style-name="Visited_20_Internet_20_Link">
</text:a>
Associated Press picture <text:a xlink:type="simple" xlink:href="https://www.rfa.org/mandarin/pinglun/fushenqi/fsq-06122023093818.html/@@stream" text:style-name="Internet_20_link" text:visited-style-name="Visited_20_Internet_20_Link">
Audio-LLINK: https://www.rfa.org/mandarin/pinglun/fushenqi/fsq 06122023093818.html/@stream</text:a>
On May 30, Emperor Xi said at the first meeting of the National Security Commission after the 20th National Congress of the Communist Party of China that the Chinese Communist Party's "the complexity and arduousness of the national security issues were significantly increased", "the major test of being prepared to suffer from high waves and even stormy waves" Essence In the past five years, Emperor Xi has not issued such a warning. This seems to show that Emperor Xi felt that the CCP had the danger of turning the ship at any time.</text:p>
      <text:p text:style-name="P4">
The party power autocracy will definitely die, but the crisis is so urgent, and it is really due to Emperor Xi.</text:p>
      <text:p text:style-name="P4">
Some netizens concluded that in the past ten years of Xi Deng, the chip industry has been abolished, the education industry has been abolished, the financial industry has been abolished, ZTE has been abolished, Huawei has been abolished, Ali has been abolished, foreign capital has been scared away, private enterprises have been defeated, foreign exchange has been defeated, foreign exchange has been defeated, foreign exchange has been defeated, foreign exchange has been defeated, foreign exchange has been defeated, foreign exchange has been defeated, foreign exchange has been broken, foreign exchange has been defeated, foreign exchange has been defeated, foreign exchange has been defeated, foreign exchange has been defeated, foreign exchange has been defeated, foreign exchange has been defeated, foreign exchange has been defeated, foreign exchange has been defeated, foreign exchange has been defeated, foreign exchange has been defeated, foreign exchange has been defeated, foreign exchange has been defeated, foreign exchange has been defeated, foreign exchange has been defeated, foreign exchange has been defeated, foreign exchange has been defeated, foreign exchange has been defeated, foreign exchange has been defeated, foreign exchange has been defeated, foreign exchange has been defeated, foreign exchange has been defeated. Samped out, all diplomacy was messed up, the stock market was tragic, the currency was depreciated, the treasury was defeated, the people's hearts were disrupted, the official mind was scattered, the land was sold out, the credit was being sold, the credit was being sold, the credit was being sold, the credit of the credit was being sold, the credit of the credit was, The bankruptcy, the national image has been broken, and the people are not talking about it today ...</text:p>
      <text:p text:style-name="P4">
However, Emperor Xi would not worry about "the people do not talk about life". He not only had to be the emperor of China, but also dreaming about building a "community of human destiny" and becoming the world's emperor.</text:p>
      <text:p text:style-name="P4">
On the afternoon of June 7, Xi stated in Inner Mongolia, "... Now, we must rely on high -level technology to independence and strengthen and build a new development pattern to overcome science and technology difficulties. The construction of a large domestic cycle is to ensure that the national economy can run normally under extreme circumstances that can run normally Previously, Xi shame answered "Double Rounds" now saying "build a large -scale domestic cycle" to respond to the occurrence of "extreme situations". The so -called "extreme situation" is to say that it is a comprehensive ban in the international community. There is only one case that will happen, that is, Emperor Xi tied the 1.3 billion Chinese to a chariot, used the Taiwan Strait War as an introduction, defeated "capitalism" with the war, and established the "community of human destiny". The Dream of the Emperor!Herodo said: "God wants to destroy it first, it must be crazy first." Now, Xi Emperor who has completely eliminated all domestic forces restricted, has forgotten why, and has prepared to come to the world at all costs.</text:p>
      <text:p text:style-name="P4">
On May 26, the CCP fighter aircraft provoked obviously near the US military aircraft in the South China Sea International. On June 3rd, the US Navy's missile destroyer "Zhong Yun" was routinely routinely rolled with the Canadian missile destroyer "Montreal" in the Taiwan Strait. The CCP's destroyer suddenly crossed the head of the "Zhong Yun" in a unsafe way. The Zhongyun Active deceleration to 10 knots avoided the collision. The distance between the two sides was only 137 meters recently.</text:p>
      <text:p text:style-name="P4">
The United States said: We will continue our freedom of navigation. The CCP will prevent any attempts in our attempts through some dangerous actions, which will have a great reaction. The United States' risk -risk strategy for the CCP in the supply chain will accelerate. Emperor Xi has no choice but to "build a large domestic cycle". For Emperor Xi, the "stormy waves" are inevitable, but Emperor Xi will continue to crazy, which will cause war at any time until it is destroyed, but the Chinese people and the world will suffer huge trauma!</text:p>
      <text:p text:style-name="P4">
(The article only represents the personal position and point of view of the special commentator)</text:p>
      <text:p text:style-name="P4">
News Source: <text:a xlink:type="simple" xlink:href="https://www.rfa.org/mandarin/pinglun/fushenqi/fsq-06122023093818.html" text:style-name="Internet_20_link" text:visited-style-name="Visited_20_Internet_20_Link">
https://www.rfa.org/mandarin/pinglun/fushenqi/fsq-06122023093818.html</text:a>
</text:p>
      <!--NEWS-->
      <text:h text:style-name="P10" text:outline-level="1">
<text:span text:style-name="T4">
Comment | Wang Dan: Does the Taiwan Strait really have no signs of war?</text:span>
</text:h>
      <text:p text:style-name="P4">
Author: None</text:p>
      <text:p text:style-name="P4">
Publisher: Radio Free Asia (Organization)</text:p>
      <text:p text:style-name="P4">
Published Time: 2023-06-12T09:55:00-04:00</text:p>
      <text:p text:style-name="P4">
Modified Time: 2023-06-12T12:23:12-04:00</text:p>
      <text:p text:style-name="P4">
Description: None</text:p>
      <text:p text:style-name="P4">
Videos: []</text:p>
      <text:p text:style-name="P4">
Audios: ["<text:a xlink:type="simple" xlink:href="https://www.rfa.org/mandarin/pinglun/wangdan/wd-0612202309475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33" text:anchor-type="as-char" svg:width="6.9236in" svg:height="4.612011in" draw:z-index="0">
<draw:image xlink:href="../Images/rfamandarin/2023-06-12T09-55-00-04-00/000000.png" xlink:type="simple" xlink:show="embed" xlink:actuate="onLoad" draw:mime-type="image/png"/>
</draw:frame>
Chinese flag and Taiwan flag Reuters picture <text:a xlink:type="simple" xlink:href="https://www.rfa.org/mandarin/pinglun/wangdan/wd-06122023094758.html/@@stream" text:style-name="Internet_20_link" text:visited-style-name="Visited_20_Internet_20_Link">
ADIO-Link: https: //www.rfa.org/mandarin/pinglun/wangdan/wd-06122023094758.html/@@stream</text:a>
Several Taiwan and the United States believe that there are no signs of the Taiwan Strait War. In this regard, I have different views.</text:p>
      <text:p text:style-name="P4">
First of all, the launch of the military operation of the Taiwan Strait is a very risky thing for the Communist Party of China; the delay in war or fully preparing the other party may lead to the timely assistance of the Western coalition forces, which is extremely detrimental to the CCP. Therefore, logical analysis, the Chinese Communist Party will try to avoid doing too obvious military deployment and actions before mobilizing military operations, and will not give the outside world too much warning. Therefore, it will not want to release too much. Symptoms of early warning.</text:p>
      <text:p text:style-name="P4">
Secondly, even so, we can still see some of the less obvious signs, such as setting up a national defense mobilization office in various places. In this regard, some experts said, "China's military expenses have increased or the establishment of a national defense mobilization office is to respond to the needs of military transformation and the unity of power. Although the defense mobilization is related to the war at first glance, it is not completely for war. Because of the major disaster situations such as typhoons, earthquakes, and epidemic in the country, there will be a need for mobilization. "I think I think it is too wishful. China has a major disaster, and it is not only recently or in the future. There have been serious disasters in the past few decades, but they have never established a national defense mobilization office for this. When the COVID epidemic was the worst, it did not improve to the level of defense. The word "national defense" has never been connected to the content of disaster prevention in the CCP's discourse system.</text:p>
      <text:p text:style-name="P4">
Third, we have to see that even those who seem to be less obvious, now there are a phenomenon of increasing and growth. For example, Xi Jinping made it clear that when he inspected the Central Industrial Zone on June 7, it was clearly stated that the construction of a large domestic cycle was to ensure that the national economy could run normally under extreme circumstances, which was not contradictory to participate in the international economic cycle. Such a statement rarely appeared before, and what is the "extreme situation" here. I think the possibility of "war" or "the color revolution is forced to be forced" is far greater than the possibility of natural disasters. Because from Xi Jinping's past remarks, we rarely see how much attention is for serious natural disasters. Therefore, Xi Jinping's latest speech is itself a sign worthy of vigilance.</text:p>
      <text:p text:style-name="P4">
There is also a sign: According to the report of General Paparo, commander of the Pacific Pacific Fleet of the United States Navy, China has deployed a "huge wave-3" intercontinental ballistic missile with a range of 10,000 kilometers on the six nuclear submarines, so that China can from South China from South China The sea base is attacked throughout the United States. China's preparation of such military deployment indicates that they already have the ideological preparations with the US military conflict. Of course, the purpose of military operations that can attack Taiwan can be more smooth. Is this sign of signs to prevent natural disasters or show off force? In my opinion, the sign of the CCP's martial arts not only exists, but also increasing. Not long ago, Chinese military aircraft and warships provoked U.S. military aircraft and warships at close range, which led to a rare warning of the White House, saying that "there will be casualties in the next step." Is this sign of signs clear enough?</text:p>
      <text:p text:style-name="P4">
Of course, we do not have enough evidence to confirm that the CCP will soon launch a military attack on Taiwan, but the wishful neglecting or fading the CCP's war mobilization and war preparations are not conducive to all preparations for the international community for war in the international community. It will also scatter the collective will of the Taiwanese nationals to resist invasion. The latter, in my opinion, is the most critical factor that determines the victory once the war broke out. In the end, I also need to point out that letting the whole world relax, in my opinion, it is part of the war, it is a cognitive battle, a psychological war. This argument itself is worthy of vigilance.</text:p>
      <text:p text:style-name="P4">
(The article only represents the personal position and point of view of the special commentator)</text:p>
      <text:p text:style-name="P4">
News Source: <text:a xlink:type="simple" xlink:href="https://www.rfa.org/mandarin/pinglun/wangdan/wd-06122023094758.html" text:style-name="Internet_20_link" text:visited-style-name="Visited_20_Internet_20_Link">
https://www.rfa.org/mandarin/pinglun/wangdan/wd-06122023094758.html</text:a>
</text:p>
      <!--NEWS-->
      <text:h text:style-name="P10" text:outline-level="1">
<text:span text:style-name="T4">
China and other countries are strengthening the nuclear weapon library</text:span>
</text:h>
      <text:p text:style-name="P4">
Author: 半岛电视台</text:p>
      <text:p text:style-name="P4">
Publisher: Al Jazeera</text:p>
      <text:p text:style-name="P4">
Published Time: 2023-06-12T09:56:00</text:p>
      <text:p text:style-name="P4">
Modified Time: 2023-06-12T09:56:00</text:p>
      <text:p text:style-name="P4">
Description: According to the Stockholm Institute, headquartered in Sweden, nine countries in the world with nuclear weapons are continuing to modernize their nuclear arsenal.</text:p>
      <text:p text:style-name="P4">
Images: ["<text:a xlink:type="simple" xlink:href="https://chinese.aljazeera.net/wp-content/uploads/2023/06/1-1686563395.png" text:style-name="Internet_20_link" text:visited-style-name="Visited_20_Internet_20_Link">
1-1686563395.png</text:a>
", "<text:a xlink:type="simple" xlink:href="https://chinese.aljazeera.net/wp-content/uploads/2023/06/1-1686563437.png" text:style-name="Internet_20_link" text:visited-style-name="Visited_20_Internet_20_Link">
1-1686563437.png</text:a>
", "<text:a xlink:type="simple" xlink:href="https://chinese.aljazeera.net/wp-content/uploads/2023/06/1-1686563488.jpg" text:style-name="Internet_20_link" text:visited-style-name="Visited_20_Internet_20_Link">
1-1686563488.jpg</text:a>
"]</text:p>
      <text:p text:style-name="P4">
Topics: ['军事', '政治', '新闻']</text:p>
      <text:p text:style-name="P4">
Keywords: ['军事', '政治', '新闻', '世界', '中国']</text:p>
      <text:p text:style-name="P4">
Type: Article</text:p>
      <!--METADATA-->
      <text:p text:style-name="P4">
<draw:frame draw:style-name="fr1" draw:name="Image134" text:anchor-type="as-char" svg:width="6.9236in" svg:height="4.612736in" draw:z-index="0">
<draw:image xlink:href="../Images/Aljazeera Chinese/2023-06-12T09-56-00/1-1686563395.png" xlink:type="simple" xlink:show="embed" xlink:actuate="onLoad" draw:mime-type="image/png"/>
</draw:frame>
To celebrate the 70th anniversary of the founding of the People's Republic of China, the appearance of China Dongfeng-41 Intercontinental Bullet Missile (Agence France-Presse)</text:p>
      <text:p text:style-name="P4">
According to the Stock Groquat Institute of International Peace, Sweden(Sipri)In terms of saying, nine countries in the world with nuclear weapons are continuing to modernize its nuclear arsenal. China's nuclear warhead reserves will increase by 17%by 2022.</text:p>
      <text:p text:style-name="P4">
The Stockholm Institute of International Peace, which was released on Monday 2023, said that it is estimated that China's nuclear arsenal has increased from 350 warheads in January 2022 to 410 in January 2023, and "it is expected to continue to grow." It was decided to build its troops in China. In the report, if it wants to build its power, by 2030, China may have at least the same intercontinental ballistic missile as the United States or Russia(ICBM)Essence</text:p>
      <text:p text:style-name="P4">
SIPRI large -scale killing weapon project deputy senior researcher and American scientist federation(FAS)The director of the nuclear information project Hans Kristensen said, "China has begun to expand its nuclear arsenal."</text:p>
      <text:p text:style-name="P4">
"It is increasingly difficult to combine this trend with the goal of maintaining only the minimum nuclear force required for national security."</text:p>
      <text:p text:style-name="P4">
The Chinese People's Liberation Army is the world's largest combat force, but China is also trying to achieve the modernization of its military equipment and weapons.</text:p>
      <text:p text:style-name="P4">
Globally, SIPRI is estimated to have 12512 nuclear warheads in January 2023, with about 9,576 military reserves for potential use -86 more than January 2022.</text:p>
      <text:p text:style-name="P4">
Among them, it is estimated that 3844 warheads are deployed with missiles and aircraft, about 2,000 -almost all from Russia or the United States -maintaining a highly combat alert state, which means that they are installed on the missile or stored on the Air Force with nuclear bombers. base.</text:p>
      <text:p text:style-name="P4">
<draw:frame draw:style-name="fr1" draw:name="Image135" text:anchor-type="as-char" svg:width="6.9236in" svg:height="6.914608in" draw:z-index="0">
<draw:image xlink:href="../Images/Aljazeera Chinese/2023-06-12T09-56-00/1-1686563437.png" xlink:type="simple" xlink:show="embed" xlink:actuate="onLoad" draw:mime-type="image/png"/>
</draw:frame>
Global nuclear weapons reserve growth of nuclear weapons According to data from the Stockholm International Institute of International Peace, as of the beginning of 2023, nine countries held approximately 12512 warheads. Since last year, China has increased the largest amount of inventory in its arsenal, with about 60 new warheads. Essence</text:p>
      <text:p text:style-name="P4">
SIPRI pointed out that despite China's nuclear reserves increasing, the United States and Russia have nearly 90% of the world's nuclear weapons.</text:p>
      <text:p text:style-name="P4">
Although the tension in Russia had exacerbated the tension after Russia's full invasion of Ukraine, their arsenal seemed to remain stable in 2022. SIPRI pointed out that the transparency of the nuclear forces of the two countries has declined due to continuous war.</text:p>
      <text:p text:style-name="P4">
In February of this year, Russia said it would suspend participation in the "New Treatment of Strategic Weapons", which is an important pillar of the US -Russian nuclear military reserve control.</text:p>
      <text:p text:style-name="P4">
Washington said earlier this month that it will stop providing the latest information about Moscow related problems such as missiles and launch positions. Washington said it was a revenge "countermeasure" against the Moscow "violation" agreement. In February 2022, in February 2022 Shortly after the invasion of Ukraine on the 24th, the United States has suspended the stable dialogue with Russia's bilateral strategy.</text:p>
      <text:p text:style-name="P4">
At the same time, Russian President Vladimir Putin plans to deploy tactical nuclear weapons in Belarus earlier in July. Since the outbreak of the Ukrainian war, Western allies including the United States have jointly helped Ukraine to self -defense, while Russia often threatened to conduct Nuclear retaliation.</text:p>
      <text:p text:style-name="P4">
SIPRI Director Dan Smith stated in a statement, "We are entering one of the most dangerous times in human history," he also added. "The urgent priority is that the governments in the world find a cooperation method to calm the geopolitical tension and slow down to slow down and slow down. The consequences of the increasing worsening of the environmental collapse and the worsening of the world's hunger cope with the military reserve competition. "</text:p>
      <text:p text:style-name="P4">
SIPRI pointed out that in other nuclear countries in the world, India and Pakistan seem to be expanding its nuclear arsenal to develop a new nuclear carrier system.</text:p>
      <text:p text:style-name="P4">
The report said, "Although Pakistan is still the main focus of the Indian nuclear deterrent power, India seems to pay more and more attention to remote weapons, including those weapons that can hit the targets across China."</text:p>
      <text:p text:style-name="P4">
<draw:frame draw:style-name="fr1" draw:name="Image136" text:anchor-type="as-char" svg:width="6.9236in" svg:height="3.826739in" draw:z-index="0">
<draw:image xlink:href="../Images/Aljazeera Chinese/2023-06-12T09-56-00/1-1686563488.jpg" xlink:type="simple" xlink:show="embed" xlink:actuate="onLoad" draw:mime-type="image/jpeg"/>
</draw:frame>
Does Russia's suspension of nuclear treaty trigger arms race?</text:p>
      <text:p text:style-name="P4">
SIPRI observed that North Korea also listed its nuclear plan as a priority for 2022.</text:p>
      <text:p text:style-name="P4">
The think tank is estimated to be assembled about 30 warheads and has a fission material with sufficient manufacturing 50 to 70 warheads, all of which are greatly higher than in January 2022. The last test nuclear weapon in Pyongyang was in 2017.</text:p>
      <text:p text:style-name="P4">
In January of this year, North Korean leader Kim Jong -un called on its nuclear arsenal to "exponentially" growth.</text:p>
      <text:p text:style-name="P4">
Other places, SIPRI Nian Jian said that after the government announced in 2021 that the upper limit of the number of nuclear warheads was increased from 225 to 260, the British warhead reserve is expected to increase.</text:p>
      <text:p text:style-name="P4">
Sipri said that France is still planning to develop the third -generation nuclear power ballistic missile submarine(SSBN)And the new air -ray cruise missile, as well as renovation and upgrading the existing system.</text:p>
      <text:p text:style-name="P4">
Israel -did not publicly acknowledge the ownership of nuclear weapons -it is also considered to modernize its nuclear arsenal.</text:p>
      <text:p text:style-name="P4">
"SIPRI large -scale killing weapon projects and senior research associate researchers Matt Corda said," Most countries with nuclear weapons are strengthening their statement on the importance of nuclear weapons. Threat, "he also added," this upgraded nuclear competition has greatly increased the risk of nuclear weapons for the first time since World War II. "</text:p>
      <text:p text:style-name="P4">
This year's yearbook is an annual assessment of SIPRI on global arms, disarmament and security status.</text:p>
      <text:p text:style-name="P4">
News Source: <text:a xlink:type="simple" xlink:href="https://chinese.aljazeera.net/news/military/2023/6/12/%e4%b8%ad%e5%9b%bd%e5%8f%8a%e5%85%b6%e4%bb%96%e5%9b%bd%e5%ae%b6%e6%ad%a3%e5%9c%a8%e5%8a%a0%e5%bc%ba%e6%a0%b8%e6%ad%a6%e5%99%a8%e5%ba%93" text:style-name="Internet_20_link" text:visited-style-name="Visited_20_Internet_20_Link">
https://chinese.aljazeera.net/news/military/2023/6/12/%e4%b8%ad%e5%9b%bd%e5%8f%8a%e5%85%b6%e4%bb%96%e5%9b%bd%e5%ae%b6%e6%ad%a3%e5%9c%a8%e5%8a%a0%e5%bc%ba%e6%a0%b8%e6%ad%a6%e5%99%a8%e5%ba%93</text:a>
</text:p>
      <!--NEWS-->
      <text:h text:style-name="P10" text:outline-level="1">
<text:span text:style-name="T4">
Russia's development of the Ukrainian war today</text:span>
</text:h>
      <text:p text:style-name="P4">
Author: 半岛电视台＋通讯社</text:p>
      <text:p text:style-name="P4">
Publisher: Al Jazeera</text:p>
      <text:p text:style-name="P4">
Published Time: 2023-06-12T10:10:02</text:p>
      <text:p text:style-name="P4">
Modified Time: 2023-06-12T15:02:52</text:p>
      <text:p text:style-name="P4">
Description: Ukraine said its army has recaptured the fourth village in a set of settlements in the southeast. The day before, there was a report that the first small harvest against the Russian army's counterattack was reported.</text:p>
      <text:p text:style-name="P4">
Images: ["<text:a xlink:type="simple" xlink:href="https://chinese.aljazeera.net/wp-content/uploads/2023/06/1-1686581442.png" text:style-name="Internet_20_link" text:visited-style-name="Visited_20_Internet_20_Link">
1-1686581442.png</text:a>
"]</text:p>
      <text:p text:style-name="P4">
Topics: ['乌克兰战争', '军事', '政治', '新闻']</text:p>
      <text:p text:style-name="P4">
Keywords: ['乌克兰战争', '军事', '政治', '新闻', '世界', '乌克兰', '俄罗斯']</text:p>
      <text:p text:style-name="P4">
Type: Article</text:p>
      <!--METADATA-->
      <text:p text:style-name="P4">
<draw:frame draw:style-name="fr1" draw:name="Image137" text:anchor-type="as-char" svg:width="6.9236in" svg:height="4.615733in" draw:z-index="0">
<draw:image xlink:href="../Images/Aljazeera Chinese/2023-06-12T10-10-02/1-1686581442.png" xlink:type="simple" xlink:show="embed" xlink:actuate="onLoad" draw:mime-type="image/png"/>
</draw:frame>
In the front line near Bachurut, Ukrandontz, Ukraine, Ukraine soldiers are preparing to fire rocket grenades (Associated Press) to the Russian position (Associated Press)</text:p>
      <ul>
        <li>
The Russian Ministry of Defense stated that the Moscow army repelled the attack on the Ukrainian army in the Donetsk and Zapolo region. * Ukraine said that it has liberated the fourth village, which is part of the counterattack that Kiev's promise has been promised.</li>
      </ul>
      <text:p text:style-name="P4">
read more</text:p>
      <text:p text:style-name="P4">
News Source: <text:a xlink:type="simple" xlink:href="https://chinese.aljazeera.net/news/war-in-ukraine/liveblog/2023/6/12/%e4%bf%84%e7%bd%97%e6%96%af%e5%af%b9%e4%b9%8c%e5%85%8b%e5%85%b0%e6%88%98%e4%ba%89%e7%9a%84%e4%bb%8a%e6%97%a5%e5%8f%91%e5%b1%95-355" text:style-name="Internet_20_link" text:visited-style-name="Visited_20_Internet_20_Link">
https://chinese.aljazeera.net/news/war-in-ukraine/liveblog/2023/6/12/%e4%bf%84%e7%bd%97%e6%96%af%e5%af%b9%e4%b9%8c%e5%85%8b%e5%85%b0%e6%88%98%e4%ba%89%e7%9a%84%e4%bb%8a%e6%97%a5%e5%8f%91%e5%b1%95-355</text:a>
</text:p>
      <!--NEWS-->
      <text:h text:style-name="P10" text:outline-level="1">
<text:span text:style-name="T4">
Samsung senior executives were accused of stealing technology in China to set up factories in China</text:span>
</text:h>
      <text:p text:style-name="P4">
Author: None (Language: zh)</text:p>
      <text:p text:style-name="P4">
Publisher: None</text:p>
      <text:p text:style-name="P4">
Time: 2023-06-12T10:17:00Z</text:p>
      <text:p text:style-name="P4">
Description: South Korean procuratorate stated that former Samsung executives were sued and arrested for suspected stealing Samsung technology in a chip factory in China. It is said that the executive involved in the case has an authoritative position in the Korean chip industry.</text:p>
      <text:p text:style-name="P4">
Videos: []</text:p>
      <text:p text:style-name="P4">
Images: []</text:p>
      <text:p text:style-name="P4">
Subject: 新闻广角</text:p>
      <text:p text:style-name="P4">
Subjects: ['韩国', '汉诺威工业博览会', '岛屿主权争端', '专题报道：全景观看“习马会”', '中国', '智能手机', '中共十九大', '朝鲜', '德中关系']</text:p>
      <text:p text:style-name="P4">
Keywords: ['三星', '芯片', '芯片法案', '技术', '韩国', '中国']</text:p>
      <text:p text:style-name="P4">
Id: 65889290</text:p>
      <!--METADATA-->
      <text:p text:style-name="P4">
<text:a xlink:type="simple" xlink:href="https://www.dw.com/zh/overlay/image/article/65889290/65447683" text:style-name="Internet_20_link" text:visited-style-name="Visited_20_Internet_20_Link">
 </text:a>
(Voice of Germany Chinese) in a statement issued by the Office of the Ministry of Prosecutor's Office on Monday stated that the suspect was suspected of obtaining and. ), Process flowchart, design diagram and other information. The technology involved in the case is to create a process process for making dynamic random access memory (DRAM) and flash memory chips (NAND) below 30 nanometer, which is a national key technology.</text:p>
      <text:p text:style-name="P4">
Anshi reported that the suspect attempts to build a copycat version of the Samsung chip factory only 1.5 kilometers away from Samsung Electronics Xi'an Semiconductor Factory. However, due to the decline of Taiwan investors, factory construction projects have not actually carried out. However, it is reported that the suspect had obtained 460 billion won investment in the construction semiconductor manufacturing plant in Chengdu. Among them, the R &amp; D building has been completed last year, and Samsung Electronic Semiconductor Technology produces samples.</text:p>
      <text:p text:style-name="P4">
The statement of the Prosecutor Mizuhara stated that, with the suspect, a total of six people were prosecuted for suspected violation of the "Industrial Technology Protection Law" and "Improper Competition Prevention Law". The procuratorate's statement stated: "This is a serious crime. At the moment when chip competition is becoming increasingly fierce, it may shake South Korea's chip technical foundation and cause a significant blow to South Korea's economic security."</text:p>
      <text:p text:style-name="P4">
South Korean President Yin Xiyue: "Comprehensive War" has erupted around chip technology</text:p>
      <text:p text:style-name="P4">
Yoshimoto reported that the suspect was the duties of Samsung Electronics and Vice President of SK Hemiliation, and was a authoritative figure in the field of semiconductor manufacturing in South Korea. After he set up a factory in China, he hired 200 employees of Samsung Electronics and SK Hynix, and instructed them to obtain and use Samsung Electronic Semiconductor design materials. Prosecutors calculated that the suspect's stealing technology caused at least 300 billion won in Samsung Electronics.</text:p>
      <text:p text:style-name="P4">
Last Thursday, South Korean President Yin Xiyue held a national strategic meeting of the semiconductor. <text:a xlink:type="simple" xlink:href="https://www.dw.com/zh/zh/媒體美日荷達成協議-聯手限制晶片出口中國/a-64552054" text:style-name="Internet_20_link" text:visited-style-name="Visited_20_Internet_20_Link">
Yin Xiyue described the tension in the United States and China to push the competition of the chip industry to "Total War"</text:a>
The South Korean government will work with the United States and other allies to fully support the development of the Korean chip industry.</text:p>
      <text:p text:style-name="P4">
South Korea's Samsung and SK Hynix are the world's <text:a xlink:type="simple" xlink:href="https://www.dw.com/zh/zh/中美半導體大戰封殺美光韓企得利/a-65705950" text:style-name="Internet_20_link" text:visited-style-name="Visited_20_Internet_20_Link">
the largest two memory chip manufacturers, and have invested billions of dollars in Chinese chip companies</text:a>
Essence</text:p>
      <text:p text:style-name="P4">
(Reuters, Youthy News Agency)</text:p>
      <text:p text:style-name="P4">
News Source: <text:a xlink:type="simple" xlink:href="https://www.dw.com/zh/三星前高管被控窃取技术在华设厂/a-65889290" text:style-name="Internet_20_link" text:visited-style-name="Visited_20_Internet_20_Link">
https://www.dw.com/zh/三星前高管被控窃取技术在华设厂/a-65889290?maca=chi-rss-chi-all-1127-rdf</text:a>
</text:p>
      <!--NEWS-->
      <text:h text:style-name="P10" text:outline-level="1">
<text:span text:style-name="T4">
Former Italian Prime Minister Berluskini died</text:span>
</text:h>
      <text:p text:style-name="P4">
Author: None (Language: zh)</text:p>
      <text:p text:style-name="P4">
Publisher: None</text:p>
      <text:p text:style-name="P4">
Time: 2023-06-12T10:29:00Z</text:p>
      <text:p text:style-name="P4">
Description: Former Italian Prime Minister, Billionaire, and Chairman of the AC Milan Club Berluskini died on Monday (June 12) at the age of 86. Berlusco is one of the most well -known Italians in the world. He also caused a lot of controversy for his private life style.</text:p>
      <text:p text:style-name="P4">
Videos: []</text:p>
      <text:p text:style-name="P4">
Images: []</text:p>
      <text:p text:style-name="P4">
Subject: 时政风云</text:p>
      <text:p text:style-name="P4">
Subjects: ['西尔维奥·贝卢斯科尼', '欧洲难民危机', '意大利']</text:p>
      <text:p text:style-name="P4">
Keywords: ['贝卢斯科尼', '意大利', '意大利总理', 'AC米兰']</text:p>
      <text:p text:style-name="P4">
Id: 65889426</text:p>
      <!--METADATA-->
      <text:p text:style-name="P4">
<text:a xlink:type="simple" xlink:href="https://www.dw.com/zh/overlay/image/article/65889426/65888327" text:style-name="Internet_20_link" text:visited-style-name="Visited_20_Internet_20_Link">
 </text:a>
Berluskini has served as the Prime Minister of Italy for three times.</text:p>
      <text:p text:style-name="P4">
(Voice of Germany Chinese) Italian media reported this Monday (June 12) that former Italian Prime Minister <text:a xlink:type="simple" xlink:href="https://www.dw.com/zh/zh/西尔维奥贝卢斯科尼/t-41577233" text:style-name="Internet_20_link" text:visited-style-name="Visited_20_Internet_20_Link">
Berluskini</text:a>
(Silvioberlusconi) died in a hospital in Milan at the age of 86.</text:p>
      <text:p text:style-name="P4">
Berluskini was the first five -year term after the end of World War II and the longest Italian Prime Minister during the ruling period. He is one of the most well -known Italian in the world, and his private life style has also caused a lot of controversy.</text:p>
      <text:p text:style-name="P4">
In 2020, he was hospitalized for treatment for infection with the new coronary virus. In January 2021, he was hospitalized in Monaco due to heart problems. In April of this year, he was sent to a hospital in Milan because of heart problems. After receiving more than a month of treatment, he was discharged. But I was hospitalized again last Friday. Italian media said Berluskini had leukemia during his lifetime.</text:p>
      <text:p text:style-name="P4">
Berluskini is the Italian media tycoon. In 1980, he established the first private television station Canale5 in Italy. He successfully expanded his career to other fields by successful in commercial television. In 1986, he acquired <text:a xlink:type="simple" xlink:href="https://www.dw.com/zh/zh/意甲豪门ac米兰正式成为中资企业/a-19451570" text:style-name="Internet_20_link" text:visited-style-name="Visited_20_Internet_20_Link">
AC Milan</text:a>
The football club also becomes chairman and the actual helm of the club.</text:p>
      <text:p text:style-name="P4">
In 1994, Berluskini joined politics and opened his long political career.</text:p>
      <text:p text:style-name="P4">
Berluskini has continued in his career. He used to be due to <text:a xlink:type="simple" xlink:href="https://www.dw.com/zh/zh/贝卢斯科尼因逃税罪被正式判处四年监禁/a-16992562" text:style-name="Internet_20_link" text:visited-style-name="Visited_20_Internet_20_Link">
tax evasion</text:a>
, Corruption, sex with <text:a xlink:type="simple" xlink:href="https://www.dw.com/zh/zh/贝卢斯科尼因性丑闻案被判刑7年/a-16904397" text:style-name="Internet_20_link" text:visited-style-name="Visited_20_Internet_20_Link">
minor prostitutes</text:a>
Waiting for the crime is sentenced to imprisonment.</text:p>
      <text:p text:style-name="P4">
For admirers, Berluskini, who served as the Prime Minister of Italy for the third time, is a capable and attractive politician. He strives to enhance the status of Italy on the world stage. But for critics, he is a populist, destroying democracy and using political power as a tool to seek benefits for himself and his own business.</text:p>
      <text:p text:style-name="P4">
Former Italian Prime Minister Lunqi(Matteorenzi)I wrote on Twitter: "Berluskini has created history in this country. Many people love him and many people hate him. Everyone must admit that he has the impact on political life and the impact of economy, sports, and television. unprecedented."</text:p>
      <text:p text:style-name="P4">
Giorgia Meloni, the current Prime Minister of Italy, said Berlusco is "one of the most influential people in Italian history."</text:p>
      <text:p text:style-name="P4">
*#</text:p>
      <text:h text:style-name="P13" text:outline-level="4">
<text:span text:style-name="T4">
Nothing to say, Berluskini!</text:span>
</text:h>
      <text:h text:style-name="P12" text:outline-level="3">
<text:span text:style-name="T4">
Maintaining a 4 -year prison forbidden verdict</text:span>
</text:h>
      <text:p text:style-name="P4">
Although Berluskini has been involved in dozens of lawsuits for many years, this is the first time that it has legal effect. In the third instance, the Italian Supreme Court maintained a 46 -year -old tax evasion case of 76 -year -old Prime Minister Berluskini during the final trial. Berluskini does not have to be prison to serve in prison for being protected by an exemption regulations and over the seventy year. However, the Supreme Court also ruled that the results of the decision to be banned within 5 years of Belly were re -examined.</text:p>
      <text:p text:style-name="P4">
*#</text:p>
      <text:h text:style-name="P13" text:outline-level="4">
<text:span text:style-name="T4">
Nothing to say, Berluskini!</text:span>
</text:h>
      <text:h text:style-name="P12" text:outline-level="3">
<text:span text:style-name="T4">
Sex scandal</text:span>
</text:h>
      <text:p text:style-name="P4">
However, Berluskini has fallen thousands of feet among the public because of tax evasion, but because of sexual parties, prostitutes, and sexual transactions with the jear prostitute "Lubby". These sloppy behaviors even the most loyal fans of Berluskini think they cannot be forgiven. A Milan court sentenced Berluskini to 7 -year imprisonment because of his sexual transaction with Ruby. The verdict has not yet been legal and is still appealing.</text:p>
      <text:p text:style-name="P4">
*#</text:p>
      <text:h text:style-name="P13" text:outline-level="4">
<text:span text:style-name="T4">
Nothing to say, Berluskini!</text:span>
</text:h>
      <text:h text:style-name="P12" text:outline-level="3">
<text:span text:style-name="T4">
character who calls the wind and rain</text:span>
</text:h>
      <text:p text:style-name="P4">
Despite the scandal, Berluskini was politically proud. His conservative party Liberty People's Party is the most important league partner of Leita Prime Minister Leita. Berluskini himself has been the Prime Minister 4 times and the longest time to serve as the longest time in Italian history.</text:p>
      <text:p text:style-name="P4">
*#</text:p>
      <text:h text:style-name="P13" text:outline-level="4">
<text:span text:style-name="T4">
Nothing to say, Berluskini!</text:span>
</text:h>
      <text:h text:style-name="P12" text:outline-level="3">
<text:span text:style-name="T4">
Angry opponent</text:span>
</text:h>
      <text:p text:style-name="P4">
Berluskini has enthusiastic supporters and opponents with anger. In February 2013, members of the feminine organization "Femen" held protests against Berluskini on the occasion of the Italian Parliament election. As early as 2010, women's organizations and left -wing parties launched a large -scale protest against the then Prime Minister Berluskini. In 2009, Berluskini was injured by a psychiatric patient with a statue.</text:p>
      <text:p text:style-name="P4">
*#</text:p>
      <text:h text:style-name="P13" text:outline-level="4">
<text:span text:style-name="T4">
Nothing to say, Berluskini!</text:span>
</text:h>
      <text:h text:style-name="P12" text:outline-level="3">
<text:span text:style-name="T4">
album</text:span>
</text:h>
      <text:p text:style-name="P4">
The confident Berluskini likes to play with the audience in front of the TV, and sometimes there are shocking guests to sell their songs. His motto is, I will everything. Berlusco's fans are very sought after by his album "True Love".</text:p>
      <text:p text:style-name="P4">
*#</text:p>
      <text:h text:style-name="P13" text:outline-level="4">
<text:span text:style-name="T4">
Nothing to say, Berluskini!</text:span>
</text:h>
      <text:h text:style-name="P12" text:outline-level="3">
<text:span text:style-name="T4">
Control the media</text:span>
</text:h>
      <text:p text:style-name="P4">
As a media tycoon, Berluskini frequently appeared in political influence through his private television station. He also often appears in the talk show of RAI, a state -owned radio and television company, to defend his policies and private life. While serving as the Prime Minister, he arranged his favorite officials to the RAI leadership.</text:p>
      <text:p text:style-name="P4">
*#</text:p>
      <text:h text:style-name="P13" text:outline-level="4">
<text:span text:style-name="T4">
Nothing to say, Berluskini!</text:span>
</text:h>
      <text:h text:style-name="P12" text:outline-level="3">
<text:span text:style-name="T4">
to the bottom of the valley</text:span>
</text:h>
      <ul>
        <li>
#</li>
      </ul>
      <text:h text:style-name="P13" text:outline-level="4">
<text:span text:style-name="T4">
Nothing to say, Berluskini!</text:span>
</text:h>
      <text:h text:style-name="P13" text:outline-level="4">
<text:span text:style-name="T4">
ridicule</text:span>
</text:h>
      <text:p text:style-name="P4">
German carnival enthusiasts used Berlusco as a target for venting dissatisfaction during the Dusseldorf Carnival parade in 2010. Ben's scandal and rumors that cooperate with the underworld all provide materials for the sharp whip.</text:p>
      <text:p text:style-name="P4">
*#</text:p>
      <text:h text:style-name="P13" text:outline-level="4">
<text:span text:style-name="T4">
Nothing to say, Berluskini!</text:span>
</text:h>
      <text:h text:style-name="P12" text:outline-level="3">
<text:span text:style-name="T4">
Rose War</text:span>
</text:h>
      <text:p text:style-name="P4">
The divorce war between Berluskini and his ex -wife became the talks about the Italian tea after dinner in 2009. Veronicalario rebuked Berluskini to always refer to minors and accused him of being "sick." The former Prime Minister obtained 3.6 million salars per year after divorce. Berluskini is now nearly 50 years younger than him, and has been engaged in female models who have been seller.</text:p>
      <text:p text:style-name="P4">
*#</text:p>
      <text:h text:style-name="P13" text:outline-level="4">
<text:span text:style-name="T4">
Nothing to say, Berluskini!</text:span>
</text:h>
      <text:h text:style-name="P12" text:outline-level="3">
<text:span text:style-name="T4">
Create an empire in one hand</text:span>
</text:h>
      <text:p text:style-name="P4">
After being elected for the second time in 2001, Berluskini, who often claimed to be the Cavaliers, was amused happily. He did it: from the owner of the construction company to the media Tsar, the millionaire and the Prime Minister of the Government. Today, Berlusco's daughter Marina (Marina)Become a female home for the Empire of Empire, but Berlusco still controls most shares and owns the Milan Club.</text:p>
      <text:p text:style-name="P4">
*#</text:p>
      <text:h text:style-name="P13" text:outline-level="4">
<text:span text:style-name="T4">
Nothing to say, Berluskini!</text:span>
</text:h>
      <text:h text:style-name="P12" text:outline-level="3">
<text:span text:style-name="T4">
Perseverance delusion</text:span>
</text:h>
      <text:p text:style-name="P4">
Berluskini felt that he had been persecuted by the left prosecutor throughout his life. During his term, he ate a lot of lawsuits involving tax evasion, corruption, and bribery, but he was able to get rid of the golden cicada. The demonstrators slammed this.</text:p>
      <text:p text:style-name="P4">
*#</text:p>
      <text:h text:style-name="P13" text:outline-level="4">
<text:span text:style-name="T4">
Nothing to say, Berluskini!</text:span>
</text:h>
      <text:h text:style-name="P12" text:outline-level="3">
<text:span text:style-name="T4">
Eternal youth</text:span>
</text:h>
      <text:p text:style-name="P4">
Berluskini first won the Prime Minister's throne for the first time under the banner of "forward Italy" in 1994. At that time, his hair was obviously less than now, and his wrinkles were obviously more than now. Now he has not only transplanted his hair, but also performed a leather surgery. At the age of 76, he cares about his appearance.</text:p>
      <text:p text:style-name="P4">
Author: Beernd Riegert</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Associated Press, AFP, etc.)</text:p>
      <text:p text:style-name="P4">
_ © 2023 Voice of Germany Copyright Statement: All the contents of this article are protected by the copyright law. If the Voice of Germany is particularly authorized, it must not be used without authorization. Any improper behavior will lead to recovery and be criminally investigated. _ _ _ 吧 _</text:p>
      <text:p text:style-name="P4">
News Source: <text:a xlink:type="simple" xlink:href="https://www.dw.com/zh/意大利前总理贝卢斯科尼去世/a-65889426" text:style-name="Internet_20_link" text:visited-style-name="Visited_20_Internet_20_Link">
https://www.dw.com/zh/意大利前总理贝卢斯科尼去世/a-65889426?maca=chi-rss-chi-all-1127-rdf</text:a>
</text:p>
      <!--NEWS-->
      <text:h text:style-name="P10" text:outline-level="1">
<text:span text:style-name="T4">
Nasdaq will acquire financial software company Adenza (Free Version) for $ 10.5 billion</text:span>
</text:h>
      <text:p text:style-name="P4">
Author: Alexander Osipovich</text:p>
      <text:p text:style-name="P4">
Publisher: 华尔街日报中文网</text:p>
      <text:p text:style-name="P4">
Published Time: 2023-06-12T10:30:00.000Z</text:p>
      <text:p text:style-name="P4">
Modified Time: 2023-06-12T10:30:00.000Z</text:p>
      <text:p text:style-name="P4">
Created Time: 2023-06-12T09:24:00.000Z</text:p>
      <text:p text:style-name="P4">
Description: People familiar with the matter said that Nasdaq had agreed to acquire ADENZA, a software producer used by banks and securities firms for $ 10.5 billion in cash plus stocks.</text:p>
      <text:p text:style-name="P4">
Images: []</text:p>
      <text:p text:style-name="P4">
Categories: ['金融市场']</text:p>
      <text:p text:style-name="P4">
Keywords: SYND</text:p>
      <text:p text:style-name="P4">
Type: Article</text:p>
      <!--METADATA-->
      <text:p text:style-name="P4">
People familiar with the matter said that Nasdaq(Nasdaq, NDAQ)Adenza, a software producer used by banks and securities firms with $ 10.5 billion in cash plus stocks.</text:p>
      <text:p text:style-name="P4">
News Source: <text:a xlink:type="simple" xlink:href="https://cn.wsj.com/articles/%E7%BA%B3%E6%96%AF%E8%BE%BE%E5%85%8B%E5%B0%86%E4%BB%A5105%E4%BA%BF%E7%BE%8E%E5%85%83%E6%94%B6%E8%B4%AD%E9%87%91%E8%9E%8D%E8%BD%AF%E4%BB%B6%E5%85%AC%E5%8F%B8adenza-82538dbb" text:style-name="Internet_20_link" text:visited-style-name="Visited_20_Internet_20_Link">
https://cn.wsj.com/articles/%E7%BA%B3%E6%96%AF%E8%BE%BE%E5%85%8B%E5%B0%86%E4%BB%A5105%E4%BA%BF%E7%BE%8E%E5%85%83%E6%94%B6%E8%B4%AD%E9%87%91%E8%9E%8D%E8%BD%AF%E4%BB%B6%E5%85%AC%E5%8F%B8adenza-82538dbb</text:a>
</text:p>
      <!--NEWS-->
      <text:h text:style-name="P10" text:outline-level="1">
<text:span text:style-name="T4">
Global fans gathers the 10th anniversary of BTS debut</text:span>
</text:h>
      <text:p text:style-name="P4">
Publisher: 法新社</text:p>
      <text:p text:style-name="P4">
Published Time: 2023-06-12T10:32:09+00:00</text:p>
      <text:p text:style-name="P4">
Modified Time: 2023-06-12T10:20:03+00:00</text:p>
      <text:p text:style-name="P4">
Description: (Agence France-Presse, Seoul, 12th) South Korea ’s K-POP Sky Troupe BTS (BTS) ushered in the 10th anniversary milestone of the debut this month. From today, Seoul will use 13 important landmarks such as Seoul Tower and the city hall to play the shame purple lights. To celebrate with fans, the authorities also launched commemorative stamp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53" text:anchor-type="as-char" svg:width="6.9236in" svg:height="3.617581in" draw:z-index="0">
<draw:image xlink:href="../Images/rficn/2023-06-12T10-32-09-00-00/000000.png" xlink:type="simple" xlink:show="embed" xlink:actuate="onLoad" draw:mime-type="image/png"/>
</draw:frame>
BTS's fans (collectively referred to as ARMY) gathered outside the office of its agency Hybe, taking selfies in front of a huge BTS mural and recording Tiktok movies.</text:p>
      <text:p text:style-name="P4">
South Korea Post also launched a series of BTS commemorative stamps. It is expected to be officially launched in the post office tomorrow, but it has already been pre -ordered on the Internet.</text:p>
      <text:p text:style-name="P4">
A Korean postal official told AFP, "Of course, the BTS is a global superstar, but we did not expect that the commemorative stamp will be sold out on the day of the online issuance."</text:p>
      <text:p text:style-name="P4">
After the first appearance of BTS with 7 members on June 13, 2013, it became the first national Korean group to dominate the rankings of the American and British pop music rankings. Essence</text:p>
      <text:p text:style-name="P4">
BTS is currently in a state of stopping, and two members are serving for military service. Last week, they also released a new digital single Take Two to celebrate the 10th anniversary of their debut.</text:p>
      <text:p text:style-name="P4">
Many fans from all over the world came to South Korea to celebrate the 10th anniversary of BTS debut. The Seoul Municipal Government also prepared special activities for tourists.</text:p>
      <text:p text:style-name="P4">
The city government has prepared a map for foreign fans to marked 13 locations of Seoul, including Hybe's office in Yongsan, and Gyeongbokpalace with a long history.</text:p>
      <text:p text:style-name="P4">
Fans from Australia, 55 -year -old scientist Annemicic told AFP that "It's really exciting to come here, it's really happy to be surrounded by other Army ... When you meet other Army, it feels like you feel Just like you have another home, this is really great!"</text:p>
      <text:p text:style-name="P4">
News Source: <text:a xlink:type="simple" xlink:href="https://www.rfi.fr/cn/%E5%9B%BD%E9%99%85%E6%8A%A5%E9%81%93/20230612-%E5%85%A8%E7%90%83%E7%B2%89%E4%B8%9D%E9%BD%90%E8%81%9A%E9%A6%96%E5%B0%94-%E6%AC%A2%E5%BA%86bts%E5%87%BA%E9%81%9310%E5%91%A8%E5%B9%B4" text:style-name="Internet_20_link" text:visited-style-name="Visited_20_Internet_20_Link">
https://www.rfi.fr/cn/%E5%9B%BD%E9%99%85%E6%8A%A5%E9%81%93/20230612-%E5%85%A8%E7%90%83%E7%B2%89%E4%B8%9D%E9%BD%90%E8%81%9A%E9%A6%96%E5%B0%94-%E6%AC%A2%E5%BA%86bts%E5%87%BA%E9%81%9310%E5%91%A8%E5%B9%B4</text:a>
</text:p>
      <!--NEWS-->
      <text:h text:style-name="P10" text:outline-level="1">
<text:span text:style-name="T4">
Foreign investors have accelerated their departure, and Chinese technology companies</text:span>
</text:h>
      <text:p text:style-name="P4">
Authors: ['Liu']</text:p>
      <text:p text:style-name="P4">
Publisher: 英国《金融时报》</text:p>
      <text:p text:style-name="P4">
Time: 2023-06-12T10:38:28+00:00</text:p>
      <text:p text:style-name="P4">
Published Time: 2023-06-11T12:00:99+08:00</text:p>
      <text:p text:style-name="P4">
Modified Time: 2023-06-12T06:33:99+08:00</text:p>
      <text:p text:style-name="P4">
Description: The situation of geopolitical tensions between China and the United States and the weak economic recovery of the Chinese economy have caused Chinese technology companies to decline in stock prices and difficulty in financing.</text:p>
      <text:p text:style-name="P4">
Images: []</text:p>
      <text:p text:style-name="P4">
Themes: ['科技公司', '关注']</text:p>
      <text:p text:style-name="P4">
Keywords: ['科技公司', '中美关系', '哔哩哔哩', '腾讯', '阿里巴巴', '高端专享']</text:p>
      <text:p text:style-name="P4">
Type: Article</text:p>
      <!--METADATA-->
      <text:p text:style-name="P4">
China Online Entertainment Platform Bilibili(Biliable)The market value of two years ago was $ 54 billion, when Wall Street investors bet on the rise of this rising technology giant.</text:p>
      <text:p text:style-name="P4">
Today, this family is in Nasdaq(Weed)The market value of listed companies has fallen to about $ 6.5 billion. This plunge has led to the advance in debt repayment, which may exhaust its remaining cash, so that the company has to reduce costs significantly.</text:p>
      <text:p text:style-name="P4">
News Source: <text:a xlink:type="simple" xlink:href="http://www.ftchinese.com/story/001099932" text:style-name="Internet_20_link" text:visited-style-name="Visited_20_Internet_20_Link">
http://www.ftchinese.com/story/001099932</text:a>
</text:p>
      <!--NEWS-->
      <text:h text:style-name="P10" text:outline-level="1">
<text:span text:style-name="T4">
U.S. officials said that China has set up a years at the Cuban spy base</text:span>
</text:h>
      <text:p text:style-name="P4">
Creator: KAROUN DEMIRJIAN,黄安伟</text:p>
      <text:p text:style-name="P4">
Publisher: https://www.facebook.com/nytimeschinese</text:p>
      <text:p text:style-name="P4">
Published Time: 2023-06-12T10:39:46+08:00</text:p>
      <text:p text:style-name="P4">
Description: Cuba has intelligence strategic value because of its neighboring the United States. U.S. officials said that China and Cuba have reached an agreement to strengthen their existing spy capabilities, and the two countries have denied it. It is unclear whether the trip to China planned to China will affect it. Yander Zamora/EPA, Via Shutterstock's intelligence committee at the US Senate is uneasy about reports on cooperation between Beijing and Havana.</text:p>
      <text:p text:style-name="P4">
Images: ["<text:a xlink:type="simple" xlink:href="https://static01.nyt.com/images/2023/06/10/multimedia/10dc-spybase-wlqk/10dc-spybase-wlqk-master1050.jpg" text:style-name="Internet_20_link" text:visited-style-name="Visited_20_Internet_20_Link">
10dc-spybase-...</text:a>
"]</text:p>
      <text:p text:style-name="P4">
Category: 美国</text:p>
      <text:p text:style-name="P4">
Type: Article</text:p>
      <!--METADATA-->
      <text:p text:style-name="P4">
<draw:frame draw:style-name="fr1" draw:name="Image154" text:anchor-type="as-char" svg:width="6.9236in" svg:height="4.615733in" draw:z-index="0">
<draw:image xlink:href="../Images/cnnytimes/2023-06-12T10-39-46-08-00/10dc-spybase-wlqk-master1050.jpg" xlink:type="simple" xlink:show="embed" xlink:actuate="onLoad" draw:mime-type="image/jpeg"/>
</draw:frame>
According to a Biden government official, since the upgrade in 2019 (or before it), a spy base in Cuba has been able to intercept the electronic signals of nearby US military and commercial facilities nearby.</text:p>
      <text:p text:style-name="P4">
The official who demanded unknown because of the discussion of sensitive information said that the spy base was an issue inherited by the Bayeng government's former President Trump. The official said that after Biden took office, the relevant departments reported to his government the situation of the Cuban base and China was considering the plan to set up similar facilities around the world.</text:p>
      <text:p text:style-name="P4">
"Wall Street Journal" first reported on Thursday <text:a xlink:type="simple" xlink:href="https://www.nytimes.com/2023/06/08/us/politics/china-spy-cuba-station.html" text:style-name="Internet_20_link" text:visited-style-name="Visited_20_Internet_20_Link">
China Agreement on Establishing Spy Facilities in Cuba</text:a>
The New York Times and other news media also followed up. This caused a strong response in Congress. Democratic Senator from Virginia, Mark Waya, Chairman of the Senate Intelligence Committee, and Republicans, the highest status in the committee, and Senator Malcow Rubio from Florida, said in a joint statement, "There are reports saying that it is reported to say that , Havana and Beijing are working with the people of the United States and our people, we are deeply disturbed. "</text:p>
      <text:p text:style-name="P4">
The National Security Council spokesman John Cerby had denied when the report just appeared, saying that the report was "inaccurate." He also said, "We do have worried about the relationship between China and Cuba. From the first day of the government, we have always worried that China's activities in our hemisphere and around the world."</text:p>
      <text:p text:style-name="P4">
advertise</text:p>
      <text:p text:style-name="P4">
However, according to an intelligence mentioned in the relevant reports on Thursday's relevant reports, the United States official insisted that in the Middle Ages, it has reached an agreement to strengthen the existing espionage ability.</text:p>
      <text:p text:style-name="P4">
Cuban Deputy Minister of Foreign Affairs, Carlos Fernandez Dekosio, wrote on Twitter on Saturday that the latest report on spy facilities was "slander speculation."</text:p>
      <text:p text:style-name="P4">
Some critics of the Biden government in Congress questioned the motivation of the government's response to the report.</text:p>
      <text:p text:style-name="P4">
"Why did the Biden government previously denied these reports on the CCP spy bases in Cuba? Why did they dilute the CCP spy balloon of the" stupid "?" He is the chairman of the House of Representatives of the United States and the Communist Party of China.</text:p>
      <text:p text:style-name="P4">
A U.S. official said that the Bayeng government has been working hard to fight against China to continue to gain foothold in North America and other regions, mainly to conduct foreign contacts with China that is seeking to become a potential host of such bases. The official also said that the US government's approach has slowed the speed of China's relevant plans, but refused to disclose specific details.</text:p>
      <text:p text:style-name="P4">
Although there have been reports of the Chinese government's efforts to set up military bases and monitoring whistle stations around the world, recent reports have explained in detail that China is establishing intelligence collection facilities closer to the United States. Cuba's coastal line is less than 160 kilometers from its nearest Florida. This distance is enough to enhance China's technical capabilities for signal intelligence to monitor electronic communications in Southeast of the United States, where several military bases are located.</text:p>
      <text:p text:style-name="P4">
China and the United States are conventional to listen to each other's activities, and the distance between Cuba and the United States has made it a long -term foothold that has been a strategic value of the United States. The most famous may be the Cuban missile crisis during the Cold War. He has tried to deploy nuclear missiles in Cuba.</text:p>
      <text:p text:style-name="P4">
advertise</text:p>
      <text:p text:style-name="P4">
Chinese Foreign Ministry spokesman Wang Wenbin said in response to these reports last Friday that the United States "is the world's strongest 'hacker empire' and a veritable" monitoring great country ".</text:p>
      <text:p text:style-name="P4">
The emergence of these reports is not time for the Biden government. After the United States and China have been in a state of intensive tension for a long time, the Bayeng government has been working hard to improve its relations with China. Last year, Perosi, then the Speaker of the House of Representatives of the United States, ignored the Chinese government's opposition and visited Taiwan, which was regarded by China as a territorial island, China frozen some of the two countries' contact in diplomacy, military, and climate.</text:p>
      <text:p text:style-name="P4">
Earlier this year, Americans saw a Chinese spy balloon appearing near sensitive military facilities from the ground and tracking the balloon flying over the United States. Formal access.</text:p>
      <text:p text:style-name="P4">
Blindken's current arrangement is to visit Beijing on June 18. It is unclear whether Chinese spy facilities are so close to the US territory, whether these plans will increase the variables. Other issues that may affect this trip include, and China is required to release <text:a xlink:type="simple" xlink:href="https://cn.nytimes.com/china/20230425/china-journalist-dong-yuyu/" text:style-name="Internet_20_link" text:visited-style-name="Visited_20_Internet_20_Link">
Dong Yuyu</text:a>
<text:a xlink:type="simple" xlink:href="https://twitter.com/wppressfreedom/status/1667506636007546884" text:style-name="Internet_20_link" text:visited-style-name="Visited_20_Internet_20_Link">
Voice is getting higher and higher</text:a>
He is a famous reporter who has been detained since February last year. The government has accused him of engaging in spy activities, and his family calls it a false analogy. The case is currently waiting for court trial. Dong Yuyu has been a researcher at Harvard University. For many years, he has met with the US -Japanese diplomats and reporters in Beijing in a transparent way.</text:p>
      <text:p text:style-name="P4">
News Source: <text:a xlink:type="simple" xlink:href="https://cn.nytimes.com/usa/20230612/china-spy-base-cuba/" text:style-name="Internet_20_link" text:visited-style-name="Visited_20_Internet_20_Link">
https://cn.nytimes.com/usa/20230612/china-spy-base-cuba/</text:a>
</text:p>
      <!--NEWS-->
      <text:h text:style-name="P10" text:outline-level="1">
<text:span text:style-name="T4">
South Korea: Chinese warships are searching for rocket waters in North Korea</text:span>
</text:h>
      <text:p text:style-name="P4">
Author: None</text:p>
      <text:p text:style-name="P4">
Publisher: Radio Free Asia (Organization)</text:p>
      <text:p text:style-name="P4">
Published Time: 2023-06-12T10:41:49-04:00</text:p>
      <text:p text:style-name="P4">
Modified Time: 2023-06-12T10:41:4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5" text:anchor-type="as-char" svg:width="6.9236in" svg:height="4.612011in" draw:z-index="0">
<draw:image xlink:href="../Images/rfamandarin/2023-06-12T10-41-49-04-00/000000.png" xlink:type="simple" xlink:show="embed" xlink:actuate="onLoad" draw:mime-type="image/png"/>
</draw:frame>
North Korea tried to shoot Mars 18 at a place in April this year(Hwasong-18)Solid -state fuel intercontinental ballistic missile. <text:a xlink:type="simple" xlink:href="https://www.rfa.org/mandarin/Xinwen/1-06122023103659.html/@@images/image" text:style-name="Internet_20_link" text:visited-style-name="Visited_20_Internet_20_Link">
</text:a>
Reuters information picture</text:p>
      <text:p text:style-name="P4">
South Korea said on Monday (12th) that the Chinese warship was carrying out the waters of the Korean Space Rockets last month.</text:p>
      <text:p text:style-name="P4">
At the same time, the South Korean military is currently searching for the wreckage of the Korean spacecraft falling into the waters near Qingdao.</text:p>
      <text:p text:style-name="P4">
According to Reuters quoted South Korean military news, North Korea's rockets fell in the sea at the junction of the exclusive economic zone of China and South Korea. South Korea has removed some fragments from water, including a large cylindrical object.</text:p>
      <text:p text:style-name="P4">
Li Chengjun, a spokesman for the joint conference chief of staff, said at a routine briefing on Monday: "Regarding Chinese ships, it is currently being carried out in 200 kilometers west of Qingdao. The waters are the public sea.</text:p>
      <text:p text:style-name="P4">
Li Chengjun also said: "We know that some Chinese warships are in that public sea." He added that Chinese activities did not cause interference and needed any response to the South Korean side.</text:p>
      <text:p text:style-name="P4">
Before he made the above remarks, NK News, a headquarters in Seoul, in Seoul, reported that Chinese ships have strengthened patrols in the Yellow Sea area on Friday, and the fragments of North Korean satellites fell in the sea.</text:p>
      <text:p text:style-name="P4">
North Korea launched the first spy satellite to space on May 31, but eventually ended with a booster and effective load. North Korea vowed to quickly launch another satellite.</text:p>
      <text:p text:style-name="P4">
Editor -in -chief: Kaidi</text:p>
      <text:p text:style-name="P4">
News Source: <text:a xlink:type="simple" xlink:href="https://www.rfa.org/mandarin/Xinwen/1-06122023103659.html" text:style-name="Internet_20_link" text:visited-style-name="Visited_20_Internet_20_Link">
https://www.rfa.org/mandarin/Xinwen/1-06122023103659.html</text:a>
</text:p>
      <!--NEWS-->
      <text:h text:style-name="P10" text:outline-level="1">
<text:span text:style-name="T4">
The Netherlands will screen for foreign doctoral students to deny the target of China</text:span>
</text:h>
      <text:p text:style-name="P4">
Author: None</text:p>
      <text:p text:style-name="P4">
Publisher: Radio Free Asia (Organization)</text:p>
      <text:p text:style-name="P4">
Published Time: 2023-06-12T10:52:00-04:00</text:p>
      <text:p text:style-name="P4">
Modified Time: 2023-06-12T12:02:14-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7" text:anchor-type="as-char" svg:width="6.9236in" svg:height="4.612011in" draw:z-index="0">
<draw:image xlink:href="../Images/rfamandarin/2023-06-12T10-52-00-04-00/000000.png" xlink:type="simple" xlink:show="embed" xlink:actuate="onLoad" draw:mime-type="image/png"/>
</draw:frame>
Director of the Dutch Intelligence and Security Administration Rick Akband(Erikaker tree)In April, it warned that international Internet attacks and penetration endangered the rule of law in the Netherlands. <text:a xlink:type="simple" xlink:href="https://www.rfa.org/mandarin/Xinwen/2-06122023104352.html/@@images/image" text:style-name="Internet_20_link" text:visited-style-name="Visited_20_Internet_20_Link">
</text:a>
Associated Press</text:p>
      <text:p text:style-name="P4">
According to Reuters, a spokesman for the Dutch Ministry of Education said on Monday (12th) that the Netherlands is considering legislation to conduct possible security risk screening for foreign students who are planning to learn in the technology field. This will be the latest measures in the Dutch University and Government to restrict Chinese students and companies' acquisition of Dutch technology. However, the Ministry of Education also said that the new regulations will be applicable to all students from the EU, not just Chinese students.</text:p>
      <text:p text:style-name="P4">
It is reported that the Dutch intelligence agency AIVD warned in April that Dutch universities were the "seductive goals" of espionage, while China was the biggest threat. Dutch universities have begun to reject Chinese students who have received the Chinese "ChinaScholarship Council" scholarships.</text:p>
      <text:p text:style-name="P4">
The Dutch Education Minister Robbert Dijkgraf told the parliament in April that he was reviewing which university projects were funding from foreign funding. In 2022, he set up a "information center" for the university of the country to help review foreign academic partnerships.</text:p>
      <text:p text:style-name="P4">
Last week, the Dutch government launched a security review for potential foreign investors that might pose a threat to national security interests.</text:p>
      <text:p text:style-name="P4">
In addition, the Dutch government also stated in March that it will adopt more stringent export restrictions on semiconductor technology.</text:p>
      <text:p text:style-name="P4">
Editor -in -chief: Kaidi</text:p>
      <text:p text:style-name="P4">
News Source: <text:a xlink:type="simple" xlink:href="https://www.rfa.org/mandarin/Xinwen/2-06122023104352.html" text:style-name="Internet_20_link" text:visited-style-name="Visited_20_Internet_20_Link">
https://www.rfa.org/mandarin/Xinwen/2-06122023104352.html</text:a>
</text:p>
      <!--NEWS-->
      <text:h text:style-name="P10" text:outline-level="1">
<text:span text:style-name="T4">
Swedish think tank: Global nuclear arsenal increased in China last year, the largest increase in China</text:span>
</text:h>
      <text:p text:style-name="P4">
Author: None</text:p>
      <text:p text:style-name="P4">
Publisher: Radio Free Asia (Organization)</text:p>
      <text:p text:style-name="P4">
Published Time: 2023-06-12T10:59:00-04:00</text:p>
      <text:p text:style-name="P4">
Modified Time: 2023-06-12T12:01:46-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59" text:anchor-type="as-char" svg:width="6.9236in" svg:height="4.07599in" draw:z-index="0">
<draw:image xlink:href="../Images/rfamandarin/2023-06-12T10-59-00-04-00/000000.png" xlink:type="simple" xlink:show="embed" xlink:actuate="onLoad" draw:mime-type="image/png"/>
</draw:frame>
Inner text of the annual assessment report of Stockholm International Peace Institute <text:a xlink:type="simple" xlink:href="https://www.rfa.org/mandarin/Xinwen/3-06122023105743.html/@@images/image" text:style-name="Internet_20_link" text:visited-style-name="Visited_20_Internet_20_Link">
</text:a>
Sipri official website screenshot</text:p>
      <text:p text:style-name="P4">
Swedish think tank "Stockholm Institute(Sipri)" on Monday(12th)It is said that with the long -term modernization and expansion plan of various countries, the number of global active nuclear weapons in 2022 has begun to increase, and the world is entering a dangerous stage. Experts from the agency also pointed out that China's nuclear arsenal is expanding significantly.</text:p>
      <text:p text:style-name="P4">
According to the annual evaluation report of the Institute of International Peace of Stockholm, the number of potentially available nuclear warheads estimated in global military inventory increased by 86 to 9,576, which continued the trend of the past few years.</text:p>
      <text:p text:style-name="P4">
According to the agency's estimates, Russia and the United States are currently the largest number of nuclear weapons in the world, accounting for about 90%of the world's. In the past year, the scale of their respective arsenal of the two countries seems to have remained relatively stable. With the third China, the nuclear warhead is estimated to increase from 350 in January 2022 to 410 in January 2023.</text:p>
      <text:p text:style-name="P4">
Researcher Hans M.kristensen, a researcher at Stockholm International Peace Research Institute, pointed out: "China has begun to expand its nuclear arsenal significantly. The minimum nuclear force is required. "He also said that China is rising with the posture of world power," this is the reality of our era. "</text:p>
      <text:p text:style-name="P4">
Editor -in -chief: Kaidi</text:p>
      <text:p text:style-name="P4">
News Source: <text:a xlink:type="simple" xlink:href="https://www.rfa.org/mandarin/Xinwen/3-06122023105743.html" text:style-name="Internet_20_link" text:visited-style-name="Visited_20_Internet_20_Link">
https://www.rfa.org/mandarin/Xinwen/3-06122023105743.html</text:a>
</text:p>
      <!--NEWS-->
      <text:h text:style-name="P10" text:outline-level="1">
<text:span text:style-name="T4">
The new model of Chinese reconnaissance machines appeared to monitor the US -Japan France and Four countries exercises</text:span>
</text:h>
      <text:p text:style-name="P4">
Author: None (Language: zh)</text:p>
      <text:p text:style-name="P4">
Publisher: None</text:p>
      <text:p text:style-name="P4">
Time: 2023-06-12T11:00:00Z</text:p>
      <text:p text:style-name="P4">
Description: The Ministry of Defense of Japan recently released news that a new model of a Chinese reconnaissance aircraft flew over the Pacific Ocean. China ’s semi -official Global Times quoted experts that the machine was likely to conduct monitoring and intelligence collection of joint military exercises in the Pacific waters of the United States, Japan, France, and the east of Taiwan.</text:p>
      <text:p text:style-name="P4">
Videos: []</text:p>
      <text:p text:style-name="P4">
Images: []</text:p>
      <text:p text:style-name="P4">
Subject: 时政风云</text:p>
      <text:p text:style-name="P4">
Subjects: ['运-9电子侦察机', '运9', '侦察机', '印太', '太平洋', '台海', '四国演习', '第七舰队', '中国侦察机', '美国第七舰队']</text:p>
      <text:p text:style-name="P4">
Keywords: ['意见反馈']</text:p>
      <text:p text:style-name="P4">
Id: 65889438</text:p>
      <!--METADATA-->
      <text:p text:style-name="P4">
<text:a xlink:type="simple" xlink:href="https://www.dw.com/zh/overlay/image/article/65889438/64688874" text:style-name="Internet_20_link" text:visited-style-name="Visited_20_Internet_20_Link">
 </text:a>
Profile picture: American Nitz Mi Aircraft Carrier</text:p>
      <text:p text:style-name="P4">
(Voice of Germany Chinese) Taiwan ’s Ministry of National Defense has repeatedly discovered the Chinese military aircraft around the Taiwan Strait recently. The last one is just Sunday. According to a report from the Taiwan Central News Agency on June 12, the Ministry of National Defense said that from 6 am from 6 am to 6 am on the 11th, 24 CCP military aircraft-including 10 times in the middle line of the Taiwan Strait and 5 warships, which continued to be in the Taiwan Strait, which continued to be in the Taiwan Strait, which continued to be in the Taiwan Strait, which continued to be on the Taiwan Strait. Around the Taiwan Strait. The Taiwan Air Force said that <text:a xlink:type="simple" xlink:href="https://www.dw.com/zh/zh/台国防部十架中国军机飞越台海中线/a-65883792" text:style-name="Internet_20_link" text:visited-style-name="Visited_20_Internet_20_Link">
CCP's military aircraft on the middle of the Taiwan Strait include: 2 Sucai 30 fighters, 4 -J -11 fighters, 4 -second -16 fighters</text:a>
Essence</text:p>
      <text:p text:style-name="P4">
Earlier, there were more military planes that CCP's activities around the Taiwan Strait on the 8th. According to the Taiwan Department of Defense, at 5 am to 10:40 on the day, 37 military machines such as the CCP J -11, J -16, Boom 6, Huayan 20 and early warning were successively discovered. The southeast airspace enters the Western Pacific, the purpose is to implement the air supervision and long -sea airline training.</text:p>
      <text:p text:style-name="P4">
Among these military aircraft, a reconnaissance aircraft attracted the attention of the Ministry of Defense of Japan. The Ministry of Communist Party Supervision of the Ministry of Defense of Japan issued a statement on the 8th that on the morning of the morning, a Chinese transport 9 intelligence collected aircraft to fly over the Pacific Ocean. The statement states that this is the first time that this is the first time that the new model is flying.</text:p>
      <text:p text:style-name="P4">
China's semi-official Global Times referred to this model as the Yun-9 electronic reconnaissance aircraft. On the 10th, the newspaper quoted military expert Song Zhongping that the fighter formation of the PLA on the 8th was a "standard" prepared by Taiwan's military struggle for military struggles to curb the military struggle outside the region. There were various fighters such as tankers, early warning aircraft, and fighters. "This is a formation of a combination of force, showing the construction of multiple batches and multi -machine hybrid strike capabilities in our army, which will also become the norm in the future."</text:p>
      <text:p text:style-name="P4">
At the same time, the newspaper quoted the news of the China Think Tank's "South China Sea Strategy Tita" on the 9th. Since the 8th, the US "Nimitz" aircraft carrier strike group and the "Reagan" aircraft carrier strike group activity in the Ryukyu Islands. The Ryukyu Islands is located in the West Pacific, between the East China Sea and the Philippines, and between Kyushu and Taiwan, Japan.</text:p>
      <text:p text:style-name="P4">
*#</text:p>
      <text:h text:style-name="P13" text:outline-level="4">
<text:span text:style-name="T4">
Chinese -style "Bright Sword": PLA conducts actual combat military exercises in the Taiwan Strait</text:span>
</text:h>
      <text:h text:style-name="P12" text:outline-level="3">
<text:span text:style-name="T4">
Pelosi launched a large -scale practical military training after leaving Taiwan</text:span>
</text:h>
      <text:p text:style-name="P4">
The Speaker of the House of Representatives Pelosi visited Taiwan on Tuesday (2nd) in Beijing on Tuesday (2nd). The mainland PLA announced that night that from 12:00 on Thursday (4th) to 12:00 on the 7th, it was surrounded by Taiwan. Carry out military training operations and organize real bombs. On the 8th, the Eastern theater of the PLA announced on Weibo that it continued to conduct practical combat training for the sea and airspace around Taimao.</text:p>
      <text:p text:style-name="P4">
*#</text:p>
      <text:h text:style-name="P13" text:outline-level="4">
<text:span text:style-name="T4">
Chinese -style "Bright Sword": PLA conducts actual combat military exercises in the Taiwan Strait</text:span>
</text:h>
      <text:h text:style-name="P12" text:outline-level="3">
<text:span text:style-name="T4">
The Eastern theater Implementation of Remote Firepower Real Shooting</text:span>
</text:h>
      <text:p text:style-name="P4">
On August 4th, a spokesman for the PLA Eastern theater Shi Yi, the Army of the Army, stated that on the afternoon of the 4th, "the Rocket Army Forces of the Eastern Theater of the PLA, the implementation of multi -regional, multi -model frequent firepower assault on the east of the Taiwan Island, all the multiple models of firepower, all the missiles, all the missiles, all the missiles were all missiles. The target of accurate hitting the target has tested the precise strike and regional rejection ability. " The Seven Kingdoms Group issued a joint statement on that day, calling on China to "do not unilaterally use force to change the status quo of the region and solve cross -strait differences in a peaceful way."</text:p>
      <text:p text:style-name="P4">
*#</text:p>
      <text:h text:style-name="P13" text:outline-level="4">
<text:span text:style-name="T4">
Chinese -style "Bright Sword": PLA conducts actual combat military exercises in the Taiwan Strait</text:span>
</text:h>
      <text:h text:style-name="P12" text:outline-level="3">
<text:span text:style-name="T4">
: The missile launched by the PLA fly over Taiwan's island</text:span>
</text:h>
      <text:p text:style-name="P4">
The report from the Japanese Ministry of Defense pointed out that the Japanese side stated that China launched 9 missiles from the direction of Taiwan in the afternoon of the 4th, 5 of which fell into the Japanese exclusive economic zone (EEZ) and 4 flying over Taiwan's island. The Ministry of Defense said that the Japanese side will continue to collect intelligence, analyze, and alert monitoring. Japanese media said that this was the first time that Chinese missiles fell into the Japanese exclusive economic zone. The Taiwan Ministry of Defense issued a press release on the side of the night on the 4th, saying that "the launching dynamics in real time", but because the ballistic road diameter is outside the atmosphere, "it is not harmful to the vast ground area of flying over", so no alarm was issued.</text:p>
      <text:p text:style-name="P4">
*#</text:p>
      <text:h text:style-name="P13" text:outline-level="4">
<text:span text:style-name="T4">
Chinese -style "Bright Sword": PLA conducts actual combat military exercises in the Taiwan Strait</text:span>
</text:h>
      <text:h text:style-name="P12" text:outline-level="3">
<text:span text:style-name="T4">
PLA warship confronts Taiwan Lanyang</text:span>
</text:h>
      <text:p text:style-name="P4">
On August 5th, another photo of the Eastern theater of the PLA's Eastern Agency continued to conduct practical combat and joint training in Taiwan's surrounding sea airspace. You can clearly see the Taiwan Lanyang patrol ship with the port number 935. The Ministry of National Defense of Taiwan responded that "multiple batches of CCP and ship activities have been discovered, and they have been broadcast alarm for the first time.</text:p>
      <text:p text:style-name="P4">
*#</text:p>
      <text:h text:style-name="P13" text:outline-level="4">
<text:span text:style-name="T4">
Chinese -style "Bright Sword": PLA conducts actual combat military exercises in the Taiwan Strait</text:span>
</text:h>
      <text:h text:style-name="P12" text:outline-level="3">
<text:span text:style-name="T4">
PLA pilot overlooking the Central Mountains in Taiwan</text:span>
</text:h>
      <text:p text:style-name="P4">
On the 5th, the Chinese military released a video and photo of the "PLA soldiers overlooking the Taiwan Coastline and the Central Mountains from the fighter". A PLA pilot faced the camera and said, "Today I performed a mission to the deterrence. I overlooking the Treasure Island coastline and the Central Mountains of the motherland at a distance. We will be more determined, and we will continue to strengthen the training of troops to ensure that we can cope with all the crisis. "</text:p>
      <text:p text:style-name="P4">
*#</text:p>
      <text:h text:style-name="P13" text:outline-level="4">
<text:span text:style-name="T4">
Chinese -style "Bright Sword": PLA conducts actual combat military exercises in the Taiwan Strait</text:span>
</text:h>
      <text:h text:style-name="P12" text:outline-level="3">
<text:span text:style-name="T4">
Taiwan National Defense Department: "The PLA has not entered the leader of the territorial sea"</text:span>
</text:h>
      <text:p text:style-name="P4">
On the 8th, the Ministry of Defense of Taiwan held a press conference. Lieutenant General Yin Xianxian said that during the exercise of the PLA Navy on the 4th to 8th, he maintained 13 battleships and love ships in the Taiwan link (24 nautical miles) every day. Carry out activities. In the north, west, southwestern, east, etc., the Air Force dispatches every day, including combat aircraft, including J-11, J-16, and Air Police, to implement military deterrence operations. He emphasized that the PLA "never entered my country's territorial sea and leading the air."#</text:p>
      <text:h text:style-name="P13" text:outline-level="4">
<text:span text:style-name="T4">
Chinese -style "Bright Sword": PLA conducts actual combat military exercises in the Taiwan Strait</text:span>
</text:h>
      <text:h text:style-name="P12" text:outline-level="3">
<text:span text:style-name="T4">
Department of Defense: The Surveillance Situation of the Surrounded by the Liden No.</text:span>
</text:h>
      <text:p text:style-name="P4">
The White House announced on the 4th that the Pentagon instructed the "Ronald Reagan" aircraft carrier to stay in the area near Taiwan to "monitor the situation." Reuters reports that the U.S. Navy Day stated that the "Reagan" aircraft carrier is conducting a scheduled operation in the Philippines Sea in the Western Pacific, with an area of 5.7 million square kilometers, including the waters in southeast Taiwan. The strategic situation of the think tank in the South China Sea was perceived on August 8th on social media, saying that the U.S. aircraft carrier "Reagan" continued to move south of about 140 nautical miles in the past two days.</text:p>
      <text:p text:style-name="P4">
*#</text:p>
      <text:h text:style-name="P13" text:outline-level="4">
<text:span text:style-name="T4">
Chinese -style "Bright Sword": PLA conducts actual combat military exercises in the Taiwan Strait</text:span>
</text:h>
      <text:h text:style-name="P12" text:outline-level="3">
<text:span text:style-name="T4">
Taiwan "Tianlei Exercise" is about to appear</text:span>
</text:h>
      <text:p text:style-name="P4">
According to Taiwan media reports, the Taiwan military will implement the "Tianlei exercise" in Checheng, Pingtung to Laoshan. A total of 36 155 grenades cannon cannon noodles are carried out. It does not even rule out a small part of the overlap. The Taiwan military emphasized that the annual Tianlei exercise was announced as early as July 22, not a temporary intention for a certain situation, and there is no need to over -interpret it.</text:p>
      <text:p text:style-name="P4">
*#</text:p>
      <text:h text:style-name="P13" text:outline-level="4">
<text:span text:style-name="T4">
Chinese -style "Bright Sword": PLA conducts actual combat military exercises in the Taiwan Strait</text:span>
</text:h>
      <text:h text:style-name="P12" text:outline-level="3">
<text:span text:style-name="T4">
60 % of the Taiwanese are not worried about further military conflicts on both sides of the strait</text:span>
</text:h>
      <text:p text:style-name="P4">
The latest polls announced by the Taiwan "China Public Opinion Research Association" show that 60.1%of the people in Taiwan are not worried about the further military conflict between the two sides of the strait, only 34.0%worry. If mainland China attacked Taiwan, would the United States send troops to participate in the war? 48.5%of the people think that the United States will send troops, and 37.4%think not. The differences in views are mainly from the people's party sex and age. This poll visited from August 3rd to 5th.</text:p>
      <text:p text:style-name="P4">
*#</text:p>
      <text:h text:style-name="P13" text:outline-level="4">
<text:span text:style-name="T4">
Chinese -style "Bright Sword": PLA conducts actual combat military exercises in the Taiwan Strait</text:span>
</text:h>
      <text:h text:style-name="P12" text:outline-level="3">
<text:span text:style-name="T4">
The Eastern Theater of the PLA announced the completion of joint military operations</text:span>
</text:h>
      <text:p text:style-name="P4">
Shi Yi, a spokesman for the Eastern Theater of the Chinese People's Liberation Army, said on the 10th that the Eastern theater was completed in the various tasks of organizing the army and military operations in the sea airspace around the Taiwan Island to combine military operations. He added that "the theater troops will keep an eye on the changes in the situation of the Taiwan Strait, continue to carry out training for military training, and often organize the Taiwan Strait for the war -to -reserve police patrol to resolutely defend national sovereignty and territorial integrity." On the same day, the China National New Office published the white paper "The Unified Cause of China and the New Era" in the New Era, emphasizing that "non -peaceful methods will be the last choice for the last time".</text:p>
      <text:p text:style-name="P4">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text:a xlink:type="simple" xlink:href="javascript:void(0);" text:style-name="Internet_20_link" text:visited-style-name="Visited_20_Internet_20_Link">
 </text:a>
On the 9th, the U.S. Seventh Fleet issued a statement saying that the Nimitz carrier and the Liden aircraft carrier and the Japanese Navy Self -Defense Force were the cloud helicopter destroyer, as well as the Canadian and French ground forces held a joint maritime exercise. The statement said that more than 12,000 naval soldiers participated in the exercise. The statement quoted JenniferCouture, the aircraft carrier command of Nitzmi: "We are with allies and partners to show the ability of cross -domain seamless integration, the ability to deal with accidents, and the promise of defending the freedom of navigation and freedom to defend the Indo -Pacific region "The statement said that this is the first time that the Nitzmi carrier has worked with the Reagan carrier since June 2020.</text:p>
      <text:p text:style-name="P4">
On the 10th, the Global Times reported the movement of the Yun-9 electronic reconnaissance aircraft issued by the Japanese Communist Party and Supervisory Department, as well as the United States, Japan, France, and Canada. China ’s house is provocative. Of course, the PLA military aircraft can also go to see the American aircraft carrier formation." This is coming and not polite. As our military capabilities continue to improve. I believe that forces such as the United States and other domains such as the United States and other domains to get closer to the reconnaissance reconnaissance. Actions will continue to increase. "</text:p>
      <text:p text:style-name="P4">
Reuters reports that <text:a xlink:type="simple" xlink:href="https://www.dw.com/zh/zh/中俄第六次联合巡航-日韩派战机紧急起飞/a-65848825" text:style-name="Internet_20_link" text:visited-style-name="Visited_20_Internet_20_Link">
With the increasingly displaying military power in the East China Sea and the South China Sea in recent years</text:a>
<text:a xlink:type="simple" xlink:href="https://www.dw.com/zh/zh/多国海上联演印尼开幕-美中军舰均到场/a-65827851" text:style-name="Internet_20_link" text:visited-style-name="Visited_20_Internet_20_Link">
China and the United States</text:a>
And its allies' military encounters in the Western Pacific have also increased. Just a few days before the four -nation exercise, the Philippines, the United States, and Japan held the first three -nation exercise in the waters in western Philippines.</text:p>
      <text:p text:style-name="P4">
(Comprehensive report)</text:p>
      <text:p text:style-name="P4">
News Source: <text:a xlink:type="simple" xlink:href="https://www.dw.com/zh/中国侦察机新机型现身-监控美日法加四国演习/a-65889438" text:style-name="Internet_20_link" text:visited-style-name="Visited_20_Internet_20_Link">
https://www.dw.com/zh/中国侦察机新机型现身-监控美日法加四国演习/a-65889438?maca=chi-rss-chi-all-1127-rdf</text:a>
</text:p>
      <!--NEWS-->
      <text:h text:style-name="P10" text:outline-level="1">
<text:span text:style-name="T4">
Hong Kong media: "War Wolf" Lu Shayan will be degraded to return to the country to serve as idle</text:span>
</text:h>
      <text:p text:style-name="P4">
Author: None</text:p>
      <text:p text:style-name="P4">
Publisher: Radio Free Asia (Organization)</text:p>
      <text:p text:style-name="P4">
Published Time: 2023-06-12T11:01:00-04:00</text:p>
      <text:p text:style-name="P4">
Modified Time: 2023-06-12T11:25:3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171" text:anchor-type="as-char" svg:width="6.9236in" svg:height="4.612011in" draw:z-index="0">
<draw:image xlink:href="../Images/rfamandarin/2023-06-12T11-01-00-04-00/000000.png" xlink:type="simple" xlink:show="embed" xlink:actuate="onLoad" draw:mime-type="image/png"/>
</draw:frame>
Chinese Ambassador to France, Lusha Ye Reuters information picture</text:p>
      <text:p text:style-name="P4">
The Chinese ambassador to France, which has repeatedly issued diplomatic storms due to the "War Wolf" attitude, will be degraded to return to China. According to the Hong Kong media "Sing Tao Daily" exclusively on Monday (12th), Lu Shaye will return to China to take over as the president of the Chinese People's Friendship Association to engage in civil diplomacy.</text:p>
      <text:p text:style-name="P4">
The report emphasized that Lu Shaye has been the ambassador to France for 4 years and is about to be 59 years old. It is also "accustomed to arrangements and things are normal."</text:p>
      <text:p text:style-name="P4">
However, the news has not been confirmed. At present, on the official website of the Chinese Embassy in France, Lushayo's position has not changed.</text:p>
      <text:p text:style-name="P4">
As early as the Ambassador to Canada, Lushaye had shown his "wolf's true colors". After Huawei's rotating chairman Meng Wanzhou was arrested, he wrote an article and publicly criticized Canada's "white supremacy". During his stay in France, he also scolded a French scholar as a "little hooligan", which caused controversy.</text:p>
      <text:p text:style-name="P4">
In April of this year, he said in an interview with a French television station that the former Soviet Union joined the Republic of the France had no effective sovereign state status, triggering criticism from the three Baltic countries, Ukraine, France and the European Union. The Chinese Ministry of Foreign Affairs later stated that this was just the "personal perspective" of Lushaye, and China's position on related sovereignty unchanged.</text:p>
      <text:p text:style-name="P4">
Earlier, there were also rumors that Lushayo was recalled on May 15. Chinese Foreign Ministry spokesman Wang Wenbin said it was "fake news" at the time. In an interview with a French independent media later, Lushayo emphasized that his remarks were not conflicting with Chinese official foreign policies, and said that "some people have done a lot of questions."</text:p>
      <text:p text:style-name="P4">
The report also pointed out that Deng Li, the current deputy minister of the Ministry of Foreign Affairs, may take over Lushaye as the ambassador to France.</text:p>
      <text:p text:style-name="P4">
Editor -in -chief: Kaidi</text:p>
      <text:p text:style-name="P4">
News Source: <text:a xlink:type="simple" xlink:href="https://www.rfa.org/mandarin/Xinwen/4-06122023110040.html" text:style-name="Internet_20_link" text:visited-style-name="Visited_20_Internet_20_Link">
https://www.rfa.org/mandarin/Xinwen/4-06122023110040.html</text:a>
</text:p>
      <!--NEWS-->
      <text:h text:style-name="P10" text:outline-level="1">
<text:span text:style-name="T4">
Fundamental Eskyo China began to operate completely independently (Free Version)</text:span>
</text:h>
      <text:p text:style-name="P4">
Authors: ['咏竹坊']</text:p>
      <text:p text:style-name="P4">
Publisher: 英国《金融时报》</text:p>
      <text:p text:style-name="P4">
Time: 2023-06-12T11:01:04+00:00</text:p>
      <text:p text:style-name="P4">
Published Time: 2023-06-11T12:00:99+08:00</text:p>
      <text:p text:style-name="P4">
Modified Time: 2023-06-12T06:57:99+08:00</text:p>
      <text:p text:style-name="P4">
Description: Sequoia Capital separates the business separately and operates independently, and its Chinese business continues to be led by the founder Shen Nanpeng.</text:p>
      <text:p text:style-name="P4">
Images: []</text:p>
      <text:p text:style-name="P4">
Themes: ['专栏', '咏竹坊', '关注']</text:p>
      <text:p text:style-name="P4">
Keywords: ['咏竹坊', '红杉资本', '沈南鹏', '风险投资']</text:p>
      <text:p text:style-name="P4">
Type: Article</text:p>
      <!--METADATA-->
      <text:p text:style-name="P4">
<text:span text:style-name="T4">
 Author Yu Terry, this article only represents the author's own point of view. </text:span>
</text:p>
      <text:p text:style-name="P4">
The Chinese venture capital market was once a fertile and opportunistic wilderness. It has a deep brand support, which is essential to the wild and wild. However, as the Chinese market has gradually grown into a preferred destination for global high -growth startups, the moment when it is completely independent and independent from support is coming.</text:p>
      <text:p text:style-name="P4">
News Source: <text:a xlink:type="simple" xlink:href="http://www.ftchinese.com/story/001099933" text:style-name="Internet_20_link" text:visited-style-name="Visited_20_Internet_20_Link">
http://www.ftchinese.com/story/001099933</text:a>
</text:p>
      <!--NEWS-->
      <text:h text:style-name="P10" text:outline-level="1">
<text:span text:style-name="T4">
Jiangxi established a joint investigation team to check the duck neck incident, the legal person released the citizen's proposal</text:span>
</text:h>
      <text:p text:style-name="P4">
Author: None</text:p>
      <text:p text:style-name="P4">
Publisher: Radio Free Asia (Organization)</text:p>
      <text:p text:style-name="P4">
Published Time: 2023-06-12T11:03:00-04:00</text:p>
      <text:p text:style-name="P4">
Modified Time: 2023-06-12T12:20:13-04:00</text:p>
      <text:p text:style-name="P4">
Description: None</text:p>
      <text:p text:style-name="P4">
Videos: []</text:p>
      <text:p text:style-name="P4">
Audios: ["<text:a xlink:type="simple" xlink:href="https://www.rfa.org/mandarin/yataibaodao/huanjing/gt2-0612202310501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72" text:anchor-type="as-char" svg:width="6.9236in" svg:height="3.88615in" draw:z-index="0">
<draw:image xlink:href="../Images/rfamandarin/2023-06-12T11-03-00-04-00/000000.png" xlink:type="simple" xlink:show="embed" xlink:actuate="onLoad" draw:mime-type="image/png"/>
</draw:frame>
Students from a university in Nanchang ate a suspected "mouse head" in the campus restaurant, and the official insisted that it was a duck neck. Network screenshot/ancient pavilion provides <text:a xlink:type="simple" xlink:href="https://www.rfa.org/mandarin/yataibaodao/huanjing/gt2-06122023105018.html/@@stream" text:style-name="Internet_20_link" text:visited-style-name="Visited_20_Internet_20_Link">
Audio-Link: https: //www.rfa.org/mandarin/yataibaODao/huanjing/GT2-06122023105018.html/@stream</text:a>
Students from a university in Nanchang ate a suspected "mouse head" in the campus restaurant, and the official insisted on being a duck neck. Is it a duck or a rat? The Jiangxi Provincial Government has established a joint investigation team consisting of the Provincial Department of Education, the Provincial Public Security Department, the Provincial SASAC, and the Provincial Market Supervision and Administration Bureau for investigation. At the same time, Chinese legal persons issued citizenships, calling on the authorities to investigate the matter and accept social supervision.</text:p>
      <text:p text:style-name="P4">
<text:a xlink:type="simple" xlink:href="https://www.rfa.org/mandarin/yataibaodao/huanjing/kw-03162022114643.html" text:style-name="Internet_20_link" text:visited-style-name="Visited_20_Internet_20_Link">
<text:span text:style-name="T4">
 "Old Altar Salva" Search for Chinese Food Safe Rebellion Repeated Bans? </text:span>
</text:a>
<text:span text:style-name="T4">
* <text:a xlink:type="simple" xlink:href="https://www.rfa.org/mandarin/Xinwen/5-12142021100440.html" text:style-name="Internet_20_link" text:visited-style-name="Visited_20_Internet_20_Link">
Disposal ingredients, Wuxi Starbucks Stop Business</text:a>
</text:span>
</text:p>
      <text:p text:style-name="P4">
In a restaurant in Nanchang universities in Jiangxi, some students ate foreign bodies suspected of "mice". However, the results of the school and government officials that the result was "duck neck". In this regard, public opinion was uproar. According to Xinhua News Agency on Saturday (10th), in response to the "6 · 1" food safety incident of Jiangxi Institute of Industry Vocational and Technical College, Jiangxi Province has established a provincial education department, the Provincial Public Security Department, the Provincial SASAC, the Provincial Market Supervision and Administration Bureau, etc. The joint investigation team composed of the department conducted an investigation. In the next step, the joint investigation team will promptly announce the relevant investigation and handling situation to the society.</text:p>
      <text:p text:style-name="P4">
In an interview with Radio Asian Radio on Monday on Monday, the Chinese objections said that he did not have much hope for the official "joint investigation". He said that the official resentment in order to calm the people: "The results of the investigation will definitely deal with several grass -roots managers or companies in contracted cafeteria. They must be a scapegoat, otherwise no one will take the responsibility. A profitable person, because a considerable part of the money earned is taken away. "</text:p>
      <text:p text:style-name="P4">
Students from Jiangxi Institute of Technology in the cafeteria on June 1, when they ate in the cafeteria, they found foreign bodies suspected of mouse heads in the meal. The school responded that it was a duck neck, which detonated a dispute between mouse and ducks that lasted for several days. After that, on the 8th, the same cafeteria was exposed to a student of a large cyan large software bugs about 6 cm in a piece of vegetables.</text:p>
      <text:p text:style-name="P4">
Ji Feng said that a cafeteria frequently appeared in food safety incidents in about a week. I believe that there are no fear in the cafeteria: "Many things they do so unscrupulously, indicating that there are umbrellas and benefits. Now the cafeteria of the university is basically contracted. , I have a friend who contracts more than ten universities. "</text:p>
      <text:p text:style-name="P4">
Following the "Duck Neck", a big green worm was eaten at the same restaurant in the same school on June 8. (Network screenshot/ancient pavilion provided) <text:a xlink:type="simple" xlink:href="https://www.rfa.org/mandarin/yataibaodao/huanjing/gt2-06122023105018.html/m0612-gt2p2.png" text:style-name="Internet_20_link" text:visited-style-name="Visited_20_Internet_20_Link">
</text:a>
<text:span text:style-name="T4">
 Analysis refers to someone as a guilty sheep lawyer asking the government to accept supervision </text:span>
</text:p>
      <text:p text:style-name="P4">
Some people in the lawyer make a citizen's proposal calling on the local market management department to perform legal duties, thoroughly investigate facts and accept social supervision. According to the Rights Protection Network on June 10th, the public welfare legal person, Wu Qilei, issued a proposal to citizen supervision to the Nanchang Market Supervision and Administration Bureau of Nanchang City, Jiangxi Province, and urged the authorities to investigate the school's food safety status as soon as possible, and the approach was disclosed. In the two years, the sanitary inspection records of the cafeteria of Jiangxi Institute of Technology Vocational and Technical College improved the publicity records of food safety awareness and food safety management capabilities of schools and related enterprises, and publicly involved the publicity records of catering companies in the school's cafeteria.</text:p>
      <text:p text:style-name="P4">
Sun Yanru, a former teacher of a school in Jingdezhen, Jiangxi, told this station that the final result of the official joint investigation team was at least to calm the people's dissatisfaction with the government: "This investigation team will first have any substantial results. Of course, they may have one one An excuse to calm this matter, and it is possible to find a few sinful sheep, such as the incident of the Xuzhou iron chain women in Jiangsu, and they have also found a few sinful sheep. This investigation team, its credibility has been bankrupt in the hearts of the citizens. "</text:p>
      <text:p text:style-name="P4">
<text:span text:style-name="T4">
 The school cafeteria involved is Jiangxi Middle School Logistics Company </text:span>
</text:p>
      <text:p text:style-name="P4">
After the incident, the school issued a notice saying that after the investigation, it was confirmed that the school had a severe punishment for the canteen operating Fang Nanchang Catering Management Co., Ltd. (hereinafter referred to as "Jinghe Catering") and ordered the company At the same time, the cafeteria environmental sanitation inspection was launched immediately, and Jinghe Catering was ordered to ask professional disinfection companies to focus on the corresponding rats and epidemic prevention treatment of mouse crawling areas, sewer, and drainage ditch. "Dead ends".</text:p>
      <text:p text:style-name="P4">
According to Hongxing News, the relevant bidding information of Tianyancha showed that in July 2022, the Jiangxi Institute of Technology issued an announcement of the Yaohu Campus's cafeteria operating rights project. Logistics company ") became the winning candidate for the first cafeteria involved in the school.</text:p>
      <text:p text:style-name="P4">
Related information shows that Jiangxi Zhongxiang Logistics Company was established in April 2009 with a registered capital of 16 million yuan. Its major shareholders are Shenzhen Zhongkai Catering Group Co., Ltd. The bidding information of Tianyancha also shows that in recent years, Jiangxi Middle -Ex -fast logistics has also won the management rights of Yichun College, School of Science and Technology of Gannan Normal University, Jiangxi University of Traditional Chinese Medicine, Jiangxi University of Finance and Economics, Jiujiang University of Finance and Economics.</text:p>
      <text:p text:style-name="P4">
Reporter: Ancient Pavilion Editor: Chen Meihua, Jiayuan.com editor: Hong Wei</text:p>
      <text:p text:style-name="P4">
News Source: <text:a xlink:type="simple" xlink:href="https://www.rfa.org/mandarin/yataibaodao/huanjing/gt2-06122023105018.html" text:style-name="Internet_20_link" text:visited-style-name="Visited_20_Internet_20_Link">
https://www.rfa.org/mandarin/yataibaodao/huanjing/gt2-06122023105018.html</text:a>
</text:p>
      <!--NEWS-->
      <text:h text:style-name="P10" text:outline-level="1">
<text:span text:style-name="T4">
Column | Labor Communication: Fujian Jinjiang Jiaxin Light Industry Development Co., Ltd. closed the factory, does not pay the arrears of salary (8)</text:span>
</text:h>
      <text:p text:style-name="P4">
Author: None</text:p>
      <text:p text:style-name="P4">
Publisher: Radio Free Asia (Organization)</text:p>
      <text:p text:style-name="P4">
Published Time: 2023-06-12T11:13:08-04:00</text:p>
      <text:p text:style-name="P4">
Modified Time: 2023-06-12T11:13:08-04:00</text:p>
      <text:p text:style-name="P4">
Description: None</text:p>
      <text:p text:style-name="P4">
Videos: []</text:p>
      <text:p text:style-name="P4">
Audios: ["<text:a xlink:type="simple" xlink:href="https://www.rfa.org/mandarin/zhuanlan/laogongtongxun/hdf-06122023090749.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75" text:anchor-type="as-char" svg:width="6.9236in" svg:height="4.645512in" draw:z-index="0">
<draw:image xlink:href="../Images/rfamandarin/2023-06-12T11-13-08-04-00/000000.png" xlink:type="simple" xlink:show="embed" xlink:actuate="onLoad" draw:mime-type="image/png"/>
</draw:frame>
 <text:a xlink:type="simple" xlink:href="https://www.rfa.org/mandarin/zhuanlan/laogongtongxun/hdf-06122023090749.html/@@images/image" text:style-name="Internet_20_link" text:visited-style-name="Visited_20_Internet_20_Link">
</text:a>
Photo: RFA <text:a xlink:type="simple" xlink:href="https://www.rfa.org/mandarin/zhuanlan/laogongtongxun/hdf-06122023090749.html/@@stream" text:style-name="Internet_20_link" text:visited-style-name="Visited_20_Internet_20_Link">
Audio-Link: https: // Woohoo. Hair dye .org/mandarin/column/labor communication/good place -06122023090749.html/@@ stream</text:a>
After the May 1st Labor Day holiday this year, the workers of Fujian Jinjiang Jiaxin Light Industry Development Co., Ltd. returned to the factory on the first day of work, and was informed by the factory. <text:a xlink:type="simple" xlink:href="https://maps.clb.org.hk/" text:style-name="Internet_20_link" text:visited-style-name="Visited_20_Internet_20_Link">
Enterprise Close</text:a>
Essence The factory also violated the law that the workers must sign a voluntary resignation letter before they issued the salary of March that had been arrears.</text:p>
      <text:p text:style-name="P4">
Workers are dissatisfied with the factory's approach to gather at the factory gate to confront the manager. Some workers sent a confrontation scene in Douyin <text:a xlink:type="simple" xlink:href="https://www.douyin.com/user/MS4wLjABAAAA1p7MwZLcIxN-nQUiu8yogLIDKf2PS7Cxw7e6pYJABIY" text:style-name="Internet_20_link" text:visited-style-name="Visited_20_Internet_20_Link">
Video</text:a>
Essence</text:p>
      <text:p text:style-name="P4">
Some netizens commented behind the video that Jiaxin Factory was a good factory that is difficult to enter.</text:p>
      <text:p text:style-name="P4">
Some netizens left a message saying that a few days ago, a factory next to Wuli Industrial Zone was also the same. The factory had to dissolve, but called the employee to write a resignation, and the salary was only 70 %. Some netizens left a message and said that recently, several Jinjiang factories have disbanded. Why?</text:p>
      <text:p text:style-name="P4">
It should be asked why!</text:p>
      <text:p text:style-name="P4">
Obviously it is a factory, but in order to evade the payment of the labor contract compensation, the factory dares to ask the workers to sign a voluntary resignation letter illegally. why?</text:p>
      <text:p text:style-name="P4">
As early as 2012, the Jiaxin Factory established the "CPC Jinjiang Jiaxin Light Industry Development Co., Ltd. <text:a xlink:type="simple" xlink:href="http://www.jinjiang.gov.cn/xxgk/gsgg/201007/t20100721_919497.htm" text:style-name="Internet_20_link" text:visited-style-name="Visited_20_Internet_20_Link">
Company Branch Committee</text:a>
". Since there are party branches, there should be factory unions. The illegal acts of the factory occur under the eyelids of the party branch and union. So where is the union? And when the workers have already moved their rights to defend their rights, Why can't I see the shadow of the union?</text:p>
      <text:p text:style-name="P4">
On March 14 this year, that is, Jiaxin Factory suddenly announced the suspension of business and asked the workers to sign the voluntary leaving letter 6 weeks before, China Industry Network had published an article <text:a xlink:type="simple" xlink:href="https://www.toutiao.com/article/7210329932277383692/" text:style-name="Internet_20_link" text:visited-style-name="Visited_20_Internet_20_Link">
report</text:a>
It is said that the Jinjiang Federation of Trade Unions continue to explore how to better use collective consultations to safeguard the rights and interests of employees and promote the development of the enterprise.</text:p>
      <text:p text:style-name="P4">
We have reason to doubt that the party branch and trade union of Jiaxin Factory is well -known, and has not played any role in ensuring the right of the workers in the factory. China Industry.com reports that the continuous exploration of collective negotiations by the Federation of Trade Unions of the Jinjiang City is only in order to complete the propaganda tasks and publish the so -called positive energy reported by the unions reported by the unions in various places.</text:p>
      <text:p text:style-name="P4">
In reality, truly meaningful collective negotiations and collective negotiations have never entered any enterprise. Otherwise, Jiaxin, a 27 -year -old factory, and was a good factory that was difficult to enter in the minds of workers. What about this unscrupulous employer?</text:p>
      <text:p text:style-name="P4">
With these issues, I tried to find the local unions of Jinjiang there, and tried to persuade the union to enter the scene of the labor and management confrontation, representing the workers negotiating negotiation with the factory. The process can be described as twists and turns.</text:p>
      <text:p text:style-name="P4">
It turned out that in Fujian, who had been the governor of Xi Jinping, to this day, the village staff knew that the labor and management confrontation had occurred but was unwilling to go to the scene to understand the situation. The so -called grid work is even more terrible. If the labor and capital confrontation is not assigned to the lattice of the union staff, the trade union cannot go over to the scene to represent the workers and the enterprise.</text:p>
      <text:p text:style-name="P4">
As early as 4 years ago, in 2019, the former General Secretary of Fujian Governor <text:a xlink:type="simple" xlink:href="https://news.sina.cn/gn/2019-07-18/detail-ihytcerm4577324.d.html" text:style-name="Internet_20_link" text:visited-style-name="Visited_20_Internet_20_Link">
Xi Jinping once scolded</text:a>
Full of food all day long, lazy and inaction.</text:p>
      <text:p text:style-name="P4">
As the saying goes, you let me go to Yang Guan Dao, but I only love Dulin Bridge. 4 years ago, the current lazy officials actually made a layer of "cocoon" for themselves, and used "making cocoons self -binding".</text:p>
      <text:p text:style-name="P4">
What's more, in the Jinjiang River, there are still regulations at the township level, and it is not possible to provide the phone number of the union chairman to the people looking for the town union. In this way, I do n’t know if some of the preparation leaders, including the chairman of the union, can hide behind those who are likely to answer calls who are likely to be unliked. What about the day, the muddy day "?</text:p>
      <text:p text:style-name="P4">
On February 11, this year, that is, the Jiaxin Factory violated the law and required workers to sign the voluntary resignation letter 10 weeks before, China Industry Network once reported <text:a xlink:type="simple" xlink:href="https://www.toutiao.com/article/7210329932277383692/" text:style-name="Internet_20_link" text:visited-style-name="Visited_20_Internet_20_Link">
report</text:a>
It is said that the Fujian Quanzhou Trade Union deployed the special work deployment of the General President and the Provincial General Manager of the Provincial General Manager, and the municipal and county trade unions quickly acted to establish special classes, formulated plans, and focused on political leadership. Licensed up and down and advance steadily.</text:p>
      <text:p text:style-name="P4">
However, in this Jiaxin closure factory incident, the special classes, solutions, linkages, and promotion of the bridgehead of Jinjiang Trade Union could not be found at all.</text:p>
      <text:p text:style-name="P4">
According to China Industry.com, members of the Federation of Union of Quanzhou Municipal Federation of Trade Unions are linked to 1 to 2 county -level unions and 2 to 3 grass -roots unions, which are normalized.</text:p>
      <text:p text:style-name="P4">
So, as a large factory, which member of the Federation of the Federation of Quanzhou City is connected and communicated with normal communication?It seems that the people who may be responsible for the release of China Industry.com are precisely some people who are "mediocre and peaceful stalls, peaceful peace, and mixed days." These people only care about publication, and do not care about the lack of missing missions in the living incidents such as Jiaxinguan Plant. They do not care whether the exaggerated achievements have happened in the reports issued.</text:p>
      <text:p text:style-name="P4">
Another report that CICC has also issued on March 2 this year, the title is "[<text:a xlink:type="simple" xlink:href="http://acftu.people.com.cn/n1/2023/0302/c67502-32634812.html" text:style-name="Internet_20_link" text:visited-style-name="Visited_20_Internet_20_Link">
Fujian Jinjiang Federation of Trade Unions Construction Models full of effects to make the county -level trade union full of vitality</text:a>
"It reported that the Jinjiang Trade Union focused on the" top five "goals with strong political leadership, strong organizational functions, strong service positions, strong institutional mechanisms, and strong functions. , Strive to consolidate the staff and the masses at the grassroots level, actively perform their duties, and take their responsibilities.</text:p>
      <text:p text:style-name="P4">
However, in reality, during the closing factory of the Jiaxin Factory, illegal violations of the rights and interests of the workers, but the local union staff did not want to go out to the scene to represent the workers, but wait for the workers to come to the door. Do.</text:p>
      <text:p text:style-name="P4">
In other words, the "five top five" mentioned in China Industry.com, as well as focusing on the grass -roots level, condensing employees and masses at the grassroots level, actively performing their duties, and being courageous. It has not happened, and even has always been a pile of empty slogans that use the "Xuanke of the Make -ups, and have no intention".</text:p>
      <text:p text:style-name="P4">
In this report, CICC has also piled up a series of new terms, such as: Jinjiang Trade Union innovative "hierarchical fixed, classified management" model, and step by step to grasp the demonstration to form a "cultivation, improvement, demonstration" enterprise with gradual step -by -step enterprises. The construction mechanism of the union, and so on, the clouds of Yunshan are dazzling.</text:p>
      <text:p text:style-name="P4">
The good situation of enterprises ".</text:p>
      <text:p text:style-name="P4">
The report also specifically mentioned a bunch of unknown effects, including: creating a working base for the integration of employees in the Jinjiang Economic Development Zone, building a work pattern of "union standing, departmental construction, and sharing of employees", integrating trade unions, justice, mediation mediation For the forces, the service structure of "one center, one stop, two points, two courts, and three rooms" is formed to achieve seamless links of conflict adjustment, labor arbitration, and judicial ruling to resolve the "full response" of contradictions.</text:p>
      <text:p text:style-name="P4">
Looking at these nouns and numbers, I thought of the two scammers tailors in the Andersen fairy tale "Emperor's New Clothing".</text:p>
      <text:p text:style-name="P4">
For scammers, as long as the money is coming, as for the emperor's buttocks on the street, it is his own business.</text:p>
      <text:p text:style-name="P4">
The fantastic achievements of the unions reported by China Industry Network, whether the leaders and the leaders of the Communist Party of China and the Communist Party of China can understand, I don't know anyway, I don't understand anyway.</text:p>
      <text:p text:style-name="P4">
In fact, you only need to illegally ask workers to sign a voluntary resignation letter with the Jialin Customs Factory, but the union has nothing to do with this two things, and put these two things together. Those all day The true face of the scammers who are busy making new clothes, there is nothing to do.</text:p>
      <text:p text:style-name="P4">
Please listen to me about illegal infringement of workers' rights and interests in Fujian Jinjiang Jiaxin Light Industry Development Co., Ltd., and look for the talks of the union. After listening, tell me how you feel.</text:p>
      <text:p text:style-name="P4">
News Source: <text:a xlink:type="simple" xlink:href="https://www.rfa.org/mandarin/zhuanlan/laogongtongxun/hdf-06122023090749.html" text:style-name="Internet_20_link" text:visited-style-name="Visited_20_Internet_20_Link">
https://www.rfa.org/mandarin/zhuanlan/laogongtongxun/hdf-06122023090749.html</text:a>
</text:p>
      <!--NEWS-->
      <text:h text:style-name="P10" text:outline-level="1">
<text:span text:style-name="T4">
The United States will allow South Korea and Taiwanese semiconductor manufacturers to maintain its business in China (Free Version)</text:span>
</text:h>
      <text:p text:style-name="P4">
Author: Yuka Hayashi</text:p>
      <text:p text:style-name="P4">
Publisher: 华尔街日报中文网</text:p>
      <text:p text:style-name="P4">
Published Time: 2023-06-12T11:15:00.000Z</text:p>
      <text:p text:style-name="P4">
Modified Time: 2023-06-12T11:15:00.000Z</text:p>
      <text:p text:style-name="P4">
Created Time: 2023-06-12T10:01:00.000Z</text:p>
      <text:p text:style-name="P4">
Description: According to the recent remarks of a senior official of the US Department of Commerce, the Bayeng government plans to allow South Korea and Taiwan's top semiconductor manufacturers to maintain and expand its chip manufacturing business in China without being retaliated by the United States.</text:p>
      <text:p text:style-name="P4">
Images: []</text:p>
      <text:p text:style-name="P4">
Categories: ['科技']</text:p>
      <text:p text:style-name="P4">
Keywords: SYND</text:p>
      <text:p text:style-name="P4">
Type: Article</text:p>
      <!--METADATA-->
      <text:p text:style-name="P4">
According to the recent remarks of a senior official of the US Department of Commerce, Biden(Joe bids)The government plans to allow South Korea and Taiwan's top semiconductor manufacturers to maintain and expand its <text:a xlink:type="simple" xlink:href="https://cn.wsj.com/articles/CN-TEC-20221013141230" text:style-name="Internet_20_link" text:visited-style-name="Visited_20_Internet_20_Link">
existing chip manufacturing business in China</text:a>
, Will not be revealed by the United States.</text:p>
      <text:p text:style-name="P4">
News Source: <text:a xlink:type="simple" xlink:href="https://cn.wsj.com/articles/%E7%BE%8E%E5%9B%BD%E5%B0%86%E5%85%81%E8%AE%B8%E9%9F%A9%E5%9B%BD%E5%92%8C%E5%8F%B0%E6%B9%BE%E5%8D%8A%E5%AF%BC%E4%BD%93%E5%88%B6%E9%80%A0%E5%95%86%E4%BF%9D%E6%8C%81%E5%9C%A8%E5%8D%8E%E4%B8%9A%E5%8A%A1-f8fed0ad" text:style-name="Internet_20_link" text:visited-style-name="Visited_20_Internet_20_Link">
https://cn.wsj.com/articles/%E7%BE%8E%E5%9B%BD%E5%B0%86%E5%85%81%E8%AE%B8%E9%9F%A9%E5%9B%BD%E5%92%8C%E5%8F%B0%E6%B9%BE%E5%8D%8A%E5%AF%BC%E4%BD%93%E5%88%B6%E9%80%A0%E5%95%86%E4%BF%9D%E6%8C%81%E5%9C%A8%E5%8D%8E%E4%B8%9A%E5%8A%A1-f8fed0ad</text:a>
</text:p>
      <!--NEWS-->
      <text:h text:style-name="P10" text:outline-level="1">
<text:span text:style-name="T4">
"Resistance to the British Redization" rejuvenates the fourth anniversary of the Central Movement on the streets of British Hong Kong people.</text:span>
</text:h>
      <text:p text:style-name="P4">
Author: None</text:p>
      <text:p text:style-name="P4">
Publisher: Radio Free Asia (Organization)</text:p>
      <text:p text:style-name="P4">
Published Time: 2023-06-12T11:23:00-04:00</text:p>
      <text:p text:style-name="P4">
Modified Time: 2023-06-12T11:52:05-04:00</text:p>
      <text:p text:style-name="P4">
Description: None</text:p>
      <text:p text:style-name="P4">
Videos: []</text:p>
      <text:p text:style-name="P4">
Audios: ["<text:a xlink:type="simple" xlink:href="https://www.rfa.org/mandarin/yataibaodao/gangtai/al1-06122023092700.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77" text:anchor-type="as-char" svg:width="6.9236in" svg:height="5.1927in" draw:z-index="0">
<draw:image xlink:href="../Images/rfamandarin/2023-06-12T11-23-00-04-00/000000.png" xlink:type="simple" xlink:show="embed" xlink:actuate="onLoad" draw:mime-type="image/png"/>
</draw:frame>
Nearly a thousand Hong Kong people were in front of the British Congress "Rushui to gather again". They were not afraid of the intimidation of the Hong Kong government and sang "Wish to return to Hong Kong." Many participants put their chests in their chests when they sang, with a dignified expression. <text:a xlink:type="simple" xlink:href="https://www.rfa.org/mandarin/yataibaodao/gangtai/al1-06122023092700.html/@@images/image" text:style-name="Internet_20_link" text:visited-style-name="Visited_20_Internet_20_Link">
</text:a>
(吕熙摄) [audio-1-link：Https://www.rfa.org/mandarin/yatabagabaodao/al1-0612202(https://www.rfa.org/mandarin/yataibaodao/gangtai/al1-06122023092700.html/@@stream)On June 12, four years ago, a large number of demonstrators surrounded the Hong Kong Legislative Council to prevent the Hong Kong government from imposing the draft of the revised "Fugm Regulations", marking the beginning of the introduction of the central movement. Four years have passed, and commemorative activities have been held worldwide. Among them, in London, nearly a thousand Hong Kong people rally outside Congress, opposing Britain's weak attitude towards China.</text:p>
      <text:p text:style-name="P4">
<text:span text:style-name="T4">
<text:span text:style-name="T5">
 <text:a xlink:type="simple" xlink:href="https://www.rfa.org/mandarin/Xinwen/al2-06112023191031.html" text:style-name="Internet_20_link" text:visited-style-name="Visited_20_Internet_20_Link">
After being beaten by suspected Chinese students after the rally of the British and Hong Kong people</text:a>
?(https://www.rfa.org/mandarin/yataibaodao/gangtai/al-06112023152417.html)</text:span>
* </text:span>
<text:span text:style-name="T5">
 <text:a xlink:type="simple" xlink:href="https://www.rfa.org/mandarin/yataibaodao/gangtai/al-06092023100550.html" text:style-name="Internet_20_link" text:visited-style-name="Visited_20_Internet_20_Link">
The fourth anniversary of the delivery of China Movement: Deep cultivation beyond the street fighting of overseas Hong Kong people</text:a>
</text:span>
*</text:p>
      <text:p text:style-name="P4">
"Why this land, tears reappear again; why make everyone, and they are resentful ..." Under the heat on Sunday (11th) of nearly a thousand Hong Kong people, they "reappeared like water" in front of the British parliament. They did not fear the intimidation of the Hong Kong government and sang "Wish Glory to Hong Kong." Many participants put their chests in their chests when they sang, with a dignified expression.</text:p>
      <text:p text:style-name="P4">
The fighting songs that appeared during the secondary movement in 2019 were described as "the true national anthem of the Hong Kong people" by many Hong Kong people, but recently the Hong Kong government was accused of "inciting splitting" and applying for a ban from the court to prevent the spread from spreading to prevent the spread from spreading. Essence</text:p>
      <text:p text:style-name="P4">
Nearly a thousand Hong Kong people were in front of the British Congress "Rushui to gather again". They were not afraid of the intimidation of the Hong Kong government and sang "Wish to return to Hong Kong." Many participants put their chests in their chests when they sang, with a dignified expression. (Photo by Lu Xi) 8611: Luo Guancong, a former Hong Kong Legislative Council member of the UK, encouraged Hong Kong people to gather together, <text:a xlink:type="simple" xlink:href="https://www.rfa.org/mandarin/yataibaodao/gangtai/al1-06122023092700.html/img_8603.jpg" text:style-name="Internet_20_link" text:visited-style-name="Visited_20_Internet_20_Link">
</text:a>
** Hong Kong artist: The more afraid you are, the more fierce the regime will be</text:p>
      <text:p text:style-name="P4">
The Hong Kong artists participating in the rally spoiled the waves to this station that the Hong Kong cultural community had predicted that the Hong Kong Government would gradually suppress the freedom of speech in one or two years ago. Recently All examples confirm this prophecy. He believes that "willing to return to Hong Kong" is banned only sooner or later, but Hong Kong people cannot shrink.</text:p>
      <text:p text:style-name="P4">
The people who always believe that their people support democracy. If we have closed our mouths and scattered Hong Kong people from all over the world, then the regime will really be unscrupulous. "He said that we can understand that some overseas Hong Kong people still need to return to Hong Kong. Or worry about the safety of family members in Hong Kong, so he is concerned, but he believes that overseas Hong Kong people cannot compromise without bottom line.</text:p>
      <text:p text:style-name="P4">
Hong Kong artists spoil the waves that "Wish Rongguang Back to Hong Kong" cannot be sung. "The more scared you, the more fierce the regime will be." (Photo by Lu Xi) <text:a xlink:type="simple" xlink:href="https://www.rfa.org/mandarin/yataibaodao/gangtai/al1-06122023092700.html/img_8628.jpg" text:style-name="Internet_20_link" text:visited-style-name="Visited_20_Internet_20_Link">
</text:a>
<text:span text:style-name="T4">
 The British attitude towards China has switched to soft Hong Kong people to "resist redization" </text:span>
 The organizer of this London rally this time is based on the theme of "guarding the original intention and resisting redization". The British government has proposed four major demands, including the British government's public support to support the one -media group founder Li Zhiying and other Hong Kong political prisoners, the Confucius Institute to close the Confucius Institute, ensure the principles of insisting on freedom of speech, and accelerate the approval of political asylum applicants.</text:p>
      <text:p text:style-name="P4">
These four demands are also aimed at the British government's recent attitude towards China to soften and refuse to close the Confucius Institute; some Hong Kong people organized the "Yangcun" education daily camp to be canceled by the local church, and some Hong Kong political asylum applicants have not been approved by refugees. For identity, some people have turned to apply for BNO (British National Overseas Passport) visa.</text:p>
      <text:p text:style-name="P4">
Luo Guancong, a former Hong Kong Legislative Council member of the UK, encouraged Hong Kong people to bring his energy home and continue to work hard in daily life to prepare for the future of Hong Kong. (Photo by Lu Xi) <text:a xlink:type="simple" xlink:href="https://www.rfa.org/mandarin/yataibaodao/gangtai/al1-06122023092700.html/img_8611.jpg" text:style-name="Internet_20_link" text:visited-style-name="Visited_20_Internet_20_Link">
</text:a>
</text:p>
      <text:p text:style-name="P4">
Ms. Xu said, "I have always paid attention to see how British Prime Minister Sonak deal with Hong Kong issues, but I feel helpless and angry. He does nothing, like" lying flat ". I am actually struggling. So I hope that I will come out to meet while I have the opportunity. I always work, but if I can draw time as much as possible, I will come out to support these activities. "</text:p>
      <text:p text:style-name="P4">
Ms. Xu, who attended the rally with her daughter, was helpless and angry about British Prime Minister Sunak's recent acts, and believed that it was necessary to express the voice of Hong Kong people to the British government through the rally. (Photo by Lu Xi) <text:a xlink:type="simple" xlink:href="https://www.rfa.org/mandarin/yataibaodao/gangtai/al1-06122023092700.html/img_8627.jpg" text:style-name="Internet_20_link" text:visited-style-name="Visited_20_Internet_20_Link">
</text:a>
<text:span text:style-name="T4">
 The meaning of the rally </text:span>
</text:p>
      <text:p text:style-name="P4">
The Chen couple participated in the 612 rally in London with a pair of children for the third consecutive year. Chen Tai pays special attention to young Hong Kong people who apply for political asylum in the UK. Some people have no application for years. They cannot employment in long waiting, lack of income, and live in their lives. I hope that the British government will provide more support.</text:p>
      <text:p text:style-name="P4">
They do not think that the rally is a ritual, and thinks that they want to fulfill their promises that have promised, so that Hong Kong friends who can not speak in Hong Kong know that they will guard their original intentions and always persist.</text:p>
      <text:p text:style-name="P4">
The Chen couple participated in the 612 rally of London with a pair of children in London for the third consecutive year, hoping to let Hong Kong friends who can not speak in Hong Kong know that they will always persist. (Photo by Lu Xi) <text:a xlink:type="simple" xlink:href="https://www.rfa.org/mandarin/yataibaodao/gangtai/al1-06122023092700.html/img_8624.jpg" text:style-name="Internet_20_link" text:visited-style-name="Visited_20_Internet_20_Link">
</text:a>
When the former Hong Kong Legislative Council member Luo Guancong spoke in exile, reviewed from the experience of the umbrella movement in 2014 to this day, from the student leader to the experience of exile people, emphasizing that everything I did in the past ten years and the next ten years is for Preparation for the future of Hong Kong. He encouraged Hong Kong people to bring back his energy back after the assembly gathered, and continue to work hard in daily life to prepare for the future of Hong Kong. Essence</text:p>
      <text:p text:style-name="P4">
On June 12, 4 years ago, a large number of demonstrators surrounded the Hong Kong Legislative Council to prevent the Hong Kong government from pushing the "Fuge Regulations" to revise the draft. one day.</text:p>
      <text:p text:style-name="P4">
Reporter: Lu Xi (London) Responsible Editor: Jiayuan.com editor: He Fu</text:p>
      <text:p text:style-name="P4">
News Source: <text:a xlink:type="simple" xlink:href="https://www.rfa.org/mandarin/yataibaodao/gangtai/al1-06122023092700.html" text:style-name="Internet_20_link" text:visited-style-name="Visited_20_Internet_20_Link">
https://www.rfa.org/mandarin/yataibaodao/gangtai/al1-06122023092700.html</text:a>
</text:p>
      <!--NEWS-->
      <text:h text:style-name="P10" text:outline-level="1">
<text:span text:style-name="T4">
Political violence expert Huan Trump's supporters have risky risk risks</text:span>
</text:h>
      <text:p text:style-name="P4">
Author: 联合早报 (Person)</text:p>
      <text:p text:style-name="P4">
Publisher: 联合早报 (Organization)</text:p>
      <text:p text:style-name="P4">
Published Time: 2023-06-12T11:27</text:p>
      <text:p text:style-name="P4">
Modified Time: 2023-06-12T11:33</text:p>
      <text:p text:style-name="P4">
Description: Former US President Trump's supporters have accused Trump's confidential document case as a war behavior of the Bayeng government, and also called on tooth to return to teeth. Political violence experts worry that this kind of speech has increased Trump's supporters to be violent to violence. Risk of action. The New York Times reported that the US company ...</text:p>
      <text:p text:style-name="P4">
Videos: []</text:p>
      <text:p text:style-name="P4">
Audios: []</text:p>
      <text:p text:style-name="P4">
Images: []</text:p>
      <text:p text:style-name="P4">
Type: NewsArticle</text:p>
      <text:p text:style-name="P4">
Breadcrumbs: ['即时', '国际']</text:p>
      <text:p text:style-name="P4">
Keywords: ['美国', '特朗普', '共和党', '暴力', '美国国会骚乱']</text:p>
      <!--METADATA-->
      <text:p text:style-name="P4">
Former US President Trump's supporters have accused Trump's confidential document case as a war behavior of the Bayeng government, and also called on tooth to return to teeth. Political violence experts worry that this kind of speech has increased Trump's supporters to be violent to violence. Risk of action.</text:p>
      <text:p text:style-name="P4">
The New York Times reported that Smith, Special Prosecutor of the United States Department of Justice, Smith last Friday (June 9), Decorm Trump <text:a xlink:type="simple" xlink:href="https://www.zaobao.com/realtime/world/story20230610-1402905" text:style-name="Internet_20_link" text:visited-style-name="Visited_20_Internet_20_Link">
Facing 37 Federal Criminal Crime Prosecutions</text:a>
Later, the Republican crowd called on Trump's supporters to defend Trump with violence and uprising. Observed workers were worried that this exacerbated Trump's dangerous atmosphere to appear in the Miami Federal Court on Tuesday (13th).</text:p>
      <text:p text:style-name="P4">
Many of Trump's Republican close -up allies said on the social media platform that Trump was charged because he was a competitor of President Biden's 2024 presidential election, accusing Biden's judicial weapons. At the same time, they emphasized that most of Trump's grassroots supporters were carried weapons, and Arizona Republican Republican members Bigz wrote on Twitter: "We have entered the war stage. We have revenge."</text:p>
      <text:p text:style-name="P4">
The right -wing media website further enlarged the intimidation of Trump allies and the call of violence, and received a warm response from netizens on the social media platform. In recent years, Trump's supporters have been used to violently defend Trump's threat remarks such as Trump and his allies.</text:p>
      <text:p text:style-name="P4">
Political violence experts warn that when the elected legislators or well -known media people can threaten or call for violence without being punished, attacks against individual or government agencies are more likely to occur.</text:p>
      <text:p text:style-name="P4">
January 6, 2021 <text:a xlink:type="simple" xlink:href="https://www.zaobao.com/realtime/world/story20210107-1114487" text:style-name="Internet_20_link" text:visited-style-name="Visited_20_Internet_20_Link">
The reason why the Trump thug violently impacted the Congress Building</text:a>
In some reason, a few weeks before the Capitol was violently impacted, Trump sent several posts on Twitter, calling on his supporters to go to the Parliament Building on January 6 and promise them that that day will be "Crazy" day.</text:p>
      <text:p text:style-name="P4">
On the eve of the Prosecution of the Ministry of Justice, Trump attacked the Ministry of Justice, Truth Social, which he opened, and referred to the case of secret documents as "the largest witch hunt in history."</text:p>
      <text:p text:style-name="P4">
Trump's eldest son Trump's fiancee, Gilfayer, posted a photo of T -Trump in Instagram and wrote in a full -write letter: "retribution is coming."</text:p>
      <text:p text:style-name="P4">
Political violence experts say that even if the aggressive remarks of well -known people will not directly lead to personal injury, this speech will create a dangerous atmosphere, making violent ideas easier to be accepted, especially when this kind of speech is not reviewed. when.</text:p>
      <text:p text:style-name="P4">
McCord, a former senior official of the US Department of Justice who studies the relationship between extremist speech and violence: "So far, those politicians who have used aggressive speech to incite people to implement violence have not been held accountable. Before these people are held accountable, we It is almost impossible to curb this kind of speech. "</text:p>
      <text:p text:style-name="P4">
News Source: <text:a xlink:type="simple" xlink:href="https://www.zaobao.com.sg/realtime/world/story20230612-1403450" text:style-name="Internet_20_link" text:visited-style-name="Visited_20_Internet_20_Link">
https://www.zaobao.com.sg/realtime/world/story20230612-1403450</text:a>
</text:p>
      <!--NEWS-->
      <text:h text:style-name="P10" text:outline-level="1">
<text:span text:style-name="T4">
Taiwanese scholars: Cross -strait industrial structure distorted the US -Taiwan trade initiative is expected to correct</text:span>
</text:h>
      <text:p text:style-name="P4">
Author: None</text:p>
      <text:p text:style-name="P4">
Publisher: Radio Free Asia (Organization)</text:p>
      <text:p text:style-name="P4">
Published Time: 2023-06-12T11:29:00-04:00</text:p>
      <text:p text:style-name="P4">
Modified Time: 2023-06-12T12:21:28-04:00</text:p>
      <text:p text:style-name="P4">
Description: None</text:p>
      <text:p text:style-name="P4">
Videos: []</text:p>
      <text:p text:style-name="P4">
Audios: ["<text:a xlink:type="simple" xlink:href="https://www.rfa.org/mandarin/yataibaodao/gangtai/hcm-0612202311182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189" text:anchor-type="as-char" svg:width="6.9236in" svg:height="5.170366in" draw:z-index="0">
<draw:image xlink:href="../Images/rfamandarin/2023-06-12T11-29-00-04-00/000000.png" xlink:type="simple" xlink:show="embed" xlink:actuate="onLoad" draw:mime-type="image/png"/>
</draw:frame>
President Tsai Ing -wen in Taiwan attended the "2023 Global Economic and Trade Forum" <text:a xlink:type="simple" xlink:href="https://www.rfa.org/mandarin/yataibaodao/gangtai/hcm-06122023111822.html/@@images/image" text:style-name="Internet_20_link" text:visited-style-name="Visited_20_Internet_20_Link">
![] [] [] On Monday(Images/rfamandarin/2023-06-12T11-29-00-04-00/000001.png)</text:a>
Video Screenshot/Taiwan Presidential Palace(https://www.rfa.org/mandarin/yataibaodao/gangtai/hcm-06122023111822.html/@@stream)After the first batch of "US Taiwan's 21st Century Trade Initiative" was signed earlier this month, whether Taiwan can adjust its serious dependence on the Chinese market has continued to pay attention. Some scholars believe that in the past, due to the focus of Taiwan's economic and trade focus on the "Cross -Strait Economic Cooperation Architecture Agreement" (Cross -Strait Economic Agreement, ECFA), the main force of Taiwan's industry ran out of China. structure.</text:p>
      <text:p text:style-name="P4">
<text:a xlink:type="simple" xlink:href="https://www.rfa.org/mandarin/yataibaodao/gangtai/tj-05192023094904.html" text:style-name="Internet_20_link" text:visited-style-name="Visited_20_Internet_20_Link">
<text:span text:style-name="T4">
 US Taiwan Trade Initiative Preliminary Negotiations Complete Scholars: Copy Chinese Economic Coercion </text:span>
</text:a>
<text:span text:style-name="T4">
* <text:a xlink:type="simple" xlink:href="https://www.rfa.org/mandarin/Xinwen/10-01232023160632.html" text:style-name="Internet_20_link" text:visited-style-name="Visited_20_Internet_20_Link">
Meitai Relations Raising Cai Yingwen: After the trade negotiation is successful, agricultural products are given priority to the United States</text:a>
</text:span>
</text:p>
      <text:p text:style-name="P4">
Taiwan ’s President Tsai Ing -wen said when he attended the“ 2023 Global Economic and Trade Forum ”on Monday that Taiwan also prepared early in the face of the challenge of the slowdown of global economic growth. She emphasized that Taiwan's continued expansion of cooperative relations in foreign economic and trade, and the first batch of agreements on the "US Taiwan 21st Century Trade initiative" have been signed. This is the most comprehensive trade agreement signed by Taiwan and the United States since 1979: "Not only not only not only It is an important milestone for Taiwan -US economic and trade relations, and it also takes a key step for Taiwan and major trade countries. "</text:p>
      <text:p text:style-name="P4">
Tsai Ing -wen pointed out that next to Taiwan and the United States will start 7 topics such as labor, environment, agriculture, and digital trade, which will almost cover the relevant content of trade agreements such as the "Cross Pacific Partnership" (CPTPP).</text:p>
      <text:p text:style-name="P4">
"In the future, Taiwan and the United States can gradually expand the content of the agreement based on the consensus of cooperation and lay a more stable foundation for the signing of the Taiwan -US Free Trade Agreement (FTA)." She said.</text:p>
      <text:p text:style-name="P4">
After the United States and Taiwan announced the launch of the "US -Taiwan 21st Century Trade initiative" in June last year, after many video conferences and two rounds of physical negotiations in November last year and January this year, the two parties completed the first on June 1st. Sign the approved agreement. Among them, the two parties reached an agreement on five issues such as customs management and convenient trade, good legal operations, domestic rules and regulations for service industry, anti -corruption and SMEs.</text:p>
      <text:p text:style-name="P4">
Qiu Junrong, a professor at the Department of Economics of Central University, once served as the vice chairman of the National Development Commission (National Development Council) of Taiwan. (ECFA), Taiwan -made products enter the Chinese market for tariff -free, and Taiwanese enterprises concentrate resources in China to produce. In the early days, the main force of Taiwan's traditional industries, such as petrochemicals, textiles, and upstream industries, automotive components, etc., and other terminal products such as automobiles and laptops were followed up. Taiwan has formed the so -called "foundry economy". Taiwan's low -paying structural problem.</text:p>
      <text:p text:style-name="P4">
However, today China's economic situation has deteriorated, not just Taiwanese companies, but even Chinese companies moved out. He said that the Taiwan government has assisted Taiwanese businessmen to return to Taiwan in recent years.</text:p>
      <text:p text:style-name="P4">
"Because of the changes in the external situation, the most important thing for the 21st century trade initiative of Taiwan and the United States is to correct the industries and economic and trade structures that have been distorted by cross -strait and China -Taiwan relations in the past." Qiu Junrong added.</text:p>
      <text:p text:style-name="P4">
The meaning of the round table forum of the New Taiwan National Policy Think Tank Economic Research Group discusses the significance of the "US Taiwan 21st Century Trade Initiative"(Reporter Huang Chunmei)  <text:a xlink:type="simple" xlink:href="https://www.rfa.org/mandarin/yataibaodao/gangtai/hcm-06122023111822.html/img_3324.jpg" text:style-name="Internet_20_link" text:visited-style-name="Visited_20_Internet_20_Link">
</text:a>
<text:span text:style-name="T4">
 U.S. Indo -Pacific Economic Strategy benefits Taiwan to restrain China </text:span>
</text:p>
      <text:p text:style-name="P4">
Qiu Yihong, a professor of international relations and international political economics in Yangming University of Yangming, pointed out in a relevant report that the above agreement in the United States and Taiwan is "the United States has attracted Taiwan to contain China's part of China in strengthening the overall Indo -Pacific economic strategy." He believes that in May last year, the United States and the 13th Indo -Pacific countries launched the Indo -Pacific Economic Framework (IPEF), and Taiwan was not included in the first round of participating countries. In order not to let Taiwan feel "orphan", the United States and Taiwan soon announced on June 1 last year that the "US Taiwan 21st Century Trade Initiative" negotiation was launched.</text:p>
      <text:p text:style-name="P4">
Qiu Yihong said that this was similar to Taiwan's encounter in 1954. At that time, Taiwan was unable to participate in the Southeast Asian Security Agreement. Therefore, the US President Eisenhower government signed a common defense agreement with Taiwan.</text:p>
      <text:p text:style-name="P4">
Qiu Yihong: "I think this is the same practice. In the overall strategy of the United States, Taiwan cannot join the IPEF, but it must make Taiwan feel that Taiwan is particularly important in the United States, so it must be done."</text:p>
      <text:p text:style-name="P4">
<text:span text:style-name="T4">
 Scholars: Meitai initiative model can become a demonstration of other countries and Taiwan economic and trade agreements </text:span>
</text:p>
      <text:p text:style-name="P4">
Fu Zemin, an associate researcher at the Institute of Political Science, Taiwan in Taiwan, said in the forum that the signing of economic initiatives between the United States and Taiwan has deepened the economic initiative. China's response is also a verbal attack, which will have a demonstration effect on other countries: "Demonstration effect effect It will be reflected that some countries that do not want to choose border stations in the United States, including ASEAN, especially Singapore and Malaysia clearly, and do not want to make them into a big choice because of the relationship with the United States or China. "</text:p>
      <text:p text:style-name="P4">
Wang Guochen, the first associate researcher at the Chinese Institute of Economics in Taiwan, pointed out that in the future, Taiwan can "Taiwan+N" model with other national alliances with the "US -Taiwan 21st Century Trade Initiative" model. The first is the "Chip4" chip Quartet Alliance, including the United States, Japan and South Korea; in addition, Vietnam, which is "Cross -Pacific Partnership" (CPTPP), is an indispensable main force in Vietnam because Taiwanese businessmen are indispensable. Become an important fulcrum against China's economic coercion, and it is also a route that Taiwan can promote it in the future.</text:p>
      <text:p text:style-name="P4">
News Source: <text:a xlink:type="simple" xlink:href="https://www.rfa.org/mandarin/yataibaodao/gangtai/hcm-06122023111822.html" text:style-name="Internet_20_link" text:visited-style-name="Visited_20_Internet_20_Link">
https://www.rfa.org/mandarin/yataibaodao/gangtai/hcm-06122023111822.html</text:a>
</text:p>
      <!--NEWS-->
      <text:h text:style-name="P10" text:outline-level="1">
<text:span text:style-name="T4">
Cycot is about to land in Pakistan to start a large -scale evacuation of residents</text:span>
</text:h>
      <text:p text:style-name="P4">
Publisher: 法新社</text:p>
      <text:p text:style-name="P4">
Published Time: 2023-06-12T11:32:08+00:00</text:p>
      <text:p text:style-name="P4">
Modified Time: 2023-06-12T14:20:03+00:00</text:p>
      <text:p text:style-name="P4">
Description: (AFP, Islamic Maland, 12th) A tropical cyclone is approaching Pakistan. It is expected that it will bring a strong wind at the highest speed of 120 kilometers per hour. The authorities start to evacuate 80,000 people on the estimated path today.</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2" text:anchor-type="as-char" svg:width="6.9236in" svg:height="3.617581in" draw:z-index="0">
<draw:image xlink:href="../Images/rficn/2023-06-12T11-32-08-00-00/000000.png" xlink:type="simple" xlink:show="embed" xlink:actuate="onLoad" draw:mime-type="image/png"/>
</draw:frame>
At present, the cyclone is moving in the Arabian Sea and approaching Pakistan and the coast of India. It is expected to land later this week.</text:p>
      <text:p text:style-name="P4">
There are many regions of Sindh in southern Pakistan's Sindh province (Sindh), which is expected to have a tide of up to 3.5 meters. It may flood the low -lying settlement and drop up to 300 millimeters of heavy rain.</text:p>
      <text:p text:style-name="P4">
Murad Ali Shah, the head of Xinde Province, said that it has announced that it has entered an emergency and convened soldiers to assist in the migration of more than 80,000 people in risks.</text:p>
      <text:p text:style-name="P4">
News Source: <text:a xlink:type="simple" xlink:href="https://www.rfi.fr/cn/%E5%9B%BD%E9%99%85%E6%8A%A5%E9%81%93/20230612-%E6%B0%94%E6%97%8B%E5%8D%B3%E5%B0%86%E7%99%BB%E9%99%86-%E5%B7%B4%E5%9F%BA%E6%96%AF%E5%9D%A6%E5%BC%80%E5%A7%8B%E5%A4%A7%E8%A7%84%E6%A8%A1%E6%92%A4%E7%A6%BB%E5%B1%85%E6%B0%91" text:style-name="Internet_20_link" text:visited-style-name="Visited_20_Internet_20_Link">
https://www.rfi.fr/cn/%E5%9B%BD%E9%99%85%E6%8A%A5%E9%81%93/20230612-%E6%B0%94%E6%97%8B%E5%8D%B3%E5%B0%86%E7%99%BB%E9%99%86-%E5%B7%B4%E5%9F%BA%E6%96%AF%E5%9D%A6%E5%BC%80%E5%A7%8B%E5%A4%A7%E8%A7%84%E6%A8%A1%E6%92%A4%E7%A6%BB%E5%B1%85%E6%B0%91</text:a>
</text:p>
      <!--NEWS-->
      <text:h text:style-name="P10" text:outline-level="1">
<text:span text:style-name="T4">
Chinese banks have reduced deposit interest rates, which is intended to boost consumption</text:span>
</text:h>
      <text:p text:style-name="P4">
Creator: DAISUKE WAKABAYASHI</text:p>
      <text:p text:style-name="P4">
Publisher: https://www.facebook.com/nytimeschinese</text:p>
      <text:p text:style-name="P4">
Published Time: 2023-06-12T11:48:28+08:00</text:p>
      <text:p text:style-name="P4">
Description: This lowered interest rate is the second time since last year. The interest rate reduction shows that the expenditure of consumers with the main driving force of economic growth is still sluggish, and people are increasingly worried that China has not rebounded as strong as expected after the cancellation of "clearing". Florence Lo/Reuters China's largest bank in China has lowered its deposit interest rate, hoping that consumers will change from savings to consumption.</text:p>
      <text:p text:style-name="P4">
Images: ["<text:a xlink:type="simple" xlink:href="https://static01.nyt.com/images/2023/06/09/multimedia/09China-Econ-bwgc/09China-Econ-bwgc-master1050.jpg" text:style-name="Internet_20_link" text:visited-style-name="Visited_20_Internet_20_Link">
09China-Econ-...</text:a>
"]</text:p>
      <text:p text:style-name="P4">
Category: 中国</text:p>
      <text:p text:style-name="P4">
Type: Article</text:p>
      <!--METADATA-->
      <text:p text:style-name="P4">
<draw:frame draw:style-name="fr1" draw:name="Image193" text:anchor-type="as-char" svg:width="6.9236in" svg:height="4.615733in" draw:z-index="0">
<draw:image xlink:href="../Images/cnnytimes/2023-06-12T11-48-28-08-00/09China-Econ-bwgc-master1050.jpg" xlink:type="simple" xlink:show="embed" xlink:actuate="onLoad" draw:mime-type="image/jpeg"/>
</draw:frame>
As the latest measure to boost consumption expenditure, China's state -owned bank has reduced deposit interest rates. This is the second interest rate cut since last year, reflecting that people are increasingly worried that the world's second largest economy has not rebounded as expected after canceling the "clear zero" restrictions.</text:p>
      <text:p text:style-name="P4">
Six commercial banks have announced that the interest rate of current deposits has been reduced from 0.25%to 0.2%. They also reduce the time deposit interest rate.</text:p>
      <text:p text:style-name="P4">
Industrial and Commercial Bank of China is the largest bank in China, <text:a xlink:type="simple" xlink:href="https://www.icbc.com.cn/ICBC/EN/FinancialInformation/RMBDepositLoanRate/RMBDepositRate/" text:style-name="Internet_20_link" text:visited-style-name="Visited_20_Internet_20_Link">
according to the bank's website</text:a>
It reduced the five -year deposit interest rate from 2.65%to 2.5%, and reduced the three -year deposit interest rate from 2.6%to 2.45%.</text:p>
      <text:p text:style-name="P4">
<text:span text:style-name="T4">
 Why is this very important </text:span>
</text:p>
      <text:p text:style-name="P4">
advertise</text:p>
      <text:p text:style-name="P4">
Reducing deposit interest rates is a leverage that policy makers can use to stimulate expenditure. Hope that lower interest rates can inspire consumers to consume or invest, rather than deposit saving savings into banks.</text:p>
      <text:p text:style-name="P4">
This shows that consumers spending as the main driving force for economic growth are still sluggish. After China canceled the restrictions on the new crown epidemic at the end of last year, and re -open the economy, people's expected demand for suppressed will promote consumers to start a lot of consumption -but this has not been realized in many areas of the economy.</text:p>
      <text:p text:style-name="P4">
Hu Weijun, chief Chinese economist of McGonal Group, said that the change in deposit interest rates "paved the way for more loose measures." He also said that the People's Bank of China of the People's Bank of China may reduce the benchmark loan interest rate or take other measures to stimulate the economy in the next few months. He said that reducing bank deposit withdrawal can offset some financial pressures of the People's Bank of China when reducing loan interest rates.</text:p>
      <text:p text:style-name="P4">
<text:span text:style-name="T4">
background</text:span>
</text:p>
      <text:p text:style-name="P4">
China has predicted that its economy will recover from one of the slowest years in the decades last year. By 2023, the GDP will [increase 5%] by 2023(https://www.nytimes.com/2023/03/04/world/asia/china-2023-gdp-target.html)Essence But economic weakness still exists.</text:p>
      <text:p text:style-name="P4">
In the first three months of this year, China's economy has increased by 4.5%, which is due to the rise of dining and luxury consumption. But the prospects seem not very optimistic. China's GDP in the second quarter is expected to be announced next month.</text:p>
      <text:p text:style-name="P4">
advertise</text:p>
      <text:p text:style-name="P4">
Youth unemployment rate <text:a xlink:type="simple" xlink:href="https://cn.nytimes.com/business/20230522/china-youth-unemployment/" text:style-name="Internet_20_link" text:visited-style-name="Visited_20_Internet_20_Link">
Creating a new high</text:a>
Essence As a key department for investment and creation of employment in the economy, the real estate market <text:a xlink:type="simple" xlink:href="https://cn.nytimes.com/business/20230526/china-housing-crisis-nanchang/" text:style-name="Internet_20_link" text:visited-style-name="Visited_20_Internet_20_Link">
Continue to downturn</text:a>
There are almost no signs of recovery.</text:p>
      <text:p text:style-name="P4">
Wang Rui, a senior economist in Greater China in Australia ANZ ANZ, said that Chinese families and private enterprises have weak confidence in the economy. She said that the demand after the epidemic helped at the beginning of the year <text:a xlink:type="simple" xlink:href="https://cn.nytimes.com/business/20230302/china-factories-economy/" text:style-name="Internet_20_link" text:visited-style-name="Visited_20_Internet_20_Link">
promoted the economy</text:a>
, But there are signs that May is a turning point.</text:p>
      <text:p text:style-name="P4">
"It is losing momentum," Wang Rui said.</text:p>
      <text:p text:style-name="P4">
<text:span text:style-name="T4">
 What will happen next </text:span>
</text:p>
      <text:p text:style-name="P4">
Many economists and analysts predict that after the meeting of the CPC's highest decision -making institution -the Politburo meeting next month, a series of new stimulus measures will be announced.</text:p>
      <text:p text:style-name="P4">
Some new measures have been launched. The Ministry of Commerce said last Thursday that it is starting a <text:a xlink:type="simple" xlink:href="http://www.mofcom.gov.cn/article/zwgk/gkgztz/202306/20230603415295.shtml" text:style-name="Internet_20_link" text:visited-style-name="Visited_20_Internet_20_Link">
Publicity Activity</text:a>
Essence In recent years, with the help of government subsidies and tax reductions, car consumption, especially <text:a xlink:type="simple" xlink:href="https://cn.nytimes.com/business/20230419/china-electric-vehicle-prices/" text:style-name="Internet_20_link" text:visited-style-name="Visited_20_Internet_20_Link">
electric vehicle</text:a>
Consumption has always been a highlight. However, as the Chinese government canceled some of these measures, car sales slowed down.</text:p>
      <text:p text:style-name="P4">
advertise</text:p>
      <text:p text:style-name="P4">
The Ministry of Industry and Information Technology stated that it will support the policy of promoting the sales of new cars. For example, it stated that it will expand electric vehicle charging infrastructure in rural areas, making technology go to the countryside more practical and feasible.</text:p>
      <text:p text:style-name="P4">
News Source: <text:a xlink:type="simple" xlink:href="https://cn.nytimes.com/china/20230612/china-bank-deposit-rate-cuts/" text:style-name="Internet_20_link" text:visited-style-name="Visited_20_Internet_20_Link">
https://cn.nytimes.com/china/20230612/china-bank-deposit-rate-cuts/</text:a>
</text:p>
      <!--NEWS-->
      <text:h text:style-name="P10" text:outline-level="1">
<text:span text:style-name="T4">
Former Italian Prime Minister Beluskoni died and lived in 86 years old</text:span>
</text:h>
      <text:p text:style-name="P4">
Publisher: 法新社</text:p>
      <text:p text:style-name="P4">
Published Time: 2023-06-12T12:02:08+00:00</text:p>
      <text:p text:style-name="P4">
Modified Time: 2023-06-12T11:35:02+00:00</text:p>
      <text:p text:style-name="P4">
Description: (Agence France -Presse Milan, 12th) A spokesman for former Italian Prime Minister Beruskoni confirmed to AFP today that Baruskoni has died at the age of 86. Beruskoni reshaped the Italian political and cultural appearance during his lifetime, and had experienced many lawsuits and sexual scandal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4" text:anchor-type="as-char" svg:width="6.9236in" svg:height="3.617581in" draw:z-index="0">
<draw:image xlink:href="../Images/rficn/2023-06-12T12-02-08-00-00/000000.png" xlink:type="simple" xlink:show="embed" xlink:actuate="onLoad" draw:mime-type="image/png"/>
</draw:frame>
Hundreds of millions of media tycoon Silvio Berlusconi was admitted to a hospital in Milan on the 9th. The staff said that Beruskonie arranged for leukemia in advance.</text:p>
      <text:p text:style-name="P4">
Just 3 weeks ago, Beruskoni was discharged from San Raffaele from San Raffaele. During the 6 weeks of hospitalization, the doctor revealed that he suffered from a rare blood cancer.</text:p>
      <text:p text:style-name="P4">
Earlier, Berruuskoni has been under healthy for many years. In 2016, he had undergone cardiac surgery. In 2020, he was hospitalized due to COVID-19 (2019 coronary virus disease). Although he was elected as a senator last year, he rarely appeared publicly.</text:p>
      <text:p text:style-name="P4">
But Beruuskoni is still the party chairman of the right -wing "Forza Italia". The Italian Qianjin Party is the governing partner of Giorgiameloni, the current Prime Minister, but occasionally troublesome.</text:p>
      <text:p text:style-name="P4">
Beluskoni led Italy three times from 1994 to 2011, and led a total of 4 years. He had been a total of 9 years of Prime Minister. Essence</text:p>
      <text:p text:style-name="P4">
But Beluskoni's influence beyond politics, thanks to his various interests of television, newspapers and sports, even at the end of life, Playboy's behavior still allowed Berrusekuni to continue to make headlines.</text:p>
      <text:p text:style-name="P4">
When Baruskoni died, there was a 33 -year -old girlfriend Marta Fascina, two ex -wife and 5 children. Some of them assisted Beruskoni to estimate the commercial empire worth about $ 7 billion.</text:p>
      <text:p text:style-name="P4">
Beluskoni created a marble tomb in his villa in the Arcore near Milan. He returned as a relative and friend after his death, but now it is too early to talk about his funeral details.</text:p>
      <text:p text:style-name="P4">
News Source: <text:a xlink:type="simple" xlink:href="https://www.rfi.fr/cn/%E5%9B%BD%E9%99%85%E6%8A%A5%E9%81%93/20230612-%E4%B9%89%E5%A4%A7%E5%88%A9%E5%89%8D%E6%80%BB%E7%90%86%E8%B4%9D%E9%B2%81%E6%96%AF%E6%9F%AF%E5%B0%BC%E9%80%9D%E4%B8%96-%E4%BA%AB%E5%AF%BF86%E5%B2%81" text:style-name="Internet_20_link" text:visited-style-name="Visited_20_Internet_20_Link">
https://www.rfi.fr/cn/%E5%9B%BD%E9%99%85%E6%8A%A5%E9%81%93/20230612-%E4%B9%89%E5%A4%A7%E5%88%A9%E5%89%8D%E6%80%BB%E7%90%86%E8%B4%9D%E9%B2%81%E6%96%AF%E6%9F%AF%E5%B0%BC%E9%80%9D%E4%B8%96-%E4%BA%AB%E5%AF%BF86%E5%B2%81</text:a>
</text:p>
      <!--NEWS-->
      <text:h text:style-name="P10" text:outline-level="1">
<text:span text:style-name="T4">
Southern Dongying launched Singapore's first Southeast Asia and Indian technology ETF (Free Version)</text:span>
</text:h>
      <text:p text:style-name="P4">
Authors: ['Chan']</text:p>
      <text:p text:style-name="P4">
Publisher: 英国《金融时报》</text:p>
      <text:p text:style-name="P4">
Time: 2023-06-12T12:06:17+00:00</text:p>
      <text:p text:style-name="P4">
Published Time: 2023-06-11T12:00:99+08:00</text:p>
      <text:p text:style-name="P4">
Modified Time: 2023-06-12T08:04:99+08:00</text:p>
      <text:p text:style-name="P4">
Description: The fund will invest in 30 technology companies in Southeast Asian markets and India, covering information technology, software, retail, automobile manufacturing, electronic components and manufacturing.</text:p>
      <text:p text:style-name="P4">
Images: ["<text:a xlink:type="simple" xlink:href="https://thumbor.ftacademy.cn/unsafe/picture/0/000174800_piclink.jpg" text:style-name="Internet_20_link" text:visited-style-name="Visited_20_Internet_20_Link">
000174800_pic...</text:a>
"]</text:p>
      <text:p text:style-name="P4">
Themes: ['ETF', '关注']</text:p>
      <text:p text:style-name="P4">
Keywords: ['ETF', '新加坡', '东南亚', '印度']</text:p>
      <text:p text:style-name="P4">
Type: Article</text:p>
      <!--METADATA-->
      <text:p text:style-name="P4">
<draw:frame draw:style-name="fr1" draw:name="Image195" text:anchor-type="as-char" svg:width="6.9236in" svg:height="3.894525in" draw:z-index="0">
<draw:image xlink:href="../Images/FT Chinese Free Version/2023-06-12T12-06-17-00-00/000174800_piclink.jpg" xlink:type="simple" xlink:show="embed" xlink:actuate="onLoad" draw:mime-type="image/jpeg"/>
</draw:frame>
Southern Dongying Asset Management Company(Group Asset Management)It is preparing to launch the first Singapore's exchanges focusing on Southeast Asia and Indian technology industries.(ETF)Essence</text:p>
      <text:p text:style-name="P4">
The fund company plans to raise a maximum of $ 30 million in funds by June 20. At that time, the ETF will be on the Singapore Exchange(Singapore Exchange)It is officially listed, and its long -term goal is to reach a $ 100 million asset scale in the first year.</text:p>
      <text:p text:style-name="P4">
News Source: <text:a xlink:type="simple" xlink:href="http://www.ftchinese.com/story/001099934" text:style-name="Internet_20_link" text:visited-style-name="Visited_20_Internet_20_Link">
http://www.ftchinese.com/story/001099934</text:a>
</text:p>
      <!--NEWS-->
      <text:h text:style-name="P10" text:outline-level="1">
<text:span text:style-name="T4">
The initiator of the United States concerned the Wall Movement Qiao Xinxin was in danger of the CCP being accused of a multinational abduction and destroying the international order</text:span>
</text:h>
      <text:p text:style-name="P4">
Author: chinese@voanews.com (叶兵)</text:p>
      <text:p text:style-name="P4">
Publisher: 美国之音中文网 (Type: NewsMediaOrganization)</text:p>
      <text:p text:style-name="P4">
Published Time: 2023-06-12T12:06:23+08:00</text:p>
      <text:p text:style-name="P4">
Modified Time: 2023-06-12 18:20:39Z</text:p>
      <text:p text:style-name="P4">
Description: Obiest and free journalist Qiao Xinxin, who launched the global demolition of the CCP ’s Internet Berlin Wall (referred to as the Wall Disassembly), was accused of being arrested by the Chinese police more than 10 days ago in Laos more than 10 days ago. The U.S. government condemned the incident of this cross -border arrest of objections, and called on the Lao government to respect and fulfill international principles and obligations, and do not repatriate anyone to the country that might to torture it. Sources said that some people in the Hunan Chamber of Commerce in Laos secretly cooperated with the CCP's national security personnel who abducted Qiao Xinxin. Chen Guangcheng, a human rightist activist in the United States, pointed out that the world must not be able tolerated Beijing's bullying and weakness, and repeatedly entered the weak neighbors to create cross -border abduction incidents.</text:p>
      <text:p text:style-name="P4">
Videos: []</text:p>
      <text:p text:style-name="P4">
Images: []</text:p>
      <text:p text:style-name="P4">
Categories: ['人权', '中国', '编辑推荐']</text:p>
      <text:p text:style-name="P4">
Type: None</text:p>
      <!--METADATA-->
      <text:p text:style-name="P4">
Nonenone</text:p>
      <text:p text:style-name="P4">
News Source: <text:a xlink:type="simple" xlink:href="https://www.voachinese.com/a/follow-up-bangfw-movement-founder-s-arrest-in-laos-20230612/7132872.html" text:style-name="Internet_20_link" text:visited-style-name="Visited_20_Internet_20_Link">
https://www.voachinese.com/a/follow-up-bangfw-movement-founder-s-arrest-in-laos-20230612/7132872.html</text:a>
</text:p>
      <!--NEWS-->
      <text:h text:style-name="P10" text:outline-level="1">
<text:span text:style-name="T4">
Before the Fed Conference, investors were cautious about Asian stocks rising more and less</text:span>
</text:h>
      <text:p text:style-name="P4">
Publisher: 法新社</text:p>
      <text:p text:style-name="P4">
Published Time: 2023-06-12T12:32:08+00:00</text:p>
      <text:p text:style-name="P4">
Modified Time: 2023-06-12T12:05:01+00:00</text:p>
      <text:p text:style-name="P4">
Description: (Agence France -Presse, Hong Kong, 12th) Since there will be important US inflation data and the US Federal Preparatory Council (FED) interest rate later this week, investors will be cautious. Poles les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6" text:anchor-type="as-char" svg:width="6.9236in" svg:height="3.617581in" draw:z-index="0">
<draw:image xlink:href="../Images/rficn/2023-06-12T12-32-08-00-00/000000.png" xlink:type="simple" xlink:show="embed" xlink:actuate="onLoad" draw:mime-type="image/png"/>
</draw:frame>
When the outside world is optimistic about the Bank of the United States ending the policy meeting on the 14th, it will decide not to raise interest rates for the 11th consecutive time. The global stock market has roughly showed a strong rise this month.</text:p>
      <text:p text:style-name="P4">
In the past few weeks, the US employment data has been released, because on the one hand, it shows that the US economy is still sound, and at the same time, the Fed will suspend the interest rate hikes this month, which has enhanced the market's optimistic atmosphere.</text:p>
      <text:p text:style-name="P4">
However, for how to plan the next best policy to crack down on the inflation rate that is still too high in the United States, the Fed's decision -making members still have different opinions, making the stock trading venue scattered a certain degree of uncertainty.</text:p>
      <text:p text:style-name="P4">
The day before the Fed announced on the day when the interest rate decision was announced, the United States will release the data rising data of consumer prices in May. This result may play an important role in the process of thinking about the resolution of central bank officials.</text:p>
      <text:p text:style-name="P4">
The current forecast of market sources is that the Fed will temporarily stop this month, and it will be announced to raise interest rates until July. The central bank of Japan, China, and the EUR region will be announced this week that it will announce monetary policy decisions.</text:p>
      <text:p text:style-name="P4">
On the other hand, the doubts of weak economic recovery and more signs of economic weakness in Europe have continued to affect investor emotions.</text:p>
      <text:p text:style-name="P4">
The Tokyo stock market closed up 0.5%today, the Hong Kong stock market rose slightly by 0.1%, and the stock market in Taipei, Singapore and Jakarta also closed up. However, the Shanghai stock market closed up 0.1%, and Seoul, Wellington and Bangkok's stock market also closed. Sydney and Manila's stock market closed. (Translator: Zhang Zhengyu/Calculation: Chen Zhengyi)</text:p>
      <text:p text:style-name="P4">
News Source: <text:a xlink:type="simple" xlink:href="https://www.rfi.fr/cn/%E8%B4%A2%E7%BB%8F%E5%BF%AB%E8%AE%AF/20230612-%E8%81%94%E5%87%86%E4%BC%9A%E4%BC%9A%E8%AE%AE%E5%89%8D%E6%8A%95%E8%B5%84%E4%BA%BA%E8%B0%A8%E6%85%8E-%E4%BA%9A%E8%82%A1%E6%B6%A8%E5%A4%9A%E8%B7%8C%E5%B0%91" text:style-name="Internet_20_link" text:visited-style-name="Visited_20_Internet_20_Link">
https://www.rfi.fr/cn/%E8%B4%A2%E7%BB%8F%E5%BF%AB%E8%AE%AF/20230612-%E8%81%94%E5%87%86%E4%BC%9A%E4%BC%9A%E8%AE%AE%E5%89%8D%E6%8A%95%E8%B5%84%E4%BA%BA%E8%B0%A8%E6%85%8E-%E4%BA%9A%E8%82%A1%E6%B6%A8%E5%A4%9A%E8%B7%8C%E5%B0%91</text:a>
</text:p>
      <!--NEWS-->
      <text:h text:style-name="P10" text:outline-level="1">
<text:span text:style-name="T4">
Vehicle fire caused a large area collapse of Highway 95 in the United States</text:span>
</text:h>
      <text:p text:style-name="P4">
Author: None (Language: zh)</text:p>
      <text:p text:style-name="P4">
Publisher: None</text:p>
      <text:p text:style-name="P4">
Time: 2023-06-12T12:53:00Z</text:p>
      <text:p text:style-name="P4">
Description: A fire occurred at the bottom of a viaduct in Philadelphia, USA, causing the collapse of the highway section of the State Highway 95, causing the main roads in the eastern United States temporarily closed. The public is worried that pollutants may flow into the adjacent Trahua River.</text:p>
      <text:p text:style-name="P4">
Videos: []</text:p>
      <text:p text:style-name="P4">
Images: []</text:p>
      <text:p text:style-name="P4">
Subject: 时政风云</text:p>
      <text:p text:style-name="P4">
Subjects: ['奥巴马', '美国']</text:p>
      <text:p text:style-name="P4">
Keywords: ['美国', '费城', '州际公路', '95号州际公路', '火灾', '环境污染']</text:p>
      <text:p text:style-name="P4">
Id: 65891967</text:p>
      <!--METADATA-->
      <text:p text:style-name="P4">
<text:a xlink:type="simple" xlink:href="https://www.dw.com/zh/overlay/image/article/65891967/65886248" text:style-name="Internet_20_link" text:visited-style-name="Visited_20_Internet_20_Link">
 </text:a>
The fire severely destroyed a four -line road to the north direction of the viaduct, causing one of them to collapse.</text:p>
      <text:p text:style-name="P4">
(Voice of Germany in Chinese) On the morning of Sunday (June 11), under a viaduct of Philadelphia, Pennsylvania, Pennsylvania Pennsylvania collapsed due to trucks, which caused some sections of inter-road (i-95) of No. 95.</text:p>
      <text:p text:style-name="P4">
The collapse did not cause any casualties, but the damage could cause this busy highway for several weeks or even months.</text:p>
      <text:p text:style-name="P4">
Derrickbowmer, chief of the Philadelphia Fire Station, said that after arriving at the scene, all parties found that a car was seriously ignited, but I did not know what type of vehicle it was. Earlier reports pointed out that a tanker was caught fire, but the authorities did not confirm this statement. A spokesman for the municipal government only said that "a fire" caused losses and did not mention vehicle information.</text:p>
      <text:p text:style-name="P4">
The National Transport Safety Commission (NTSB) said on Sunday that a group had sent a group to investigate the fire and the bridge collapse.</text:p>
      <text:h text:style-name="P12" text:outline-level="3">
<text:span text:style-name="T4">
How did the Intercontinental Highway collapse?</text:span>
</text:h>
      <text:p text:style-name="P4">
The fire severely destroyed a four -line road to the north direction of the viaduct, causing one of them to collapse. The relevant authorities said that the driver who is currently looking for the fire vehicle. When the firefighters arrived, they did not find the driver.</text:p>
      <text:p text:style-name="P4">
Bao Mo of the Philadelphia Fire Bureau said the bureau was dealing with the incident as a dangerous material incident.</text:p>
      <text:p text:style-name="P4">
According to the residents of the Tagini community in the northeast of Philadelphia, a few explosion sounds were heard after the initial accident. Officials from the fire department said the explosion may be caused by the gas leakage of the accident or the overflow of underground gas pipelines.</text:p>
      <text:p text:style-name="P4">
In addition to the corrosive smoke generated by flames, the authorities are worried that toxic substances may penetrate into the ground and the neighboring Trahua River, which further causes environmental damage.</text:p>
      <text:h text:style-name="P12" text:outline-level="3">
<text:span text:style-name="T4">
95 Intercontinental Highway will turn off unlimited periods?</text:span>
</text:h>
      <text:p text:style-name="P4">
The busy intercontinental highway with busy transportation is the main north -south road in the eastern part of the United States, connecting the cities from the eastern coast from Maine to Florida.</text:p>
      <text:p text:style-name="P4">
After the collapse of the viaduct on Sunday, the authorities have closed the two -way transportation near Philadelphia. As the summer travel season in the United States, this will cause traffic to be blocked.</text:p>
      <text:p text:style-name="P4">
The Philadelphia Emergency Management Office wrote on Twitter: "Please avoid the area. Plan and find other travel routes."</text:p>
      <text:p text:style-name="P4">
Tumar Alexander, the director of Philadelphia, said at a press conference on Sunday: "Highway 95 will be affected for a long time."</text:p>
      <text:p text:style-name="P4">
US Transport Minister Pete Buttigieg pointed out that the closure of i-95 will have a "significant impact" on Philadelphia and its surroundings.</text:p>
      <text:p text:style-name="P4">
In addition to the corrosive smoke generated by flames, the authorities are worried that toxic substances may penetrate into the ground and the neighboring Trahua River, which further causes environmental damage.</text:p>
      <text:p text:style-name="P4">
The White House also announced that US President Biden has listened to relevant briefings and contacted state and local officials to provide help.</text:p>
      <text:p text:style-name="P4">
At present, thousands of tons of fragments must be removed before the authorities can evaluate the losses and plan to rebuild the north or even southern section of the highway.</text:p>
      <text:p text:style-name="P4">
The Democratic Party, Josh Shapiro, said on Sunday that the restoration work will take several months.</text:p>
      <text:p text:style-name="P4">
In 1996, Philadelphia's similar fire caused by illegal burning tires also damaged a section of Highway I-95, which led to the closure of the highway for several weeks, and some sections were closed for half a year.</text:p>
      <text:p text:style-name="P4">
(Agence France -Presse, Associated Press)</text:p>
      <text:p text:style-name="P4">
News Source: <text:a xlink:type="simple" xlink:href="https://www.dw.com/zh/车辆起火导致美国费城95号公路大面积坍塌/a-65891967" text:style-name="Internet_20_link" text:visited-style-name="Visited_20_Internet_20_Link">
https://www.dw.com/zh/车辆起火导致美国费城95号公路大面积坍塌/a-65891967?maca=chi-rss-chi-all-1127-rdf</text:a>
</text:p>
      <!--NEWS-->
      <text:h text:style-name="P10" text:outline-level="1">
<text:span text:style-name="T4">
Australian bus accident is 10 deaths, 58 -year -old men are charged with dangerous driving</text:span>
</text:h>
      <text:p text:style-name="P4">
Publisher: 法新社</text:p>
      <text:p text:style-name="P4">
Published Time: 2023-06-12T13:02:08+00:00</text:p>
      <text:p text:style-name="P4">
Modified Time: 2023-06-12T12:35:02+00:00</text:p>
      <text:p text:style-name="P4">
Description: (Agence France -Presse, Sydney, 12th) Hunter Valley, a hunter Valley, north of Sydney, Australia yesterday. A bus with a wedding guest was killed at least 10 people. Police today accused a 58 -year -old male committed 10 dangerous driving.</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199" text:anchor-type="as-char" svg:width="6.9236in" svg:height="3.617581in" draw:z-index="0">
<draw:image xlink:href="../Images/rficn/2023-06-12T13-02-08-00-00/000000.png" xlink:type="simple" xlink:show="embed" xlink:actuate="onLoad" draw:mime-type="image/png"/>
</draw:frame>
New South Wales Police said that the 10 offenders accused of men were related to danger or light driving "to death".</text:p>
      <text:p text:style-name="P4">
The man asked to be rejected and will be tried tomorrow.</text:p>
      <text:p text:style-name="P4">
In addition to the vast vineyards in the Hunter Valley area, there are also kangaroos and native jungles everywhere. It is a popular visit to tourists and groups.</text:p>
      <text:p text:style-name="P4">
News Source: <text:a xlink:type="simple" xlink:href="https://www.rfi.fr/cn/%E5%9B%BD%E9%99%85%E6%8A%A5%E9%81%93/20230612-%E6%BE%B3%E6%B4%B2%E5%B7%B4%E5%A3%AB%E8%BD%A6%E7%A5%B8%E9%85%BF10%E6%AD%BB-58%E5%B2%81%E7%94%B7%E8%A2%AB%E6%8E%A7%E5%8D%B1%E9%99%A9%E9%A9%BE%E9%A9%B6" text:style-name="Internet_20_link" text:visited-style-name="Visited_20_Internet_20_Link">
https://www.rfi.fr/cn/%E5%9B%BD%E9%99%85%E6%8A%A5%E9%81%93/20230612-%E6%BE%B3%E6%B4%B2%E5%B7%B4%E5%A3%AB%E8%BD%A6%E7%A5%B8%E9%85%BF10%E6%AD%BB-58%E5%B2%81%E7%94%B7%E8%A2%AB%E6%8E%A7%E5%8D%B1%E9%99%A9%E9%A9%BE%E9%A9%B6</text:a>
</text:p>
      <!--NEWS-->
      <text:h text:style-name="P10" text:outline-level="1">
<text:span text:style-name="T4">
Xi Jinping's meeting with President Honduras is willing to start negotiations on the Free Trade Agreement as soon as possible</text:span>
</text:h>
      <text:p text:style-name="P4">
Author: None</text:p>
      <text:p text:style-name="P4">
Publisher: Radio Free Asia (Organization)</text:p>
      <text:p text:style-name="P4">
Published Time: 2023-06-12T13:19:00-04:00</text:p>
      <text:p text:style-name="P4">
Modified Time: 2023-06-12T14:15:5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0" text:anchor-type="as-char" svg:width="6.9236in" svg:height="4.612011in" draw:z-index="0">
<draw:image xlink:href="../Images/rfamandarin/2023-06-12T13-19-00-04-00/000000.png" xlink:type="simple" xlink:show="embed" xlink:actuate="onLoad" draw:mime-type="image/png"/>
</draw:frame>
Chinese President Xi Jinping and the visited President of Honduras, the President of Honduras, to review the guard of honor during the welcome ceremony of the Great Hall of the People on the 12th. <text:a xlink:type="simple" xlink:href="https://www.rfa.org/mandarin/Xinwen/5-06122023131650.html/@@images/image" text:style-name="Internet_20_link" text:visited-style-name="Visited_20_Internet_20_Link">
</text:a>
Wang zhao/pool Photo via AP</text:p>
      <text:p text:style-name="P4">
On the afternoon of June 12, Chinese President Xi Jinping held talks with the visited President of Honduras, the President of Honduras. Xi Jinping said that China will firmly support Honduras' economic and social development and say that China is willing to negotiate with Honduras as soon as possible on the free trade agreement.</text:p>
      <text:p text:style-name="P4">
According to Reuters, Castro is conducting a six -day official visit to China. This is also the first visit of Castro since the country's establishment of diplomatic relations in March and Beijing.</text:p>
      <text:p text:style-name="P4">
In March of this year, after breaking diplomatic relations with Taiwan, Honduras established diplomatic relations with Beijing to win more investment and employment opportunities, and seeking Beijing's support to reduce its debt burden. On Sunday (June 11), Honduras officially opened in Beijing.</text:p>
      <text:p text:style-name="P4">
Chinese official media CCTV quoted Xi Jinping as saying that China will actively promote Honduras products into the Chinese market. The joint statement between the two parties also stated that Hong Fang was willing to actively participate in the "Belt and Road" initiative. China encourages Chinese companies to participate in projects in the fields of energy, infrastructure and telecommunications.</text:p>
      <text:p text:style-name="P4">
During the talks, Xi Jinping also emphasized that the two sides should deepen political mutual trust, adhere to the principle of "one China", and stated that they oppose any external forces to interfere with the internal affairs of China and America.</text:p>
      <text:p text:style-name="P4">
The United States is currently paying attention to China ’s Central American allies to expand their footprints in the backyard and warn many countries not to believe in China’ s assistance commitments.</text:p>
      <text:p text:style-name="P4">
Editor -in -chief: Kaidi</text:p>
      <text:p text:style-name="P4">
News Source: <text:a xlink:type="simple" xlink:href="https://www.rfa.org/mandarin/Xinwen/5-06122023131650.html" text:style-name="Internet_20_link" text:visited-style-name="Visited_20_Internet_20_Link">
https://www.rfa.org/mandarin/Xinwen/5-06122023131650.html</text:a>
</text:p>
      <!--NEWS-->
      <text:h text:style-name="P10" text:outline-level="1">
<text:span text:style-name="T4">
There are many people in the mainland people who are not keen on the Hong Kong media that the Hong Kong media has a variety of programs.</text:span>
</text:h>
      <text:p text:style-name="P4">
Author: None</text:p>
      <text:p text:style-name="P4">
Publisher: Radio Free Asia (Organization)</text:p>
      <text:p text:style-name="P4">
Published Time: 2023-06-12T13:25:00-04:00</text:p>
      <text:p text:style-name="P4">
Modified Time: 2023-06-12T13:34:4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2" text:anchor-type="as-char" svg:width="6.9236in" svg:height="5.1927in" draw:z-index="0">
<draw:image xlink:href="../Images/rfamandarin/2023-06-12T13-25-00-04-00/000000.png" xlink:type="simple" xlink:show="embed" xlink:actuate="onLoad" draw:mime-type="image/png"/>
</draw:frame>
The picture shows the flags of China and Taiwan's flags. The prospects are high -aircraft guns in China <text:a xlink:type="simple" xlink:href="https://www.rfa.org/mandarin/Xinwen/6-06122023132119.html/@@images/image" text:style-name="Internet_20_link" text:visited-style-name="Visited_20_Internet_20_Link">
![] [] [](Images/rfamandarin/2023-06-12T13-25-00-04-00/000001.png)</text:a>
Associated Press picture materials</text:p>
      <text:p text:style-name="P4">
Recently, a "anti -war" post from Chinese netizens has received a strong response, saying that "if war occurs, I won't go, and I won't let my children go." The post also said that no one remembered when people living at the bottom of society were remembered when they were in trouble.</text:p>
      <text:p text:style-name="P4">
According to the "Contemporary Chinese Journal" in mid -May, according to the survey, only 55%of the Chinese people supported the launch of a comprehensive war against Taiwan for unification. 33%of them opposed Wu Tong Taiwan, and 22%accepted "not necessarily not that it is not necessarily not that it is not must "Unified" options.</text:p>
      <text:p text:style-name="P4">
In the face of the Chinese people are not keen on sending troops, the online media "Hong Kong 01" posted a document on the 8th. There are many types of Chinese martial arts. It is option.</text:p>
      <text:p text:style-name="P4">
According to the article, if the PLA's military exercise in the future is more than 5 or 10 days, and it is also sealed by the ring, the ultimatum Taiwan must conduct political negotiations with Beijing. Is this "martial arts" be regarded as "martial arts"? This is exactly the "Beiping Mode" in 1949.</text:p>
      <text:p text:style-name="P4">
The article also pointed out that some people in the Chinese academic community also mentioned the "Tibet Mode", that is, to use peace and non -peaceful means. Through a decisive battle or battle, the division of forces can only accept the solution of peaceful solutions.</text:p>
      <text:p text:style-name="P4">
This article claims that from the perspective of the current public opinion atmosphere in Taiwan, the "Beiping model" conditions are still insufficient, and the "Tibet Mode" seems to be more reference.</text:p>
      <text:p text:style-name="P4">
However, Wang Xinxian, a specially appointed professor of the East Asian Institute of Taiwan, pointed out in May that the reasons for anti -war on Chinese netizens include "dissatisfaction with social inequality" and "unwilling to fight for those vested interests". Whether this shows that the official "patriotism" has gradually lost to the livelihood considerations and dissatisfaction with the status quo, it is worth further observing.</text:p>
      <text:p text:style-name="P4">
Editor -in -chief: Kaidi</text:p>
      <text:p text:style-name="P4">
News Source: <text:a xlink:type="simple" xlink:href="https://www.rfa.org/mandarin/Xinwen/6-06122023132119.html" text:style-name="Internet_20_link" text:visited-style-name="Visited_20_Internet_20_Link">
https://www.rfa.org/mandarin/Xinwen/6-06122023132119.html</text:a>
</text:p>
      <!--NEWS-->
      <text:h text:style-name="P10" text:outline-level="1">
<text:span text:style-name="T4">
British media: The new crown virus originated from the combined biochemical weapon of Wuhan scientists and the PLA</text:span>
</text:h>
      <text:p text:style-name="P4">
Author: None</text:p>
      <text:p text:style-name="P4">
Publisher: Radio Free Asia (Organization)</text:p>
      <text:p text:style-name="P4">
Published Time: 2023-06-12T13:27:00-04:00</text:p>
      <text:p text:style-name="P4">
Modified Time: 2023-06-12T15:11:51-04:00</text:p>
      <text:p text:style-name="P4">
Description: None</text:p>
      <text:p text:style-name="P4">
Videos: []</text:p>
      <text:p text:style-name="P4">
Audios: ["<text:a xlink:type="simple" xlink:href="https://www.rfa.org/mandarin/yataibaodao/huanjing/cm1-0612202312341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03" text:anchor-type="as-char" svg:width="6.9236in" svg:height="3.88615in" draw:z-index="0">
<draw:image xlink:href="../Images/rfamandarin/2023-06-12T13-27-00-04-00/000000.png" xlink:type="simple" xlink:show="embed" xlink:actuate="onLoad" draw:mime-type="image/png"/>
</draw:frame>
Photo of the Associated Press of the Institute of Wuhan Virus Institute of the Chinese Academy of Sciences <text:a xlink:type="simple" xlink:href="https://www.rfa.org/mandarin/yataibaodao/huanjing/cm1-06122023123412.html/@@stream" text:style-name="Internet_20_link" text:visited-style-name="Visited_20_Internet_20_Link">
Audio-LLINK: https://www.rfa.org/mandarin/yatabaodao/huanjing/cm1-061223412.html/@stream</text:a>
Regarding the origin of the new coronal virus, there are still different opinions from all walks of life. According to the British "The Sundaytimes" (The Sundaytimes), before the outbreak of the new crown epidemic, scientists in the Wuhan Laboratory cooperated with the Chinese PLA to create virus mutants that can be used for biological weapons, but the virus leaked from the laboratory.</text:p>
      <text:p text:style-name="P4">
<text:a xlink:type="simple" xlink:href="https://www.rfa.org/mandarin/shishi-hecha/hc-12232022113157.html" text:style-name="Internet_20_link" text:visited-style-name="Visited_20_Internet_20_Link">
<text:span text:style-name="T4">
 The two "new crown viruses originated from laboratory" which evidence is not credible? </text:span>
</text:a>
<text:span text:style-name="T4">
* <text:a xlink:type="simple" xlink:href="https://www.rfa.org/mandarin/yataibaodao/huanjing/xx2-09242021113546.html" text:style-name="Internet_20_link" text:visited-style-name="Visited_20_Internet_20_Link">
File disclose a powerful evidence for leaking the new crown virus</text:a>
</text:span>
</text:p>
      <text:p text:style-name="P4">
"Sunday Times" checked hundreds of documents, confidential reports, internal memorandums, scientific papers and email communications, and interviewed investigators from the US State Department and epidemic experts, to relieve the possible origin process of new crown viruses.</text:p>
      <text:p text:style-name="P4">
It is reported that the Wuhan Virus Research Institute was originally conducting a study of the origin of the origin of SARS (syndrome of severe acute respiratory tract), and obtained the US government's funds through a charity in New York, USA. In addition, the top Coronary virus scientist in the United States It also shared the advanced virus manipulation technology.</text:p>
      <text:p text:style-name="P4">
However, in 2016, a team of scientists led by Shi Zhengli, director of the new infectious disease research center of Wuhan Virus Research Institute, found a new type of coronary virus in Mojiang, Yunnan Province, but the Chinese authorities did not warn the world or notified related deaths. event. Today, this virus is considered to be the only new crown virus that is known before the outbreak of the epidemic.</text:p>
      <text:p text:style-name="P4">
The virus discovered by Mojiang was sent to the Wuhan Virus Research Institute, and the research results of scientists in the institute became confidential. The report quoted a U.S. investigator and said: "The report of the report began to become opaque, and the confidential plan started from now on."</text:p>
      <text:p text:style-name="P4">
Institute of Wuhan Virus Research (Agence France -Prescription) of the Chinese Academy of Sciences</text:p>
      <text:p text:style-name="P4">
<text:span text:style-name="T4">
 US investigators: China plans to make the virus more infectious to humans </text:span>
</text:p>
      <text:p text:style-name="P4">
The "Sunday Times" quoted the US State Department investigator report that although the Wuhan Virus Research Institute had set self -employed institutions, the United States has determined that the institute has cooperated with the Chinese military in publications and secret projects. At least from 2017, the Wuhan Virus Research Institute on behalf of the Chinese military has engaged in confidential research, including laboratory animal experiments. "</text:p>
      <text:p text:style-name="P4">
US investigators believe that this plan has led to the emergence of the new crown virus and flowed out of Wuhan after a laboratory accident. A investigator believes that the situation is becoming more and more clear that the Wuhan Virus Research Institute involves manufacturing, dissemination and concealment of the new crown epidemic. The report disclosed that evidence discovered by the US personnel proved that in November 2019, Chinese researchers engaged in related experiments had symptoms similar to new crowns and were sent to the hospital. One of the researchers' families died. One month later, there was a new crown case in Wuhan.</text:p>
      <text:p text:style-name="P4">
<text:span text:style-name="T4">
 The epidemic is derived from the laboratory rather than the South China market </text:span>
</text:p>
      <text:p text:style-name="P4">
Another analysis disclosed by the newspaper showed that the initial source center of the epidemic was close to the laboratory of Wuhan Virus Research Institute, not the South China Seafood Market that everyone had always considered. According to a report from the U.S. Senate, Chinese military personnel were awarded the positions of in charge in the Wuhan Virus Research Institute. In a book published by the Wuhan Institute of Virus in 2015, it discussed how the SARS virus represents a "new era of gene weapons", which can "manually manipulate it into a new human disease virus, and then weapons and release them. come out".</text:p>
      <text:p text:style-name="P4">
Investigators also noticed that Wuhan Laboratory cultivated three mutant viruses and tested it to create a highly contagious super -coronary virus, which is only a research part of cooperation on the table with Western. Investigators believe that the PLA was also conducting a virus research plan at the same time. The report pointed out that relevant researchers tried to find solid evidence but were hindered because of the lack of transparency in the Chinese government. After the outbreak of the new crown epidemic, the Chinese government had to disclose the results of the coronary virus research discovered by Mojiang, and it has also caused experts from other countries to question that the Chinese government may have changed relevant data to avoid the outside world from discovering more truths to Mojiang.</text:p>
      <text:p text:style-name="P4">
The reporter of this station made a letter to the US State Department and the Chinese Embassy in the United States to seek comment on Monday, but did not receive a reply before the deadline.</text:p>
      <text:p text:style-name="P4">
The report also disclosed that the Chinese PLA vaccine expert Zhou Yussen (transliteration) had cooperated with Wuhan scientists to study the Coronatte Virus of the Middle East (MERS), and also cooperated with Wuhan scientists during the epidemic. Zhou Yusen was suspected that he applied for a new crown pneumonia vaccine patent in February 2020, and it took more than a month before China acknowledged the outbreak of the epidemic.</text:p>
      <text:p text:style-name="P4">
The Times of the Sunday pointed out that if a country can allow citizens to vaccinates the secret virus they developed by their own vaccines, they may have weapons that can reverse the balance of world power.</text:p>
      <text:p text:style-name="P4">
Reporter: Chen Pinjie Responsible: He Ping.com editor: Hong Wei</text:p>
      <text:p text:style-name="P4">
News Source: <text:a xlink:type="simple" xlink:href="https://www.rfa.org/mandarin/yataibaodao/huanjing/cm1-06122023123412.html" text:style-name="Internet_20_link" text:visited-style-name="Visited_20_Internet_20_Link">
https://www.rfa.org/mandarin/yataibaodao/huanjing/cm1-06122023123412.html</text:a>
</text:p>
      <!--NEWS-->
      <text:h text:style-name="P10" text:outline-level="1">
<text:span text:style-name="T4">
China has not announced the he cremation data of the remains in the fourth quarter of 2022</text:span>
</text:h>
      <text:p text:style-name="P4">
Author: None</text:p>
      <text:p text:style-name="P4">
Publisher: Radio Free Asia (Organization)</text:p>
      <text:p text:style-name="P4">
Published Time: 2023-06-12T13:29:49-04:00</text:p>
      <text:p text:style-name="P4">
Modified Time: 2023-06-12T13:29:4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05" text:anchor-type="as-char" svg:width="6.9236in" svg:height="4.612011in" draw:z-index="0">
<draw:image xlink:href="../Images/rfamandarin/2023-06-12T13-29-49-04-00/000000.png" xlink:type="simple" xlink:show="embed" xlink:actuate="onLoad" draw:mime-type="image/png"/>
</draw:frame>
On December 31, 2022, the chimney of the Beijing thermal burial farm emerged with thick smoke, and the funeral stood outside the crematorium. Associated Press Picture</text:p>
      <text:p text:style-name="P4">
The Ministry of Civil Affairs of China announced the "Civil Affairs Statistics in the Fourth quarter of 2022" on June 9. However, in the statistical bulletin issued by this delay for several months, it did not publish data related to cremating remains as usual. Commentary believes that this may be because from the fourth quarter of last year to the first quarter of this year, the number of deaths reached a new high, so that the official has not yet decided how to release it, so he has been reluctant to disclose death data.</text:p>
      <text:p text:style-name="P4">
The Chinese Ministry of Civil Affairs usually released civil affairs data such as marriage, divorce, and the cremation of the body within three months, but the data in the last quarter of last year was delayed, causing external doubts. At the same time, in the "Civil Affairs Statistics of the Fourth Speaking of 2022" released a few days ago, the cremated remains that have always been released have disappeared. The Ministry of Civil Affairs did not explain the delayed release of data and the lack of funeral data.</text:p>
      <text:p text:style-name="P4">
In this regard, Cai Shenkun, a commentator from the United States, said: "This means that the result of virus infections that swept across the country in the fourth quarter of last year and the first quarter of this year was serious. It has reached a new high, so that the Chinese official has not yet decided how to let the outside world know, so it has been reluctant to disclose death data, including the cremation data of the remains of urban residents that have been disclosed for a long time. "</text:p>
      <text:p text:style-name="P4">
Editor -in -chief: Kaidi</text:p>
      <text:p text:style-name="P4">
News Source: <text:a xlink:type="simple" xlink:href="https://www.rfa.org/mandarin/Xinwen/7-06122023132822.html" text:style-name="Internet_20_link" text:visited-style-name="Visited_20_Internet_20_Link">
https://www.rfa.org/mandarin/Xinwen/7-06122023132822.html</text:a>
</text:p>
      <!--NEWS-->
      <text:h text:style-name="P10" text:outline-level="1">
<text:span text:style-name="T4">
Old women in Ecuador were announced by the hospital and resurrected after lying into the coffin</text:span>
</text:h>
      <text:p text:style-name="P4">
Publisher: 法新社</text:p>
      <text:p text:style-name="P4">
Published Time: 2023-06-12T13:32:11+00:00</text:p>
      <text:p text:style-name="P4">
Modified Time: 2023-06-12T13:05:02+00:00</text:p>
      <text:p text:style-name="P4">
Description: (AFP 12, 12th) Ecuador's more public hospital announced that an old woman died two days ago, but her son said today that the old woman woke up in the coffin and is now in the same hospital. Internal treatment.</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06" text:anchor-type="as-char" svg:width="6.9236in" svg:height="3.617581in" draw:z-index="0">
<draw:image xlink:href="../Images/rficn/2023-06-12T13-32-11-00-00/000000.png" xlink:type="simple" xlink:show="embed" xlink:actuate="onLoad" draw:mime-type="image/png"/>
</draw:frame>
Twitter's previous video showed that 76 -year -old Bella Montoya breathed strongly in the coffin, and two men were helping her.</text:p>
      <text:p text:style-name="P4">
Martinicaza, located in Babahoyo, a town in Ecuador, announced on the 9th that Montoia would die on the 9th. Due to the poor family, Montia's son must raise funds to get a coffin.</text:p>
      <text:p text:style-name="P4">
He said in a film released by local media that the hospital "even gave us a certificate of death."</text:p>
      <text:p text:style-name="P4">
Ecuador's multimedia reported on this rare incident to celebrate the "resurrection" of old women.</text:p>
      <text:p text:style-name="P4">
News Source: <text:a xlink:type="simple" xlink:href="https://www.rfi.fr/cn/%E5%9B%BD%E9%99%85%E6%8A%A5%E9%81%93/20230612-%E5%8E%84%E7%93%9C%E5%A4%9A%E8%80%81%E5%A6%87%E8%A2%AB%E5%8C%BB%E9%99%A2%E5%AE%A3%E5%91%8A%E4%B8%8D%E6%B2%BB-%E8%BA%BA%E8%BF%9B%E6%A3%BA%E6%9D%90%E5%90%8E%E5%8F%88%E5%A4%8D%E6%B4%BB" text:style-name="Internet_20_link" text:visited-style-name="Visited_20_Internet_20_Link">
https://www.rfi.fr/cn/%E5%9B%BD%E9%99%85%E6%8A%A5%E9%81%93/20230612-%E5%8E%84%E7%93%9C%E5%A4%9A%E8%80%81%E5%A6%87%E8%A2%AB%E5%8C%BB%E9%99%A2%E5%AE%A3%E5%91%8A%E4%B8%8D%E6%B2%BB-%E8%BA%BA%E8%BF%9B%E6%A3%BA%E6%9D%90%E5%90%8E%E5%8F%88%E5%A4%8D%E6%B4%BB</text:a>
</text:p>
      <!--NEWS-->
      <text:h text:style-name="P10" text:outline-level="1">
<text:span text:style-name="T4">
Studies: China expands nuclear arsenal when the global tension is intensified</text:span>
</text:h>
      <text:p text:style-name="P4">
Author: chinese@voanews.com (美国之音)</text:p>
      <text:p text:style-name="P4">
Publisher: 美国之音中文网 (Type: NewsMediaOrganization)</text:p>
      <text:p text:style-name="P4">
Published Time: 2023-06-12T13:32:49+08:00</text:p>
      <text:p text:style-name="P4">
Modified Time: 2023-06-12 05:32:49Z</text:p>
      <text:p text:style-name="P4">
Description: Researchers said on Monday (June 12) that with the intensification of geopolitical tensions, several countries, especially China, and nuclear arsenal last year, and other nuclear countries continued to modernize their nuclear arsenal.</text:p>
      <text:p text:style-name="P4">
Videos: []</text:p>
      <text:p text:style-name="P4">
Images: []</text:p>
      <text:p text:style-name="P4">
Categories: ['军事', '全球议题']</text:p>
      <text:p text:style-name="P4">
Type: None</text:p>
      <!--METADATA-->
      <text:p text:style-name="P4">
Nonenone</text:p>
      <text:p text:style-name="P4">
News Source: <text:a xlink:type="simple" xlink:href="https://www.voachinese.com/a/china-expands-nuclear-arsenal-as-global-tensions-grow-study-20230612/7132927.html" text:style-name="Internet_20_link" text:visited-style-name="Visited_20_Internet_20_Link">
https://www.voachinese.com/a/china-expands-nuclear-arsenal-as-global-tensions-grow-study-20230612/7132927.html</text:a>
</text:p>
      <!--NEWS-->
      <text:h text:style-name="P10" text:outline-level="1">
<text:span text:style-name="T4">
The United States sanction in Iran ’s China Enterprise Beijing approval unreasonable suppression</text:span>
</text:h>
      <text:p text:style-name="P4">
Author: None (Language: zh)</text:p>
      <text:p text:style-name="P4">
Publisher: None</text:p>
      <text:p text:style-name="P4">
Time: 2023-06-12T13:44:00Z</text:p>
      <text:p text:style-name="P4">
Description: The United States has once again included a negative list of sanctions on a number of mainland China and Hong Kong companies, accusing them allegedly to assist Iran to obtain parts and technologies required to develop ballistic missiles. Beijing responded that it was accusing "lack of basis."</text:p>
      <text:p text:style-name="P4">
Videos: []</text:p>
      <text:p text:style-name="P4">
Images: []</text:p>
      <text:p text:style-name="P4">
Subject: 时政风云</text:p>
      <text:p text:style-name="P4">
Subjects: ['德中关系', '奥巴马', '伊朗', '岛屿主权争端', '专题报道：全景观看“习马会”', '中国', '中共十九大', '美国']</text:p>
      <text:p text:style-name="P4">
Keywords: ['制裁', '伊朗', '弹道导弹', '无人机', '美国', '中国']</text:p>
      <text:p text:style-name="P4">
Id: 65892336</text:p>
      <!--METADATA-->
      <text:p text:style-name="P4">
<text:a xlink:type="simple" xlink:href="https://www.dw.com/zh/overlay/image/article/65892336/65846465" text:style-name="Internet_20_link" text:visited-style-name="Visited_20_Internet_20_Link">
 </text:a>
Is the ballistic missile developed by Iran's contribution to China?</text:p>
      <text:p text:style-name="P4">
(Voice of Germany in China) The Ministry of Commerce of China issued a statement on Monday (June 12) that the United States incorporated some Chinese enterprises and individuals in the "Special Specific National List" on the grounds of so -called Iran.</text:p>
      <text:p text:style-name="P4">
A spokesman for the Ministry of Commerce said that the United States lacks the factual basis, lacks legitimate procedures, and harms the legitimate rights and interests of Chinese enterprises and individuals. The United States should stop the unreasonable suppression of Chinese companies and individuals. The spokesman said that China will take necessary measures to resolutely safeguard the legitimate rights and interests of Chinese enterprises and individuals.</text:p>
      <text:p text:style-name="P4">
Last week, the US Department of Finance sanctions on six entities and seven individuals of mainland China, Hong Kong and Iran, on the grounds that they were suspected of helping Iran to obtain parts and technologies for developing ballistic missiles.</text:p>
      <text:p text:style-name="P4">
The sanctioned companies include Beijing Shiny Nights Technology Development Co., Ltd. (LTD), Qingdao Zhongrong Trade Development (Qingdao Zhongron Trade Development), and Hong Kong KE.DO International Trade Corporation ( Hong kong Ke.Do International Trade Co.)And Hong Kong Lingoe Processing Engineering (Lingoe PROCESSSENGINEERING LIMITED) and Zhejiang Qingji IND.</text:p>
      <text:p text:style-name="P4">
The U.S. Treasury Department said that these Chinese companies transported a centrifugal metal, electronic devices and gyroscopes to the Iranian government agencies and private companies that have been working closely and involved in the construction of missiles to produce nuclear fuels. Washington is worried that Iran plans to develop nuclear weapons and loads it on the ballistic missile to threaten Israel and other countries.</text:p>
      <text:h text:style-name="P12" text:outline-level="3">
<text:span text:style-name="T4">
Tehran will create the Iranian version of the "Fire Great Wall"?</text:span>
</text:h>
      <text:p text:style-name="P4">
The Foreign Asset Control Office of the U.S. Finance also to the Iranian military officer Da Ud Damgini(Davoddamghani)Sanctions, saying that the military officer coordinated the military -related procurement of Iranian end users, including Iranian defense and armed forces Logistics Department.</text:p>
      <text:p text:style-name="P4">
Sanctions are prohibited from US companies and individuals, as well as companies such as multinational banks with branches in the United States to trade with companies listed on the blacklist.</text:p>
      <text:h text:style-name="P12" text:outline-level="3">
<text:span text:style-name="T4">
sanction list is getting longer and longer</text:span>
</text:h>
      <text:p text:style-name="P4">
The U.S. Treasury announced in March this year that <text:a xlink:type="simple" xlink:href="https://www.dw.com/zh/zh/美制裁五中企-指其助伊朗獲無人機零件/a-64940191" text:style-name="Internet_20_link" text:visited-style-name="Visited_20_Internet_20_Link">
five Chinese companies and one person on the sanctions list</text:a>
Called it to provide components to Iranian drone manufacturers. The five Chinese companies are: Hangzhou Fuyang KOTO Machinery Co., Ltd., and its company Raven International Trade Co., Ltd., which is famous in Hong Kong; Guilin Alpha Plastic Technology Co., Ltd.; Shenzhen Kas Polo Technology Co., Ltd., S &amp; Ctrade Pty Co., LTD.</text:p>
      <text:p text:style-name="P4">
The U.S. Treasury said that these headquarters in China "sold and transport thousands of aviation components to the Iranian Aviation Manufacturing Industry Corporation (HESA), including components that can be used for drones", and said that these companies are against Russia. There is an indirect relationship between Ukraine's attack and Iranian attack in the Gulf area, because in the incident, both Russia and Iran use the Shahed-136 drone manufactured by HESA, and the Iranian company is indirectly controlled by the Iranian Ministry of Defense.</text:p>
      <text:p text:style-name="P4">
In addition, the Wall Street Journal reported in February this year that the U.S. authorities are considering <text:a xlink:type="simple" xlink:href="https://www.dw.com/zh/zh/美媒美国考虑制裁中国监控设备公司/a-64611654" text:style-name="Internet_20_link" text:visited-style-name="Visited_20_Internet_20_Link">
sanctions on Chinese monitoring equipment companies selling products to Iran's security forces</text:a>
Essence At that time, the target was Tiandy Technologies, an electronic equipment manufacturer headquartered in Tianjin. It is reported that Tiandi Weiye sold products to Iran's Islamic Revolutionary Guards.</text:p>
      <text:p text:style-name="P4">
Tiandi Weiye has been included in the trade blacklist by the US Department of Commerce in December last year because the company uses facial recognition technology to assist the Chinese government to persecute the Uighurs in the Xinjiang region and sell them to the security department, police and troops in Iran. Monitoring equipment.</text:p>
      <text:p text:style-name="P4">
(Reuters, Agence France -Presse, Associated Press)</text:p>
      <text:p text:style-name="P4">
News Source: <text:a xlink:type="simple" xlink:href="https://www.dw.com/zh/美国再制裁涉伊朗中企-北京批无理打压/a-65892336" text:style-name="Internet_20_link" text:visited-style-name="Visited_20_Internet_20_Link">
https://www.dw.com/zh/美国再制裁涉伊朗中企-北京批无理打压/a-65892336?maca=chi-rss-chi-all-1127-rdf</text:a>
</text:p>
      <!--NEWS-->
      <text:h text:style-name="P10" text:outline-level="1">
<text:span text:style-name="T4">
The South China Sea dispute continues to announce the holding of joint military exercises</text:span>
</text:h>
      <text:p text:style-name="P4">
Author: None</text:p>
      <text:p text:style-name="P4">
Publisher: Radio Free Asia (Organization)</text:p>
      <text:p text:style-name="P4">
Published Time: 2023-06-12T13:48:00-04:00</text:p>
      <text:p text:style-name="P4">
Modified Time: 2023-06-12T15:14:34-04:00</text:p>
      <text:p text:style-name="P4">
Description: None</text:p>
      <text:p text:style-name="P4">
Videos: []</text:p>
      <text:p text:style-name="P4">
Audios: ["<text:a xlink:type="simple" xlink:href="https://www.rfa.org/mandarin/yataibaodao/junshiwaijiao/cm2-0612202312504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08" text:anchor-type="as-char" svg:width="6.9236in" svg:height="3.796813in" draw:z-index="0">
<draw:image xlink:href="../Images/rfamandarin/2023-06-12T13-48-00-04-00/000000.png" xlink:type="simple" xlink:show="embed" xlink:actuate="onLoad" draw:mime-type="image/png"/>
</draw:frame>
On June 7, 2023, the Defense Minister of ASEAN took a group photo at a meeting in Indonesia. ASEAN countries will hold joint military exercises in the South China Sea in September this year. <text:a xlink:type="simple" xlink:href="https://www.rfa.org/mandarin/yataibaodao/junshiwaijiao/cm2-06122023125048.html/@@images/image" text:style-name="Internet_20_link" text:visited-style-name="Visited_20_Internet_20_Link">
</text:a>
The Associated Press picture <text:a xlink:type="simple" xlink:href="https://www.rfa.org/mandarin/yataibaodao/junshiwaijiao/cm2-06122023125048.html/@@stream" text:style-name="Internet_20_link" text:visited-style-name="Visited_20_Internet_20_Link">
Audio-Link: https://www.rfa.org/mandarin/yataibaodao/junshiwaijiao/cm2-06122023125048.html/@stream</text:a>
Although the Chinese military has frequently interacted with neighboring military recently, smoke in the South China Sea is still strong. On Monday, the Ministry of National Defense invited 74 military officers and spouses in China in 51 countries to visit Shaanxi Province. Prior to this, the ASEAN rotating chairman Guohikaria just announced that the 10 ASEAN countries will hold a joint military exercise in the South China Sea for the first time in September this year.</text:p>
      <text:p text:style-name="P4">
<text:a xlink:type="simple" xlink:href="https://www.rfa.org/mandarin/Xinwen/2-05292023120124.html" text:style-name="Internet_20_link" text:visited-style-name="Visited_20_Internet_20_Link">
<text:span text:style-name="T4">
 The United States, Japan, and the Philippines will hold a joint exercise of the Coast Guard in the South China Sea for the first time </text:span>
</text:a>
<text:span text:style-name="T4">
* <text:a xlink:type="simple" xlink:href="https://www.rfa.org/mandarin/yataibaodao/junshiwaijiao/jw1-05192023112643.html" text:style-name="Internet_20_link" text:visited-style-name="Visited_20_Internet_20_Link">
Laos Laos Joint Military exercises attracted regional national attention</text:a>
</text:span>
</text:p>
      <text:p text:style-name="P4">
During the visit to Shaanxi Province, the military officials and spouses in China will hear the introduction of the Chinese People's Liberation Army's central theater and the economic and social development of Shaanxi Province, the construction of the "Belt and Road", and visit the relevant units of the military.</text:p>
      <text:p text:style-name="P4">
During the past period, China actively conducted military exchanges with other countries. At the end of May this year, he had held the first round of consultations with Cambodia, Laos, Malaysia, Thailand, and Vietnam in Guangzhou. The Chinese Navy's "Qi Jiguang Ship" implemented the distant sea training and visited Vietnam, Thailand, Brunei, and the Philippines.</text:p>
      <text:p text:style-name="P4">
However, frequent activities in China in the South China Sea still make neighboring countries more and more concerned. ASEAN rotating chairman Guo Indns Indochia announced on June 8 that 10 ASEAN countries will hold a joint military exercise in the South China Sea for the first time in September this year. In addition to participating in military exercises in 10 ASEAN member states, participating countries will also include East Timor, which is currently only observer, and Myanmar, which is still controlled by the military government.</text:p>
      <text:p text:style-name="P4">
In the past, ASEAN held a joint naval exercise with the United States, but had not been in military exercise alone. Therefore, this will be the first time that the "all members are dispatched" in Southeast Asian countries. This military exercise location is the waters that have claimed to have sovereignty in Indonesia and China, and the southernmost "north of the north of the South China Sea"(North Natuna Sea)Essence Indonesia claims that the northern northern sea sea is the exclusive economic zone, but China opposes that the waters are located in the territorial claims of China's territorial claim in the South China Sea. Therefore, they have sent vessels to sail in the above -mentioned waters.</text:p>
      <text:p text:style-name="P4">
Yudomargono, commander of the Indonesian National Army, told the local media that the exercise did not involve any combat operation training in order to strengthen the status of ASEAN regional center. The Indonesian military spokesman Julias(JuliusWidy)It said that this exercise is related to Asia, especially in Southeast Asia with high risk of disaster.</text:p>
      <text:p text:style-name="P4">
Indonesian soldiers who are participating in the joint military exercise (the Associated Press data map) <text:a xlink:type="simple" xlink:href="https://www.rfa.org/mandarin/yataibaodao/junshiwaijiao/cm2-06122023125048.html/ap12060517818.jpg" text:style-name="Internet_20_link" text:visited-style-name="Visited_20_Internet_20_Link">
![] [](Images/rfamandarin/2023-06-12T13-48-00-04-00/000003.png)</text:a>
<text:span text:style-name="T4">
 Meifei continues to expand cooperation </text:span>
</text:p>
      <text:p text:style-name="P4">
Facing China's increasing threat in the South China Sea, the United States is also actively cooperating with local allies. Assistant Minister of the Ministry of Defense in Indo -Pacific Safety Affairs Elyratner said at a think tank event on the 8th that the United States and the Philippine Alliance as the United States and Japan, the United States, Australia, and the United States and South Korea will continue to be the Philippines. The asymmetric threats and other security issues suffered at sea expand bilateral security cooperation.</text:p>
      <text:p text:style-name="P4">
Rytener said that although the US -Philippine Alliance once appeared haze at the end of the former Philippine President Rodrigo RoadErete, at the end of its term, Manila has re -enhanced the security relationship with Washington, especially Dutei. The US -Philippine joint military exercise and agreed to continue to maintain the United States and Philippine "Army Visit Agreement" (VFA), which is the core of the alliance. After the Philippine President FerdinandMarcosjr. The ability to rescue major emergencies.</text:p>
      <text:p text:style-name="P4">
Last month, China and the Philippines began to set up buoyant in the sea and reefs near the South China Sea to declare their sovereignty; at the end of May, the Philippine Coast Guard also confronted a Chinese maritime police ship in the South China Sea. Add another series of tensions that play against China and the Philippines.</text:p>
      <text:p text:style-name="P4">
Reporter: Chen Pinjie Responsible: He Ping.com editor: Hong Wei</text:p>
      <text:p text:style-name="P4">
News Source: <text:a xlink:type="simple" xlink:href="https://www.rfa.org/mandarin/yataibaodao/junshiwaijiao/cm2-06122023125048.html" text:style-name="Internet_20_link" text:visited-style-name="Visited_20_Internet_20_Link">
https://www.rfa.org/mandarin/yataibaodao/junshiwaijiao/cm2-06122023125048.html</text:a>
</text:p>
      <!--NEWS-->
      <text:h text:style-name="P10" text:outline-level="1">
<text:span text:style-name="T4">
For the former senior executive of Samsung in the Chinese cottage version of Samsung, the stolen confidentiality was prosecuted</text:span>
</text:h>
      <text:p text:style-name="P4">
Author: 联合早报 (Person)</text:p>
      <text:p text:style-name="P4">
Publisher: 联合早报 (Organization)</text:p>
      <text:p text:style-name="P4">
Published Time: 2023-06-12T13:49</text:p>
      <text:p text:style-name="P4">
Modified Time: 2023-06-12T13:50</text:p>
      <text:p text:style-name="P4">
Description: The first Samsung Electronics executives were suspected of stealing the company's secrets and intended to set up a copycat version of the Samsung Electronic Semiconductor Factory in China. A was arrested and prosecuted. The Yonhap News Agency reported that the South Korean Local Procuratorate announced on Monday (June 12) that it violated the "Industrial Technical Protection Law" and "Improper ...</text:p>
      <text:p text:style-name="P4">
Videos: []</text:p>
      <text:p text:style-name="P4">
Audios: []</text:p>
      <text:p text:style-name="P4">
Images: []</text:p>
      <text:p text:style-name="P4">
Type: NewsArticle</text:p>
      <text:p text:style-name="P4">
Breadcrumbs: ['即时', '国际']</text:p>
      <text:p text:style-name="P4">
Keywords: ['三星电子', '晶片', '中国', '逮捕']</text:p>
      <!--METADATA-->
      <text:p text:style-name="P4">
The first Samsung Electronics executives were suspected of stealing the company's secrets and intended to set up a copycat version of the Samsung Electronic Semiconductor Factory in China. A was arrested and prosecuted.</text:p>
      <text:p text:style-name="P4">
The Yonhap News Agency reported that the South Korean Mizura Local Procuratorate announced on Monday (June 12) that it would arrest and prosecute A in violation of the crime of violating the "Industrial Technical Protection Law" and "Improper Competition Prevention Law", and suspected of violating the "Improvement of Improvement The charges of competition prevention law, a total of six staff members of the company established in China and a staff member of the Samsung Electronics Cooperation Company, which are suspected of leaking the design drawings, did not arrest and directly complained.</text:p>
      <text:p text:style-name="P4">
A, from August 2018 to 2019, obtained and used the Basic Engineering Data (Basic EngineeringData), process flowcharts, design drawings and other information. The technology involved is to create a process process for manufacturing dynamic random access to the memory (DRAM) and flash memory chips (NAND) below 30 nanometer, which is a national key technology.</text:p>
      <text:p text:style-name="P4">
After investigation, the authorities found that A was trying to build a cottage version of the Samsung chip factory of Samsung Electronics Xi'an Semiconductor Factory only 1.5 kilometers away from Samsung Electronics. As the investment in the investment of 8 trillion won (about S $ 8.33 billion), which was promised by an electronic product manufacturer in Taiwan, the factory construction project failed to do it. However, it is reported that A had obtained 460 billion won investment to build a semiconductor manufacturing plant in Chengdu. The research and development building of the factory was completed last year, and samples were produced with Samsung Electronic Semiconductor Technology.</text:p>
      <text:p text:style-name="P4">
A, who was the executive of Samsung Electronics and Vice President of SK Hemori, was an authoritative figure in the field of semiconductor manufacturing in South Korea. After setting up a factory in China, he hired 200 employees of Samsung Electronics and SK Hynix, and instructed them to obtain and use Samsung Electronic Semiconductor design materials. Prosecutors estimated that A leakage technology caused Samsung Electronics to suffer at least 300 billion won.</text:p>
      <text:p text:style-name="P4">
News Source: <text:a xlink:type="simple" xlink:href="https://www.zaobao.com.sg/realtime/world/story20230612-1403473" text:style-name="Internet_20_link" text:visited-style-name="Visited_20_Internet_20_Link">
https://www.zaobao.com.sg/realtime/world/story20230612-1403473</text:a>
</text:p>
      <!--NEWS-->
      <text:h text:style-name="P10" text:outline-level="1">
<text:span text:style-name="T4">
The United States applies to return to UNESCO</text:span>
</text:h>
      <text:p text:style-name="P4">
Author: None (Language: zh)</text:p>
      <text:p text:style-name="P4">
Publisher: None</text:p>
      <text:p text:style-name="P4">
Time: 2023-06-12T14:13:00Z</text:p>
      <text:p text:style-name="P4">
Description: In 2017, the United States withdrew from UNESCO under the leadership of President Trump. After nearly six years, the Biden government stated that it would return to the organization to contribute to China's influence.</text:p>
      <text:p text:style-name="P4">
Videos: []</text:p>
      <text:p text:style-name="P4">
Images: []</text:p>
      <text:p text:style-name="P4">
Subject: 时政风云</text:p>
      <text:p text:style-name="P4">
Subjects: ['奥巴马', '尼泊尔地震', '美国']</text:p>
      <text:p text:style-name="P4">
Keywords: ['特朗普', '拜登', '联合国教科文组织', '美国']</text:p>
      <text:p text:style-name="P4">
Id: 65893089</text:p>
      <!--METADATA-->
      <text:p text:style-name="P4">
<text:a xlink:type="simple" xlink:href="https://www.dw.com/zh/overlay/image/article/65893089/42397451" text:style-name="Internet_20_link" text:visited-style-name="Visited_20_Internet_20_Link">
 </text:a>
Earlier this year, the Bayeng government allocated $ 150 million in its current budget plan for re -joining textbooks.</text:p>
      <text:p text:style-name="P4">
(Voice of Germany Chinese) The United States State Department said that the United States had submitted a letter to the United Nations Education Organization (UNESCO) last week. In this letter submitted by Richardverma, deputy Secretary of State Managed and Resources, in charge of the US State Department, the United States proposed a plan to re -join the teaching science organization.</text:p>
      <text:p text:style-name="P4">
In a statement, the US State Department stated: "Any such action requires the consent of the existing members of the UNESCO. According to our understanding, the leadership of the UNESCO will convey our proposal to the member states within the next few days."</text:p>
      <text:p text:style-name="P4">
It is not clear about the details of the proposal. The United States used to be due to <text:a xlink:type="simple" xlink:href="https://www.dw.com/zh/zh/美国停止向联合国教科文组织付款/a-15503983" text:style-name="Internet_20_link" text:visited-style-name="Visited_20_Internet_20_Link">
arrears of membership fee</text:a>
, Owed a large amount of money. But earlier this year, the Bayeng government allocated $ 150 million in its current budget plan to re -join the textile organization.</text:p>
      <text:p text:style-name="P4">
Over the past 40 years, the relationship between the United States and the United Nations Education and Sciences has been turbulent. The United States and the organization are on the left during the Cold War and the recent issue of Pakistan.</text:p>
      <text:p text:style-name="P4">
In 1983, the United States announced his withdrawal from UNESCO during the Reagan's administration, and it was not until 2002 that he announced his return to the organization during Bush. In 2017, <text:a xlink:type="simple" xlink:href="https://www.dw.com/zh/zh/美国以色列退出联合国教科文组织/a-40933545" text:style-name="Internet_20_link" text:visited-style-name="Visited_20_Internet_20_Link">
then President Trump led the United States to withdraw</text:a>
, Also refer to anti -Israel prejudice in UNESCO. Israel subsequently announced his withdrawal from UNESCO in January 2018.</text:p>
      <text:p text:style-name="P4">
When the Biden government took office, he expressed his intention to return to UNESCO. When the next fiscal budget was submitted in March this year, Johnbass, executive deputy Secretary of Deputy Secretary of State in charge of management and resources in charge of the US State Department, said that the government believes that re -joining the textbooks will help the United States compete with China worldwide, and the latter has already been. A lot of funds have been invested to the United Nations agencies.</text:p>
      <text:p text:style-name="P4">
Bath said that re -joining the UNESCO will "help us solve a key opportunity cost caused by our absence in global competition with China."</text:p>
      <text:p text:style-name="P4">
"If we really take the competition with China in the digital age, from my perspective, for a series of clear interests, we can no longer be absent from a key platform for formulating scientific and technical education standards."</text:p>
      <text:p text:style-name="P4">
Bath also said that the absence of textbooks in the United States has attracted attention and "and weaken our ability to effectively promote the vision of the free world."</text:p>
      <text:p text:style-name="P4">
(Associated Press)</text:p>
      <text:p text:style-name="P4">
News Source: <text:a xlink:type="simple" xlink:href="https://www.dw.com/zh/美国申请重返联合国教科文组织/a-65893089" text:style-name="Internet_20_link" text:visited-style-name="Visited_20_Internet_20_Link">
https://www.dw.com/zh/美国申请重返联合国教科文组织/a-65893089?maca=chi-rss-chi-all-1127-rdf</text:a>
</text:p>
      <!--NEWS-->
      <text:h text:style-name="P10" text:outline-level="1">
<text:span text:style-name="T4">
German media: China's economic situation is not optimistic</text:span>
</text:h>
      <text:p text:style-name="P4">
Author: None (Language: zh)</text:p>
      <text:p text:style-name="P4">
Publisher: None</text:p>
      <text:p text:style-name="P4">
Time: 2023-06-12T14:20:00Z</text:p>
      <text:p text:style-name="P4">
Description: In the first quarter of this year, China's economy had a good performance of 4.5%. However, the good times did not last long. Since entering the second quarter, there have been more and more signs of economic weakness. This situation not only makes the Chinese government feel a headache, but also a very bad news for Germany.</text:p>
      <text:p text:style-name="P4">
Videos: []</text:p>
      <text:p text:style-name="P4">
Images: []</text:p>
      <text:p text:style-name="P4">
Subject: 评论分析</text:p>
      <text:p text:style-name="P4">
Subjects: ['薄熙来', '专题报道：习近平访美', '中国共产党', '专题报道：全景观看“习马会”', '中国反腐风暴', '20国集团', '专题报道：中国经济何处去？', '毛泽东', '中国宪法修正案取消国家主席任期限制', '周永康']</text:p>
      <text:p text:style-name="P4">
Keywords: ['中国经济', '清零政策', '习近平', '台海局势', '德中关系', '德中政府磋商']</text:p>
      <text:p text:style-name="P4">
Id: 65893596</text:p>
      <!--METADATA-->
      <text:p text:style-name="P4">
<text:a xlink:type="simple" xlink:href="https://www.dw.com/zh/overlay/image/article/65893596/64417642" text:style-name="Internet_20_link" text:visited-style-name="Visited_20_Internet_20_Link">
 </text:a>
(Voice of Germany in Chinese) The "South Germany will" commented that at the end of last year, it may be based on the dual pressure of people's protests and economic difficulties. The leaders of Chinese party and state leaders finally abandoned the strict "clearing policy". However, although there is no trouble in the control management, the Chinese economy does not recover vitality as scheduled. The comments entitled "The German Economy Insteady to China" wrote:</text:p>
      <text:p text:style-name="P4">
"The Chinese Communist Party's dominance is highly dependent on economic growth. Xi Jinping's power is not obtained through elections. Therefore, he must improve people's livelihood to curb the spread of people's dissatisfaction. For example, compared with Western countries, the consequences of climate change are more obvious in China. In many parts of China, there have been record high -temperature weather. This is absolutely for China's power supply and industrial production. It is not a good thing. In addition, China's aging problem is becoming more and more serious, and the social welfare system seems to be weaker. For many Chinese people, the elderly can only rely on themselves. Money will become more cautious](https://www.dw.com/zh/zh/消费疲软-中国经济面临通缩风险/a-65868466)Essence The surge in the unemployment rate of youth has also made many families worry about their children's future.</text:p>
      <text:p text:style-name="P4">
Most of the Chinese savings are used to buy real estate. However, after Xi Jinping launched a rectification operation of the real estate group built by the debt, the entire real estate market was stagnant. Real estate prices have not only worried many ordinary families, but local governments are no exception, because only real estate prices continue to rise can local governments continue to raise funds. However, the old road to returning to the soaring real estate that year was hidden in the huge bubble risk. After all, there were millions of sets of idle apartments.</text:p>
      <text:p text:style-name="P4">
After a series of renovation operations in the government, the Chinese real estate economy also lost the prosperity of the past.</text:p>
      <text:p text:style-name="P4">
It may be a feasible way to realize a widespread private economy. How much contribution to the private economy can make the national economy that is dominated by state -owned enterprises, Alibaba, founded by Ma Yun, is a clear example. However, Xi Jinping's unstoppable management and control desire to drive such companies out of the country. In order to prepare for the war with Taiwan, the goal set by Xi Jinping is that from food production to high -tech industries, various economic fields should be self -sufficient, and this move has reduced the attraction of the Chinese market to Western companies. Due to the surge in risks, rising salary capital, and the decline in growth prospects, many Western companies in China have begun to find other investment locations. "</text:p>
      <text:p text:style-name="P4">
Comments say that the various problems currently faced by the Chinese economy are not good for the West. <text:a xlink:type="simple" xlink:href="https://www.dw.com/zh/zh/为什么说中国不太可能再次拯救全球经济/a-65613569" text:style-name="Internet_20_link" text:visited-style-name="Visited_20_Internet_20_Link">
After all, the growth rate of China's economic growth has fallen by one percentage point, which means that the global economy has fallen by 0.3%. </text:a>
"In view of this, for the German government, the German -Chinese government's consultation starting on June 20 will be extremely difficult: on the one hand, the German government hopes that the Chinese economy will remain strong, but on the other hand, they oppose Xi Jinping's political route. The weak economy may make this political leader more compromised politically. But the problem is that Xi Jinping will give up his personal political goals for the long -term economic benefits of the Chinese people. "</text:p>
      <text:p text:style-name="P4">
"Daily News" also reports the current weak situation of China's economy. The report said:</text:p>
      <text:p text:style-name="P4">
"At present, the situation of state -owned enterprises is obviously much better than private enterprises. But economist Wang Dan said: 'This is a worrying signal. Because it is well known that these companies are very low efficiency, the efficiency of these companies is very low, and the efficiency of these enterprises is very low, and the efficiency of these enterprises is very low. It can not bring jobs. After 2010, all jobs in large cities are generated by private companies. Therefore, if you want to recover the economy, you must let private enterprises play a more important role. '</text:p>
      <text:p text:style-name="P4">
So far, the highest level of China's party and government has not issued any signals to boost the economy. One of the reasons is that many high -level people still firmly believe that this year can achieve a 5%set goal of economic growth. Observer generally believes that the People's Bank of China will reduce some types of loan interest rates next week. "</text:p>
      <text:p text:style-name="P4">
<text:span text:style-name="T5">
Inding the content of other media, does not represent the position or view of the Voice of Germany. _ </text:span>
 _ 吧 _</text:p>
      <text:p text:style-name="P4">
News Source: <text:a xlink:type="simple" xlink:href="https://www.dw.com/zh/德语媒体：中国经济形势不容乐观/a-65893596" text:style-name="Internet_20_link" text:visited-style-name="Visited_20_Internet_20_Link">
https://www.dw.com/zh/德语媒体：中国经济形势不容乐观/a-65893596?maca=chi-rss-chi-all-1127-rdf</text:a>
</text:p>
      <!--NEWS-->
      <text:h text:style-name="P10" text:outline-level="1">
<text:span text:style-name="T4">
The United States planned to re -join UNESCO in July</text:span>
</text:h>
      <text:p text:style-name="P4">
Publisher: 法新社</text:p>
      <text:p text:style-name="P4">
Published Time: 2023-06-12T14:32:08+00:00</text:p>
      <text:p text:style-name="P4">
Modified Time: 2023-06-12T14:20:04+00:00</text:p>
      <text:p text:style-name="P4">
Description: (Agence France -Presse, Paris, 12th) UNESCO announced today that the United States plans to re -join UNESCO from July this year to end the long -term dispute with UNESCO since the end of 2018.</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4" text:anchor-type="as-char" svg:width="6.9236in" svg:height="3.617581in" draw:z-index="0">
<draw:image xlink:href="../Images/rficn/2023-06-12T14-32-08-00-00/000000.png" xlink:type="simple" xlink:show="embed" xlink:actuate="onLoad" draw:mime-type="image/png"/>
</draw:frame>
UNESCO Secretary -General AudreyAzoulay announced to the representatives of member states in Paris that Washington's decision will be re -joined: "This is a strong action based on the trust of UNESCO and multilateralism."</text:p>
      <text:p text:style-name="P4">
As the founding member of UNESCO, the United States has always been the main budget provider of UNESCO until Unesco accepted Palestine in 2011 as a member country.</text:p>
      <text:p text:style-name="P4">
According to US law, the addition of Palestinian has allowed the United States to terminate funds for UNESCO.</text:p>
      <text:p text:style-name="P4">
Later, in 2017, US President Donald Trump further announced that he exited UNESCO with Israel with Israel, accusing the organization bias on Jewish countries Israel.</text:p>
      <text:p text:style-name="P4">
The exit of the United States took effect in 2018.</text:p>
      <text:p text:style-name="P4">
Once the former Minister of Culture of France has been Secretary -General of UNESCO since 2017, that is, let the United States re -join UNESCO as a priority within his office.</text:p>
      <text:p text:style-name="P4">
Agence France -Presse saw a letter written by Richardverma, deputy Secretary of State, who was responsible for managing and resources, to Azulai. Including "reducing attention to political debate."</text:p>
      <text:p text:style-name="P4">
Before stopping funds in 2011, the United States provided 22%of the UNESCO budget, namely $ 75 million.</text:p>
      <text:p text:style-name="P4">
DemocraticParty, a Democratic Party, who belongs to the US President Joe Biden last December, has paved the way for the United States to provide UNESCO funds with a budget of US $ 150 million.</text:p>
      <text:p text:style-name="P4">
US Secretary of State Antony Blinken said in March this year that UNESCO's absence of UNESCO is an opportunity to formulate artificial intelligence (AI) rules for China.</text:p>
      <text:p text:style-name="P4">
Blingken told the Federal Senate to a committee during the budget: "I think that we should return to UNESCO again, not as a gift for UNESCO, but because UNESCO is really important."</text:p>
      <text:p text:style-name="P4">
Brinken pointed out: "They are developing the rules, specifications and standards of artificial intelligence. We hope to participate."</text:p>
      <text:p text:style-name="P4">
The United States withdrew from UNESCO in 1984 and re -joined the organization in October 2003 after nearly 20 years of absence.</text:p>
      <text:p text:style-name="P4">
The plan that the United States has joined this year needs to be submitted to the UNESCO member state conference for final approval.</text:p>
      <text:p text:style-name="P4">
Some member states hope to hold a special meeting as soon as possible to make a decision.</text:p>
      <text:p text:style-name="P4">
News Source: <text:a xlink:type="simple" xlink:href="https://www.rfi.fr/cn/%E5%9B%BD%E9%99%85%E6%8A%A5%E9%81%93/20230612-%E7%BE%8E%E5%9B%BD%E8%AE%A1%E7%94%BB%E4%BA%8E7%E6%9C%88%E9%87%8D%E6%96%B0%E5%8A%A0%E5%85%A5%E8%81%94%E5%90%88%E5%9B%BD%E6%95%99%E7%A7%91%E6%96%87%E7%BB%84%E7%BB%87" text:style-name="Internet_20_link" text:visited-style-name="Visited_20_Internet_20_Link">
https://www.rfi.fr/cn/%E5%9B%BD%E9%99%85%E6%8A%A5%E9%81%93/20230612-%E7%BE%8E%E5%9B%BD%E8%AE%A1%E7%94%BB%E4%BA%8E7%E6%9C%88%E9%87%8D%E6%96%B0%E5%8A%A0%E5%85%A5%E8%81%94%E5%90%88%E5%9B%BD%E6%95%99%E7%A7%91%E6%96%87%E7%BB%84%E7%BB%87</text:a>
</text:p>
      <!--NEWS-->
      <text:h text:style-name="P10" text:outline-level="1">
<text:span text:style-name="T4">
Needless West questioned Saudi Arabia's indicating relationship with China</text:span>
</text:h>
      <text:p text:style-name="P4">
Author: chinese@voanews.com (杨安)</text:p>
      <text:p text:style-name="P4">
Publisher: 美国之音中文网 (Type: NewsMediaOrganization)</text:p>
      <text:p text:style-name="P4">
Published Time: 2023-06-12T14:32:29+08:00</text:p>
      <text:p text:style-name="P4">
Modified Time: 2023-06-12 06:32:29Z</text:p>
      <text:p text:style-name="P4">
Description: Saudi Arabia's capital Riyadh held a two-day "China-Arab Business Conference" on Sunday (June 11), and signed a $ 10 billion investment agreement on the first day. Although the West was doubtful for the increasing relationship between Saudi Arabia and China, the country's Energy Minister still expressed his hope that he would maintain a cooperative relationship with China.</text:p>
      <text:p text:style-name="P4">
Videos: []</text:p>
      <text:p text:style-name="P4">
Images: []</text:p>
      <text:p text:style-name="P4">
Categories: ['中东', '中国']</text:p>
      <text:p text:style-name="P4">
Type: None</text:p>
      <!--METADATA-->
      <text:p text:style-name="P4">
Nonenone</text:p>
      <text:p text:style-name="P4">
News Source: <text:a xlink:type="simple" xlink:href="https://www.voachinese.com/a/saudi-arabia-defends-closer-ties-with-china-20230612/7132934.html" text:style-name="Internet_20_link" text:visited-style-name="Visited_20_Internet_20_Link">
https://www.voachinese.com/a/saudi-arabia-defends-closer-ties-with-china-20230612/7132934.html</text:a>
</text:p>
      <!--NEWS-->
      <text:h text:style-name="P10" text:outline-level="1">
<text:span text:style-name="T4">
The court involved in the shot of the suspect of Abe found suspected objects to evacuate suspicious objects before going to court</text:span>
</text:h>
      <text:p text:style-name="P4">
Author: 联合早报 (Person)</text:p>
      <text:p text:style-name="P4">
Publisher: 联合早报 (Organization)</text:p>
      <text:p text:style-name="P4">
Published Time: 2023-06-12T14:58</text:p>
      <text:p text:style-name="P4">
Modified Time: 2023-06-12T16:55</text:p>
      <text:p text:style-name="P4">
Description: Japanese media reported that after a suspicious parcel sent to the court on Monday (June 12), the Nara District Court of the Nara District Court urgently evacuated the staff and visitors of the building. Comprehensive Agence France -Presse and Bloomberg reported that the defendant Yamashi, who was suspected of shooting the former Prime Minister Shinzo Abe, was originally scheduled to be ...</text:p>
      <text:p text:style-name="P4">
Videos: []</text:p>
      <text:p text:style-name="P4">
Audios: []</text:p>
      <text:p text:style-name="P4">
Images: ["<text:a xlink:type="simple" xlink:href="000000.png" text:style-name="Internet_20_link" text:visited-style-name="Visited_20_Internet_20_Link">
000000.png</text:a>
"]</text:p>
      <text:p text:style-name="P4">
Type: NewsArticle</text:p>
      <text:p text:style-name="P4">
Breadcrumbs: ['即时', '国际']</text:p>
      <text:p text:style-name="P4">
Keywords: ['日本', '安倍晋三', '枪杀']</text:p>
      <!--METADATA-->
      <text:p text:style-name="P4">
Japanese media reported that after a suspicious parcel sent to the court on Monday (June 12), the Nara District Court of the Nara District Court urgently evacuated the staff and visitors of the building.</text:p>
      <text:p text:style-name="P4">
Comprehensive Agence France -Presse and Bloomberg reported that the defendant Yamanaka, who was suspected of shooting the former Prime Minister of Japan Abe, was scheduled to appear in the Nara District Court on Monday afternoon. This is the first pre -trial hearing of Shan Supai.</text:p>
      <text:p text:style-name="P4">
The Japan Broadcasting Association (NHK) quoted investigators that a "unnamed object" sealed by a tape was sent to the Nara District Court. The court staff issued an alarm with a metal detector inspection, and the police immediately evacuated the crowd to the building. Other Japanese media also made similar reports.</text:p>
      <text:p text:style-name="P4">
<draw:frame draw:style-name="fr1" draw:name="Image215" text:anchor-type="as-char" svg:width="6.9236in" svg:height="4.615733in" draw:z-index="0">
<draw:image xlink:href="../Images/zaobao world/2023-06-12T14-58/000000.png" xlink:type="simple" xlink:show="embed" xlink:actuate="onLoad" draw:mime-type="image/png"/>
</draw:frame>
After the suspicious package found in the Nara County Court, the staff and visitors of the building urgently evacuated, and several policemen stood near the court building. (Agence France -Presse)</text:p>
      <text:p text:style-name="P4">
According to Kyodo News, the police in Nara County revealed that the suspicious parcel was about 33 cm long, about 28 cm wide, and about 26 cm high. The responsible unit of the explosive of the Nara County Police has recovered this suspicious package to confirm whether the package contains the explosives.</text:p>
      <text:p text:style-name="P4">
Officials of the Nara District Court refused to comment on the incident.</text:p>
      <text:p text:style-name="P4">
On the morning of July 8 last year, when Abe made a speech on the streets of Nara, Abe was spoken by the mountain <text:a xlink:type="simple" xlink:href="https://www.zaobao.com/news/world/story20220709-1290969" text:style-name="Internet_20_link" text:visited-style-name="Visited_20_Internet_20_Link">
shot and killed at close range</text:a>
, Shocking International.</text:p>
      <text:p text:style-name="P4">
After the mountain was arrested, he was confessed that his mother donated a large amount of money to the unified teachings that caused family life to be confused.(https://www.zaobao.com/news/world/story20220714-1292547)The attack on Abe is because he believes that Abe has a close relationship with the unified religion.</text:p>
      <text:p text:style-name="P4">
News Source: <text:a xlink:type="simple" xlink:href="https://www.zaobao.com.sg/realtime/world/story20230612-1403488" text:style-name="Internet_20_link" text:visited-style-name="Visited_20_Internet_20_Link">
https://www.zaobao.com.sg/realtime/world/story20230612-1403488</text:a>
</text:p>
      <!--NEWS-->
      <text:h text:style-name="P10" text:outline-level="1">
<text:span text:style-name="T4">
The BNT vaccine suspected that there are side effects of the virtue court trial</text:span>
</text:h>
      <text:p text:style-name="P4">
Publisher: 法新社</text:p>
      <text:p text:style-name="P4">
Published Time: 2023-06-12T15:02:07+00:00</text:p>
      <text:p text:style-name="P4">
Modified Time: 2023-06-12T14:50:01+00:00</text:p>
      <text:p text:style-name="P4">
Description: (Agence France-Presse Burring, 12th) German vaccine manufacturer BNT (Biontech) Today, due to its COVID-19 vaccine, some users were accused of adversely affected, facing the first domestic lawsuit. This is one of the earliest and most common vaccines in the world. It has been launched for more than 2 years.</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16" text:anchor-type="as-char" svg:width="6.9236in" svg:height="3.617581in" draw:z-index="0">
<draw:image xlink:href="../Images/rficn/2023-06-12T15-02-07-00-00/000000.png" xlink:type="simple" xlink:show="embed" xlink:actuate="onLoad" draw:mime-type="image/png"/>
</draw:frame>
COVID-19 (2019 Coronatte Viruses), which appeared in early 2020, was extremely popular in the world. As a result, the border closure and millions of people were trapped at home.</text:p>
      <text:p text:style-name="P4">
However, such vaccines that have been developed and obtained by emergency use in the short term have now become the focus of legal procedures in several countries such as France and the United Kingdom, and the prosecution advocates that these vaccines have infringed their health. In Germany, a court in Hamburg tried today's case against the BNT vaccine. The company and the American pharmaceutical giant PFIZER joined hands to produce the first MRNA vaccine "Comingty".</text:p>
      <text:p text:style-name="P4">
The prosecution lawyer questioned the fairness of the judge at the last moment of the trial and asked for a number of judges to make a decision on the case. According to the court, a female plaintiff pointed out in the complaint that after the vaccination, she had symptoms such as "upper body pain, limb swelling, exhaustion, fatigue and sleep disorders", and she was seeking 150,000 euros in this way.</text:p>
      <text:p text:style-name="P4">
Her lawyer Thomas Ulbrich also represented 250 other people in similar cases. He said his customers were "healthy" before their symptoms. According to Germany's official institution of Paul Ehrlichinstitute (PEI), of the 192 million vaccines injected in Germany, 33857 were reported, including 54,879 severe bad bad. reaction.</text:p>
      <text:p text:style-name="P4">
News Source: <text:a xlink:type="simple" xlink:href="https://www.rfi.fr/cn/%E5%9B%BD%E9%99%85%E6%8A%A5%E9%81%93/20230612-bnt%E7%96%AB%E8%8B%97%E7%96%91%E6%9C%89%E5%89%AF%E4%BD%9C%E7%94%A8-%E5%BE%B7%E6%B3%95%E9%99%A2%E5%AE%A1%E7%90%86%E9%A6%96%E8%B5%B7%E6%AD%A4%E7%B1%BB%E6%A1%88%E4%BB%B6" text:style-name="Internet_20_link" text:visited-style-name="Visited_20_Internet_20_Link">
https://www.rfi.fr/cn/%E5%9B%BD%E9%99%85%E6%8A%A5%E9%81%93/20230612-bnt%E7%96%AB%E8%8B%97%E7%96%91%E6%9C%89%E5%89%AF%E4%BD%9C%E7%94%A8-%E5%BE%B7%E6%B3%95%E9%99%A2%E5%AE%A1%E7%90%86%E9%A6%96%E8%B5%B7%E6%AD%A4%E7%B1%BB%E6%A1%88%E4%BB%B6</text:a>
</text:p>
      <!--NEWS-->
      <text:h text:style-name="P10" text:outline-level="1">
<text:span text:style-name="T4">
The United States will extend the exemption of export control of Chinese and Taiwan chip manufacturers</text:span>
</text:h>
      <text:p text:style-name="P4">
Author: None</text:p>
      <text:p text:style-name="P4">
Publisher: Radio Free Asia (Organization)</text:p>
      <text:p text:style-name="P4">
Published Time: 2023-06-12T15:05:00-04:00</text:p>
      <text:p text:style-name="P4">
Modified Time: 2023-06-12T15:15:05-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7" text:anchor-type="as-char" svg:width="6.9236in" svg:height="4.612011in" draw:z-index="0">
<draw:image xlink:href="../Images/rfamandarin/2023-06-12T15-05-00-04-00/000000.png" xlink:type="simple" xlink:show="embed" xlink:actuate="onLoad" draw:mime-type="image/png"/>
</draw:frame>
American chip equipment manufacturers If they want to export equipment to specific countries such as China, they must obtain a permit from the US government in advance; Reuters information pictures</text:p>
      <text:p text:style-name="P4">
According to the Wall Street Journal on Monday (12th), a senior official of the US Department of Commerce recently stated that the Bayeng government plans to allow top semiconductor manufacturers in South Korea and Taiwan to maintain and expand their in the case of the US retaliation. China's existing chip manufacturing business.</text:p>
      <text:p text:style-name="P4">
It is reported to quote from the participants.(Alan Estevez)Last week's industry conference stated that the Biden government intends to extend the existing exemption period of the company's export control policy to sell chips and manufacturing equipment in China. Analysts believe that the move will weaken to curb Beijing's export control measures.</text:p>
      <text:p text:style-name="P4">
In October last year, the United States implemented export restrictions on China's semiconductor industry to prevent China from obtaining advanced chips, but it also provided a one -year exemption for several companies invested in billions of dollars in China, including South Korea's Samsung Electronics And TSMC. These exemptions were originally scheduled to expire in October. According to the participants, Estwitz said at a meeting of the semiconductor industry association that the exemption will be updated at an foreseeable future. The Ministry of Commerce refused to comment.</text:p>
      <text:p text:style-name="P4">
However, according to the analysis of industrial experts quoted by the Taiwan Central News Agency, the United States intends to extend the exemption period and attract all ally South Korea's meaning, but it does not mean that beauty relaxes restrictions on Chinese semiconductor. Will loose.</text:p>
      <text:p text:style-name="P4">
Editor -in -chief: Kaidi</text:p>
      <text:p text:style-name="P4">
News Source: <text:a xlink:type="simple" xlink:href="https://www.rfa.org/mandarin/Xinwen/8-06122023150247.html" text:style-name="Internet_20_link" text:visited-style-name="Visited_20_Internet_20_Link">
https://www.rfa.org/mandarin/Xinwen/8-06122023150247.html</text:a>
</text:p>
      <!--NEWS-->
      <text:h text:style-name="P10" text:outline-level="1">
<text:span text:style-name="T4">
Fighting against China's influence in the United States to re -join UNESCO</text:span>
</text:h>
      <text:p text:style-name="P4">
Author: None</text:p>
      <text:p text:style-name="P4">
Publisher: Radio Free Asia (Organization)</text:p>
      <text:p text:style-name="P4">
Published Time: 2023-06-12T15:11:00-04:00</text:p>
      <text:p text:style-name="P4">
Modified Time: 2023-06-12T16:07:57-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18" text:anchor-type="as-char" svg:width="6.9236in" svg:height="4.612011in" draw:z-index="0">
<draw:image xlink:href="../Images/rfamandarin/2023-06-12T15-11-00-04-00/000000.png" xlink:type="simple" xlink:show="embed" xlink:actuate="onLoad" draw:mime-type="image/png"/>
</draw:frame>
The picture shows the abbreviations of UNESCO, inlaid on the outer wall of the organization's headquarters. <text:a xlink:type="simple" xlink:href="https://www.rfa.org/mandarin/Xinwen/9-06122023150647.html/@@images/image" text:style-name="Internet_20_link" text:visited-style-name="Visited_20_Internet_20_Link">
</text:a>
Reuters information picture</text:p>
      <text:p text:style-name="P4">
UNESCO announced on Monday (12th) that the United States plans to re -join the organization and pay more than $ 600 million in off -ownership fees. According to the Associated Press, US officials said that the decision is because of concerns that China is filling the gaps left by the United States in the decision -making of the United States, especially in the formulation of standards for global artificial intelligence and technical education.</text:p>
      <text:p text:style-name="P4">
In the next few weeks, the member states of the UNESCO will vote for this, but the approval seems to be just a form. No country opposes that the United States, which was once the largest capital, returned to the institution.</text:p>
      <text:p text:style-name="P4">
After the UNESCO voted to accept Palestine as a member state in 2011, the United States and Israel stopped funding the UNESCO. In 2017, the Trump administration decided to completely withdraw from the agency the following year, on the grounds that long -term anti -Israeli prejudice and management issues were existed.</text:p>
      <text:p text:style-name="P4">
Although Palestine's joining UNESCO is the fuse of conflict with the United States with the agency, its return is more due to China's growth. US Deputy Secretary of State John Bas said in March this year that the United States withdrew from UNESCO to strengthen China's strength and "weaken our ability to effectively promote the vision of the free world."</text:p>
      <text:p text:style-name="P4">
Editor -in -chief: Kaidi</text:p>
      <text:p text:style-name="P4">
News Source: <text:a xlink:type="simple" xlink:href="https://www.rfa.org/mandarin/Xinwen/9-06122023150647.html" text:style-name="Internet_20_link" text:visited-style-name="Visited_20_Internet_20_Link">
https://www.rfa.org/mandarin/Xinwen/9-06122023150647.html</text:a>
</text:p>
      <!--NEWS-->
      <text:h text:style-name="P10" text:outline-level="1">
<text:span text:style-name="T4">
The positive rate of new crown testing in China jumped to 40% in May</text:span>
</text:h>
      <text:p text:style-name="P4">
Author: None</text:p>
      <text:p text:style-name="P4">
Publisher: Radio Free Asia (Organization)</text:p>
      <text:p text:style-name="P4">
Published Time: 2023-06-12T15:14:00-04:00</text:p>
      <text:p text:style-name="P4">
Modified Time: 2023-06-12T16:28:51-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20" text:anchor-type="as-char" svg:width="6.9236in" svg:height="4.612011in" draw:z-index="0">
<draw:image xlink:href="../Images/rfamandarin/2023-06-12T15-14-00-04-00/000000.png" xlink:type="simple" xlink:show="embed" xlink:actuate="onLoad" draw:mime-type="image/png"/>
</draw:frame>
Profile picture: After the large -scale testing of coronary virus in Nanjing City, Jiangsu Province, medical staff worked in Nanjing First Hospital Nucleic acid Testing Laboratory. Reuters information picture</text:p>
      <text:p text:style-name="P4">
According to the official data released last weekend, China was severely damaged by the new crown epidemic in May. The positive test rate was close to the peak of the epidemic tsunami at the end of 2022, which is the level in early January. Experts have previously predicted that China's second wave of epidemic will reach its peak in late June.</text:p>
      <text:p text:style-name="P4">
According to Bloomberg, the data released by the China Centers for Disease Control and Prevention on Sunday shows that since April, the proportion of patients with new coronal viruses across the country has increased by more than 5 times, and more than 40%of the detectors were reached at the end of May. Since early January this year, this level of infection has appeared.</text:p>
      <text:p text:style-name="P4">
China also reported that in 2,777 cases of severe infection, 164 cases died in the new crown virus infection in May -this number rose steadily within a month. At the same time, Omeck Rong's XBB Asian series completely surpassed the early iteration of the virus and promoted the rise in China's Fuyang.</text:p>
      <text:p text:style-name="P4">
A recent estimation of Airfinity, a predicted health analysis company headquarters in London, shows that China's second wave of infection will reach 112 million, less than one -tenth of the virus infected during the initial outbreak.</text:p>
      <text:p text:style-name="P4">
At present, there are still questions about the virus recovery trajectory in June. Zhong Nanshan, one of the chief consultants of China's new crown virus, has predicted that the second wave of epidemic will reach its peak at the end of June, and there may be more than 65 million cases per week.</text:p>
      <text:p text:style-name="P4">
However, the data of the Centers for Disease Prevention and Control has shown preliminary signs, indicating that the phenomenon of Fuyang began to lose momentum at the end of May, and the increase in positive ratio is much lower than the previous weeks.</text:p>
      <text:p text:style-name="P4">
Editor -in -chief: Kaidi</text:p>
      <text:p text:style-name="P4">
News Source: <text:a xlink:type="simple" xlink:href="https://www.rfa.org/mandarin/Xinwen/10-06122023151250.html" text:style-name="Internet_20_link" text:visited-style-name="Visited_20_Internet_20_Link">
https://www.rfa.org/mandarin/Xinwen/10-06122023151250.html</text:a>
</text:p>
      <!--NEWS-->
      <text:h text:style-name="P10" text:outline-level="1">
<text:span text:style-name="T4">
Yin Xiyue requested to expand the personal information of female criminals</text:span>
</text:h>
      <text:p text:style-name="P4">
Author: 联合早报 (Person)</text:p>
      <text:p text:style-name="P4">
Publisher: 联合早报 (Organization)</text:p>
      <text:p text:style-name="P4">
Published Time: 2023-06-12T15:31</text:p>
      <text:p text:style-name="P4">
Modified Time: 2023-06-12T15:33</text:p>
      <text:p text:style-name="P4">
Description: South Korean President Yin Xiyue asked for the expansion of personal information of criminal criminals who had publicized serious crimes. The Yonhap News Agency reported that Kim Enhui, the secretary of the Presidential Office of the Presidential Office of the South Korean Presidential Office, released a written briefing that when Yin Xiyue presided over the first secret meeting on Monday (June 12), he made the above instructions to the Ministry of Justice, ...</text:p>
      <text:p text:style-name="P4">
Videos: []</text:p>
      <text:p text:style-name="P4">
Audios: []</text:p>
      <text:p text:style-name="P4">
Images: []</text:p>
      <text:p text:style-name="P4">
Type: NewsArticle</text:p>
      <text:p text:style-name="P4">
Breadcrumbs: ['即时', '国际']</text:p>
      <text:p text:style-name="P4">
Keywords: ['韩国', '尹锡悦', '女性']</text:p>
      <!--METADATA-->
      <text:p text:style-name="P4">
South Korean President Yin Xiyue asked for the expansion of personal information of criminal criminals who had publicized serious crimes.</text:p>
      <text:p text:style-name="P4">
The Yonhap News Agency reported that Jin Enhui, the chief secretary of the Presidential Office of the South Korean Presidential Office, issued a written briefing that when Yin Xiyue presided over the first secret meeting on Monday (June 12), he made the above instructions to the Ministry of Justice to quickly formulate the scope of the scope of personal information disclosure of these criminals. plan.</text:p>
      <text:p text:style-name="P4">
It is reported that Yin Xiyue's instructions are related to the case of female violence in the west of the center of Busan.</text:p>
      <text:p text:style-name="P4">
News Source: <text:a xlink:type="simple" xlink:href="https://www.zaobao.com.sg/realtime/world/story20230612-1403598" text:style-name="Internet_20_link" text:visited-style-name="Visited_20_Internet_20_Link">
https://www.zaobao.com.sg/realtime/world/story20230612-1403598</text:a>
</text:p>
      <!--NEWS-->
      <text:h text:style-name="P10" text:outline-level="1">
<text:span text:style-name="T4">
After the rally of the British and Hong Kong people, it was suspected of being beaten by Chinese students to the police.</text:span>
</text:h>
      <text:p text:style-name="P4">
Author: None</text:p>
      <text:p text:style-name="P4">
Publisher: Radio Free Asia (Organization)</text:p>
      <text:p text:style-name="P4">
Published Time: 2023-06-12T15:33:00-04:00</text:p>
      <text:p text:style-name="P4">
Modified Time: 2023-06-12T17:10:17-04:00</text:p>
      <text:p text:style-name="P4">
Description: None</text:p>
      <text:p text:style-name="P4">
Videos: []</text:p>
      <text:p text:style-name="P4">
Audios: ["<text:a xlink:type="simple" xlink:href="https://www.rfa.org/mandarin/yataibaodao/gangtai/al2-06122023114121.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1" text:anchor-type="as-char" svg:width="6.9236in" svg:height="3.88615in" draw:z-index="0">
<draw:image xlink:href="../Images/rfamandarin/2023-06-12T15-33-00-04-00/000000.png" xlink:type="simple" xlink:show="embed" xlink:actuate="onLoad" draw:mime-type="image/png"/>
</draw:frame>
After being rally in the British and Hong Kong people, he was beaten by suspected Chinese students <text:a xlink:type="simple" xlink:href="https://www.rfa.org/mandarin/yataibaodao/gangtai/al2-06122023114121.html/@@images/image" text:style-name="Internet_20_link" text:visited-style-name="Visited_20_Internet_20_Link">
</text:a>
Screenshot of Twitter/Teacher Li is not your teacher @Whyyoutouzhele <text:a xlink:type="simple" xlink:href="https://www.rfa.org/mandarin/yataibaodao/gangtai/al2-06122023114121.html/@@stream" text:style-name="Internet_20_link" text:visited-style-name="Visited_20_Internet_20_Link">
Audio-Link: https://www.rfa.org/mandarin/yataibaodao/gangtai/al2-06122023114121.html/@stream</text:a>
In Southampton, the United Kingdom, several Hong Kong people were attacked by suspected Chinese students after a rally on Sunday (11th). The local police confirmed to the station that the incident involved the "hatred attack" and caused the two to be injured. The police are currently investigating the attack. However, there are online news that those suspected of violence have set off to return to China. Some Chinese netizens praised the behavior of the perpetrators on Weibo.</text:p>
      <text:p text:style-name="P4">
<text:span text:style-name="T4">
<text:span text:style-name="T5">
 <text:a xlink:type="simple" xlink:href="https://www.rfa.org/mandarin/Xinwen/al2-06112023191031.html" text:style-name="Internet_20_link" text:visited-style-name="Visited_20_Internet_20_Link">
After being beaten by suspected Chinese students after the rally of the British and Hong Kong people</text:a>
</text:span>
* </text:span>
<text:span text:style-name="T5">
 <text:a xlink:type="simple" xlink:href="https://www.rfa.org/mandarin/yataibaodao/gangtai/al-05292023140315.html" text:style-name="Internet_20_link" text:visited-style-name="Visited_20_Internet_20_Link">
The British church cancels the Hong Kong people's event venue, Hong Kong people worry about the CCP long -arm management invading the UK</text:a>
</text:span>
<text:span text:style-name="T5">
 </text:span>
<text:span text:style-name="T4">
 <text:a xlink:type="simple" xlink:href="https://www.rfa.org/mandarin/yataibaodao/gangtai/al1-06122023092700.html" text:style-name="Internet_20_link" text:visited-style-name="Visited_20_Internet_20_Link">
"Resistance to the British Redization" to the fourth anniversary of the Sino -Chinese Movement reunited on the streets of the British and Hong Kong people</text:a>
</text:span>
 <text:span text:style-name="T4">
* <text:a xlink:type="simple" xlink:href="https://www.rfa.org/mandarin/yataibaodao/gangtai/al-06092023100550.html" text:style-name="Internet_20_link" text:visited-style-name="Visited_20_Internet_20_Link">
The fourth anniversary of the delivery of China Movement: Deep cultivation beyond the street fighting of overseas Hong Kong people</text:a>
</text:span>
</text:p>
      <text:p text:style-name="P4">
"Hong Kong is from China!" The live video released by the Twitter account "Teacher Li is not your teacher" can be seen. At least three men besieged a man in black and punched and kicked him. A woman tried to stop, but was pushed away. One of the white attackers waved the Chinese flag for a while, shouting in Mandarin, "Hong Kong is China!"</text:p>
      <text:p text:style-name="P4">
A group of people held a rally in Southampton, Britain on Sunday (11th) in Britain and Hong Kong to commemorate the 4th anniversary of the delivery of the Chinese movement. The news pointed out that a Chinese man who called the white -handed white cock came to clamor and sang the Chinese national anthem. He later warned more people to be present, and there was no trace before the end of the assembly.</text:p>
      <text:p text:style-name="P4">
The Hong Kong people organization "Southamptonhongkongers" showed the video provided by the station that a man in white shot a rally while calling "hurry up!"</text:p>
      <text:p text:style-name="P4">
<text:span text:style-name="T4">
 Local police said that the "hatred attack" caused the two to suffer a minor injury </text:span>
</text:p>
      <text:p text:style-name="P4">
Several Hong Kong people who participated in the rally went to a restaurant to eat. The restaurant was about 10 minutes' drive from the rally site, but met the white man and several suspected Chinese students. The other party did not say anything directly, and then fled without a trace.</text:p>
      <text:p text:style-name="P4">
Hampshire police responded to the station's inquiry, saying that they received a report on "Hate-RelatedAssAult": "We received a report, and a attack related to hatred in the Guide. At around 4:25 pm on Sunday, June 11, a group of people were attacked on Bergis Road in Puton, South Anton. "</text:p>
      <text:p text:style-name="P4">
Police said that the attack caused a small injury of two people, and was conducting investigations to confirm the situation, calling on the public to provide case clues through the heat line and the official website. According to the photos provided by the attackers to Hong Kong people, one wounded has a bruises in the arms, and the other wounded has a scratch on the neck.</text:p>
      <text:p text:style-name="P4">
(Picture left)Screenshots of the WeChat group showed that some people put the attack fragments in the group and showed off, saying that they were "Dougang Dougang".(Right)Screenshots of the WeChat group showed that some people put the attack fragments in the group and showed off, saying that they were "Dougang Dougang". (Twitter screenshot/Teacher Li is not your teacher @Whyyoutouzhele) <text:a xlink:type="simple" xlink:href="https://www.rfa.org/mandarin/yataibaodao/gangtai/al2-06122023114121.html/untitled-1.png" text:style-name="Internet_20_link" text:visited-style-name="Visited_20_Internet_20_Link">
</text:a>
<text:span text:style-name="T4">
 Another Hong Kong person in Manchester City diplomats attacked the lawmakers to pay attention to promoting officials to respond to </text:span>
</text:p>
      <text:p text:style-name="P4">
The executive director of the "Transnational Policy League of China" (IPAC) Luke Depulford in writing responses in writing in writing, saying that the incident is shocking: "This is the latest example of Chinese extreme nationalists in foreign countries. Hitting people with no consequences, just like their compatriots who beat Hong Kong people Bob Chan in the Manchester Consulate. "</text:p>
      <text:p text:style-name="P4">
Former Hong Kong Legislative Councilor Luo Guancong, who was exiled in the UK, urged the British Security Secretary of State Tomtugndhat to thoroughly investigate the incident: "The malicious attacks of Chinese nationalists on Hong Kong people must be condemned and investigated. It is safe, and hate crimes against Hong Kong people must stop. "</text:p>
      <text:p text:style-name="P4">
Catherine West, a Labor member who has been paying attention to the issue of Hong Kong, said the attack clip was worrying and urged Togen Dart to respond.</text:p>
      <text:p text:style-name="P4">
<text:span text:style-name="T4">
 Attacker or the witnesses have returned to China to criticize the police slowly </text:span>
</text:p>
      <text:p text:style-name="P4">
This station contacted a friend of the encountered by the attacker. He witnessed the incident and was pushed into the chaos, but he was not injured. He said that he only hoped that the police would follow up the case as soon as possible. However, as of the afternoon of Monday (12th), the local police had not contacted them, and the attackers on the Internet may have left the UK, so they were unwilling to talk more.</text:p>
      <text:p text:style-name="P4">
On the Internet, it is pointed out that another attacker is called "Kang Yangchen", and he and Gong's WeChat friends circle posts show that the two may have set off back to China.(Lin Shengliang Push special screenshot)  <text:a xlink:type="simple" xlink:href="https://www.rfa.org/mandarin/yataibaodao/gangtai/al2-06122023114121.html/screenshot-2023-06-12-153029.jpg" text:style-name="Internet_20_link" text:visited-style-name="Visited_20_Internet_20_Link">
</text:a>
A spokesman for the University of Southampton responded to the inquiry of the station, saying that it had conducted an investigation on the video circulating on the Internet, and refused to comment on the grounds that the incident had been transferred to the police. However, the spokesman emphasized that universities condemned the form of violence and respect for everyone's freedom of speech.</text:p>
      <text:p text:style-name="P4">
<text:span text:style-name="T4">
 The suspected attacker once "pink pink," the Chinese netizen shouted "good fight" </text:span>
</text:p>
      <text:p text:style-name="P4">
Shi Shi is circulating on Weibo, and Chinese netizens have shouted "good fight", and left a message saying "the patriotic youth is good" and "the people of the motherland are your backing."</text:p>
      <text:p text:style-name="P4">
This station found a Weibo account called "Gongyu Ah Gong", who claims to be "national first -level volleyball player". Compared with his Weibo photos and the attacking white man, his appearance and appearance are high. It can be seen from Gong Yan's Weibo that his "small pink" has a long time ago and posted on Weibo in October last year, saying that he blocked the Japanese to show the blue sky with the red flag of the sky and the sun, and refuted that "Taiwan is part of China". And praise yourself "things that will be proud of your life".</text:p>
      <text:p text:style-name="P4">
This station found a Weibo account called "Gongyu Ah Gong", who claims to be "national first -level volleyball player". Compared with his Weibo photos and the attacking white man, his appearance and appearance are high. <text:a xlink:type="simple" xlink:href="https://www.rfa.org/mandarin/yataibaodao/gangtai/al2-06122023114121.html/a279b48fgy1hebxamnn9qj22c0340u0y.png" text:style-name="Internet_20_link" text:visited-style-name="Visited_20_Internet_20_Link">
</text:a>
The screenshots of the WeChat group of Nanda Puton were circulated on the Internet. Some people went to Hong Kong to gather photos, saying that "Silly X Port is gathered in the city center." The avatar of this WeChat user is the same as the "Gongyu Ah Gong" Weibo avatar. Some people responded on the WeChat group, "Can you make some people and sang them to sing the national anthem", and then some people put the attack fragment on the WeChat group to show off, saying that it was "the unique dog in Hong Kong."</text:p>
      <text:p text:style-name="P4">
Kang Yangchen, who was accused of participating in the attack, posted a photo of Hong Kong people in the WeChat circle of friends, and said that "the best thing before returning to China was to explode the independence of Hong Kong on the street."</text:p>
      <text:p text:style-name="P4">
This station had reported to the Chinese Embassy in the UK to seek response, and no response was received before the deadline.</text:p>
      <text:p text:style-name="P4">
Reporter: Lu Xi (London) Responsible Editor: Jiayuan.com editor: He Fu</text:p>
      <text:p text:style-name="P4">
News Source: <text:a xlink:type="simple" xlink:href="https://www.rfa.org/mandarin/yataibaodao/gangtai/al2-06122023114121.html" text:style-name="Internet_20_link" text:visited-style-name="Visited_20_Internet_20_Link">
https://www.rfa.org/mandarin/yataibaodao/gangtai/al2-06122023114121.html</text:a>
</text:p>
      <!--NEWS-->
      <text:h text:style-name="P10" text:outline-level="1">
<text:span text:style-name="T4">
Dongdian trial operation Fukushima one -nuclear treatment water discharge equipment</text:span>
</text:h>
      <text:p text:style-name="P4">
Author: 联合早报 (Person)</text:p>
      <text:p text:style-name="P4">
Publisher: 联合早报 (Organization)</text:p>
      <text:p text:style-name="P4">
Published Time: 2023-06-12T15:36</text:p>
      <text:p text:style-name="P4">
Modified Time: 2023-06-12T15:36</text:p>
      <text:p text:style-name="P4">
Description: Tokyo Electric Power Corporation (referred to as Dongdian) on Monday (June 12) replaced nuclear waste water with freshwater, and began the trial operation of the nuclear waste water from the Fukushima first nuclear power plant into the sea. Kyodo News reported that Dongdian plans to formally sewn into the sea during the "Summer". It is planned to check it in about two weeks before that ...</text:p>
      <text:p text:style-name="P4">
Videos: []</text:p>
      <text:p text:style-name="P4">
Audios: []</text:p>
      <text:p text:style-name="P4">
Images: []</text:p>
      <text:p text:style-name="P4">
Type: NewsArticle</text:p>
      <text:p text:style-name="P4">
Breadcrumbs: ['即时', '国际']</text:p>
      <text:p text:style-name="P4">
Keywords: ['东京电力公司', '福岛第一核电站', '福岛核电站', '福岛', '日本', '核电站']</text:p>
      <!--METADATA-->
      <text:p text:style-name="P4">
Tokyo Electric Power Corporation (referred to as Dongdian) on Monday (June 12) replaced nuclear waste water with freshwater, and began the trial operation of the nuclear waste water from the Fukushima first nuclear power plant into the sea.</text:p>
      <text:p text:style-name="P4">
Kyodo News reported that Dongdian plans to formally seal into the sea in "Summer", and plans to detect the operating status of the equipment in about two weeks before. To this end, Dongdian officially launched a trial operation plan for wastewater to enter the sea at around 8:40 in the morning (Singapore time at 7:40 am) on Monday.</text:p>
      <text:p text:style-name="P4">
Dongdian said that during the trial operation, they detected the performance of pumping pumps, and whether the cutting device could run normally in an emergency, and replaced the water with fresh water to discharge through the underwater tunnel after dilution through seawater.</text:p>
      <text:p text:style-name="P4">
Dongdian plans to use a large amount of seawater to dilute the water to make the concentration of radioactive nuclein that cannot be removed than one -fixtile of the national standard, and then discharge through the underwater tunnel to about 1 kilometer away.</text:p>
      <text:p text:style-name="P4">
Dongdian plans to complete the construction of the underwater tunnel before the end of June.</text:p>
      <text:p text:style-name="P4">
News Source: <text:a xlink:type="simple" xlink:href="https://www.zaobao.com.sg/realtime/world/story20230612-1403599" text:style-name="Internet_20_link" text:visited-style-name="Visited_20_Internet_20_Link">
https://www.zaobao.com.sg/realtime/world/story20230612-1403599</text:a>
</text:p>
      <!--NEWS-->
      <text:h text:style-name="P10" text:outline-level="1">
<text:span text:style-name="T4">
Column | Night Talk Zhongnanhai: Will the first -class judge Shen Deyong be fell lightly from?</text:span>
</text:h>
      <text:p text:style-name="P4">
Author: None</text:p>
      <text:p text:style-name="P4">
Publisher: Radio Free Asia (Organization)</text:p>
      <text:p text:style-name="P4">
Published Time: 2023-06-12T15:43:00-04:00</text:p>
      <text:p text:style-name="P4">
Modified Time: 2023-06-12T15:58:13-04:00</text:p>
      <text:p text:style-name="P4">
Description: None</text:p>
      <text:p text:style-name="P4">
Videos: []</text:p>
      <text:p text:style-name="P4">
Audios: ["<text:a xlink:type="simple" xlink:href="https://www.rfa.org/mandarin/zhuanlan/yehuazhongnanhai/gx-06122023100148.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29" text:anchor-type="as-char" svg:width="6.9236in" svg:height="5.304371in" draw:z-index="0">
<draw:image xlink:href="../Images/rfamandarin/2023-06-12T15-43-00-04-00/000000.png" xlink:type="simple" xlink:show="embed" xlink:actuate="onLoad" draw:mime-type="image/png"/>
</draw:frame>
First -level Justice Shen Deyong <text:a xlink:type="simple" xlink:href="https://www.rfa.org/mandarin/zhuanlan/yehuazhongnanhai/gx-06122023100148.html/@@images/image" text:style-name="Internet_20_link" text:visited-style-name="Visited_20_Internet_20_Link">
</text:a>
Network screenshot <text:a xlink:type="simple" xlink:href="https://www.rfa.org/mandarin/zhuanlan/yehuazhongnanhai/gx-06122023100148.html/@@stream" text:style-name="Internet_20_link" text:visited-style-name="Visited_20_Internet_20_Link">
Audio-Link: https://www.rfa.org/mandarin/zhuanlan/yehuazhongnanhai/gx -Gx-06122023100148.html/@stream</text:a>
It seems that the corruption case of the first -level judge Shen Deyong seemed to have signs of simplification and light. Not only is it just a crime, but the total amount of money and things that have been announced is rarely expected.</text:p>
      <text:p text:style-name="P4">
On the 11th of last month, the Xinhua News Agency of the Communist Party of China announced the news of the former executive vice president of the Supreme Court, and the first -level judge Shen Deyong's bribery case in the first instance of the Ningbo Intermediate People's Court in Zhejiang Province. It is said that from 1995 to March 2022, the defendant Shen Deyong successively used a member of the party group and deputy dean of the Jiangxi Provincial Higher People's Court, a member of the Party Group and Deputy Dean of the Supreme People's Court, a member of the Standing Committee of the Central Commission for Discipline Inspection, deputy secretary of the party group of the Supreme People's Court, Deputy Dean, the convenience conditions of the Standing Committee of the National Committee of the Chinese People's Political Consultative Conference, the director of the Social and Social and Legal Committee, and the convenient conditions for the formation of authority or status for formation to help relevant units and individuals provide assistance in case handling, engineering contracting, position promotion and other matters, directly or pass or pass His spouse and daughter received the property given by the above individuals and units, a total of more than 64.56 million yuan. The procuratorial organs requested that Shen Deyong's criminal responsibility for bribery.</text:p>
      <text:p text:style-name="P4">
One year ago, the author issued the "Lifetime Prison on Lifetime, the French Open of the First Class Judge Shen Deyong" in this column, and introduced it during the tenure of the vice president and executive deputy dean of the Supreme Court who had 18 years in the total of 18 years in Shen Deyong. One of the most important contributions to the establishment of the Criminal Law of the Communist Party of China is to recommend the introduction of "life imprisonment" and pass and implement.</text:p>
      <text:p text:style-name="P4">
In 2015, the newly revised "Criminal Law Amendment (9)" hosted by Shen Deyong added a provision: For the criminal plot of the crime, the people's court can also decide to perform the second year in the case of the death penalty of the crime. After being reduced to life imprisonment according to law, life imprisonment shall not be reduced or parole. The law was implemented from November 1, 2015.</text:p>
      <text:p text:style-name="P4">
The 11 months of this regulation, Bai Enpei, the former secretary of the Yunnan Provincial Party Committee, became the first corrupt official in the history of the Chinese Communist Party to be sentenced to unsuitable life imprisonment. More than 100 million yuan;</text:p>
      <text:p text:style-name="P4">
At the time of the Bai Enpei case at that time, the Chinese official media immediately issued a post to explain: If the death sentence is sentenced to two years of execution, the two -year test period can be converted to life imprisonment. The general execution period is 20 years. Applying to be reduced, and in accordance with the requirements of relevant regulations, the shortest sentence can be come out after the sentence is slow. The "lifelong prison" sentenced to death means to "sit through the bottom".</text:p>
      <text:p text:style-name="P4">
Prior to this, Chen Tonghai, the former general manager of Sinopec, set up the highest amount involved in the case of corruption case of 1957.3 million yuan. Chen Tonghai was finally sentenced to death. In the future, he was repeatedly reduced. Even if he did not apply for medical treatment, it was not far from the days of "release of punishment".</text:p>
      <text:p text:style-name="P4">
Compared with Chen Tonghai and Bai Enpei's different life, in the words of Shen Deyong at the time, the French Open resumed, sparse but not leaking!Justice will be late, but will not be absent!The basic starting point of "Lifetime Promotion" is to effectively solve the problem of connection between the death penalty and free punishment, and change the phenomenon of the long -term imprisonment of life imprisonment and poor implementation, which is conducive to the formation of legal deterrent effects on severe corruption elements and maintaining severe punishment according to law according to law. High -pressure situation of corruption crime.</text:p>
      <text:p text:style-name="P4">
At that time, Bai Enpei's involved amount refreshed the record of corrupt cases in the provincial and ministerial officials at the provincial and ministerial levels. After Bai Enpei, there have been many CCP greedy who have been sentenced to life imprisonment. The most well -known is Zhao Zhengyong, the former secretary of the Shaanxi Provincial Party Committee, and the former Ministry of Justice Fu Zhenghua and the former deputy minister of the Ministry of Public Security Sun Lijun.</text:p>
      <text:p text:style-name="P4">
One detail needs to be reminded, that is, when the three of them were sentenced to a life imprisonment, they all stated in court that "obeying the judgment and not appealing."</text:p>
      <text:p text:style-name="P4">
The most excessive is Sun Lijun. The judgment of the judge has not finished reading. He rushed out and shouted "I fully obey the judgment."</text:p>
      <text:p text:style-name="P4">
After Bai Enpei was sentenced to life imprisonment, the CCP's judicial community had a saying that "200 million corruption is the standard for lifelong prison". Although it is not absolute, for example, Zhu Mingguo was not sentenced to life imprisonment. But the number of 200 million is indeed a "Kaner". Jun did not see the amount of corrupt officials in the Communist Party of China in recent years, and the amount involved in the case involved in less than 200 million, then the sentence was slowly killed or even attached to the life imprisonment. Only Fu Zhenghua was alone. The concentration and unity, so it is said that Xi Jinping ordered to "never show". For detailed content, please refer to the author why Xi Jinping hated Fu Zhenghua most in this column "Sun Lijun" political gang in this column last September? "One article.</text:p>
      <text:p text:style-name="P4">
A year ago, the author also published in this column "The Giant Giant in the Party who was sentenced to life -long imprisonment, I hope Xi Jinping said to Shen Deyong" "Please Jun Entering" ". The "lifelong imprisonment" clause that Xi Jinping praised the "deterrence" may be implemented by his colleagues on his head. At that time, Shen Deyong was politically warm up for the promotion of President and Chief Justice. At that time, the day before the amendment to the Criminal Law of the National People's Congress drafted by Shen Deyong, which was drafted by Shen Deyong, the theme of Shen Deyong, who was full of contempt, was full of the theme All the police officers of the Supreme Law and members of the leadership team of various criminal trial trial took a party lesson, asking all the bailiffs and judges to be like his Shen Deyong: "Positive for the people, the officials are clear and frank"; Do it according to the rules, do not engage in group guys, sectarianism "...Thinking back to that year, Zhang Jun was the Deputy Court of the Supreme Court of the same period as Shen Deyong, and was also appointed as the deputy secretary of the Supreme Court in April 2008 by the party in April 2008. At that time, they were all optimistic about the "scholar -type bureaucrats" who were promoted by hundreds of percent of the promotion of national levels. Now they are prominent officials and the other is sad. It's really sighing!</text:p>
      <text:p text:style-name="P4">
On the 11th of last month, the Xinhua News Agency of the Communist Party of China announced that after Shen Deyong's hearing of the first trial, the online media of Mainland China immediately used the title of blogger's eyeball "The former Central Committee member was tried!" He has been greedy for 27 years "," Shen Deyong was charged with 64.56 million bribes: through spouse and daughter to receive property, it seemed to be implying that the reader was accused of 60 million bribery after 27 years of greed for 27 years, and it was only passed through the passage, and it was only passed by passing through. Spouses and daughters receive property.</text:p>
      <text:p text:style-name="P4">
Indeed, Shen Deyong, who has already been waiting for his body, has a long time of manuscript fees and taxes in the past years. 10 million yuan of "property"? What is the picture?</text:p>
      <text:p text:style-name="P4">
Here, the author deliberately put the word "property" on the quotation marks because all corrupt officials were calculated at the time when they were calculated the amount involved in the case. The most typical example was that when Jiang Zemin ordered the name of the Central Political Bureau and the secretary of the Beijing Municipal Party Committee Chen Xitong in the name of economic crime, Wei Jianxing, who presided over the case, had emotioned, "What should I do if I can't find out a penny cash and corruption? "However, Jiang Zemin Leng personally ordered the gifts given by the foreign guests that Chen Xitong had received, such as Pa Kejin's pen, and gave him a" discount "to more than 500,000 yuan.</text:p>
      <text:p text:style-name="P4">
A few years ago, a "corrupt official" relative told the author that his relatives who were charged with bribery were sentenced to 15 years in prison for bribery. Now he is still serving in prison. At first, the "crime amount" was transferred to the procuratorate by the Discipline Inspection Commission's task force. However, after arriving at the procuratorate, the property he had received over the years, including the tea gift box, was calculated as a bribery amount at the market price, and it passed thousands of centers. What's more, for example, a tea gift box was received more than 10 years ago, but the market price was calculated as "bribery" at the time of the time when the gift box was found to be found. What's more is that the expenses of air tickets, hotels, and other expenses during the tourism vacation that this person have arranged by businessmen in society will be included in the amount of bribery.</text:p>
      <text:p text:style-name="P4">
Specific to Shen Deyong, one of the charges that the Central Commission for Discipline Inspection issued him was "the spirit of violations of the eight regulations of the Central Committee, receiving gifts and gifts in violation of regulations, and a banquet and tourism that may affect fair execution of official duties in violation of regulations." Imagine that in mainland China today, many gifts that can be taken, and many of them say how much it is worth it and how much it is worth it. And the expenses of banquets and tourism, even if they are only in the territory, dozens of to millions of one -time expenses are not the highest. It can be seen that when Zhang Jun's prosecutor's prosecution materials were sorted out with the supreme prosecutor last year, he should have no stones in the well. Otherwise, under the premise of the Central Discipline Inspection Commission that he has announced that Shen Deyong's "receiving huge property" will only be "implemented" in the end of the 60 million.</text:p>
      <text:p text:style-name="P4">
I noticed that a detail is Zhou Yongkang and Zhao Zhengyong who had been convicted with relatives in the past. Essence Shen Deyong is an exception. Check all, no one knows who Shen Deyong's wife's surname is very famous.</text:p>
      <text:p text:style-name="P4">
Checking the website of the China Disabled Personal Welfare Foundation, you can find one of the project title of "Public Welfare Project Promotion". Specifically: On November 6, 2013, the 4th China Soft Science Awards Awards Ceremony was held in Beijing. Comrade Shen Deyong, Executive Deputy Dean of the Supreme People's Court, published the "How to Prevent Unjust Follower and Following Cases" published in the People's Court on May 6 this year and won the 4th China Soft Science Excellent Scientific Research Achievement Award. After the awards ceremony, Comrade Shen Deyong commissioned his daughter Shen Yan to donate the 200,000 yuan bonus donation foundation to support the hearing rehabilitation cause. Rescue 4 poverty -stricken hearing -impaired children into the country to produce cochlear implants.</text:p>
      <text:p text:style-name="P4">
This was the only time Shen Deyong's daughter was exposed on the Internet, but only the names, and the specific information of the specific unit was not mentioned.</text:p>
      <text:p text:style-name="P4">
I specifically mentioned this detail. I want to focus on explaining that an article can win 200,000 yuan, Shen Deyong, which was introduced by Mainland law scholars' website many years ago. , Judgment Supervision and other more than a dozen discussions, collections, and legal reference books. Among them, the "Research on the Research on the Death System" published in 1992 is the first monograph in China to study the death penalty.</text:p>
      <text:p text:style-name="P4">
There are also articles on the website of Mainland China that when Shen Deyong actually presided over the executive work of the Supreme Court, judges, judges, and even each clerk's desk of courts and courts at all levels were placed on the judicial references written or edited by Shen Deyong's writing or editor -in -chief. Essence This detail alone is enough to prove that if this Shen Deyong is not intended, the manuscript fee and the taxation life alone are enough to live well. And if it is a desire to smoke and be greedy, why is it only 27 years long, using such a large hand to receive more than 60 million wealth and things? And I believe most of them are also accepted by the "acquiescence" wife and daughter.</text:p>
      <text:p text:style-name="P4">
To be sympathetic, why is this bitter?</text:p>
      <text:p text:style-name="P4">
I can't know whether the income of all the manuscripts and taxes of Shen Deyong's 27 years has reached 60 million or even higher, nor can they know how much cash in the property that he and his wife and daughter received. But only logically judged that the amount of cash received in total (illegal) in a total of 27 years of his wife and daughter and daughter was likely to be less than his 27 years of manuscript fees and tax income.</text:p>
      <text:p text:style-name="P4">
Next, analyze Shen Deyong's upcoming sentence and sentence of sentencing.</text:p>
      <text:p text:style-name="P4">
Let's talk about the prison, which is nothing more than a gentleness, a lifetime imprisonment, life imprisonment, and a life imprisonment.</text:p>
      <text:p text:style-name="P4">
Because Shen Deyong is the highest level of judges and first -class judges in the history of the Chinese Communist Party, of course, and of course Xi Jinping's anti -corruption history. Because there is no second -level Dato Court for the time being, it has been announced that it is corrupted, so we can only compare with a batch of secondary Dato Courts that have been dealt with one after another. Among them, the most comparison of nature is the second -level judge of the vice president of the Supreme Court, Wu Xiaoming.</text:p>
      <text:p text:style-name="P4">
This person was "young and promising" like Shen Deyong in the Supreme Court. The criminal facts that were found in the future also received property with his family like Shen Deyong. In 2017, Xia Xiaoming was sentenced to life imprisonment for "direct or through his family's illegal acceptance of the property illegally received by the relevant personnel."</text:p>
      <text:p text:style-name="P4">
In this comparison, even if the inflation factors are not considered, the standard of sentencing of Shen Deyong after six years should be under the life imprisonment of Xia Xiaoming.</text:p>
      <text:p text:style-name="P4">
Compare several members of the more typical "Sun Lijun Political Gang" in the last year or two. Gong Daoan, the former deputy mayor and director of the public security, received more than 73.43 million yuan, and was sentenced to 15 years. Former Chongqing Deputy Mayor and Director of Public Security Deng Huilin received more than 42.67 million yuan for bribes, and were sentenced to 15 years in prison.</text:p>
      <text:p text:style-name="P4">
In comparison, it can be speculated that Shen Deyong's announcement will be announced in the short time after 15 years, and the possibility of 15 years is not without. After all, he was previously a ministerial official, a member of the central government, and a first -level judge, so his former colleagues Zhang Jun gave it to the restriction of "opening the law" for more than 10 years. exclude.</text:p>
      <text:p text:style-name="P4">
(The article only represents the personal position and point of view of the special commentator))</text:p>
      <text:p text:style-name="P4">
News Source: <text:a xlink:type="simple" xlink:href="https://www.rfa.org/mandarin/zhuanlan/yehuazhongnanhai/gx-06122023100148.html" text:style-name="Internet_20_link" text:visited-style-name="Visited_20_Internet_20_Link">
https://www.rfa.org/mandarin/zhuanlan/yehuazhongnanhai/gx-06122023100148.html</text:a>
</text:p>
      <!--NEWS-->
      <text:h text:style-name="P10" text:outline-level="1">
<text:span text:style-name="T4">
Ma Guo wants to attract Microsoft Google and other technology giants to help build data centers</text:span>
</text:h>
      <text:p text:style-name="P4">
Author: 联合早报 (Person)</text:p>
      <text:p text:style-name="P4">
Publisher: 联合早报 (Organization)</text:p>
      <text:p text:style-name="P4">
Published Time: 2023-06-12T15:51</text:p>
      <text:p text:style-name="P4">
Modified Time: 2023-06-12T15:58</text:p>
      <text:p text:style-name="P4">
Description: Minister of Investment, Trade and Industry, Malaysia, said that Malaysia hopes to attract scientific and technological giants such as Microsoft and Google to start a business locally, gradually make Malaysia into a data center, and make Malaysia a neutral supply chain base. Zafuru Monday (June 12) accepted Bloomberg ...</text:p>
      <text:p text:style-name="P4">
Videos: []</text:p>
      <text:p text:style-name="P4">
Audios: []</text:p>
      <text:p text:style-name="P4">
Images: []</text:p>
      <text:p text:style-name="P4">
Type: NewsArticle</text:p>
      <text:p text:style-name="P4">
Breadcrumbs: ['即时', '国际']</text:p>
      <text:p text:style-name="P4">
Keywords: ['马来西亚', '贸工部', '微软', '谷歌', '科技']</text:p>
      <!--METADATA-->
      <text:p text:style-name="P4">
Minister of Investment, Trade and Industry, Malaysia, said that Malaysia hopes to attract scientific and technological giants such as Microsoft and Google to start a business locally, gradually make Malaysia into a data center, and make Malaysia a neutral supply chain base.</text:p>
      <text:p text:style-name="P4">
Zafru said in an interview with Bloomberg on Monday (June 12) that the current situation in China and the United States is increasingly tense. "We hope to attract more people as much as possible, and slowly build Malaysia into a data center."</text:p>
      <text:p text:style-name="P4">
Bloomberg pointed out that Southeast Asian countries such as Thailand and Vietnam also fully attracted multinational companies that hope to set up new bases outside China. In other words, these countries are competitors of Malaysia. Zafru believes that there have been many such deployment of such adjustments, and these multinational companies have also paid special attention to the elasticity and safety of the region.</text:p>
      <text:p text:style-name="P4">
He emphasized that the investment ecosystem of Malaysia has obtained global market certification in the past 50 years, which is also an American auto manufacturer.(https://www.zaobao.com/realtime/world/story20230301-1368226)s reason.</text:p>
      <text:p text:style-name="P4">
As for the advantage of my country as a semiconductor center, Zafru pointed out that Malaysia must follow the current situation and attract multinational companies to set up business in Malaysia to cope with difficult geopolitical issues. "Ma Guoli is neutral, and it is also part of the key supply chain."</text:p>
      <text:p text:style-name="P4">
From May 29th to June 2nd, Zafru led a delegation to Japan to attract investment and obtained an investment intention of RM23 billion (approximately S $ 6.7 billion), as well as RM2.1 billion of goods and services to Japan.</text:p>
      <text:p text:style-name="P4">
The Ministry of Trade and Industry also approved Tesla's application for importing electric vehicles in Malaysia, and set up facilities such as operation headquarters, Tesla experience centers, service centers, and ultra -low charging stations in Malaysia.</text:p>
      <text:p text:style-name="P4">
News Source: <text:a xlink:type="simple" xlink:href="https://www.zaobao.com.sg/realtime/world/story20230612-1403605" text:style-name="Internet_20_link" text:visited-style-name="Visited_20_Internet_20_Link">
https://www.zaobao.com.sg/realtime/world/story20230612-1403605</text:a>
</text:p>
      <!--NEWS-->
      <text:h text:style-name="P10" text:outline-level="1">
<text:span text:style-name="T4">
The fourth anniversary of the North California Hong Kong sang "Wish Rongguang Back to Hong Kong"</text:span>
</text:h>
      <text:p text:style-name="P4">
Author: None</text:p>
      <text:p text:style-name="P4">
Publisher: Radio Free Asia (Organization)</text:p>
      <text:p text:style-name="P4">
Published Time: 2023-06-12T16:02:00-04:00</text:p>
      <text:p text:style-name="P4">
Modified Time: 2023-06-12T16:10:03-04:00</text:p>
      <text:p text:style-name="P4">
Description: None</text:p>
      <text:p text:style-name="P4">
Videos: []</text:p>
      <text:p text:style-name="P4">
Audios: ["<text:a xlink:type="simple" xlink:href="https://www.rfa.org/mandarin/yataibaodao/shehui/sc-06122023133845.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31" text:anchor-type="as-char" svg:width="6.9236in" svg:height="5.1927in" draw:z-index="0">
<draw:image xlink:href="../Images/rfamandarin/2023-06-12T16-02-00-04-00/000000.png" xlink:type="simple" xlink:show="embed" xlink:actuate="onLoad" draw:mime-type="image/png"/>
</draw:frame>
Northern California launched an event of singing "Wish Glory Back to Hong Kong" on the Treasure Island next to San Francisco on the morning of June 10. <text:a xlink:type="simple" xlink:href="https://www.rfa.org/mandarin/yataibaodao/shehui/sc-06122023133845.html/@@images/image" text:style-name="Internet_20_link" text:visited-style-name="Visited_20_Internet_20_Link">
</text:a>
(Provided by the Hong Kong Hall of the United States)(https://www.rfa.org/mandarin/yataibaodao/shehui/sc-06122023133845.html/@@stream)The Hong Kong authorities have applied to the court for the prohibition of the iconic song "Wish Glory Back to Hong Kong". In the California Bay Area, a group of Hong Kong people sang this song, and an activity of a global singing "Wish to Back to Hong Kong" is also being launched.</text:p>
      <text:p text:style-name="P4">
<text:span text:style-name="T4">
<text:span text:style-name="T5">
 <text:a xlink:type="simple" xlink:href="https://www.rfa.org/mandarin/yataibaodao/gangtai/sc-09012022143242.html" text:style-name="Internet_20_link" text:visited-style-name="Visited_20_Internet_20_Link">
Hong Kong 831 Incident 3rd Anniversary North and South California All Memorial Activities</text:a>
</text:span>
* </text:span>
<text:span text:style-name="T5">
 <text:a xlink:type="simple" xlink:href="https://www.rfa.org/mandarin/yataibaodao/gangtai/sc-06042022161422.html" text:style-name="Internet_20_link" text:visited-style-name="Visited_20_Internet_20_Link">
Candlelight of the horn of the garden: people from all walks of life in San Francisco held the 33rd anniversary of the 64th anniversary</text:a>
</text:span>
<text:span text:style-name="T5">
 </text:span>
<text:span text:style-name="T4">
 <text:a xlink:type="simple" xlink:href="https://www.rfa.org/mandarin/yataibaodao/gangtai/sc-06132021174917.html" text:style-name="Internet_20_link" text:visited-style-name="Visited_20_Internet_20_Link">
Hundreds of people in San Francisco "Ru Shuang" commemorate the second anniversary of the 612 incident in Hong Kong</text:a>
</text:span>
 <text:span text:style-name="T4">
* <text:a xlink:type="simple" xlink:href="https://www.rfa.org/mandarin/yataibaodao/gangtai/sc-01182021082228.html" text:style-name="Internet_20_link" text:visited-style-name="Visited_20_Internet_20_Link">
California multi -group held an event to mourn the first dead of the Hong Kong "Rebellion in China"</text:a>
</text:span>
</text:p>
      <text:p text:style-name="P4">
** The global singing event of "Wish Rongguang Back to Hong Kong" has been launched on the gold and silver island.</text:p>
      <text:p text:style-name="P4">
On the four -year -old manner of the California, Northern California launched an event in the United States and Hong Kong people in the United States and Hong Kong. On the morning of June 10, they came to Treasureisland next to the city of San Francisco to lift the Hong Kong Light Banner, Dragon Lion Hong Kong Banner, and the word "FREE HONG KONG" in English , A singing gathering.</text:p>
      <text:p text:style-name="P4">
Situation of this event. (Provided by the Hong Kong Hall of the United States) <text:a xlink:type="simple" xlink:href="https://www.rfa.org/mandarin/yataibaodao/shehui/sc-06122023133845.html/m0612-sc3.jpeg" text:style-name="Internet_20_link" text:visited-style-name="Visited_20_Internet_20_Link">
</text:a>
Bruce, the head of the US HongkongersClub, who held this event, said that "Wish Rongguang Back to Hong Kong" is becoming a ban in Hong Kong, so this is very unreasonable, so he The group launched a scope covering the global singing event, soliciting videos of people singing this song around the world, and editing these videos together. He said: "We sing on June 10th on June 10, and then we will edit a part of it."</text:p>
      <text:p text:style-name="P4">
He also said that on July 1st, a video edited by many videos of people from all over the world sang "Wish Glory to Hong Kong" will be announced. In the past many years, the "July 1st parade" of democratic demands and political concepts occur on July 1, Hong Kong on July 1 each year. With the emergence of the "National Security Law" in Hong Kong, this event has not been held since 2021.</text:p>
      <text:p text:style-name="P4">
During the event, the Hong Kong people who gathered on Told and Silver also shouted the slogan "Restore Hong Kong, the Revolution of the Times". Event screen. Bruce said: "We are 'sea, land and air' this time, right?"</text:p>
      <text:p text:style-name="P4">
Situation of this event. (Provided by the Hong Kong Hall of the United States) <text:a xlink:type="simple" xlink:href="https://www.rfa.org/mandarin/yataibaodao/shehui/sc-06122023133845.html/m0612-sc2.jpeg" text:style-name="Internet_20_link" text:visited-style-name="Visited_20_Internet_20_Link">
</text:a>
<text:span text:style-name="T4">
 Participants in singing activities: </text:span>
 <text:span text:style-name="T4">
 "We will not forget" </text:span>
</text:p>
      <text:p text:style-name="P4">
At present, the Hong Kong authorities have applied to the court for the ban on "Wish Rongguang Return to Hong Kong". This song may also be the first ban on Hong Kong since the opening of the port in 1841. Stanley, who participated in this Treasure Island singing event, said: "Now the environment like Hong Kong, there will be problems with singing a song, because this song represents freedom on behalf of Hong Kong people. If you don't say a word overseas, the Hong Kong people have no chance to speak anymore. We are overseas, and we hope to give Hong Kong people some mental strength and let Hong Kong people see it. "</text:p>
      <text:p text:style-name="P4">
In the singing campaign on Treasure Island, people also showed many photos of Hong Kong political prisoners. Another Miss Wu in the United States and Hong Kong, who participated in this event, told reporters that on the occasion of the two years of the second year of the delivery, the event of singing "Wish Reward to Hong Kong" was to express the attitude of not forgive the Hong Kong authorities to suppress the people's behavior. He also said: "We want to sing to the people in prison, listen to people who have left Hong Kong or in Hong Kong, and commemorate people who are no longer in the world. We want to take this opportunity to tell them that we will not forget."</text:p>
      <text:p text:style-name="P4">
Reporter: Sun Cheng Responsible: Jiayuan.com Editor: He Fu</text:p>
      <text:p text:style-name="P4">
News Source: <text:a xlink:type="simple" xlink:href="https://www.rfa.org/mandarin/yataibaodao/shehui/sc-06122023133845.html" text:style-name="Internet_20_link" text:visited-style-name="Visited_20_Internet_20_Link">
https://www.rfa.org/mandarin/yataibaodao/shehui/sc-06122023133845.html</text:a>
</text:p>
      <!--NEWS-->
      <text:h text:style-name="P10" text:outline-level="1">
<text:span text:style-name="T4">
Wang Quanzhang and his wife pushed Jiechang Police to harass their legal leased houses</text:span>
</text:h>
      <text:p text:style-name="P4">
Author: None</text:p>
      <text:p text:style-name="P4">
Publisher: Radio Free Asia (Organization)</text:p>
      <text:p text:style-name="P4">
Published Time: 2023-06-12T16:27:59-04:00</text:p>
      <text:p text:style-name="P4">
Modified Time: 2023-06-12T16:27:59-04:00</text:p>
      <text:p text:style-name="P4">
Description: None</text:p>
      <text:p text:style-name="P4">
Videos: []</text:p>
      <text:p text:style-name="P4">
Audios: []</text:p>
      <text:p text:style-name="P4">
Images: ["<text:a xlink:type="simple" xlink:href="000000.png" text:style-name="Internet_20_link" text:visited-style-name="Visited_20_Internet_20_Link">
000000.png</text:a>
"]</text:p>
      <!--METADATA-->
      <text:p text:style-name="P4">
<draw:frame draw:style-name="fr1" draw:name="Image237" text:anchor-type="as-char" svg:width="6.9236in" svg:height="6.409914in" draw:z-index="0">
<draw:image xlink:href="../Images/rfamandarin/2023-06-12T16-27-59-04-00/000000.png" xlink:type="simple" xlink:show="embed" xlink:actuate="onLoad" draw:mime-type="image/png"/>
</draw:frame>
Li Wenzu, the wife of Chinese rights protection lawyer Wang Quanzhang, sent a tweet and video on the 12th, alleging that the police officer who claimed to be Liu, who claimed to be Liu, came to the door. <text:a xlink:type="simple" xlink:href="https://www.rfa.org/mandarin/Xinwen/11-06122023162151.html/@@images/image" text:style-name="Internet_20_link" text:visited-style-name="Visited_20_Internet_20_Link">
</text:a>
Li Wenzu Twitter Screenshot</text:p>
      <text:p text:style-name="P4">
Li Wenzu, the wife of Chinese rights protection lawyer Wang Quanzhang, sent a tweet and video on the 12th, which said: "We lived in a house in Changping's legal leased house last night. Entering the residence of others'. "</text:p>
      <text:p text:style-name="P4">
In the attached video, Wang Quanzhang talked to police officers through the camera on the door. Police demanded that they are consistent with their legal identity, lease information, and physical persons and legal identities and leasing information. Wang Quanzhang guarantees that it is legitimate and asked the police to come up with suspicion evidence, otherwise it would be "guilty."</text:p>
      <text:p text:style-name="Quotations">

<text:p text:style-name="P4">
We lived in a house in Changping's legal lease last night. &gt;
 Now the police officer who claims to be Liu, who claims to be Liu, came to the door, saying that we received reports that we "illegally invaded others' residences." [pic.twitter.com/pf0oro8lfk&gt;
]](https://t.co/pF0ORO8lFk)&gt;
&gt;
 - Li Wenzu (Wang Quanzhang's wife)(@709 stable)<text:a xlink:type="simple" xlink:href="https://twitter.com/709liwenzu/status/1668275150553485312" text:style-name="Internet_20_link" text:visited-style-name="Visited_20_Internet_20_Link">
 June 12, 2023&gt;
 </text:a>
Wang Quanzhang's tweets issued by another Twitter account, "Lawyer of Quan Chapter", attached a lease contract with the landlord, and a video description recorded by the landlord on June 11. The contract shows that the landlord is called "Jiang Xiangjun". He said in the video that his house owned himself alone and signed a five -year rental contract with Wang Quanzhang to allow his family to live. He also said: "The content of the contract is true, legal, and effective, and it should be protected by law. I will not actively lift the contract unilaterally during the validity period. The video is evidenced by this video."</text:p>

</text:p>
      <text:p text:style-name="P4">
Some overseas people tweeted that the on -site harassment was the director of the Songyuan Police Station of the Changping District Public Security Bureau of Beijing. This station cannot independently verify the information.</text:p>
      <text:p text:style-name="P4">
This station has previously reported that Wang Quanzhang and his young son Wang Guangwei have been facing the pressure of the Beijing authorities since the end of April. Move.</text:p>
      <text:p text:style-name="P4">
Editor -in -chief: Kaidi</text:p>
      <text:p text:style-name="P4">
News Source: <text:a xlink:type="simple" xlink:href="https://www.rfa.org/mandarin/Xinwen/11-06122023162151.html" text:style-name="Internet_20_link" text:visited-style-name="Visited_20_Internet_20_Link">
https://www.rfa.org/mandarin/Xinwen/11-06122023162151.html</text:a>
</text:p>
      <!--NEWS-->
      <text:h text:style-name="P10" text:outline-level="1">
<text:span text:style-name="T4">
Malaysia extended to review the "Banning Generation Act"</text:span>
</text:h>
      <text:p text:style-name="P4">
Author: 联合早报 (Person)</text:p>
      <text:p text:style-name="P4">
Publisher: 联合早报 (Organization)</text:p>
      <text:p text:style-name="P4">
Published Time: 2023-06-12T16:30</text:p>
      <text:p text:style-name="P4">
Modified Time: 2023-06-12T16:30</text:p>
      <text:p text:style-name="P4">
Description: The "2023 Public Sanitary Tobacco Product Management Act" (commonly known as the "Smoking Generation Act"), which caused controversy in Malaysia, was originally scheduled to read on Monday (June 12) in Congress. However, the Minister of Health Zaliha said that the government decided to extend the bill because of each profit ...</text:p>
      <text:p text:style-name="P4">
Videos: []</text:p>
      <text:p text:style-name="P4">
Audios: []</text:p>
      <text:p text:style-name="P4">
Images: []</text:p>
      <text:p text:style-name="P4">
Type: NewsArticle</text:p>
      <text:p text:style-name="P4">
Breadcrumbs: ['即时', '国际']</text:p>
      <text:p text:style-name="P4">
Keywords: ['马来西亚', '卫生部', '禁烟']</text:p>
      <!--METADATA-->
      <text:p text:style-name="P4">
The "2023 Public Sanitary Tobacco Product Management Act" (commonly known as the "Smoking Generation Act"), which caused controversy in Malaysia, was originally scheduled to read on Monday (June 12) in Congress. However, the Minister of Health Zaliha said the government decided to extend the bill because the relevant stakeholders believe that they must continue to be discussed.</text:p>
      <text:p text:style-name="P4">
The predecessor of the "2023 Public Health Tobacco Product Management Act" is the "Tobacco and Smoking Control Act 2022". Zaliha told Parliament on Monday that when the legal community, professional institutions and non -governmental organizations had dialogue with the Ministry of Health last week, they asked the government to review some of the contents of the law case.</text:p>
      <text:p text:style-name="P4">
She said: "In a dialogue last week, they made this request to the Ministry of Health. Therefore, we decided to discuss the bills of the Special Committee of Congress Health, Science and Innovation and further refine and adjust."</text:p>
      <text:p text:style-name="P4">
She emphasized that this bill is essential to receive unanimous support from all parties. The Ministry of Health was therefore recommended by the Congress Special Selection Committee to convene various stakeholders to discuss it before formally submitted Congress for review.</text:p>
      <text:p text:style-name="P4">
Avant -garde Minister Kelly in October 2022 was first in the Congress to present the "Tobacco and Smoking Control Act" in 2022. The bill was banned from being born on January 1, 2007, and those who are currently 16 years old to buy cigarettes or electronic cigarettes, and are not allowed to smoke or electronic cigarettes.</text:p>
      <text:p text:style-name="P4">
The two focus of the bill is to ban the younger generation from buying and using cigarettes and electronic cigarettes, as well as gradually implementing the "smoking ban generation", and reduced the national smokers to about 5%of the total population in 2040.</text:p>
      <text:p text:style-name="P4">
News Source: <text:a xlink:type="simple" xlink:href="https://www.zaobao.com.sg/realtime/world/story20230612-1403612" text:style-name="Internet_20_link" text:visited-style-name="Visited_20_Internet_20_Link">
https://www.zaobao.com.sg/realtime/world/story20230612-1403612</text:a>
</text:p>
      <!--NEWS-->
      <text:h text:style-name="P10" text:outline-level="1">
<text:span text:style-name="T4">
Super cyclone or land in Pakistan, India this week</text:span>
</text:h>
      <text:p text:style-name="P4">
Author: 联合早报 (Person)</text:p>
      <text:p text:style-name="P4">
Publisher: 联合早报 (Organization)</text:p>
      <text:p text:style-name="P4">
Published Time: 2023-06-12T16:39</text:p>
      <text:p text:style-name="P4">
Modified Time: 2023-06-12T16:39</text:p>
      <text:p text:style-name="P4">
Description: The Indian Meteorological Bureau said that a super cyclone in the West Coast of India may attack western India and southern Pakistan this week. Reuters reports that the Indian Meteorological Bureau reported on Monday (June 12) that the cyclone BIPARJOY is expected to be in West India on Thursday (15th) ...</text:p>
      <text:p text:style-name="P4">
Videos: []</text:p>
      <text:p text:style-name="P4">
Audios: []</text:p>
      <text:p text:style-name="P4">
Images: []</text:p>
      <text:p text:style-name="P4">
Type: NewsArticle</text:p>
      <text:p text:style-name="P4">
Breadcrumbs: ['即时', '国际']</text:p>
      <text:p text:style-name="P4">
Keywords: ['印度', '巴基斯坦', '热带风暴']</text:p>
      <!--METADATA-->
      <text:p text:style-name="P4">
The Indian Meteorological Bureau said that a super cyclone in the West Coast of India may attack western India and southern Pakistan this week.</text:p>
      <text:p text:style-name="P4">
Reuters reports that the Indian Meteorological Administration reported on Monday (June 12) that cyclone BIPARJOY is expected to be on Thursday (15th) in the Western India Gujarat Town Mandvi and Mandvi and Karachi, southern Pakistan. (Karachi) landing.</text:p>
      <text:p text:style-name="P4">
Crossho BiParJoy is a strong tropical storm. Its maximum continuous wind speed can reach 125 to 135 kilometers per hour, and the speed of gusts can reach 150 kilometers per hour.</text:p>
      <text:p text:style-name="P4">
The Indian Meteorological Administration has suggested that local fishermen stop fishing operations, and suggest that people evacuate from coastal areas in the coastal areas of Saurashtra and Kutch in Gujerat.</text:p>
      <text:p text:style-name="P4">
Bhupendrapatel, chief minister of Gujeratan, tweeted that seven rescue teams of the Indian National Disaster Response and 12 rescue teams of the State Disaster Reacting Force have been deployed to areas that may be attacked by storms.</text:p>
      <text:p text:style-name="P4">
Pakistani authorities have also taken preventive measures in areas that may be affected and are preparing to issue evacuation orders from three regions.</text:p>
      <text:p text:style-name="P4">
News Source: <text:a xlink:type="simple" xlink:href="https://www.zaobao.com.sg/realtime/world/story20230612-1403615" text:style-name="Internet_20_link" text:visited-style-name="Visited_20_Internet_20_Link">
https://www.zaobao.com.sg/realtime/world/story20230612-1403615</text:a>
</text:p>
      <!--NEWS-->
      <text:h text:style-name="P10" text:outline-level="1">
<text:span text:style-name="T4">
"Asia Pacific Report" June 12, 2023 Audio</text:span>
</text:h>
      <text:p text:style-name="P4">
Author: None</text:p>
      <text:p text:style-name="P4">
Publisher: Radio Free Asia (Organization)</text:p>
      <text:p text:style-name="P4">
Published Time: 2023-06-12T17:07:37-04:00</text:p>
      <text:p text:style-name="P4">
Modified Time: 2023-06-12T17:07:37-04:00</text:p>
      <text:p text:style-name="P4">
Description: None</text:p>
      <text:p text:style-name="P4">
Videos: []</text:p>
      <text:p text:style-name="P4">
Audios: ["<text:a xlink:type="simple" xlink:href="https://www.rfa.org/mandarin/apr-audio/yp-06122023122932.html/@@stream" text:style-name="Internet_20_link" text:visited-style-name="Visited_20_Internet_20_Link">
@@stream</text:a>
"]</text:p>
      <text:p text:style-name="P4">
Images: ["<text:a xlink:type="simple" xlink:href="000000.png" text:style-name="Internet_20_link" text:visited-style-name="Visited_20_Internet_20_Link">
000000.png</text:a>
"]</text:p>
      <!--METADATA-->
      <text:p text:style-name="P4">
<draw:frame draw:style-name="fr1" draw:name="Image239" text:anchor-type="as-char" svg:width="6.9236in" svg:height="3.88615in" draw:z-index="0">
<draw:image xlink:href="../Images/rfamandarin/2023-06-12T17-07-37-04-00/000000.png" xlink:type="simple" xlink:show="embed" xlink:actuate="onLoad" draw:mime-type="image/png"/>
</draw:frame>
 <text:a xlink:type="simple" xlink:href="https://www.rfa.org/mandarin/apr-audio/yp-06122023122932.html/@@images/image" text:style-name="Internet_20_link" text:visited-style-name="Visited_20_Internet_20_Link">
</text:a>
Free Asia Radio Drawing <text:a xlink:type="simple" xlink:href="https://www.rfa.org/mandarin/apr-audio/yp-06122023122932.html/@@stream" text:style-name="Internet_20_link" text:visited-style-name="Visited_20_Internet_20_Link">
Audio-Link: https://www.rfa.org/mandarin/Apr- Audio/YP 0612202312932.html/@@stream</text:a>
The main content of this show:</text:p>
      <text:p text:style-name="P4">
1 . Jiangxi officially launched the "Duck Neck Incident" investigation.</text:p>
      <text:p text:style-name="P4">
2 . British media disclosed that the Chinese military cooperated with Wuhan Laboratory to create viruses before the outbreak of the new crown epidemic;</text:p>
      <text:p text:style-name="P4">
3 . There was a major "pen" error in the Henan college entrance examination, which caused public dissatisfaction;</text:p>
      <text:p text:style-name="P4">
4 . Sunday ralments in many places around the world to commemorate the fourth anniversary of Hong Kong's counterfeiting in China;</text:p>
      <text:p text:style-name="P4">
5 . South Korea, the Philippines, and Singapore have shown that most people support the United States to intervene in regional conflicts.</text:p>
      <text:p text:style-name="P4">
News Source: <text:a xlink:type="simple" xlink:href="https://www.rfa.org/mandarin/apr-audio/yp-06122023122932.html" text:style-name="Internet_20_link" text:visited-style-name="Visited_20_Internet_20_Link">
https://www.rfa.org/mandarin/apr-audio/yp-06122023122932.html</text:a>
</text:p>
      <!--NEWS-->
      <text:h text:style-name="P10" text:outline-level="1">
<text:span text:style-name="T4">
News: Former Italian Prime Minister has died</text:span>
</text:h>
      <text:p text:style-name="P4">
Author: 联合早报 (Person)</text:p>
      <text:p text:style-name="P4">
Publisher: 联合早报 (Organization)</text:p>
      <text:p text:style-name="P4">
Published Time: 2023-06-12T17:12</text:p>
      <text:p text:style-name="P4">
Modified Time: 2023-06-12T20:27</text:p>
      <text:p text:style-name="P4">
Description: People familiar with the matter said that the former Italian Prime Minister and the Lieutenant Party leader, Silvio Berlusconi, who had suffered from leukemia, had passed away at the age of 86. Comprehensive Reuters and Agence France -Presse reported that Berluskini on Monday (June 12 ...</text:p>
      <text:p text:style-name="P4">
Videos: []</text:p>
      <text:p text:style-name="P4">
Audios: []</text:p>
      <text:p text:style-name="P4">
Images: []</text:p>
      <text:p text:style-name="P4">
Type: NewsArticle</text:p>
      <text:p text:style-name="P4">
Breadcrumbs: ['即时', '国际']</text:p>
      <text:p text:style-name="P4">
Keywords: ['意大利', '总理', '白血病']</text:p>
      <!--METADATA-->
      <text:p text:style-name="P4">
People familiar with the matter said that the former Italian Prime Minister and the Lieutenant Party leader, Silvio Berlusconi, who had suffered from leukemia, had passed away at the age of 86.</text:p>
      <text:p text:style-name="P4">
Comprehensive Reuters and Agence France -Presse reported that Berluskini died on Monday (June 12). He was previously exposed to leukemia and recently developed lung infections.</text:p>
      <text:p text:style-name="P4">
The Italian Defense Minister Guido Crosetto tweeted on the same day that Berluskini's death left a "huge blank" because he was a great person.</text:p>
      <text:p text:style-name="P4">
The city diocese of northern Italy announced on the official website that Berlusco's national funeral will be held on Wednesday (14th) in the Milan Cathedral.</text:p>
      <text:p text:style-name="P4">
Since 2016, Berluskini has been in poor health. He had undergone heart surgery in 2016 and was hospitalized for 11 days in September 2020. In 2021, he was hospitalized in Monaco due to heart problems.</text:p>
      <text:p text:style-name="P4">
Born in 1936, Berluskini served as the Prime Minister of Italy three times, including 2001 to 2006, and 2008 to 2011. Before getting involved in politics, Berluskini was a large entrepreneur, media tycoon, and the leader of the former AC Milan Football Club.</text:p>
      <text:p text:style-name="P4">
News Source: <text:a xlink:type="simple" xlink:href="https://www.zaobao.com.sg/realtime/world/story20230612-1403627" text:style-name="Internet_20_link" text:visited-style-name="Visited_20_Internet_20_Link">
https://www.zaobao.com.sg/realtime/world/story20230612-1403627</text:a>
</text:p>
      <!--NEWS-->
      <text:h text:style-name="P10" text:outline-level="1">
<text:span text:style-name="T4">
Seeking stability with China relations with China New Zealand Prime Minister to visit China at the end of the month</text:span>
</text:h>
      <text:p text:style-name="P4">
Author: chinese@voanews.com (杨安)</text:p>
      <text:p text:style-name="P4">
Publisher: 美国之音中文网 (Type: NewsMediaOrganization)</text:p>
      <text:p text:style-name="P4">
Published Time: 2023-06-12T17:19:17+08:00</text:p>
      <text:p text:style-name="P4">
Modified Time: 2023-06-12 10:56:33Z</text:p>
      <text:p text:style-name="P4">
Description: New Zealand Prime Minister Chris Hipkins announced on Monday (June 12) that he led the trade delegation to visit China at the end of this month. This will be the first visit to China during his tenure. When he worked in January, he stated that the relationship between New Zealand and China is very important to the economy. In the future, visiting China will be an important task of governance.</text:p>
      <text:p text:style-name="P4">
Videos: []</text:p>
      <text:p text:style-name="P4">
Images: []</text:p>
      <text:p text:style-name="P4">
Categories: ['亚太', '中国']</text:p>
      <text:p text:style-name="P4">
Type: None</text:p>
      <!--METADATA-->
      <text:p text:style-name="P4">
Nonenone</text:p>
      <text:p text:style-name="P4">
News Source: <text:a xlink:type="simple" xlink:href="https://www.voachinese.com/a/new-zealand-pm-to-visit-china-20230612/7132996.html" text:style-name="Internet_20_link" text:visited-style-name="Visited_20_Internet_20_Link">
https://www.voachinese.com/a/new-zealand-pm-to-visit-china-20230612/7132996.html</text:a>
</text:p>
      <!--NEWS-->
      <text:h text:style-name="P10" text:outline-level="1">
<text:span text:style-name="T4">
Sunak: Johnson asked me to do things that are not ready</text:span>
</text:h>
      <text:p text:style-name="P4">
Author: 联合早报 (Person)</text:p>
      <text:p text:style-name="P4">
Publisher: 联合早报 (Organization)</text:p>
      <text:p text:style-name="P4">
Published Time: 2023-06-12T17:24</text:p>
      <text:p text:style-name="P4">
Modified Time: 2023-06-12T19:51</text:p>
      <text:p text:style-name="P4">
Description: Following the former British Prime Minister Johnson announced his resignation of members three days ago, Prime Minister Sonak said on Monday (June 12) that Johnson asked him to do something he was not ready. Comprehensive Reuters and Agence France -Presse reported that Sunak said when attending the event in London that he was not ready ...</text:p>
      <text:p text:style-name="P4">
Videos: []</text:p>
      <text:p text:style-name="P4">
Audios: []</text:p>
      <text:p text:style-name="P4">
Images: []</text:p>
      <text:p text:style-name="P4">
Type: NewsArticle</text:p>
      <text:p text:style-name="P4">
Breadcrumbs: ['即时', '国际']</text:p>
      <text:p text:style-name="P4">
Keywords: ['英国', '苏纳克', '约翰逊', '英国首相']</text:p>
      <!--METADATA-->
      <text:p text:style-name="P4">
Following the former British Prime Minister <text:a xlink:type="simple" xlink:href="https://www.zaobao.com/realtime/world/story20230610-1402942" text:style-name="Internet_20_link" text:visited-style-name="Visited_20_Internet_20_Link">
Johnson announced his resignation of the position of parliamentarians three days ago</text:a>
Later, Prime Minister Sonak said on Monday (June 12) that Johnson asked him to do something he was not ready.</text:p>
      <text:p text:style-name="P4">
Comprehensive Reuters and Agence France -Presse reported that Sunak said in London that he was not ready to veto the suggestions made by the Holor Appointment Committee (HOLAC), saying that he was not ready to interfere with Johnson's award list; The House nominated for the list of candidates recommended by Johnson and rejected Johnson's nomination.</text:p>
      <text:p text:style-name="P4">
"Boris Johnson asked me to do something I didn't have to do because I thought it was wrong. (Johnson asked him) would either overthrow the Holor Grand Council (HOLAC) or make a commitment to people ","</text:p>
      <text:p text:style-name="P4">
A Saka spokesman said that the statement about the Prime Minister or officials on Tangning Street deleted the name in Johnson's list is "completely unreal."</text:p>
      <text:p text:style-name="P4">
It is understood that before the British Prime Minister is about to step down, he usually recommends assistants and intimate political partners to win honors or become members of the House of Lords. There are more than 700 non -civilians of the British House, including 26 Bishop or Bishop of the British Church and more than 600 royal nobles.</text:p>
      <text:p text:style-name="P4">
According to the plan, Johnson's award list will be announced on Friday (16th).</text:p>
      <text:p text:style-name="P4">
According to previous reports, Johnson made a resignation decision after receiving a confidential letter from the Privilege Committee. It is said that the relevant letter is a report on the investigation results of the Privilege Committee about whether he misleads the results of the parliament in the "party door" incident.</text:p>
      <text:p text:style-name="P4">
Johnson recently issued a resignation statement to accuse the Privilege Committee of the Privilege Commission that became a political thug and determined to end his political career. However, his words in his resignation statement were "FORNOW" decided to leave the parliament, and it seemed to imply that the future may return to politics.</text:p>
      <text:p text:style-name="P4">
News Source: <text:a xlink:type="simple" xlink:href="https://www.zaobao.com.sg/realtime/world/story20230612-1403630" text:style-name="Internet_20_link" text:visited-style-name="Visited_20_Internet_20_Link">
https://www.zaobao.com.sg/realtime/world/story20230612-1403630</text:a>
</text:p>
      <!--NEWS-->
      <text:h text:style-name="P10" text:outline-level="1">
<text:span text:style-name="T4">
The President's Office responded to the controversial speech of the Chinese Ambassador to Korea</text:span>
</text:h>
      <text:p text:style-name="P4">
Author: 联合早报 (Person)</text:p>
      <text:p text:style-name="P4">
Publisher: 联合早报 (Organization)</text:p>
      <text:p text:style-name="P4">
Published Time: 2023-06-12T17:50</text:p>
      <text:p text:style-name="P4">
Modified Time: 2023-06-12T17:50</text:p>
      <text:p text:style-name="P4">
Description: South Korean Presidential Office officials responded on Monday (June 12) on the remarks of the Chinese ambassador to South Korea Xing Haiming's "gambling in the United States and Chinese losses". The Yonhap News Agency reported that the unnamed official once again reiterated the statement of South Korean Foreign Minister, saying that the ambassador should play a good bridge between the two countries ...</text:p>
      <text:p text:style-name="P4">
Videos: []</text:p>
      <text:p text:style-name="P4">
Audios: []</text:p>
      <text:p text:style-name="P4">
Images: []</text:p>
      <text:p text:style-name="P4">
Type: NewsArticle</text:p>
      <text:p text:style-name="P4">
Breadcrumbs: ['即时', '国际']</text:p>
      <text:p text:style-name="P4">
Keywords: ['韩国', '中国', '韩中关系', '中韩关系']</text:p>
      <!--METADATA-->
      <text:p text:style-name="P4">
South Korean Presidential Office officials on Monday (June 12) on Monday (June 12) the Chinese ambassador to South Korea Xing Haiming <text:a xlink:type="simple" xlink:href="https://www.zaobao.com.sg/news/china/story20230611-1403367" text:style-name="Internet_20_link" text:visited-style-name="Visited_20_Internet_20_Link">
"Gambling in the United States to win, China Losses"</text:a>
Response responses.</text:p>
      <text:p text:style-name="P4">
The Yonhap News Agency reported that the unnamed official once again reiterated the statement of South Korean Foreign Minister, saying that the ambassador should play a good bridge role between the two countries. If this role is improper, it may harm the national interests of the two countries.</text:p>
      <text:p text:style-name="P4">
Officials said that the Ministry of Foreign Affairs of South Korea has "fully conveyed" the Qingwatai's position to Beijing. The South Korean Embassy in China has also stated, so the presidential office has no special statement.</text:p>
      <text:p text:style-name="P4">
When Xing Haiming last Thursday (8th), when he met with South Korea's largest party leader in the wild party, he criticized Yin Xiyue's government -based foreign policy tone in a non -name manner, saying that the United States was trying to suppress China. Remind that "those who bet in China will regret it in the future."</text:p>
      <text:p text:style-name="P4">
These remarks aroused strong dissatisfaction between the Korean government and caused diplomatic shocks between the two countries.</text:p>
      <text:p text:style-name="P4">
News Source: <text:a xlink:type="simple" xlink:href="https://www.zaobao.com.sg/realtime/world/story20230612-1403637" text:style-name="Internet_20_link" text:visited-style-name="Visited_20_Internet_20_Link">
https://www.zaobao.com.sg/realtime/world/story20230612-1403637</text:a>
</text:p>
      <!--NEWS-->
      <text:h text:style-name="P10" text:outline-level="1">
<text:span text:style-name="T4">
Suspected of stealing chip secrets in the first Samsung Electronics executive in China before the establishment of a factory in China</text:span>
</text:h>
      <text:p text:style-name="P4">
Author: chinese@voanews.com (金谷)</text:p>
      <text:p text:style-name="P4">
Publisher: 美国之音中文网 (Type: NewsMediaOrganization)</text:p>
      <text:p text:style-name="P4">
Published Time: 2023-06-12T17:56:25+08:00</text:p>
      <text:p text:style-name="P4">
Modified Time: 2023-06-12 09:56:25Z</text:p>
      <text:p text:style-name="P4">
Description: According to a statement issued by the South Korean prosecutor on Monday (June 12), a former executive of a Samsung Electronics was prosecuted and charged was suspected of stealing the company's technology to establish a "cottage version" chip factory in China.</text:p>
      <text:p text:style-name="P4">
Videos: []</text:p>
      <text:p text:style-name="P4">
Images: []</text:p>
      <text:p text:style-name="P4">
Categories: ['亚太', '中国']</text:p>
      <text:p text:style-name="P4">
Type: None</text:p>
      <!--METADATA-->
      <text:p text:style-name="P4">
Nonenone</text:p>
      <text:p text:style-name="P4">
News Source: <text:a xlink:type="simple" xlink:href="https://www.voachinese.com/a/samsung-elec-executive-indicted-over-alleged-data-theft-for-china-factory-20230612/7133032.html" text:style-name="Internet_20_link" text:visited-style-name="Visited_20_Internet_20_Link">
https://www.voachinese.com/a/samsung-elec-executive-indicted-over-alleged-data-theft-for-china-factory-20230612/7133032.html</text:a>
</text:p>
      <!--NEWS-->
      <text:h text:style-name="P10" text:outline-level="1">
<text:span text:style-name="T4">
近: Xi Jinping is quietly transforming the CCP ideology</text:span>
</text:h>
      <text:p text:style-name="P4">
Author: chinese@voanews.com (邓聿文)</text:p>
      <text:p text:style-name="P4">
Publisher: 美国之音中文网 (Type: NewsMediaOrganization)</text:p>
      <text:p text:style-name="P4">
Published Time: 2023-06-12T18:11:56+08:00</text:p>
      <text:p text:style-name="P4">
Modified Time: 2023-06-12 10:11:56Z</text:p>
      <text:p text:style-name="P4">
Description: One thing that is happening in China does not attract the need to pay attention to Western media, but this matter is very important to me because it involves the CCP's ideological transformation. In short And Taoism is legitimacy.</text:p>
      <text:p text:style-name="P4">
Videos: []</text:p>
      <text:p text:style-name="P4">
Images: []</text:p>
      <text:p text:style-name="P4">
Categories: ['特约时评', '中国']</text:p>
      <text:p text:style-name="P4">
Type: None</text:p>
      <!--METADATA-->
      <text:p text:style-name="P4">
Nonenone</text:p>
      <text:p text:style-name="P4">
News Source: <text:a xlink:type="simple" xlink:href="https://www.voachinese.com/a/deng-yuwen-on-xi-s-reshaping-of-ccp-ideology-20230612/7133035.html" text:style-name="Internet_20_link" text:visited-style-name="Visited_20_Internet_20_Link">
https://www.voachinese.com/a/deng-yuwen-on-xi-s-reshaping-of-ccp-ideology-20230612/7133035.html</text:a>
</text:p>
      <!--NEWS-->
      <text:h text:style-name="P10" text:outline-level="1">
<text:span text:style-name="T4">
Swiss Federal Administrative Department was attacked by hackers</text:span>
</text:h>
      <text:p text:style-name="P4">
Author: 联合早报 (Person)</text:p>
      <text:p text:style-name="P4">
Publisher: 联合早报 (Organization)</text:p>
      <text:p text:style-name="P4">
Published Time: 2023-06-12T19:30</text:p>
      <text:p text:style-name="P4">
Modified Time: 2023-06-12T19:30</text:p>
      <text:p text:style-name="P4">
Description: The Swiss Ministry of Finance said that the Swiss Federal Administrative Department's website was attacked by hackers on Monday (June 12), resulting in the official website of the government government agencies and government -related enterprises. Agence France -Presse reported that the Swiss Ministry of Finance issued a statement saying that some federal administrative websites were distributed because of distributed rejection ...</text:p>
      <text:p text:style-name="P4">
Videos: []</text:p>
      <text:p text:style-name="P4">
Audios: []</text:p>
      <text:p text:style-name="P4">
Images: []</text:p>
      <text:p text:style-name="P4">
Type: NewsArticle</text:p>
      <text:p text:style-name="P4">
Breadcrumbs: ['即时', '国际']</text:p>
      <text:p text:style-name="P4">
Keywords: ['瑞士', '黑客入侵', '黑客']</text:p>
      <!--METADATA-->
      <text:p text:style-name="P4">
The Swiss Ministry of Finance said that the Swiss Federal Administrative Department's website was attacked by hackers on Monday (June 12), resulting in the official website of the government government agencies and government -related enterprises.</text:p>
      <text:p text:style-name="P4">
Agence France -Presse reported that the Swiss Ministry of Finance issued a statement saying that some federal administrative websites were unavailable due to a distributed refusal service attack (DDOS). The authorities believe that the hacker attack and the network attacks encountered by the Swiss Parliament last week came from a "unknown" hacker organization.</text:p>
      <text:p text:style-name="P4">
Network experts are taking measures to restore the operation of the website and applications as soon as possible. The Swiss National Network Security Center (NCSC) is analyzing the attack with the affected administrative units and strives to determine appropriate solutions.</text:p>
      <text:p text:style-name="P4">
NCSC emphasized that relevant departments did not lose important data in DDOS attacks.</text:p>
      <text:p text:style-name="P4">
The "Anonymous" hacker organization subsequently expressed his responsibility for the hacker attack.</text:p>
      <text:p text:style-name="P4">
DDOS is a more common hacker attack method. It is characterized by sending a communication request to occupy network resources by planting a large number of Trojan's "puppet machines" (also known as "meat chicken"), which eventually paralyzes the network overload and server.</text:p>
      <text:p text:style-name="P4">
News Source: <text:a xlink:type="simple" xlink:href="https://www.zaobao.com.sg/realtime/world/story20230612-1403663" text:style-name="Internet_20_link" text:visited-style-name="Visited_20_Internet_20_Link">
https://www.zaobao.com.sg/realtime/world/story20230612-1403663</text:a>
</text:p>
      <!--NEWS-->
      <text:h text:style-name="P10" text:outline-level="1">
<text:span text:style-name="T4">
On Monday Monday, the US market took a high talk and focused on Tesla's stock price rose 11 days in a row</text:span>
</text:h>
      <text:p text:style-name="P4">
Author: 李可爱 (Person)</text:p>
      <text:p text:style-name="P4">
Publisher: 联合早报 (Organization)</text:p>
      <text:p text:style-name="P4">
Published Time: 2023-06-12T19:34</text:p>
      <text:p text:style-name="P4">
Modified Time: 2023-06-12T19:34</text:p>
      <text:p text:style-name="P4">
Description: ● The main stock index futures of the Wall Street Stock Market goes up on Monday (June 12). Many investors are now focusing on policy meetings that the Federal Reserve will be held this week to see if the Fed may suspend interest rate hikes. ● At 7:00, the standard and Pur 500 ...</text:p>
      <text:p text:style-name="P4">
Videos: []</text:p>
      <text:p text:style-name="P4">
Audios: []</text:p>
      <text:p text:style-name="P4">
Images: ["<text:a xlink:type="simple" xlink:href="000000.png" text:style-name="Internet_20_link" text:visited-style-name="Visited_20_Internet_20_Link">
000000.png</text:a>
", "<text:a xlink:type="simple" xlink:href="000001.png" text:style-name="Internet_20_link" text:visited-style-name="Visited_20_Internet_20_Link">
000001.png</text:a>
"]</text:p>
      <text:p text:style-name="P4">
Type: NewsArticle</text:p>
      <text:p text:style-name="P4">
Breadcrumbs: ['即时', '国际']</text:p>
      <text:p text:style-name="P4">
Keywords: ['美国股市', '美市', '财经即时', '特斯拉', '今晚美市看什么']</text:p>
      <!--METADATA-->
      <text:p text:style-name="P4">
Monday (June 12) Key points:</text:p>
      <text:p text:style-name="P4">
● The main stock index futures of the Wall Street Stock Market goes up on Monday (June 12). Many investors are now focusing on policy meetings that the Federal Reserve will be held this week to see if the Fed may suspend interest rate hikes.</text:p>
      <text:p text:style-name="P4">
● At the time of the draft at 7:00, the standard and the Poole 500 index futures rose 10.70 points or 0.25 % to 4309.60 points; the Nasdaq 100 index futures starting at 78.50 or 0.54 % to 14606.90 points; At 33895.50 points.</text:p>
      <text:p text:style-name="P4">
● Standard and the Poole 500 index closed on Friday. The rise of Tesla's stock price has not continued to stimulate the market, and the index cannot close the market at a high point.</text:p>
      <text:p text:style-name="P4">
● The standard and the Poole 500 index raised at 4.93 points last Friday, and the closed market was 4298.86 points. The heavyweight Dow Jones index starts at 43.17 points, and the market is closed at 33876.78 points. The Nasdaq 100 Index, which is mainly technology stocks, also rose 0.30 % or 43.82 points to collect at 14528.36 points.</text:p>
      <text:p text:style-name="P4">
Priority of trading before the market:</text:p>
      <text:p text:style-name="P4">
● CHINOOKTHERAPEUTICS, which focuses on the treatment of kidney disease, will be acquired by Swiss Pharmacy NOVARTIS for $ 40 per share. The total value of the entire acquisition is estimated to be US $ 3.2 billion. Chinook's stock price soared 66.74 % before the market to $ 40.00 at the time of the deadline.</text:p>
      <text:p text:style-name="P4">
<draw:frame draw:style-name="fr1" draw:name="Image241" text:anchor-type="as-char" svg:width="6.9236in" svg:height="4.615733in" draw:z-index="0">
<draw:image xlink:href="../Images/zaobao world/2023-06-12T19-34/000000.png" xlink:type="simple" xlink:show="embed" xlink:actuate="onLoad" draw:mime-type="image/png"/>
</draw:frame>
Novartis will acquire CHINOOKTherapeutics for $ 40 per share. (Agence France -Presse)</text:p>
      <text:p text:style-name="P4">
● The G6 new electric vehicle under Xiaopeng Automobile (XPENG) received more than 250,000 orders 72 hours after the start of the pre -sale, driving Xiaopeng's stock price to soar by 9.70 % before the market, $ 9.73 in the deadline.</text:p>
      <text:p text:style-name="P4">
● Software giant Oracle is expected to announce the performance report of the fourth quarter after the stock market closed. Oracle's stock price rose 3.78 % before the market, at $ 114.00.</text:p>
      <text:p text:style-name="P4">
● Let's talk about the stock price of the electric vehicle giant Tesla for 11 consecutive days. Before the day, the stock was US $ 3.43, and the time of the draft reported $ 247.83.</text:p>
      <text:p text:style-name="P4">
● Active stocks before the market: Tesla, Advanced Micro Devices, Carnival Corp, PalantiRTECHNOLOGIES and Carvana Co. At the time of the draft, in addition to the decline of Carvana Co, the stock prices of the other four active stocks rose.</text:p>
      <text:p text:style-name="P4">
<draw:frame draw:style-name="fr1" draw:name="Image242" text:anchor-type="as-char" svg:width="6.9236in" svg:height="4.615733in" draw:z-index="0">
<draw:image xlink:href="../Images/zaobao world/2023-06-12T19-34/000001.png" xlink:type="simple" xlink:show="embed" xlink:actuate="onLoad" draw:mime-type="image/png"/>
</draw:frame>
Tesla's 10,000 2000 charger in North America has suddenly become a tool for making money, and it is also expected to become the standard for electric vehicles in the United States. (Reuters)</text:p>
      <text:p text:style-name="P4">
Tesla Inc (Tesla Inc)</text:p>
      <text:p text:style-name="P4">
(Nasdaq Stock Exchange code: TSLA)</text:p>
      <text:p text:style-name="P4">
The stock price of electric vehicle giants Tesla has risen for 11 consecutive trading days last Friday. Following Fordmotor in May announced that its electric vehicle will use Tesla's charging network in May, General Motor Corporation also announced a similar charging agreement on Friday to allow Tesla to win many investors' praise again. Essence</text:p>
      <text:p text:style-name="P4">
Many market participants have publicly stated that Tesla allows competitors to enter its network and use its charging facilities. This open attitude shows that Tesla has the ability to lead the electric vehicle market. In addition, Tesla, a business pattern that can "see the overall situation" and "play chess", is also highly optimistic. Among them, Wedbush analyst Danielives, the target price of Tesla's stock was adjusted from the original $ 215 to $ 300, and added the stock to the "best stock" of Wedbush.</text:p>
      <text:p text:style-name="P4">
In the analysis report to customers: "We think these agreements are a huge opportunity to make money for Tesla. It increases Tesla's overall valuation. We now will have the energy in Tesla's development. The business, and the good charging network it established is linked to its electric vehicle business, and sets Tesla's stock price to $ 300 per share.</text:p>
      <text:p text:style-name="P4">
According to his calculations, in the next few years, Ford and GM can contribute $ 3 billion to Tesla's charging business turnover. In other words, Tesla's 10,000 2000 charger in North America suddenly becomes a tool for making money, and it is also expected to become the standard for electric vehicle charging in the United States.</text:p>
      <text:p text:style-name="P4">
This compartment is happy, and the other is sad. The agreement signed by General Motors and Ford and Tesla has caused the stock price of many tram charging stations to plummet. For example: Evgoinc fell more than 11 % last Friday; ChargePoint Holdings also fell 13 %; BlinkCharging also fell as of 10 %. The BEAM Global stock price of clean energy system for electric vehicles was not spared, and it fell 6 %.</text:p>
      <text:p text:style-name="P4">
However, if Tesla's stock price continues to stabilize, it must also achieve the delivery target of 1.8 million electric vehicles this year, while improving profit margins. In addition, what "strategic advantages" will Tesla's battery production activities in Nevada, and what its upcoming Cyber Truck will cause the market to react, these are important factor affecting the stock.</text:p>
      <text:p text:style-name="P4">
Although Tesla's stock price went positively, the average target price of the one -year period of the 29 analysts in Tipranks was only $ 203.83. Judging from Tesla's $ 244.40 last Friday, analysts even believe that Tesla's current stock price will have an average of 16.60 % of the downward possibility.</text:p>
      <text:p text:style-name="P4">
News Source: <text:a xlink:type="simple" xlink:href="https://www.zaobao.com.sg/realtime/world/story20230612-1403664" text:style-name="Internet_20_link" text:visited-style-name="Visited_20_Internet_20_Link">
https://www.zaobao.com.sg/realtime/world/story20230612-1403664</text:a>
</text:p>
      <!--NEWS-->
      <text:h text:style-name="P10" text:outline-level="1">
<text:span text:style-name="T4">
The United States plans to re -join UNESCO in July</text:span>
</text:h>
      <text:p text:style-name="P4">
Author: 联合早报 (Person)</text:p>
      <text:p text:style-name="P4">
Publisher: 联合早报 (Organization)</text:p>
      <text:p text:style-name="P4">
Published Time: 2023-06-12T19:40</text:p>
      <text:p text:style-name="P4">
Modified Time: 2023-06-12T19:58</text:p>
      <text:p text:style-name="P4">
Description: UNESCO said that the United States plans to re -join UNESCO from July. Agence France -Pressers reported that UNESCO Director Audrey Azoulay on Monday (June 12) announced the news: "... ...</text:p>
      <text:p text:style-name="P4">
Videos: []</text:p>
      <text:p text:style-name="P4">
Audios: []</text:p>
      <text:p text:style-name="P4">
Images: []</text:p>
      <text:p text:style-name="P4">
Type: NewsArticle</text:p>
      <text:p text:style-name="P4">
Breadcrumbs: ['即时', '国际']</text:p>
      <text:p text:style-name="P4">
Keywords: ['联合国教科文组织', '美国']</text:p>
      <!--METADATA-->
      <text:p text:style-name="P4">
UNESCO said that the United States plans to re -join UNESCO from July.</text:p>
      <text:p text:style-name="P4">
Agence France -Pressene reported that Audrey Azoulay, the director of UNESCO, announced the news on Monday (June 12), saying: "This is (the United States) has a strong trust in texture organizations and multilateralism."</text:p>
      <text:p text:style-name="P4">
Azulai said she had notified Washington's decision to a member country of UNESCO in Paris.</text:p>
      <text:p text:style-name="P4">
UNESCO said that China will not oppose the United States to re -join the organization.</text:p>
      <text:p text:style-name="P4">
The U.S. State Department previously said that Vice Secretary of State Wilma has given a letter to the UNESCO headquarters in Paris on June 8th, and the letter proposed "the United States re -join the organization's plan."</text:p>
      <text:p text:style-name="P4">
The United States is one of the founding members of the UNESCO. In 1984, the US President Ronald Reagan announced his withdrawal on the grounds that he had poor management, corruption, and "eccentric" Soviet Union. In 2003, the United States re -joined UNESCO. In October 2017, then US President Trump announced his withdrawal from UNESCO on the grounds that the US arrears fee continued to increase. The organization has "anti -Israel prejudice" and needs fundamental reforms.</text:p>
      <text:p text:style-name="P4">
According to the previous report by Xinhua News Agency, since Palestine joined the United Nations special agency as a member country in 2011, the United States and Israel have refused to pay the paid, and UNESCO has worked hard to operate under the condition of the funding.</text:p>
      <text:p text:style-name="P4">
News Source: <text:a xlink:type="simple" xlink:href="https://www.zaobao.com.sg/realtime/world/story20230612-1403666" text:style-name="Internet_20_link" text:visited-style-name="Visited_20_Internet_20_Link">
https://www.zaobao.com.sg/realtime/world/story20230612-1403666</text:a>
</text:p>
      <!--NEWS-->
      <text:h text:style-name="P10" text:outline-level="1">
<text:span text:style-name="T4">
Han launched the "peaceful" department to eliminate the people's concerns about nuclear waste water</text:span>
</text:h>
      <text:p text:style-name="P4">
Author: 联合早报 (Person)</text:p>
      <text:p text:style-name="P4">
Publisher: 联合早报 (Organization)</text:p>
      <text:p text:style-name="P4">
Published Time: 2023-06-12T20:19</text:p>
      <text:p text:style-name="P4">
Modified Time: 2023-06-12T20:23</text:p>
      <text:p text:style-name="P4">
Description: The South Korean government will launch the "National Concentration" plan to eliminate the people's concerns about the edibleness of seafood in Fukushima nuclear waste water in Fukushima in Japan. Yonhap News Agency reported on Monday (June 12) that the South Korean Ministry of Marine Aquatic Products (referred to as the Ministry of Sea) will officially start the "National Statue Management Office", ...</text:p>
      <text:p text:style-name="P4">
Videos: []</text:p>
      <text:p text:style-name="P4">
Audios: []</text:p>
      <text:p text:style-name="P4">
Images: []</text:p>
      <text:p text:style-name="P4">
Type: NewsArticle</text:p>
      <text:p text:style-name="P4">
Breadcrumbs: ['即时', '国际']</text:p>
      <text:p text:style-name="P4">
Keywords: ['韩国', '福岛第一核电站', '福岛核电站', '日本']</text:p>
      <!--METADATA-->
      <text:p text:style-name="P4">
The South Korean government will launch the "National Concentration" plan to eliminate the people's concerns about the edibleness of seafood in Fukushima nuclear waste water in Fukushima in Japan.</text:p>
      <text:p text:style-name="P4">
Yonhap News Agency reported on Monday (June 12) that the South Korean Ministry of Marine Aquatic Products (referred to as the Ministry of Sea) will officially launch the "National Statue Management Office" and hold a aquatic product description meeting across the country to avoid the people's discharge of the ocean -drained ocean. Concerning of seafood.</text:p>
      <text:p text:style-name="P4">
The Sea Water Ministry held a press conference on Monday to release this plan, saying that it will communicate with the people based on scientific and accurate information.</text:p>
      <text:p text:style-name="P4">
The Ministry of Sea and Water expands the existing aquatic product safety management organization into a "national security status management room", and is led by the head of the aquatic policy room. There are seven groups in charge of the safety management, safe consumption, and communication with the people of aquatic products. , Strive to create an environment that allows people to buy aquatic products with peace of mind.</text:p>
      <text:p text:style-name="P4">
The Sea Water Ministry will start with Busan City on Tuesday (13th), and will hold a briefing meeting in Seoul, Qingshangnan Road, Jiangyuan Road, Quanluonan Road and other places.</text:p>
      <text:p text:style-name="P4">
The Sea Water Department also plans to detect the radioactive component of seafood from the current 29th to 38 by the end of this year, so as to increase the detection nucleoin detection equipment to 53 units before the first half of 2024, to the first half of 2024 Essence</text:p>
      <text:p text:style-name="P4">
News Source: <text:a xlink:type="simple" xlink:href="https://www.zaobao.com.sg/realtime/world/story20230612-1403677" text:style-name="Internet_20_link" text:visited-style-name="Visited_20_Internet_20_Link">
https://www.zaobao.com.sg/realtime/world/story20230612-1403677</text:a>
</text:p>
      <!--NEWS-->
      <text:h text:style-name="P10" text:outline-level="1">
<text:span text:style-name="T4">
The 72 -hour breakthrough in the three cases, the Malaysian country received nearly RM70 million drugs</text:span>
</text:h>
      <text:p text:style-name="P4">
Author: 联合早报 (Person)</text:p>
      <text:p text:style-name="P4">
Publisher: 联合早报 (Organization)</text:p>
      <text:p text:style-name="P4">
Published Time: 2023-06-12T20:35</text:p>
      <text:p text:style-name="P4">
Modified Time: 2023-06-12T20:35</text:p>
      <text:p text:style-name="P4">
Description: Within 72 hours of the Malaysia Customs Bureau last week, three continuous detection of three drug smuggling cases, and aimed at the market value of RM 69.55 million (about S $ 20.21 million) ketamine (commonly known as Ketan) and cocaine and other drugs. Director of the Customs Bureau Zu Zuru on Monday in Samimi Lanru Caiting Tariff ...</text:p>
      <text:p text:style-name="P4">
Videos: []</text:p>
      <text:p text:style-name="P4">
Audios: []</text:p>
      <text:p text:style-name="P4">
Images: []</text:p>
      <text:p text:style-name="P4">
Type: NewsArticle</text:p>
      <text:p text:style-name="P4">
Breadcrumbs: ['即时', '国际']</text:p>
      <text:p text:style-name="P4">
Keywords: ['马来西亚', '毒品', '可卡因', '马来西亚关税局']</text:p>
      <!--METADATA-->
      <text:p text:style-name="P4">
Within 72 hours of the Malaysia Customs Bureau last week, three continuous detection of three drug smuggling cases, and aimed at the market value of RM 69.55 million (about S $ 20.21 million) ketamine (commonly known as Ketan) and cocaine and other drugs.</text:p>
      <text:p text:style-name="P4">
A press conference held by the Customs Bureau Director Zu Zuru on Monday at the Customs Bureau of Samimi Lanru revealed that the first assault operation was at 12:30 noon last Sunday (June 4) at the Pacific Port of Klang, Selangor.</text:p>
      <text:p text:style-name="P4">
He said that officials of the Customs Bureau and the police officer of the Drug Crime Investigation Department of the Wuji Oman Police headquarters raided a frozen seafood food container there, and found 25.30 kg of his life in the dark grid. The initial estimated market value was RM1.52 million. "The authorities found that this container came from a South Asian country."</text:p>
      <text:p text:style-name="P4">
Zuzuri revealed that the second assault operation was launched at 8 pm last Tuesday (June 6) at the KLIA Cargo Center (KLIA Cargo) at 8 pm.</text:p>
      <text:p text:style-name="P4">
The authorities found that the 126.55 kg market value of RM 7.593,000 was found in a package that the authorities declared as "ceramic pot pans and pans". He said these drugs are from Europe, and the recipient information is also fake.</text:p>
      <text:p text:style-name="P4">
He said that the third assault operation was at 9:45 last Tuesday at the port of Klang. The authorities received the Saudi Arabia's Intelligence Arabia, saying that a large number of drugs were hidden from a container from South American countries. This container is preparing to transfer to an Asian country via Klang Port. The authorities immediately sent offers to conduct an investigation and stop the container from leaving the country.</text:p>
      <text:p text:style-name="P4">
He revealed that in the container filled with soybeans, 10 bags were mixed with 302.20 kg of cocaine, which initially estimated that the market value of these drugs was RM 60.44 million. "In these three assault operations, the authorities also arrested two Malaysian men to assist in the investigation." The authorities will quote the "1952 Dangerous Drug Act".(1) (a)The drug trafficking provisions investigated the case.</text:p>
      <text:p text:style-name="P4">
News Source: <text:a xlink:type="simple" xlink:href="https://www.zaobao.com.sg/realtime/world/story20230612-1403684" text:style-name="Internet_20_link" text:visited-style-name="Visited_20_Internet_20_Link">
https://www.zaobao.com.sg/realtime/world/story20230612-1403684</text:a>
</text:p>
      <!--NEWS-->
      <text:h text:style-name="P10" text:outline-level="1">
<text:span text:style-name="T4">
Can the old bottle of the "unified market" of China be effective?</text:span>
</text:h>
      <text:p text:style-name="P4">
Author: chinese@voanews.com (王刚)</text:p>
      <text:p text:style-name="P4">
Publisher: 美国之音中文网 (Type: NewsMediaOrganization)</text:p>
      <text:p text:style-name="P4">
Published Time: 2023-06-12T20:57:25+08:00</text:p>
      <text:p text:style-name="P4">
Modified Time: 2023-06-12 12:57:25Z</text:p>
      <text:p text:style-name="P4">
Description: The Chinese government re -refer to the "Opinions on Accelerating the Construction of the National Unified Market" released in April last year. Professionals point out that without specific policies, the so -called unified market will be reduced to political slogans and tofu projects, and it is gradually forgotten.</text:p>
      <text:p text:style-name="P4">
Videos: []</text:p>
      <text:p text:style-name="P4">
Images: []</text:p>
      <text:p text:style-name="P4">
Categories: ['中国', '经济·金融·贸易']</text:p>
      <text:p text:style-name="P4">
Type: None</text:p>
      <!--METADATA-->
      <text:p text:style-name="P4">
Nonenone</text:p>
      <text:p text:style-name="P4">
News Source: <text:a xlink:type="simple" xlink:href="https://www.voachinese.com/a/is-china-s-reiteration-of-building-unified-domestic-market-going-to-boost-confidence-20230612/7133215.html" text:style-name="Internet_20_link" text:visited-style-name="Visited_20_Internet_20_Link">
https://www.voachinese.com/a/is-china-s-reiteration-of-building-unified-domestic-market-going-to-boost-confidence-20230612/7133215.html</text:a>
</text:p>
      <!--NEWS-->
      <text:h text:style-name="P10" text:outline-level="1">
<text:span text:style-name="T4">
South Korea: Chinese warships have stepped up the wreckage of rockets splashed into the sea in the Yellow Sea</text:span>
</text:h>
      <text:p text:style-name="P4">
Author: chinese@voanews.com (美国之音)</text:p>
      <text:p text:style-name="P4">
Publisher: 美国之音中文网 (Type: NewsMediaOrganization)</text:p>
      <text:p text:style-name="P4">
Published Time: 2023-06-12T20:58:23+08:00</text:p>
      <text:p text:style-name="P4">
Modified Time: 2023-06-12 12:58:23Z</text:p>
      <text:p text:style-name="P4">
Description: The South Korean military said on Monday (June 12) that the Chinese warships were salvaging in the waters of the Korean Space Rockets last month. The rocket splashed in the seas where China and South Korea's exclusive economic zone intersect.</text:p>
      <text:p text:style-name="P4">
Videos: []</text:p>
      <text:p text:style-name="P4">
Images: []</text:p>
      <text:p text:style-name="P4">
Categories: ['朝鲜半岛局势', '亚太', '中国']</text:p>
      <text:p text:style-name="P4">
Type: None</text:p>
      <!--METADATA-->
      <text:p text:style-name="P4">
Nonenone</text:p>
      <text:p text:style-name="P4">
News Source: <text:a xlink:type="simple" xlink:href="https://www.voachinese.com/a/south-korea-says-chinese-warships-searching-waters-where-n-korea-rocket-crashed-20230612/7133105.html" text:style-name="Internet_20_link" text:visited-style-name="Visited_20_Internet_20_Link">
https://www.voachinese.com/a/south-korea-says-chinese-warships-searching-waters-where-n-korea-rocket-crashed-20230612/7133105.html</text:a>
</text:p>
      <!--NEWS-->
      <text:h text:style-name="P10" text:outline-level="1">
<text:span text:style-name="T4">
Russia: The offensive of the Ukraine in Donedsk and Zapolo</text:span>
</text:h>
      <text:p text:style-name="P4">
Author: 联合早报 (Person)</text:p>
      <text:p text:style-name="P4">
Publisher: 联合早报 (Organization)</text:p>
      <text:p text:style-name="P4">
Published Time: 2023-06-12T21:01</text:p>
      <text:p text:style-name="P4">
Modified Time: 2023-06-12T21:09</text:p>
      <text:p text:style-name="P4">
Description: The Russian Ministry of Defense said that the Russian forces have repeatedly repelled the offensive of the Urpical Donetsk in the east and the Zaparo region in the south, and launched high -precision missiles from the sea to strike the enemy's target. Reuters reports that the Russian Ministry of Defense said on Monday (June 12) that the Russian army in Welikano Volka (V ...</text:p>
      <text:p text:style-name="P4">
Videos: []</text:p>
      <text:p text:style-name="P4">
Audios: []</text:p>
      <text:p text:style-name="P4">
Images: []</text:p>
      <text:p text:style-name="P4">
Type: NewsArticle</text:p>
      <text:p text:style-name="P4">
Breadcrumbs: ['即时', '国际']</text:p>
      <text:p text:style-name="P4">
Keywords: ['俄乌战争', '俄罗斯', '乌克兰']</text:p>
      <!--METADATA-->
      <text:p text:style-name="P4">
The Russian Ministry of Defense said that the Russian forces have repeatedly repelled the offensive of the Urpical Donetsk in the east and the Zaparo region in the south, and launched high -precision missiles from the sea to strike the enemy's target.</text:p>
      <text:p text:style-name="P4">
Reuters reported that the Russian Ministry of Defense said on Monday (June 12) that the Russian army repelled the three attacks launched by the enemy in Vlykanovosilka (Vlykanovosilka); It is a town in the Donetsk area in the East, and Kiev claims to have achieved victory there.</text:p>
      <text:p text:style-name="P4">
In addition, the Russian army also claimed that in the Russian troops to repel the Ukraine's attack in villages near Zapolo, west of Welkano Volika, in the southern part of the southern Zipiro.</text:p>
      <text:p text:style-name="P4">
However, Ukraine also announced on Monday that it had successfully recaptured the fourth village in the settlement of the southeast settlement from the enemy. According to Kiev's previous news, the Ukrainian army has now penetrated into the Russian control territory around Welikano Volka, and announced last weekend that it has successfully occupied three villages.</text:p>
      <text:p text:style-name="P4">
The reports released by Kiev and Moscow contradict each other, and Reuters failed to verify these battlefield reports immediately.</text:p>
      <text:p text:style-name="P4">
One day before, the Ukrainian army announced that it recaptured the Blahodatne village in Donetsk, East, in the hands of the Russian army. This was the first village announced in the new round of counterattacks.</text:p>
      <text:p text:style-name="P4">
News Source: <text:a xlink:type="simple" xlink:href="https://www.zaobao.com.sg/realtime/world/story20230612-1403694" text:style-name="Internet_20_link" text:visited-style-name="Visited_20_Internet_20_Link">
https://www.zaobao.com.sg/realtime/world/story20230612-1403694</text:a>
</text:p>
      <!--NEWS-->
      <text:h text:style-name="P10" text:outline-level="1">
<text:span text:style-name="T4">
After being rally of the British and Hong Kong people, he was beaten by suspected Chinese students. Police investigated "hate related attacks"</text:span>
</text:h>
      <text:p text:style-name="P4">
Author: chinese@voanews.com (郑乐捷)</text:p>
      <text:p text:style-name="P4">
Publisher: 美国之音中文网 (Type: NewsMediaOrganization)</text:p>
      <text:p text:style-name="P4">
Published Time: 2023-06-12T21:14:32+08:00</text:p>
      <text:p text:style-name="P4">
Modified Time: 2023-06-12 13:59:14Z</text:p>
      <text:p text:style-name="P4">
Description: A group of Hong Kong people who were suspected of being a student in Britain's students who left after the rally held locally, and caused the two to be injured, and the incident caused significant attention.</text:p>
      <text:p text:style-name="P4">
Videos: []</text:p>
      <text:p text:style-name="P4">
Images: []</text:p>
      <text:p text:style-name="P4">
Categories: ['欧洲', '港澳', '纪念六四']</text:p>
      <text:p text:style-name="P4">
Type: None</text:p>
      <!--METADATA-->
      <text:p text:style-name="P4">
Nonenone</text:p>
      <text:p text:style-name="P4">
News Source: <text:a xlink:type="simple" xlink:href="https://www.voachinese.com/a/suspected-chinese-students-attacked-hong-kong-rally-goers-in-uk-as-police-investigate-20230612/7133199.html" text:style-name="Internet_20_link" text:visited-style-name="Visited_20_Internet_20_Link">
https://www.voachinese.com/a/suspected-chinese-students-attacked-hong-kong-rally-goers-in-uk-as-police-investigate-20230612/7133199.html</text:a>
</text:p>
      <!--NEWS-->
      <text:h text:style-name="P10" text:outline-level="1">
<text:span text:style-name="T4">
Open MH370 joke and bombip the talk show actor: The performance content is not malicious</text:span>
</text:h>
      <text:p text:style-name="P4">
Author: 联合早报 (Person)</text:p>
      <text:p text:style-name="P4">
Publisher: 联合早报 (Organization)</text:p>
      <text:p text:style-name="P4">
Published Time: 2023-06-12T21:39</text:p>
      <text:p text:style-name="P4">
Modified Time: 2023-06-12T21:51</text:p>
      <text:p text:style-name="P4">
Description: A few days ago, Jopelyn Chia, who lost contact with Mamang MH370 a few days ago, said that the performance of the performance was never malicious, and she did not hate Malaysia. "Oriental Daily" reported that Jocelyn Chia, a talk show actor in Singapore, is receiving ...</text:p>
      <text:p text:style-name="P4">
Videos: []</text:p>
      <text:p text:style-name="P4">
Audios: []</text:p>
      <text:p text:style-name="P4">
Images: []</text:p>
      <text:p text:style-name="P4">
Type: NewsArticle</text:p>
      <text:p text:style-name="P4">
Breadcrumbs: ['即时', '国际']</text:p>
      <text:p text:style-name="P4">
Keywords: ['马来西亚', 'MH370', '马航']</text:p>
      <!--METADATA-->
      <text:p text:style-name="P4">
A few days ago, <text:a xlink:type="simple" xlink:href="https://www.zaobao.com/keywords/mh-370" text:style-name="Internet_20_link" text:visited-style-name="Visited_20_Internet_20_Link">
Malaysia Airlines MH370</text:a>
Lost joke <text:a xlink:type="simple" xlink:href="https://www.zaobao.com.sg/realtime/singapore/story20230608-1402244" text:style-name="Internet_20_link" text:visited-style-name="Visited_20_Internet_20_Link">
talk show actor JOcelynchia</text:a>
Said that the performance content has never been malicious, and she does not hate Malaysia.</text:p>
      <text:p text:style-name="P4">
"Oriental Daily" reported that Jocelynchia, a talk show actor in Singapore, said in an interview with the United States CNN (CNN) that in the past year and a half, she has said this performance in the talk show. content.</text:p>
      <text:p text:style-name="P4">
"If you think about it, I think it is very adventurous to turn the entire performance into a short video and watch the environment outside the talk show. The foundation of this joke is the premise that Singaporeans have been friendly with Malaysia for a long time. "</text:p>
      <text:p text:style-name="P4">
She said that she had no resentment about Malaysia, and the talk show actor was a common culture to please the audience.</text:p>
      <text:p text:style-name="P4">
She also said, "(On -site) Malaysian audiences often come forward to tell me after the performance is over, which shows that‘ they are obviously not angry ’.”</text:p>
      <text:p text:style-name="P4">
It is worth noting that, according to the previously intercepted video content, after the controversial content of JOcelyn Chia, the audience has reported that "you will get a bad review of (life platform) Yelp."</text:p>
      <text:p text:style-name="P4">
She believes that there is never malicious behind the joke of the talk show, and the ultimate purpose is to make people smile on their faces.</text:p>
      <text:p text:style-name="P4">
Growing up in Singapore, Jocelynchia, who is now naturalized in the United States, recently released a performance segment of her "Comedycellar" in the Manhattan Comedy Club in New York, USA. In more than one minute, she first criticized Malaysia to "abandon" Singapore that year, and then ridiculed that Malaysia was still a "developing country" after many years, and then joked with Malaysia Airlines MH370, which caused strong dissatisfaction among the Malaysian people.</text:p>
      <text:p text:style-name="P4">
News Source: <text:a xlink:type="simple" xlink:href="https://www.zaobao.com.sg/realtime/world/story20230612-1403706" text:style-name="Internet_20_link" text:visited-style-name="Visited_20_Internet_20_Link">
https://www.zaobao.com.sg/realtime/world/story20230612-1403706</text:a>
</text:p>
      <!--NEWS-->
      <text:h text:style-name="P10" text:outline-level="1">
<text:span text:style-name="T4">
Hong Kong judges delayed the prohibition of the song "Wish Rongguang Return to Hong Kong" for a decision to make a decision</text:span>
</text:h>
      <text:p text:style-name="P4">
Author: chinese@voanews.com (美国之音)</text:p>
      <text:p text:style-name="P4">
Publisher: 美国之音中文网 (Type: NewsMediaOrganization)</text:p>
      <text:p text:style-name="P4">
Published Time: 2023-06-12T22:51:59+08:00</text:p>
      <text:p text:style-name="P4">
Modified Time: 2023-06-12 14:51:59Z</text:p>
      <text:p text:style-name="P4">
Description: The Hong Kong High Court opened on Monday (June 12) to hear the Hong Kong Government Department of Justice's request for prohibiting the dissemination of the ban on the dissemination of the Chinese song "Glory to Hong Kong". After the judge clarified who was the defense and announced the prohibition channel, he decided to delay (afterward) and deal with it until July 21. The promulgation of this ban will further challenge how technology companies operate in Hong Kong and harm Hong Kong's freedom of speech.</text:p>
      <text:p text:style-name="P4">
Videos: []</text:p>
      <text:p text:style-name="P4">
Images: []</text:p>
      <text:p text:style-name="P4">
Categories: '港澳'</text:p>
      <text:p text:style-name="P4">
Type: None</text:p>
      <!--METADATA-->
      <text:p text:style-name="P4">
Nonenone</text:p>
      <text:p text:style-name="P4">
News Source: <text:a xlink:type="simple" xlink:href="https://www.voachinese.com/a/judge-delays-decision-on-hong-kong-s-request-to-ban-protest-song-online-20230612/7133295.html" text:style-name="Internet_20_link" text:visited-style-name="Visited_20_Internet_20_Link">
https://www.voachinese.com/a/judge-delays-decision-on-hong-kong-s-request-to-ban-protest-song-online-20230612/7133295.html</text:a>
</text:p>
      <!--NEWS-->
      <text:h text:style-name="P10" text:outline-level="1">
<text:span text:style-name="T4">
Save Girl in Colombia: Mother asked us to leave for self -rescue before dying</text:span>
</text:h>
      <text:p text:style-name="P4">
Author: 联合早报 (Person)</text:p>
      <text:p text:style-name="P4">
Publisher: 联合早报 (Organization)</text:p>
      <text:p text:style-name="P4">
Published Time: 2023-06-12T23:31</text:p>
      <text:p text:style-name="P4">
Modified Time: 2023-06-12T23:31</text:p>
      <text:p text:style-name="P4">
Description: Lesley, a 13 -year -old elder sister in the crash of the Little Airplane crash, said that her mother lived for four days after the crash and told them to "leave here" before their death. According to the Washington Post on Monday (June 12), after the rescue of Lesley, he said to his stepfather Lanak ...</text:p>
      <text:p text:style-name="P4">
Videos: []</text:p>
      <text:p text:style-name="P4">
Audios: []</text:p>
      <text:p text:style-name="P4">
Images: []</text:p>
      <text:p text:style-name="P4">
Type: NewsArticle</text:p>
      <text:p text:style-name="P4">
Breadcrumbs: ['即时', '国际']</text:p>
      <text:p text:style-name="P4">
Keywords: ['哥伦比亚', '空难', '亚马逊热带雨林']</text:p>
      <!--METADATA-->
      <text:p text:style-name="P4">
Lesley, a 13 -year -old elder sister in the crash of the Little Airplane crash, said that her mother lived for four days after the crash and told them to "leave here" before their death.</text:p>
      <text:p text:style-name="P4">
According to the Washington Post on Monday (June 12), after the rescue of Lesley, he told his stepfather Lanak that his mother lived for four days after the plane crashed on May 1. Lanak is the biological father of two minimum children.</text:p>
      <text:p text:style-name="P4">
Lanak said that before the child's mother died, they told them to "leave here as soon as possible (the place of the crash)". He added that it is difficult to get more details from the children, and they are not eating well and tired.</text:p>
      <text:p text:style-name="P4">
Four children are currently being treated and observed in a military hospital in Pooren, Colombia.</text:p>
      <text:p text:style-name="P4">
After the plane crashed, the oldest Rice Lesley led the three younger siblings of nine years, four, and one year old, and survived in the dangerous Amazon rain forest.</text:p>
      <text:p text:style-name="P4">
On May 1st, the fourth sister and sister flew from Arara Guagula, Amazon Province to Guaaa Lei Province. On the way, she issued signals for help due to engine failures, and then fell in the forest. At that time, there were seven people on the opportunity. After the plane had an accident, the search and rescue team found the aircraft division, the mother of the child, and the corpse of a relative in the wreckage of the plane. The whereabouts of the four children were unknown.</text:p>
      <text:p text:style-name="P4">
News Source: <text:a xlink:type="simple" xlink:href="https://www.zaobao.com.sg/realtime/world/story20230612-1403734" text:style-name="Internet_20_link" text:visited-style-name="Visited_20_Internet_20_Link">
https://www.zaobao.com.sg/realtime/world/story20230612-1403734</text:a>
</text:p>
      <!--NEWS-->
      <text:h text:style-name="P10" text:outline-level="1">
<text:span text:style-name="T4">
White House: Biden toothache will receive root canal treatment</text:span>
</text:h>
      <text:p text:style-name="P4">
Author: 联合早报 (Person)</text:p>
      <text:p text:style-name="P4">
Publisher: 联合早报 (Organization)</text:p>
      <text:p text:style-name="P4">
Published Time: 2023-06-12T23:56</text:p>
      <text:p text:style-name="P4">
Modified Time: 2023-06-12T23:56</text:p>
      <text:p text:style-name="P4">
Description: The White House said on Monday (June 12) that the US President Biden's toothache canceled the original open schedule in order to undergo root canal surgery. Comprehensive Reuters and Agence France -Presse reported that this was the second time Bayon underwent root canal surgery within two days. Kevin O ...</text:p>
      <text:p text:style-name="P4">
Videos: []</text:p>
      <text:p text:style-name="P4">
Audios: []</text:p>
      <text:p text:style-name="P4">
Images: []</text:p>
      <text:p text:style-name="P4">
Type: NewsArticle</text:p>
      <text:p text:style-name="P4">
Breadcrumbs: ['即时', '国际']</text:p>
      <text:p text:style-name="P4">
Keywords: ['美国', '拜登']</text:p>
      <!--METADATA-->
      <text:p text:style-name="P4">
The White House said on Monday (June 12) that the US President Biden's toothache canceled the original open schedule in order to undergo root canal surgery.</text:p>
      <text:p text:style-name="P4">
Comprehensive Reuters and Agence France -Presse reported that this was the second time Bayon underwent root canal surgery within two days.</text:p>
      <text:p text:style-name="P4">
Kevin O’Connor, a dentist at Biden, said Biden had dental pain last Sunday (11th) and conducted examination and root canal treatment on the same day.</text:p>
      <text:p text:style-name="P4">
However, by the morning of Monday, the pain of a front molars in Biden's right lower jaw did not ease, but "experienced more pain".</text:p>
      <text:p text:style-name="P4">
Aonori said that this was expected, and his medical team plans to "complete the presidential root canal therapy today (Monday) in the White House."</text:p>
      <text:p text:style-name="P4">
News Source: <text:a xlink:type="simple" xlink:href="https://www.zaobao.com.sg/realtime/world/story20230612-1403738" text:style-name="Internet_20_link" text:visited-style-name="Visited_20_Internet_20_Link">
https://www.zaobao.com.sg/realtime/world/story20230612-1403738</text:a>
</text:p>
      <!--NEWS-->
      <text:h text:style-name="P10" text:outline-level="1">
<text:span text:style-name="T4">
NATO starts the largest air force exercise</text:span>
</text:h>
      <text:p text:style-name="P4">
Author: None (Language: zh)</text:p>
      <text:p text:style-name="P4">
Publisher: None</text:p>
      <text:p text:style-name="P4">
Time: 2023-06-12T5:00:00Z</text:p>
      <text:p text:style-name="P4">
Description: As Ukraine turned into a counterattack, NATO opened the largest aircraft exercise since the establishment of the organization under the host of Germany. According to the plan, the exercise only affects civil aviation transportation within a limited range.</text:p>
      <text:p text:style-name="P4">
Videos: []</text:p>
      <text:p text:style-name="P4">
Images: []</text:p>
      <text:p text:style-name="P4">
Subject: 时政风云</text:p>
      <text:p text:style-name="P4">
Subjects: []</text:p>
      <text:p text:style-name="P4">
Keywords: ['俄罗斯', '乌克兰', '北大西洋公约组织', '普京', '俄罗斯入侵乌克兰']</text:p>
      <text:p text:style-name="P4">
Id: 65889684</text:p>
      <!--METADATA-->
      <text:p text:style-name="P4">
<text:a xlink:type="simple" xlink:href="https://www.dw.com/zh/overlay/image/article/65889684/65847980" text:style-name="Internet_20_link" text:visited-style-name="Visited_20_Internet_20_Link">
 </text:a>
The military exercise held in Germany this week is the highest in the history of NATO</text:p>
      <text:p text:style-name="P4">
(Voice of Germany) after 4 years of preparation, NATO Air Military Performance, which is called "Air Defender 23" (Air Defender 23), started this Monday (June 12). This is <text:a xlink:type="simple" xlink:href="https://www.dw.com/zh/zh/北約將舉行史上最大空軍演習-看點有哪些/a-65855730" text:style-name="Internet_20_link" text:visited-style-name="Visited_20_Internet_20_Link">
this kind of exercise in NATO in history</text:a>
Essence From June 12th to 23rd, Germany will be the logistics dispatch hub of this exercise. Six military bases in Quande will be stopped at 250 aircraft, and 25 countries will participate. Among them, the United States will send 100 planes to fly over the Atlantic Ocean.</text:p>
      <text:p text:style-name="P4">
The exercise is performed in three airspaces: over a few areas in northern Germany, North Sea, East, and Southern. Relevant areas will take turns to implement non -flying flights within a few hours a day.</text:p>
      <text:h text:style-name="P12" text:outline-level="3">
<text:span text:style-name="T4">
All will obey NATO military exercise</text:span>
</text:h>
      <text:h text:style-name="P12" text:outline-level="3">
<text:span text:style-name="T4">
Flight mistakes, but not canceled</text:span>
</text:h>
      <text:p text:style-name="P4">
Europe is the most densely spaced airspace in global aviation activities, while Germany is located in the center of Europe. Therefore, at the same time as the exercise, it is a major challenge to maintain the daily operation of civil aviation.</text:p>
      <text:p text:style-name="P4">
During the 10 -day exercise period, the German airport will extend the operation time until the night to ensure that there is no flight cancellation. However, the German Air Force Director Ingogerhartz said that the possibility of the delay of aircraft takes off and landing is not ruled out.</text:p>
      <text:p text:style-name="P4">
Exercise may cause delays for civil aviation flights</text:p>
      <text:p text:style-name="P4">
The European Airlines Association also estimates that no flight will be canceled, and even if there is a delay, it will not be very serious. However, because military exercises are held without interruption of civil aviation passenger transportation, the possibility of temporary adjustment is not excluded, and passengers should be prepared for psychological preparations.</text:p>
      <text:p text:style-name="P4">
Aviation expert Clemensbollinger explained to Germany that due to the busy aviation activities over Germany, the civil and military navigation safety systems in Germany have been integrated for 30 years. Different from the French Air Force in daily training, the civil aviation flights will be prohibited, and German military and civilian flights generally do not interfere with each other. "But we all know that there are many factors that can cause mistakes such as accidental weather, or too dense flights such as thunderstorms." At present, <text:a xlink:type="simple" xlink:href="https://www.dw.com/zh/zh/行业预测2023年航空业将复苏-亚非拉航司继续亏损/a-65829653" text:style-name="Internet_20_link" text:visited-style-name="Visited_20_Internet_20_Link">
civil aviation passenger transportation is basically returned to the level before the epidemic</text:a>
Essence</text:p>
      <text:h text:style-name="P12" text:outline-level="3">
<text:span text:style-name="T4">
, ground, underwater</text:span>
</text:h>
      <text:p text:style-name="P4">
Torbenarnold, an expert in the Berlin Think Tank Science and Political Foundation (SWP), pointed out that NATO holding a military exercise while maintaining the normal operation of civil aviation is also a signal of a political deterrence: "If you are willing to show that we will defend every NATO alliance every country of NATO allies One inch of territory, even in such a busy airspace (holding military exercises). "</text:p>
      <text:p text:style-name="P4">
Germany is the logistics hub of NATO military exercise</text:p>
      <text:p text:style-name="P4">
German Air Force Director Gelhaz said that more than 10,000 NATO national soldiers participating in the exercise will exercise various scenarios, including ground operations, such as "evacuation from an airport". Obviously, the chaotic scenes of the US and Allied Army's retreat from Kabul Airport in the summer of 2021 are still in memory, and this content has been included in the exercise. Other projects also include: air combat support for ground forces, air combat against enemy fighters, and intercepting medium -range missiles in NATO bomber. To this end, the United States dispatched the most advanced F-35 stealth bomber to participate.</text:p>
      <text:p text:style-name="P4">
According to Arnold, NATO will also practice to block local submarines or ships over the North Sea.</text:p>
      <text:p text:style-name="P4">
Speaking of "enemies", many people now think of Russia, which is invading Ukraine. However, when the Air Force Director Gelhaz introduced the "Air Guard 23" military exercise in Berlin before, he tried to notice the name of "Enemies from the East" as much as possible.</text:p>
      <text:p text:style-name="P4">
AmyGutmann, Germany, is more frank. "It (exercise) will undoubtedly prove the agility and rapidness of NATO Allied forces as the first reactor." The female diplomat said: "If any world leader not noticed the alliance's The spirit, that is, the power of this alliance, I will be very surprised. "She added:" This also includes Mr. Putin. "</text:p>
      <text:p text:style-name="P4">
News Source: <text:a xlink:type="simple" xlink:href="https://www.dw.com/zh/北约开启最大空军演习/a-65889684" text:style-name="Internet_20_link" text:visited-style-name="Visited_20_Internet_20_Link">
https://www.dw.com/zh/北约开启最大空军演习/a-65889684?maca=chi-rss-chi-all-1127-rdf</text:a>
</text:p>
      <!--NEWS-->
      <text:h text:style-name="P10" text:outline-level="1">
<text:span text:style-name="T4">
Former Italian Prime Minister Baruskoni I.</text:span>
</text:h>
      <text:p text:style-name="P4">
Publisher: 法新社</text:p>
      <text:p text:style-name="P4">
Published Time: 2023-06-12T6:02:08+00:00</text:p>
      <text:p text:style-name="P4">
Modified Time: 2023-06-12T12:35:03+00:00</text:p>
      <text:p text:style-name="P4">
Description: (Agence France -Presse Rome, 12th) A spokesman for former Italian Prime Minister Silvio Berlusconi confirmed that he had died. The legendary person who spans politics, the media and movement, and the legal disputes and scandals have been followed throughout the life. Nympho</text:p>
      <text:p text:style-name="P4">
Videos: []</text:p>
      <text:p text:style-name="P4">
Images: ["<text:a xlink:type="simple" xlink:href="000000.png" text:style-name="Internet_20_link" text:visited-style-name="Visited_20_Internet_20_Link">
000000.png</text:a>
"]</text:p>
      <!--METADATA-->
      <text:p text:style-name="P4">
<draw:frame draw:style-name="fr1" draw:name="Image246" text:anchor-type="as-char" svg:width="6.9236in" svg:height="3.617581in" draw:z-index="0">
<draw:image xlink:href="../Images/rficn/2023-06-12T6-02-08-00-00/000000.png" xlink:type="simple" xlink:show="embed" xlink:actuate="onLoad" draw:mime-type="image/png"/>
</draw:frame>
Beruskoni served as the Italian Prime Minister 3 times from 1994 to 2011. He faced many legal cases in his life and could even go back to the 1980s, most of which were fraud cases suspected of accepting bribes or involving his commercial interests.</text:p>
      <text:p text:style-name="P4">
Almost all the cases were either appeal to the Supreme Court to be convicted or exceeded the period of legal prosecution.</text:p>
      <text:p text:style-name="P4">
Baruskoni often aimed at the judicial organs, alleging that the left -wing judge had trouble looking for him based on political goals and believed that he was an innocent victim. However, in 2013, Barruskoni was convicted for corporate tax fraud, and the Supreme Court of the Yi Kingdom maintained the original judgment. His parliamentary status was canceled. He escaped the disaster of prison, was easy to serve social labor, and was sent to the home of Alzheimer'sDisease for one year.</text:p>
      <text:p text:style-name="P4">
● Suspected sex with minor girls</text:p>
      <text:p text:style-name="P4">
In June 2013, Beruskoni was suspected of buying a sexual behavior in spring and 17-year-old girl Karima El-Mahroup and was sentenced to 7 years in prison.</text:p>
      <text:p text:style-name="P4">
The judgment was overturned by the Court of Appeal in 2014. The judge determined whether Baruskoni knew that Malo's underage was in a reasonable doubt.</text:p>
      <text:p text:style-name="P4">
● Is it related to the Mafia (MAFIA)?</text:p>
      <text:p text:style-name="P4">
Beluskoni has long been suspected of having something to do with the Black Party. He was investigated by the authorities, but never tried it.</text:p>
      <text:p text:style-name="P4">
Baruskoni has repeatedly denied any relationship with organizational crimes.</text:p>
      <text:p text:style-name="P4">
News Source: <text:a xlink:type="simple" xlink:href="https://www.rfi.fr/cn/%E5%9B%BD%E9%99%85%E6%8A%A5%E9%81%93/20230612-%E4%B9%89%E5%A4%A7%E5%88%A9%E5%89%8D%E6%80%BB%E7%90%86%E8%B4%9D%E9%B2%81%E6%96%AF%E6%9F%AF%E5%B0%BC%E4%B8%80%E4%B8%96%E6%9E%AD%E9%9B%84-%E7%BB%88%E7%94%9F%E6%B8%B8%E8%B5%B0%E6%B3%95%E5%BE%8B%E8%BE%B9%E7%BC%98" text:style-name="Internet_20_link" text:visited-style-name="Visited_20_Internet_20_Link">
https://www.rfi.fr/cn/%E5%9B%BD%E9%99%85%E6%8A%A5%E9%81%93/20230612-%E4%B9%89%E5%A4%A7%E5%88%A9%E5%89%8D%E6%80%BB%E7%90%86%E8%B4%9D%E9%B2%81%E6%96%AF%E6%9F%AF%E5%B0%BC%E4%B8%80%E4%B8%96%E6%9E%AD%E9%9B%84-%E7%BB%88%E7%94%9F%E6%B8%B8%E8%B5%B0%E6%B3%95%E5%BE%8B%E8%BE%B9%E7%BC%98</text:a>
</text:p>
      <!--NEWS-->
      <text:h text:style-name="P10" text:outline-level="1">
<text:span text:style-name="T4">
Midea decides to return to UNESCO to compete for the impact of China's increasingly growth</text:span>
</text:h>
      <text:p text:style-name="P4">
Author: chinese@voanews.com (美国之音)</text:p>
      <text:p text:style-name="P4">
Publisher: 美国之音中文网 (Type: NewsMediaOrganization)</text:p>
      <text:p text:style-name="P4">
Published Time: 2023-06-13T00:37:17+08:00</text:p>
      <text:p text:style-name="P4">
Modified Time: 2023-06-12 16:37:17Z</text:p>
      <text:p text:style-name="P4">
Description: UNESCO, a UNESCO on Monday (June 12), announced that the United States plans to reorganize the organization and make up the cumulative cost of up to $ 600 million. Earlier, the two sides accepted Palestinian for a decade of disputes on Unesco.</text:p>
      <text:p text:style-name="P4">
Videos: []</text:p>
      <text:p text:style-name="P4">
Images: []</text:p>
      <text:p text:style-name="P4">
Categories: ['美国', '全球议题']</text:p>
      <text:p text:style-name="P4">
Type: None</text:p>
      <!--METADATA-->
      <text:p text:style-name="P4">
Nonenone</text:p>
      <text:p text:style-name="P4">
News Source: <text:a xlink:type="simple" xlink:href="https://www.voachinese.com/a/us-decides-to-rejoin-unesco-and-pay-back-dues-to-counter-chinese-influence-20230612/7133301.html" text:style-name="Internet_20_link" text:visited-style-name="Visited_20_Internet_20_Link">
https://www.voachinese.com/a/us-decides-to-rejoin-unesco-and-pay-back-dues-to-counter-chinese-influence-20230612/7133301.html</text:a>
</text:p>
      <!--NEWS-->
      <text:h text:style-name="P10" text:outline-level="1">
<text:span text:style-name="T4">
The Secretary of State Blingken's visit to China is about to take stock of major events that affect US -China relations this year</text:span>
</text:h>
      <text:p text:style-name="P4">
Author: chinese@voanews.com (松仁)</text:p>
      <text:p text:style-name="P4">
Publisher: 美国之音中文网 (Type: NewsMediaOrganization)</text:p>
      <text:p text:style-name="P4">
Published Time: 2023-06-13T02:03:39+08:00</text:p>
      <text:p text:style-name="P4">
Modified Time: 2023-06-12 19:39:46Z</text:p>
      <text:p text:style-name="P4">
Description: U.S. Secretary of State Brills will visit Beijing on June 18th. He is not only the highest -level U.S. officials who have visited China after entering the comprehensive and fierce competition in the United States and China in recent years, but also marked the two of the Bayeon government insisted on the two fierce competition. The important progress of the efforts of the high -level communication channels of the two countries and the establishment of the bottom line are installed between the superpowers and the establishment of the bottom line.</text:p>
      <text:p text:style-name="P4">
Videos: []</text:p>
      <text:p text:style-name="P4">
Images: []</text:p>
      <text:p text:style-name="P4">
Categories: ['美中贸易', '美国', '中国']</text:p>
      <text:p text:style-name="P4">
Type: None</text:p>
      <!--METADATA-->
      <text:p text:style-name="P4">
Nonenone</text:p>
      <text:p text:style-name="P4">
News Source: <text:a xlink:type="simple" xlink:href="https://www.voachinese.com/a/top-us-china-exchanges-since-biden-took-office-20230612/7133284.html" text:style-name="Internet_20_link" text:visited-style-name="Visited_20_Internet_20_Link">
https://www.voachinese.com/a/top-us-china-exchanges-since-biden-took-office-20230612/7133284.html</text:a>
</text:p>
      <!--NEWS-->
      <text:h text:style-name="P10" text:outline-level="1">
<text:span text:style-name="T4">
Ukraine Mi-24 attack helicopter hopes that ammunition beauty will provide nine-headed snake 70 air-ray rockets</text:span>
</text:h>
      <text:p text:style-name="P4">
Author: chinese@voanews.com (刘恩民)</text:p>
      <text:p text:style-name="P4">
Publisher: 美国之音中文网 (Type: Organization)</text:p>
      <text:p text:style-name="P4">
Published Time: 2023-06-13T04:10:19+08:00</text:p>
      <text:p text:style-name="P4">
Modified Time: 2023-06-12 20:10:19Z</text:p>
      <text:p text:style-name="P4">
Description: The US Department of Defense announced on the 9th that it would provide additional $ 2.1 billion in security assistance to Ukraine, including the laser -guided rocket system. The Ukraine Mi-24 female deer attack helicopter pilots in a secret place in eastern Ukraine expressed their expectations that the West provided rockets. Hydra (Nine -headed Snake) 70 air shot 2.75 -inch rocket bullets are divided into guidance and non -controlled types. The laser guidance type is a high -precision, low -cost weapon system, which is conducive to the counterattack of the Ukraine.</text:p>
      <text:p text:style-name="P4">
Videos: []</text:p>
      <text:p text:style-name="P4">
Images: []</text:p>
      <text:p text:style-name="P4">
Categories: ['乌克兰局势', '军事', '每日视频新闻', '社媒-最IN视频']</text:p>
      <text:p text:style-name="P4">
Type: None</text:p>
      <!--METADATA-->
      <text:p text:style-name="P4">
Nonenone</text:p>
      <text:p text:style-name="P4">
News Source: <text:a xlink:type="simple" xlink:href="https://www.voachinese.com/a/ukraine-attack-helicopter-flies-sorties-on-russian-positions-20230613/7133864.html" text:style-name="Internet_20_link" text:visited-style-name="Visited_20_Internet_20_Link">
https://www.voachinese.com/a/ukraine-attack-helicopter-flies-sorties-on-russian-positions-20230613/7133864.html</text:a>
</text:p>
      <!--NEWS-->
      <text:h text:style-name="P10" text:outline-level="1">
<text:span text:style-name="T4">
Washington: Beijing in 2019 has upgraded the spy operation located in Cuban</text:span>
</text:h>
      <text:p text:style-name="P4">
Author: chinese@voanews.com (美国之音)</text:p>
      <text:p text:style-name="P4">
Publisher: 美国之音中文网 (Type: NewsMediaOrganization)</text:p>
      <text:p text:style-name="P4">
Published Time: 2023-06-13T04:46:35+08:00</text:p>
      <text:p text:style-name="P4">
Modified Time: 2023-06-12 20:55:00Z</text:p>
      <text:p text:style-name="P4">
Description: The United States said on Monday (June 12) that China upgraded its spy operation against the United States in Cuba in 2019; but Beijing refuted its statement about its intelligence collection operation in the country. This is based on a Biden government official, and because he has no right to publicly comment on the matter, he is unwilling to disclose his name.</text:p>
      <text:p text:style-name="P4">
Videos: []</text:p>
      <text:p text:style-name="P4">
Images: []</text:p>
      <text:p text:style-name="P4">
Categories: ['美国', '美洲', '中国', '美中关系']</text:p>
      <text:p text:style-name="P4">
Type: None</text:p>
      <!--METADATA-->
      <text:p text:style-name="P4">
Nonenone</text:p>
      <text:p text:style-name="P4">
News Source: <text:a xlink:type="simple" xlink:href="https://www.voachinese.com/a/us-china-upgraded-cuban-spy-operations-in-2019-20230612/7133896.html" text:style-name="Internet_20_link" text:visited-style-name="Visited_20_Internet_20_Link">
https://www.voachinese.com/a/us-china-upgraded-cuban-spy-operations-in-2019-20230612/7133896.html</text:a>
</text:p>
      <!--NEWS-->
      <text:h text:style-name="P10" text:outline-level="1">
<text:span text:style-name="T4">
The United States adds 43 entities to export control, including companies that train military pilots for China</text:span>
</text:h>
      <text:p text:style-name="P4">
Author: chinese@voanews.com (美国之音)</text:p>
      <text:p text:style-name="P4">
Publisher: 美国之音中文网 (Type: NewsMediaOrganization)</text:p>
      <text:p text:style-name="P4">
Published Time: 2023-06-13T04:52:35+08:00</text:p>
      <text:p text:style-name="P4">
Modified Time: 2023-06-12 20:52:35Z</text:p>
      <text:p text:style-name="P4">
Description: The Biden government included 43 entities on the export control list on Monday (June 12), because these entities participated in training Chinese military pilots and activities that threatened US national security. The list includes the Frontier Services Group LTD, which is an security and airline, which was previously operated by Erik Prince.</text:p>
      <text:p text:style-name="P4">
Videos: []</text:p>
      <text:p text:style-name="P4">
Images: []</text:p>
      <text:p text:style-name="P4">
Categories: ['美国', '中国', '军事', '美中关系']</text:p>
      <text:p text:style-name="P4">
Type: None</text:p>
      <!--METADATA-->
      <text:p text:style-name="P4">
Nonenone</text:p>
      <text:p text:style-name="P4">
News Source: <text:a xlink:type="simple" xlink:href="https://www.voachinese.com/a/flight-training-for-chinese-military-pilots-targeted-in-latest-us-export-crackdown-20230612/7133875.html" text:style-name="Internet_20_link" text:visited-style-name="Visited_20_Internet_20_Link">
https://www.voachinese.com/a/flight-training-for-chinese-military-pilots-targeted-in-latest-us-export-crackdown-20230612/7133875.html</text:a>
</text:p>
      <!--NEWS-->
      <text:h text:style-name="P10" text:outline-level="1">
<text:span text:style-name="T4">
Brinken: The United States is determined to support Ukraine to the greatest extent</text:span>
</text:h>
      <text:p text:style-name="P4">
Author: chinese@voanews.com (美国之音)</text:p>
      <text:p text:style-name="P4">
Publisher: 美国之音中文网 (Type: NewsMediaOrganization)</text:p>
      <text:p text:style-name="P4">
Published Time: 2023-06-13T05:15:33+08:00</text:p>
      <text:p text:style-name="P4">
Modified Time: 2023-06-12 21:15:33Z</text:p>
      <text:p text:style-name="P4">
Description: U.S. Secretary of State Brillings on Monday (June 12) said that although it is too early to predict Ukraine's counterattack, Washington is confident that Kiev will continue to recover territories occupied by Russia.</text:p>
      <text:p text:style-name="P4">
Videos: []</text:p>
      <text:p text:style-name="P4">
Images: []</text:p>
      <text:p text:style-name="P4">
Categories: ['乌克兰局势', '欧洲', '军事']</text:p>
      <text:p text:style-name="P4">
Type: None</text:p>
      <!--METADATA-->
      <text:p text:style-name="P4">
Nonenone</text:p>
      <text:p text:style-name="P4">
News Source: <text:a xlink:type="simple" xlink:href="https://www.voachinese.com/a/us-determined-to-maximize-support-for-ukraine-20230612/7133975.html" text:style-name="Internet_20_link" text:visited-style-name="Visited_20_Internet_20_Link">
https://www.voachinese.com/a/us-determined-to-maximize-support-for-ukraine-20230612/7133975.html</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5-08T08:27:53.807815125</dc:date>
    <meta:editing-duration>PT19M33S</meta:editing-duration>
    <meta:editing-cycles>21</meta:editing-cycles>
    <meta:generator>LibreOffice/7.5.1.2$Linux_X86_64 LibreOffice_project/fcbaee479e84c6cd81291587d2ee68cba099e129</meta:generator>
    <meta:document-statistic meta:table-count="0" meta:image-count="1" meta:object-count="0" meta:page-count="3" meta:paragraph-count="26" meta:word-count="114" meta:character-count="139" meta:non-whitespace-character-count="138"/>
  </office:meta>
</office:document-meta>
</file>